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StarSymbol1" svg:font-family="Star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ábla8" style:family="table">
      <style:table-properties style:width="6.472cm" table:align="left"/>
    </style:style>
    <style:style style:name="Tábla8.A" style:family="table-column">
      <style:table-column-properties style:column-width="1.617cm"/>
    </style:style>
    <style:style style:name="Tábla8.D" style:family="table-column">
      <style:table-column-properties style:column-width="1.619cm"/>
    </style:style>
    <style:style style:name="Tábla8.A1" style:family="table-cell">
      <style:table-cell-properties fo:background-color="#999999" fo:padding="0.097cm" fo:border="0.002cm solid #000000">
        <style:background-image/>
      </style:table-cell-properties>
    </style:style>
    <style:style style:name="Tábla8.A2" style:family="table-cell">
      <style:table-cell-properties fo:background-color="#e6e6e6" fo:padding="0.097cm" fo:border-left="0.002cm solid #000000" fo:border-right="none" fo:border-top="none" fo:border-bottom="0.002cm solid #000000">
        <style:background-image/>
      </style:table-cell-properties>
    </style:style>
    <style:style style:name="Táb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a8.A3" style:family="table-cell">
      <style:table-cell-properties fo:background-color="transparent" fo:padding="0.097cm" fo:border-left="0.002cm solid #000000" fo:border-right="none" fo:border-top="none" fo:border-bottom="0.002cm solid #000000">
        <style:background-image/>
      </style:table-cell-properties>
    </style:style>
    <style:style style:name="Tábla8.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8.A7" style:family="table-cell">
      <style:table-cell-properties fo:padding="0.097cm" fo:border-left="0.002cm solid #000000" fo:border-right="none" fo:border-top="none" fo:border-bottom="0.002cm solid #000000"/>
    </style:style>
    <style:style style:name="Tábla8.C7" style:family="table-cell">
      <style:table-cell-properties fo:background-color="#b3b3b3" fo:padding="0.097cm" fo:border-left="0.002cm solid #000000" fo:border-right="none" fo:border-top="none" fo:border-bottom="0.002cm solid #000000">
        <style:background-image/>
      </style:table-cell-properties>
    </style:style>
    <style:style style:name="Tábla8.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1" style:family="table">
      <style:table-properties style:width="6.944cm" table:align="left"/>
    </style:style>
    <style:style style:name="Tábla1.A" style:family="table-column">
      <style:table-column-properties style:column-width="1.736cm"/>
    </style:style>
    <style:style style:name="Tábla1.D" style:family="table-column">
      <style:table-column-properties style:column-width="1.737cm"/>
    </style:style>
    <style:style style:name="Tábla1.1" style:family="table-row">
      <style:table-row-properties style:row-height="0.721cm"/>
    </style:style>
    <style:style style:name="Tábla1.A1" style:family="table-cell">
      <style:table-cell-properties fo:background-color="#b3b3b3" fo:padding="0.097cm" fo:border="0.002cm solid #000000">
        <style:background-image/>
      </style:table-cell-properties>
    </style:style>
    <style:style style:name="Tábla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1.A3" style:family="table-cell">
      <style:table-cell-properties style:vertical-align="middle" fo:padding="0.097cm" fo:border-left="0.002cm solid #000000" fo:border-right="none" fo:border-top="none" fo:border-bottom="0.002cm solid #000000"/>
    </style:style>
    <style:style style:name="Tábla1.D3" style:family="table-cell">
      <style:table-cell-properties style:vertical-align="middle" fo:padding="0.097cm" fo:border-left="0.002cm solid #000000" fo:border-right="0.002cm solid #000000" fo:border-top="none" fo:border-bottom="0.002cm solid #000000"/>
    </style:style>
    <style:style style:name="Tábla1.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B8"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ábla1.D8" style:family="table-cell">
      <style:table-cell-properties style:vertical-align="middle" fo:background-color="#999999" fo:padding="0.097cm" fo:border-left="0.002cm solid #000000" fo:border-right="0.002cm solid #000000" fo:border-top="none" fo:border-bottom="0.002cm solid #000000">
        <style:background-image/>
      </style:table-cell-properties>
    </style:style>
    <style:style style:name="Tábla3" style:family="table">
      <style:table-properties style:width="6.944cm" table:align="left"/>
    </style:style>
    <style:style style:name="Tábla3.A" style:family="table-column">
      <style:table-column-properties style:column-width="1.736cm"/>
    </style:style>
    <style:style style:name="Tábla3.D" style:family="table-column">
      <style:table-column-properties style:column-width="1.737cm"/>
    </style:style>
    <style:style style:name="Tábla3.1" style:family="table-row">
      <style:table-row-properties style:row-height="1.131cm"/>
    </style:style>
    <style:style style:name="Tábla3.A1" style:family="table-cell">
      <style:table-cell-properties fo:background-color="#b3b3b3" fo:padding="0.097cm" fo:border="0.002cm solid #000000">
        <style:background-image/>
      </style:table-cell-properties>
    </style:style>
    <style:style style:name="Tábla3.A2" style:family="table-cell">
      <style:table-cell-properties style:vertical-align="middle" fo:padding="0.097cm" fo:border-left="0.002cm solid #000000" fo:border-right="none" fo:border-top="none" fo:border-bottom="0.002cm solid #000000"/>
    </style:style>
    <style:style style:name="Tábla3.D2" style:family="table-cell">
      <style:table-cell-properties style:vertical-align="middle" fo:padding="0.097cm" fo:border-left="0.002cm solid #000000" fo:border-right="0.002cm solid #000000" fo:border-top="none" fo:border-bottom="0.002cm solid #000000"/>
    </style:style>
    <style:style style:name="Táblázat32" style:family="table">
      <style:table-properties style:width="6.322cm" fo:break-before="column" table:align="left"/>
    </style:style>
    <style:style style:name="Táblázat32.A" style:family="table-column">
      <style:table-column-properties style:column-width="1.827cm"/>
    </style:style>
    <style:style style:name="Táblázat32.B" style:family="table-column">
      <style:table-column-properties style:column-width="1.124cm"/>
    </style:style>
    <style:style style:name="Táblázat32.A1" style:family="table-cell">
      <style:table-cell-properties fo:padding="0.097cm" fo:border-left="0.002cm solid #000000" fo:border-right="none" fo:border-top="0.002cm solid #000000" fo:border-bottom="0.002cm solid #000000"/>
    </style:style>
    <style:style style:name="Táblázat32.E1" style:family="table-cell">
      <style:table-cell-properties fo:padding="0.097cm" fo:border="0.002cm solid #000000"/>
    </style:style>
    <style:style style:name="Táblázat32.A2" style:family="table-cell">
      <style:table-cell-properties fo:padding="0.097cm" fo:border-left="0.002cm solid #000000" fo:border-right="none" fo:border-top="none" fo:border-bottom="0.002cm solid #000000"/>
    </style:style>
    <style:style style:name="Táblázat32.B2" style:family="table-cell">
      <style:table-cell-properties fo:padding-left="0.101cm" fo:padding-right="0.101cm" fo:padding-top="0.101cm" fo:padding-bottom="0cm" fo:border-left="0.002cm solid #000000" fo:border-right="none" fo:border-top="none" fo:border-bottom="0.002cm solid #000000"/>
    </style:style>
    <style:style style:name="Táblázat32.E2" style:family="table-cell">
      <style:table-cell-properties fo:padding-left="0.101cm" fo:padding-right="0.101cm" fo:padding-top="0.101cm" fo:padding-bottom="0cm" fo:border-left="0.002cm solid #000000" fo:border-right="0.002cm solid #000000" fo:border-top="none" fo:border-bottom="0.002cm solid #000000"/>
    </style:style>
    <style:style style:name="Táblázat43" style:family="table">
      <style:table-properties style:width="6.322cm" fo:break-before="column" table:align="left"/>
    </style:style>
    <style:style style:name="Táblázat43.A" style:family="table-column">
      <style:table-column-properties style:column-width="1.827cm"/>
    </style:style>
    <style:style style:name="Táblázat43.B" style:family="table-column">
      <style:table-column-properties style:column-width="1.124cm"/>
    </style:style>
    <style:style style:name="Táblázat43.A1" style:family="table-cell">
      <style:table-cell-properties fo:padding="0.097cm" fo:border-left="0.002cm solid #000000" fo:border-right="none" fo:border-top="0.002cm solid #000000" fo:border-bottom="0.002cm solid #000000"/>
    </style:style>
    <style:style style:name="Táblázat43.E1" style:family="table-cell">
      <style:table-cell-properties fo:padding="0.097cm" fo:border="0.002cm solid #000000"/>
    </style:style>
    <style:style style:name="Táblázat43.A2" style:family="table-cell">
      <style:table-cell-properties fo:padding="0.097cm" fo:border-left="0.002cm solid #000000" fo:border-right="none" fo:border-top="none" fo:border-bottom="0.002cm solid #000000"/>
    </style:style>
    <style:style style:name="Táblázat43.B2" style:family="table-cell">
      <style:table-cell-properties fo:padding-left="0.101cm" fo:padding-right="0.101cm" fo:padding-top="0.101cm" fo:padding-bottom="0cm" fo:border-left="0.002cm solid #000000" fo:border-right="none" fo:border-top="none" fo:border-bottom="0.002cm solid #000000"/>
    </style:style>
    <style:style style:name="Táblázat43.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15" style:family="table">
      <style:table-properties style:width="7.772cm" style:rel-width="100%" fo:break-before="column" table:align="left"/>
    </style:style>
    <style:style style:name="Tábla15.A" style:family="table-column">
      <style:table-column-properties style:column-width="2.755cm" style:rel-column-width="1562*"/>
    </style:style>
    <style:style style:name="Tábla15.B" style:family="table-column">
      <style:table-column-properties style:column-width="1.252cm" style:rel-column-width="710*"/>
    </style:style>
    <style:style style:name="Tábla15.C" style:family="table-column">
      <style:table-column-properties style:column-width="1.254cm" style:rel-column-width="711*"/>
    </style:style>
    <style:style style:name="Tábla15.A1" style:family="table-cell">
      <style:table-cell-properties fo:padding="0.097cm" fo:border-left="0.002cm solid #000000" fo:border-right="none" fo:border-top="0.002cm solid #000000" fo:border-bottom="0.002cm solid #000000"/>
    </style:style>
    <style:style style:name="Tábla15.E1" style:family="table-cell">
      <style:table-cell-properties fo:padding="0.097cm" fo:border="0.002cm solid #000000"/>
    </style:style>
    <style:style style:name="Tábla15.A2" style:family="table-cell">
      <style:table-cell-properties fo:padding="0.097cm" fo:border-left="0.002cm solid #000000" fo:border-right="none" fo:border-top="none" fo:border-bottom="0.002cm solid #000000"/>
    </style:style>
    <style:style style:name="Tábla15.B2" style:family="table-cell">
      <style:table-cell-properties fo:padding-left="0.101cm" fo:padding-right="0.101cm" fo:padding-top="0.101cm" fo:padding-bottom="0cm" fo:border-left="0.002cm solid #000000" fo:border-right="none" fo:border-top="none" fo:border-bottom="0.002cm solid #000000"/>
    </style:style>
    <style:style style:name="Tábla15.E2" style:family="table-cell">
      <style:table-cell-properties fo:padding-left="0.101cm" fo:padding-right="0.101cm" fo:padding-top="0.101cm" fo:padding-bottom="0cm" fo:border-left="0.002cm solid #000000" fo:border-right="0.002cm solid #000000" fo:border-top="none" fo:border-bottom="0.002cm solid #000000"/>
    </style:style>
    <style:style style:name="Tábla5" style:family="table">
      <style:table-properties style:width="6.944cm" table:align="left"/>
    </style:style>
    <style:style style:name="Tábla5.A" style:family="table-column">
      <style:table-column-properties style:column-width="1.736cm"/>
    </style:style>
    <style:style style:name="Tábla5.D" style:family="table-column">
      <style:table-column-properties style:column-width="1.737cm"/>
    </style:style>
    <style:style style:name="Tábla5.1" style:family="table-row">
      <style:table-row-properties style:row-height="0.866cm"/>
    </style:style>
    <style:style style:name="Tábla5.A1" style:family="table-cell">
      <style:table-cell-properties fo:background-color="#b3b3b3" fo:padding="0.097cm" fo:border="0.002cm solid #000000">
        <style:background-image/>
      </style:table-cell-properties>
    </style:style>
    <style:style style:name="Tábla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a5.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a5.A3" style:family="table-cell">
      <style:table-cell-properties style:vertical-align="middle" fo:padding="0.097cm" fo:border-left="0.002cm solid #000000" fo:border-right="none" fo:border-top="none" fo:border-bottom="0.002cm solid #000000"/>
    </style:style>
    <style:style style:name="Tábla5.D3" style:family="table-cell">
      <style:table-cell-properties style:vertical-align="middle" fo:padding="0.097cm" fo:border-left="0.002cm solid #000000" fo:border-right="0.002cm solid #000000" fo:border-top="none" fo:border-bottom="0.002cm solid #000000"/>
    </style:style>
    <style:style style:name="Tábla5.D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5.B7" style:family="table-cell">
      <style:table-cell-properties style:vertical-align="middle" fo:background-color="#666666" fo:padding="0.097cm" fo:border-left="0.002cm solid #000000" fo:border-right="none" fo:border-top="none" fo:border-bottom="0.002cm solid #000000">
        <style:background-image/>
      </style:table-cell-properties>
    </style:style>
    <style:style style:name="Tábla5.D7" style:family="table-cell">
      <style:table-cell-properties style:vertical-align="middle" fo:background-color="#666666" fo:padding="0.097cm" fo:border-left="0.002cm solid #000000" fo:border-right="0.002cm solid #000000" fo:border-top="none" fo:border-bottom="0.002cm solid #000000">
        <style:background-image/>
      </style:table-cell-properties>
    </style:style>
    <style:style style:name="Tábla7" style:family="table">
      <style:table-properties style:width="6.944cm" table:align="left"/>
    </style:style>
    <style:style style:name="Tábla7.A" style:family="table-column">
      <style:table-column-properties style:column-width="1.736cm"/>
    </style:style>
    <style:style style:name="Tábla7.D" style:family="table-column">
      <style:table-column-properties style:column-width="1.737cm"/>
    </style:style>
    <style:style style:name="Tábla7.1" style:family="table-row">
      <style:table-row-properties style:row-height="1.226cm"/>
    </style:style>
    <style:style style:name="Tábla7.A1" style:family="table-cell">
      <style:table-cell-properties fo:background-color="#b3b3b3" fo:padding="0.097cm" fo:border="0.002cm solid #000000">
        <style:background-image/>
      </style:table-cell-properties>
    </style:style>
    <style:style style:name="Tábla7.A2" style:family="table-cell">
      <style:table-cell-properties style:vertical-align="middle" fo:padding="0.097cm" fo:border-left="0.002cm solid #000000" fo:border-right="none" fo:border-top="none" fo:border-bottom="0.002cm solid #000000"/>
    </style:style>
    <style:style style:name="Tábla7.D2" style:family="table-cell">
      <style:table-cell-properties style:vertical-align="middle" fo:padding="0.097cm" fo:border-left="0.002cm solid #000000" fo:border-right="0.002cm solid #000000" fo:border-top="none" fo:border-bottom="0.002cm solid #000000"/>
    </style:style>
    <style:style style:name="Táblázat20" style:family="table">
      <style:table-properties style:width="16.722cm" style:rel-width="100%" table:align="center"/>
    </style:style>
    <style:style style:name="Táblázat20.A" style:family="table-column">
      <style:table-column-properties style:column-width="16.722cm" style:rel-column-width="9637*"/>
    </style:style>
    <style:style style:name="Táblázat20.A1" style:family="table-cell">
      <style:table-cell-properties fo:padding="0.097cm" fo:border="0.002cm solid #000000"/>
    </style:style>
    <style:style style:name="Táblázat21" style:family="table">
      <style:table-properties style:width="8.361cm" style:rel-width="50%" table:align="center"/>
    </style:style>
    <style:style style:name="Táblázat21.A" style:family="table-column">
      <style:table-column-properties style:column-width="8.361cm" style:rel-column-width="4819*"/>
    </style:style>
    <style:style style:name="Táblázat21.A1" style:family="table-cell">
      <style:table-cell-properties fo:padding="0.097cm" fo:border="0.002cm solid #000000"/>
    </style:style>
    <style:style style:name="Táblázat29" style:family="table">
      <style:table-properties style:width="8.585cm" table:align="left"/>
    </style:style>
    <style:style style:name="Táblázat29.A" style:family="table-column">
      <style:table-column-properties style:column-width="3.043cm"/>
    </style:style>
    <style:style style:name="Táblázat29.B" style:family="table-column">
      <style:table-column-properties style:column-width="5.542cm"/>
    </style:style>
    <style:style style:name="Táblázat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29.B1" style:family="table-cell">
      <style:table-cell-properties fo:background-color="#e6e6e6" fo:padding="0.097cm" fo:border="0.002cm solid #000000">
        <style:background-image/>
      </style:table-cell-properties>
    </style:style>
    <style:style style:name="Táblázat29.A2" style:family="table-cell">
      <style:table-cell-properties fo:padding="0.097cm" fo:border-left="0.002cm solid #000000" fo:border-right="none" fo:border-top="none" fo:border-bottom="0.002cm solid #000000"/>
    </style:style>
    <style:style style:name="Táblázat29.B2" style:family="table-cell">
      <style:table-cell-properties fo:padding="0.097cm" fo:border-left="0.002cm solid #000000" fo:border-right="0.002cm solid #000000" fo:border-top="none" fo:border-bottom="0.002cm solid #000000"/>
    </style:style>
    <style:style style:name="Táblázat34" style:family="table">
      <style:table-properties style:width="13.13cm" table:align="left"/>
    </style:style>
    <style:style style:name="Táblázat34.A" style:family="table-column">
      <style:table-column-properties style:column-width="2.621cm"/>
    </style:style>
    <style:style style:name="Táblázat34.B" style:family="table-column">
      <style:table-column-properties style:column-width="3.875cm"/>
    </style:style>
    <style:style style:name="Táblázat34.C" style:family="table-column">
      <style:table-column-properties style:column-width="1.658cm"/>
    </style:style>
    <style:style style:name="Táblázat34.F" style:family="table-column">
      <style:table-column-properties style:column-width="1.66cm"/>
    </style:style>
    <style:style style:name="Táblázat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lázat34.F1" style:family="table-cell">
      <style:table-cell-properties fo:background-color="#e6e6e6" fo:padding="0.097cm" fo:border="0.002cm solid #000000">
        <style:background-image/>
      </style:table-cell-properties>
    </style:style>
    <style:style style:name="Táblázat34.A2" style:family="table-cell">
      <style:table-cell-properties fo:padding="0.097cm" fo:border-left="0.002cm solid #000000" fo:border-right="none" fo:border-top="none" fo:border-bottom="0.002cm solid #000000"/>
    </style:style>
    <style:style style:name="Táblázat34.F2" style:family="table-cell">
      <style:table-cell-properties fo:padding="0.097cm" fo:border-left="0.002cm solid #000000" fo:border-right="0.002cm solid #000000" fo:border-top="none" fo:border-bottom="0.002cm solid #000000"/>
    </style:style>
    <style:style style:name="Táblázat5" style:family="table">
      <style:table-properties style:width="16.383cm" table:align="left" style:may-break-between-rows="false"/>
    </style:style>
    <style:style style:name="Táblázat5.A" style:family="table-column">
      <style:table-column-properties style:column-width="3.739cm"/>
    </style:style>
    <style:style style:name="Táblázat5.B" style:family="table-column">
      <style:table-column-properties style:column-width="12.644cm"/>
    </style:style>
    <style:style style:name="Táblázat5.A1" style:family="table-cell">
      <style:table-cell-properties fo:padding="0.097cm" fo:border="0.002cm solid #000000"/>
    </style:style>
    <style:style style:name="Táblázat5.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áblázat5.B2" style:family="table-cell">
      <style:table-cell-properties fo:background-color="transparent" fo:padding="0.097cm" fo:border="0.002cm solid #000000">
        <style:background-image/>
      </style:table-cell-properties>
    </style:style>
    <style:style style:name="Táblázat5.A3" style:family="table-cell">
      <style:table-cell-properties style:vertical-align="middle" fo:padding="0.097cm" fo:border-left="0.002cm solid #000000" fo:border-right="none" fo:border-top="none" fo:border-bottom="0.002cm solid #000000"/>
    </style:style>
    <style:style style:name="Táblázat5.B3" style:family="table-cell">
      <style:table-cell-properties fo:padding="0.097cm" fo:border-left="0.002cm solid #000000" fo:border-right="0.002cm solid #000000" fo:border-top="none" fo:border-bottom="0.002cm solid #000000"/>
    </style:style>
    <style:style style:name="Táblázat5.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9" style:family="table" style:master-page-name="">
      <style:table-properties style:width="16.383cm" style:page-number="0" table:align="left" style:may-break-between-rows="false"/>
    </style:style>
    <style:style style:name="Táblázat9.A" style:family="table-column">
      <style:table-column-properties style:column-width="3.739cm"/>
    </style:style>
    <style:style style:name="Táblázat9.B" style:family="table-column">
      <style:table-column-properties style:column-width="12.644cm"/>
    </style:style>
    <style:style style:name="Táblázat9.A1" style:family="table-cell">
      <style:table-cell-properties fo:padding="0.097cm" fo:border="0.002cm solid #000000"/>
    </style:style>
    <style:style style:name="Táblázat9.A2" style:family="table-cell">
      <style:table-cell-properties style:vertical-align="middle" fo:padding="0.097cm" fo:border-left="0.002cm solid #000000" fo:border-right="none" fo:border-top="0.002cm solid #000000" fo:border-bottom="0.002cm solid #000000"/>
    </style:style>
    <style:style style:name="Táblázat9.A3" style:family="table-cell">
      <style:table-cell-properties style:vertical-align="middle" fo:padding="0.097cm" fo:border-left="0.002cm solid #000000" fo:border-right="none" fo:border-top="none" fo:border-bottom="0.002cm solid #000000"/>
    </style:style>
    <style:style style:name="Táblázat9.B3" style:family="table-cell">
      <style:table-cell-properties fo:padding="0.097cm" fo:border-left="0.002cm solid #000000" fo:border-right="0.002cm solid #000000" fo:border-top="none" fo:border-bottom="0.002cm solid #000000"/>
    </style:style>
    <style:style style:name="Táblázat9.A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9.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15.637cm" table:align="left" style:may-break-between-rows="false"/>
    </style:style>
    <style:style style:name="Táblázat10.A" style:family="table-column">
      <style:table-column-properties style:column-width="3.739cm"/>
    </style:style>
    <style:style style:name="Táblázat10.B" style:family="table-column">
      <style:table-column-properties style:column-width="11.897cm"/>
    </style:style>
    <style:style style:name="Táblázat10.A1" style:family="table-cell">
      <style:table-cell-properties fo:padding="0.097cm" fo:border="0.002cm solid #000000"/>
    </style:style>
    <style:style style:name="Táblázat1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0.B2" style:family="table-cell">
      <style:table-cell-properties fo:padding="0.097cm" fo:border-left="0.002cm solid #000000" fo:border-right="0.002cm solid #000000" fo:border-top="none" fo:border-bottom="0.002cm solid #000000"/>
    </style:style>
    <style:style style:name="Táblázat10.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10.A4" style:family="table-cell">
      <style:table-cell-properties style:vertical-align="middle" fo:padding="0.097cm" fo:border-left="0.002cm solid #000000" fo:border-right="none" fo:border-top="none" fo:border-bottom="0.002cm solid #000000"/>
    </style:style>
    <style:style style:name="Támadó_5f_CÉ" style:display-name="Támadó_CÉ" style:family="table">
      <style:table-properties style:width="16.235cm" table:align="left" style:may-break-between-rows="false"/>
    </style:style>
    <style:style style:name="Támadó_5f_CÉ.A" style:display-name="Támadó_CÉ.A" style:family="table-column">
      <style:table-column-properties style:column-width="3.971cm"/>
    </style:style>
    <style:style style:name="Támadó_5f_CÉ.B" style:display-name="Támadó_CÉ.B" style:family="table-column">
      <style:table-column-properties style:column-width="12.264cm"/>
    </style:style>
    <style:style style:name="Támadó_5f_CÉ.A1" style:display-name="Támadó_CÉ.A1" style:family="table-cell">
      <style:table-cell-properties fo:padding="0.097cm" fo:border="0.002cm solid #000000"/>
    </style:style>
    <style:style style:name="Támadó_5f_CÉ.A2" style:display-name="Támadó_CÉ.A2" style:family="table-cell">
      <style:table-cell-properties fo:background-color="#e6e6e6" fo:padding="0.097cm" fo:border-left="0.002cm solid #000000" fo:border-right="none" fo:border-top="none" fo:border-bottom="0.002cm solid #000000">
        <style:background-image/>
      </style:table-cell-properties>
    </style:style>
    <style:style style:name="Támadó_5f_CÉ.B2" style:display-name="Támadó_CÉ.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madó_5f_CÉ.A3" style:display-name="Támadó_CÉ.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madó_5f_CÉ.B3" style:display-name="Támadó_CÉ.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madó_5f_CÉ.A4" style:display-name="Támadó_CÉ.A4" style:family="table-cell">
      <style:table-cell-properties style:vertical-align="middle" fo:padding="0.097cm" fo:border-left="0.002cm solid #000000" fo:border-right="none" fo:border-top="none" fo:border-bottom="0.002cm solid #000000"/>
    </style:style>
    <style:style style:name="Támadó_5f_CÉ.B4" style:display-name="Támadó_CÉ.B4" style:family="table-cell">
      <style:table-cell-properties style:vertical-align="middle" fo:padding="0.097cm" fo:border-left="0.002cm solid #000000" fo:border-right="0.002cm solid #000000" fo:border-top="none" fo:border-bottom="0.002cm solid #000000"/>
    </style:style>
    <style:style style:name="Táblázat3" style:family="table">
      <style:table-properties style:width="11.705cm" style:rel-width="70%" table:align="center"/>
    </style:style>
    <style:style style:name="Táblázat3.A" style:family="table-column">
      <style:table-column-properties style:column-width="11.705cm" style:rel-column-width="6636*"/>
    </style:style>
    <style:style style:name="Táblázat3.A1" style:family="table-cell">
      <style:table-cell-properties fo:padding="0.097cm" fo:border="0.002cm solid #000000"/>
    </style:style>
    <style:style style:name="Táblázat61" style:family="table">
      <style:table-properties style:width="11.705cm" fo:margin-left="2.508cm" fo:margin-right="2.508cm" table:align="margins"/>
    </style:style>
    <style:style style:name="Táblázat61.A" style:family="table-column">
      <style:table-column-properties style:column-width="11.705cm" style:rel-column-width="65535*"/>
    </style:style>
    <style:style style:name="Táblázat61.A1" style:family="table-cell">
      <style:table-cell-properties fo:padding="0.097cm" fo:border="0.002cm solid #000000"/>
    </style:style>
    <style:style style:name="Táblázat4" style:family="table">
      <style:table-properties style:width="17.223cm" fo:margin-left="0cm" fo:margin-right="-0.501cm" table:align="margins"/>
    </style:style>
    <style:style style:name="Táblázat4.A" style:family="table-column">
      <style:table-column-properties style:column-width="3.778cm" style:rel-column-width="14378*"/>
    </style:style>
    <style:style style:name="Táblázat4.B" style:family="table-column">
      <style:table-column-properties style:column-width="13.444cm" style:rel-column-width="51157*"/>
    </style:style>
    <style:style style:name="Táblázat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B1" style:family="table-cell">
      <style:table-cell-properties style:vertical-align="middle" fo:background-color="#cccccc" fo:padding="0.097cm" fo:border="0.002cm solid #000000">
        <style:background-image/>
      </style:table-cell-properties>
    </style:style>
    <style:style style:name="Táblázat4.A2" style:family="table-cell">
      <style:table-cell-properties style:vertical-align="middle" fo:padding="0cm" fo:border-left="0.002cm solid #000000" fo:border-right="none" fo:border-top="none" fo:border-bottom="0.002cm solid #000000"/>
    </style:style>
    <style:style style:name="Táblázat4.B2" style:family="table-cell">
      <style:table-cell-properties style:vertical-align="middle" fo:padding="0cm" fo:border-left="0.002cm solid #000000" fo:border-right="0.002cm solid #000000" fo:border-top="none" fo:border-bottom="0.002cm solid #000000"/>
    </style:style>
    <style:style style:name="Táblázat7" style:family="table">
      <style:table-properties style:width="10.465cm" table:align="left"/>
    </style:style>
    <style:style style:name="Táblázat7.A" style:family="table-column">
      <style:table-column-properties style:column-width="4.544cm"/>
    </style:style>
    <style:style style:name="Táblázat7.B" style:family="table-column">
      <style:table-column-properties style:column-width="5.921cm"/>
    </style:style>
    <style:style style:name="Táblázat7.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7.B1" style:family="table-cell">
      <style:table-cell-properties style:vertical-align="middle" fo:background-color="#e6e6e6" fo:padding="0cm" fo:border="0.002cm solid #000000">
        <style:background-image/>
      </style:table-cell-properties>
    </style:style>
    <style:style style:name="Táblázat7.A2" style:family="table-cell">
      <style:table-cell-properties style:vertical-align="middle" fo:padding="0cm" fo:border-left="0.002cm solid #000000" fo:border-right="none" fo:border-top="none" fo:border-bottom="0.002cm solid #000000"/>
    </style:style>
    <style:style style:name="Táblázat7.B2" style:family="table-cell">
      <style:table-cell-properties style:vertical-align="middle" fo:padding="0cm" fo:border-left="0.002cm solid #000000" fo:border-right="0.002cm solid #000000" fo:border-top="none" fo:border-bottom="0.002cm solid #000000"/>
    </style:style>
    <style:style style:name="Táblázat33" style:family="table">
      <style:table-properties style:width="14.621cm" table:align="left"/>
    </style:style>
    <style:style style:name="Táblázat33.A" style:family="table-column">
      <style:table-column-properties style:column-width="14.621cm"/>
    </style:style>
    <style:style style:name="Táblázat33.A1" style:family="table-cell">
      <style:table-cell-properties style:vertical-align="middle" fo:background-color="#cccccc" fo:padding="0cm" fo:border="0.002cm solid #000000">
        <style:background-image/>
      </style:table-cell-properties>
    </style:style>
    <style:style style:name="Táblázat33.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66" style:family="table">
      <style:table-properties style:width="10.465cm" table:align="left"/>
    </style:style>
    <style:style style:name="Táblázat66.A" style:family="table-column">
      <style:table-column-properties style:column-width="4.544cm"/>
    </style:style>
    <style:style style:name="Táblázat66.B" style:family="table-column">
      <style:table-column-properties style:column-width="5.921cm"/>
    </style:style>
    <style:style style:name="Táblázat66.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66.B1" style:family="table-cell">
      <style:table-cell-properties style:vertical-align="middle" fo:background-color="#e6e6e6" fo:padding="0cm" fo:border="0.002cm solid #000000">
        <style:background-image/>
      </style:table-cell-properties>
    </style:style>
    <style:style style:name="Táblázat66.A2" style:family="table-cell">
      <style:table-cell-properties style:vertical-align="middle" fo:padding="0cm" fo:border-left="0.002cm solid #000000" fo:border-right="none" fo:border-top="none" fo:border-bottom="0.002cm solid #000000"/>
    </style:style>
    <style:style style:name="Táblázat66.B2" style:family="table-cell">
      <style:table-cell-properties style:vertical-align="middle" fo:padding="0cm" fo:border-left="0.002cm solid #000000" fo:border-right="0.002cm solid #000000" fo:border-top="none" fo:border-bottom="0.002cm solid #000000"/>
    </style:style>
    <style:style style:name="Táblázat8" style:family="table">
      <style:table-properties style:width="11.705cm" style:rel-width="70%" table:align="center"/>
    </style:style>
    <style:style style:name="Táblázat8.A" style:family="table-column">
      <style:table-column-properties style:column-width="11.705cm" style:rel-column-width="6745*"/>
    </style:style>
    <style:style style:name="Táblázat8.A1" style:family="table-cell">
      <style:table-cell-properties fo:padding="0.097cm" fo:border="0.088cm solid #000000"/>
    </style:style>
    <style:style style:name="Táblázat19" style:family="table">
      <style:table-properties style:width="16.692cm" table:align="left"/>
    </style:style>
    <style:style style:name="Táblázat19.A" style:family="table-column">
      <style:table-column-properties style:column-width="3.605cm"/>
    </style:style>
    <style:style style:name="Táblázat19.B" style:family="table-column">
      <style:table-column-properties style:column-width="13.086cm"/>
    </style:style>
    <style:style style:name="Táblázat19.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9.B1" style:family="table-cell">
      <style:table-cell-properties style:vertical-align="middle" fo:background-color="#cccccc" fo:padding="0.097cm" fo:border="0.002cm solid #000000">
        <style:background-image/>
      </style:table-cell-properties>
    </style:style>
    <style:style style:name="Táblázat19.A2" style:family="table-cell">
      <style:table-cell-properties style:vertical-align="middle" fo:padding="0.097cm" fo:border-left="0.002cm solid #000000" fo:border-right="none" fo:border-top="none" fo:border-bottom="0.002cm solid #000000"/>
    </style:style>
    <style:style style:name="Táblázat19.B2" style:family="table-cell">
      <style:table-cell-properties style:vertical-align="middle" fo:padding="0.097cm" fo:border-left="0.002cm solid #000000" fo:border-right="0.002cm solid #000000" fo:border-top="none" fo:border-bottom="0.002cm solid #000000"/>
    </style:style>
    <style:style style:name="Táblázat49" style:family="table">
      <style:table-properties style:width="7.061cm" table:align="margins" style:may-break-between-rows="false"/>
    </style:style>
    <style:style style:name="Táblázat49.A" style:family="table-column">
      <style:table-column-properties style:column-width="2.353cm" style:rel-column-width="21844*"/>
    </style:style>
    <style:style style:name="Táblázat49.B" style:family="table-column">
      <style:table-column-properties style:column-width="2.353cm" style:rel-column-width="21846*"/>
    </style:style>
    <style:style style:name="Táblázat49.C" style:family="table-column">
      <style:table-column-properties style:column-width="2.353cm" style:rel-column-width="21845*"/>
    </style:style>
    <style:style style:name="Táblázat49.A1" style:family="table-cell">
      <style:table-cell-properties style:vertical-align="middle" fo:padding-left="0cm" fo:padding-right="0cm" fo:padding-top="0.03cm" fo:padding-bottom="0.03cm" fo:border-left="0.002cm solid #000000" fo:border-right="none" fo:border-top="0.002cm solid #000000" fo:border-bottom="0.002cm solid #000000"/>
    </style:style>
    <style:style style:name="Táblázat49.C1" style:family="table-cell">
      <style:table-cell-properties style:vertical-align="middle" fo:padding-left="0cm" fo:padding-right="0cm" fo:padding-top="0.03cm" fo:padding-bottom="0.03cm" fo:border="0.002cm solid #000000"/>
    </style:style>
    <style:style style:name="Táblázat49.A2" style:family="table-cell">
      <style:table-cell-properties fo:padding-left="0cm" fo:padding-right="0cm" fo:padding-top="0.03cm" fo:padding-bottom="0.03cm" fo:border-left="0.002cm solid #000000" fo:border-right="none" fo:border-top="none" fo:border-bottom="0.002cm solid #000000"/>
    </style:style>
    <style:style style:name="Táblázat49.C2" style:family="table-cell">
      <style:table-cell-properties fo:padding-left="0cm" fo:padding-right="0cm" fo:padding-top="0.03cm" fo:padding-bottom="0.03cm" fo:border-left="0.002cm solid #000000" fo:border-right="0.002cm solid #000000" fo:border-top="none" fo:border-bottom="0.002cm solid #000000"/>
    </style:style>
    <style:style style:name="Táblázat14" style:family="table">
      <style:table-properties style:width="11.705cm" style:rel-width="70%" table:align="center"/>
    </style:style>
    <style:style style:name="Táblázat14.A" style:family="table-column">
      <style:table-column-properties style:column-width="11.705cm" style:rel-column-width="6745*"/>
    </style:style>
    <style:style style:name="Táblázat14.A1" style:family="table-cell">
      <style:table-cell-properties fo:padding="0.097cm" fo:border="0.088cm solid #000000"/>
    </style:style>
    <style:style style:name="Táblázat38" style:family="table">
      <style:table-properties style:width="14.621cm" table:align="left"/>
    </style:style>
    <style:style style:name="Táblázat38.A" style:family="table-column">
      <style:table-column-properties style:column-width="14.621cm"/>
    </style:style>
    <style:style style:name="Táblázat38.A1" style:family="table-cell">
      <style:table-cell-properties style:vertical-align="middle" fo:background-color="#cccccc" fo:padding="0cm" fo:border="0.002cm solid #000000">
        <style:background-image/>
      </style:table-cell-properties>
    </style:style>
    <style:style style:name="Táblázat38.A2"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 style:family="table">
      <style:table-properties style:width="16.722cm" table:align="margins"/>
    </style:style>
    <style:style style:name="Táblázat1.A" style:family="table-column">
      <style:table-column-properties style:column-width="3.558cm" style:rel-column-width="13946*"/>
    </style:style>
    <style:style style:name="Táblázat1.B" style:family="table-column">
      <style:table-column-properties style:column-width="3.852cm" style:rel-column-width="15101*"/>
    </style:style>
    <style:style style:name="Táblázat1.C" style:family="table-column">
      <style:table-column-properties style:column-width="9.31cm" style:rel-column-width="36488*"/>
    </style:style>
    <style:style style:name="Táblázat1.1" style:family="table-row">
      <style:table-row-properties style:keep-together="false" fo:keep-together="always"/>
    </style:style>
    <style:style style:name="Táblázat1.A1" style:family="table-cell">
      <style:table-cell-properties fo:padding="0.097cm" fo:border-left="0.002cm solid #000000" fo:border-right="none" fo:border-top="0.002cm solid #000000" fo:border-bottom="0.002cm solid #000000"/>
    </style:style>
    <style:style style:name="Táblázat1.C1" style:family="table-cell">
      <style:table-cell-properties fo:padding="0.097cm" fo:border="0.002cm solid #000000"/>
    </style:style>
    <style:style style:name="Táblázat1.A2" style:family="table-cell">
      <style:table-cell-properties style:vertical-align="middle" fo:padding="0.097cm" fo:border-left="0.002cm solid #000000" fo:border-right="none" fo:border-top="none" fo:border-bottom="0.002cm solid #000000"/>
    </style:style>
    <style:style style:name="Táblázat1.C2" style:family="table-cell">
      <style:table-cell-properties style:vertical-align="middle" fo:padding="0.097cm" fo:border-left="0.002cm solid #000000" fo:border-right="0.002cm solid #000000" fo:border-top="none" fo:border-bottom="0.002cm solid #000000"/>
    </style:style>
    <style:style style:name="Táblázat1.B19"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C19"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9" style:family="table">
      <style:table-properties style:width="9.114cm" table:align="margins"/>
    </style:style>
    <style:style style:name="Táblázat39.A" style:family="table-column">
      <style:table-column-properties style:column-width="4.556cm" style:rel-column-width="32767*"/>
    </style:style>
    <style:style style:name="Táblázat39.B" style:family="table-column">
      <style:table-column-properties style:column-width="4.558cm" style:rel-column-width="32768*"/>
    </style:style>
    <style:style style:name="Táblázat39.A1" style:family="table-cell">
      <style:table-cell-properties fo:padding="0cm" fo:border-left="0.002cm solid #000000" fo:border-right="none" fo:border-top="0.002cm solid #000000" fo:border-bottom="0.002cm solid #000000"/>
    </style:style>
    <style:style style:name="Táblázat39.B1" style:family="table-cell">
      <style:table-cell-properties fo:padding="0cm" fo:border="0.002cm solid #000000"/>
    </style:style>
    <style:style style:name="Táblázat39.A2" style:family="table-cell">
      <style:table-cell-properties style:vertical-align="middle" fo:padding="0cm" fo:border-left="0.002cm solid #000000" fo:border-right="none" fo:border-top="none" fo:border-bottom="0.002cm solid #000000"/>
    </style:style>
    <style:style style:name="Táblázat39.B2" style:family="table-cell">
      <style:table-cell-properties style:vertical-align="middle" fo:padding="0cm" fo:border-left="0.002cm solid #000000" fo:border-right="0.002cm solid #000000" fo:border-top="none" fo:border-bottom="0.002cm solid #000000"/>
    </style:style>
    <style:style style:name="Táblázat27" style:family="table">
      <style:table-properties style:width="10.869cm" style:rel-width="65%" table:align="center"/>
    </style:style>
    <style:style style:name="Táblázat27.A" style:family="table-column">
      <style:table-column-properties style:column-width="10.869cm" style:rel-column-width="6361*"/>
    </style:style>
    <style:style style:name="Táblázat27.A1" style:family="table-cell">
      <style:table-cell-properties fo:padding="0.097cm" fo:border="0.002cm solid #000000"/>
    </style:style>
    <style:style style:name="Táblázat70" style:family="table">
      <style:table-properties style:width="6.736cm" table:align="left"/>
    </style:style>
    <style:style style:name="Táblázat70.A" style:family="table-column">
      <style:table-column-properties style:column-width="5.129cm"/>
    </style:style>
    <style:style style:name="Táblázat70.B" style:family="table-column">
      <style:table-column-properties style:column-width="1.607cm"/>
    </style:style>
    <style:style style:name="Táblázat70.A1" style:family="table-cell">
      <style:table-cell-properties fo:padding="0.049cm" fo:border-left="0.002cm solid #000000" fo:border-right="none" fo:border-top="0.002cm solid #000000" fo:border-bottom="0.002cm solid #000000"/>
    </style:style>
    <style:style style:name="Táblázat70.B1" style:family="table-cell">
      <style:table-cell-properties fo:padding="0.049cm" fo:border="0.002cm solid #000000"/>
    </style:style>
    <style:style style:name="Táblázat70.A2" style:family="table-cell">
      <style:table-cell-properties fo:padding="0.049cm" fo:border-left="0.002cm solid #000000" fo:border-right="none" fo:border-top="none" fo:border-bottom="0.002cm solid #000000"/>
    </style:style>
    <style:style style:name="Táblázat70.B2" style:family="table-cell">
      <style:table-cell-properties fo:padding="0.049cm" fo:border-left="0.002cm solid #000000" fo:border-right="0.002cm solid #000000" fo:border-top="none" fo:border-bottom="0.002cm solid #000000"/>
    </style:style>
    <style:style style:name="Táblázat70.8" style:family="table-row">
      <style:table-row-properties style:min-row-height="0.489cm"/>
    </style:style>
    <style:style style:name="Táblázat71" style:family="table">
      <style:table-properties style:width="6.736cm" fo:break-before="column" table:align="left"/>
    </style:style>
    <style:style style:name="Táblázat71.A" style:family="table-column">
      <style:table-column-properties style:column-width="5.129cm"/>
    </style:style>
    <style:style style:name="Táblázat71.B" style:family="table-column">
      <style:table-column-properties style:column-width="1.607cm"/>
    </style:style>
    <style:style style:name="Táblázat71.A1" style:family="table-cell">
      <style:table-cell-properties fo:padding="0.049cm" fo:border-left="0.002cm solid #000000" fo:border-right="none" fo:border-top="0.002cm solid #000000" fo:border-bottom="0.002cm solid #000000"/>
    </style:style>
    <style:style style:name="Táblázat71.B1" style:family="table-cell">
      <style:table-cell-properties fo:padding="0.049cm" fo:border="0.002cm solid #000000"/>
    </style:style>
    <style:style style:name="Táblázat71.A2" style:family="table-cell">
      <style:table-cell-properties fo:background-color="transparent" fo:padding="0.049cm" fo:border-left="0.002cm solid #000000" fo:border-right="none" fo:border-top="none" fo:border-bottom="0.002cm solid #000000">
        <style:background-image/>
      </style:table-cell-properties>
    </style:style>
    <style:style style:name="Táblázat71.B2" style:family="table-cell">
      <style:table-cell-properties fo:background-color="transparent" fo:padding="0.049cm" fo:border-left="0.002cm solid #000000" fo:border-right="0.002cm solid #000000" fo:border-top="none" fo:border-bottom="0.002cm solid #000000">
        <style:background-image/>
      </style:table-cell-properties>
    </style:style>
    <style:style style:name="Táblázat71.8" style:family="table-row">
      <style:table-row-properties style:min-row-height="0.489cm"/>
    </style:style>
    <style:style style:name="Táblázat2" style:family="table">
      <style:table-properties style:width="17.681cm" fo:margin-left="-0.402cm" fo:margin-right="-0.557cm" table:align="margins" style:may-break-between-rows="false"/>
    </style:style>
    <style:style style:name="Táblázat2.A" style:family="table-column">
      <style:table-column-properties style:column-width="3.263cm" style:rel-column-width="12094*"/>
    </style:style>
    <style:style style:name="Táblázat2.B" style:family="table-column">
      <style:table-column-properties style:column-width="6.946cm" style:rel-column-width="25745*"/>
    </style:style>
    <style:style style:name="Táblázat2.C" style:family="table-column">
      <style:table-column-properties style:column-width="1.94cm" style:rel-column-width="7191*"/>
    </style:style>
    <style:style style:name="Táblázat2.D" style:family="table-column">
      <style:table-column-properties style:column-width="5.532cm" style:rel-column-width="20505*"/>
    </style:style>
    <style:style style:name="Táblázat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D1" style:family="table-cell">
      <style:table-cell-properties style:vertical-align="middle" fo:background-color="#cccccc" fo:padding="0.097cm" fo:border="0.002cm solid #000000">
        <style:background-image/>
      </style:table-cell-properties>
    </style:style>
    <style:style style:name="Táblázat2.A2" style:family="table-cell">
      <style:table-cell-properties style:vertical-align="middle" fo:padding="0.097cm" fo:border-left="0.002cm solid #000000" fo:border-right="none" fo:border-top="none" fo:border-bottom="0.002cm solid #000000"/>
    </style:style>
    <style:style style:name="Táblázat2.D2" style:family="table-cell">
      <style:table-cell-properties style:vertical-align="middle" fo:padding="0.097cm" fo:border-left="0.002cm solid #000000" fo:border-right="0.002cm solid #000000" fo:border-top="none" fo:border-bottom="0.002cm solid #000000"/>
    </style:style>
    <style:style style:name="Táblázat24" style:family="table">
      <style:table-properties style:width="8.137cm" fo:margin-left="0cm" fo:margin-right="0.023cm" table:align="margins" style:may-break-between-rows="false"/>
    </style:style>
    <style:style style:name="Táblázat24.A" style:family="table-column">
      <style:table-column-properties style:column-width="3.198cm" style:rel-column-width="25756*"/>
    </style:style>
    <style:style style:name="Táblázat24.B" style:family="table-column">
      <style:table-column-properties style:column-width="4.939cm" style:rel-column-width="39779*"/>
    </style:style>
    <style:style style:name="Táblázat24.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24.B1" style:family="table-cell">
      <style:table-cell-properties style:vertical-align="middle" fo:background-color="#cccccc" fo:padding="0.097cm" fo:border="0.002cm solid #000000">
        <style:background-image/>
      </style:table-cell-properties>
    </style:style>
    <style:style style:name="Táblázat24.A2" style:family="table-cell" style:data-style-name="N100">
      <style:table-cell-properties style:vertical-align="middle" fo:padding="0.097cm" fo:border-left="0.002cm solid #000000" fo:border-right="none" fo:border-top="none" fo:border-bottom="0.002cm solid #000000"/>
    </style:style>
    <style:style style:name="Táblázat24.B2" style:family="table-cell" style:data-style-name="N100">
      <style:table-cell-properties style:vertical-align="middle" fo:padding="0.097cm" fo:border-left="0.002cm solid #000000" fo:border-right="0.002cm solid #000000" fo:border-top="none" fo:border-bottom="0.002cm solid #000000"/>
    </style:style>
    <style:style style:name="Táblázat24.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24.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41" style:family="table">
      <style:table-properties style:width="8.664cm" fo:margin-left="0cm" fo:margin-right="0cm" table:align="margins" style:may-break-between-rows="false"/>
    </style:style>
    <style:style style:name="Táblázat41.A" style:family="table-column">
      <style:table-column-properties style:column-width="3.131cm" style:rel-column-width="23681*"/>
    </style:style>
    <style:style style:name="Táblázat41.B" style:family="table-column">
      <style:table-column-properties style:column-width="5.533cm" style:rel-column-width="41854*"/>
    </style:style>
    <style:style style:name="Táblázat4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41.B1" style:family="table-cell">
      <style:table-cell-properties style:vertical-align="middle" fo:background-color="#cccccc" fo:padding="0.097cm" fo:border="0.002cm solid #000000">
        <style:background-image/>
      </style:table-cell-properties>
    </style:style>
    <style:style style:name="Táblázat41.A2" style:family="table-cell" style:data-style-name="N100">
      <style:table-cell-properties style:vertical-align="middle" fo:padding="0.097cm" fo:border-left="0.002cm solid #000000" fo:border-right="none" fo:border-top="none" fo:border-bottom="0.002cm solid #000000"/>
    </style:style>
    <style:style style:name="Táblázat41.B2" style:family="table-cell" style:data-style-name="N100">
      <style:table-cell-properties style:vertical-align="middle" fo:padding="0.097cm" fo:border-left="0.002cm solid #000000" fo:border-right="0.002cm solid #000000" fo:border-top="none" fo:border-bottom="0.002cm solid #000000"/>
    </style:style>
    <style:style style:name="Táblázat41.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41.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6" style:family="table">
      <style:table-properties style:width="14.213cm" style:rel-width="85%" table:align="center" style:may-break-between-rows="false"/>
    </style:style>
    <style:style style:name="Táblázat6.A" style:family="table-column">
      <style:table-column-properties style:column-width="14.213cm" style:rel-column-width="7964*"/>
    </style:style>
    <style:style style:name="Táblázat6.A1" style:family="table-cell">
      <style:table-cell-properties style:vertical-align="middle" fo:padding="0.097cm" fo:border="0.002cm solid #000000"/>
    </style:style>
    <style:style style:name="Táblázat13" style:family="table" style:master-page-name="">
      <style:table-properties style:width="20.301cm" fo:margin-left="-0.744cm" fo:margin-right="-1.235cm" style:page-number="0" table:align="margins" style:may-break-between-rows="true"/>
    </style:style>
    <style:style style:name="Táblázat13.A" style:family="table-column">
      <style:table-column-properties style:column-width="3.551cm" style:rel-column-width="11462*"/>
    </style:style>
    <style:style style:name="Táblázat13.B" style:family="table-column">
      <style:table-column-properties style:column-width="1.429cm" style:rel-column-width="4612*"/>
    </style:style>
    <style:style style:name="Táblázat13.C" style:family="table-column">
      <style:table-column-properties style:column-width="2.522cm" style:rel-column-width="8141*"/>
    </style:style>
    <style:style style:name="Táblázat13.D" style:family="table-column">
      <style:table-column-properties style:column-width="12.799cm" style:rel-column-width="41320*"/>
    </style:style>
    <style:style style:name="Táblázat13.1" style:family="table-row">
      <style:table-row-properties style:min-row-height="1.005cm" style:keep-together="false" fo:keep-together="always"/>
    </style:style>
    <style:style style:name="Táblázat13.A1" style:family="table-cell">
      <style:table-cell-properties style:vertical-align="middle" fo:background-color="#cccccc" fo:padding="0.097cm" fo:border="0.035cm solid #000000">
        <style:background-image/>
      </style:table-cell-properties>
    </style:style>
    <style:style style:name="Táblázat13.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3.D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3.3" style:family="table-row">
      <style:table-row-properties style:keep-together="false" fo:keep-together="always"/>
    </style:style>
    <style:style style:name="Táblázat13.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3.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13.A4" style:family="table-cell">
      <style:table-cell-properties style:vertical-align="middle" fo:background-color="#ff0000" fo:padding="0.097cm" fo:border-left="0.035cm solid #000000" fo:border-right="none" fo:border-top="none" fo:border-bottom="0.035cm solid #000000">
        <style:background-image/>
      </style:table-cell-properties>
    </style:style>
    <style:style style:name="Táblázat13.D4" style:family="table-cell">
      <style:table-cell-properties style:vertical-align="middle" fo:background-color="#ff0000" fo:padding="0.097cm" fo:border-left="0.035cm solid #000000" fo:border-right="0.035cm solid #000000" fo:border-top="none" fo:border-bottom="0.035cm solid #000000">
        <style:background-image/>
      </style:table-cell-properties>
    </style:style>
    <style:style style:name="Táblázat13.A7" style:family="table-cell">
      <style:table-cell-properties style:vertical-align="middle" fo:background-color="#e6e6e6" fo:padding="0.097cm" fo:border-left="0.035cm solid #000000" fo:border-right="none" fo:border-top="none" fo:border-bottom="0.035cm solid #000000">
        <style:background-image/>
      </style:table-cell-properties>
    </style:style>
    <style:style style:name="Táblázat13.D7" style:family="table-cell">
      <style:table-cell-properties style:vertical-align="middle" fo:background-color="#e6e6e6" fo:padding="0.097cm" fo:border-left="0.035cm solid #000000" fo:border-right="0.035cm solid #000000" fo:border-top="none" fo:border-bottom="0.035cm solid #000000">
        <style:background-image/>
      </style:table-cell-properties>
    </style:style>
    <style:style style:name="Táblázat18" style:family="table" style:master-page-name="">
      <style:table-properties style:width="20.301cm" fo:margin-left="-0.744cm" fo:margin-right="-1.235cm" style:page-number="0" table:align="margins" style:may-break-between-rows="true"/>
    </style:style>
    <style:style style:name="Táblázat18.A" style:family="table-column">
      <style:table-column-properties style:column-width="3.551cm" style:rel-column-width="11462*"/>
    </style:style>
    <style:style style:name="Táblázat18.B" style:family="table-column">
      <style:table-column-properties style:column-width="1.429cm" style:rel-column-width="4612*"/>
    </style:style>
    <style:style style:name="Táblázat18.C" style:family="table-column">
      <style:table-column-properties style:column-width="1.321cm" style:rel-column-width="4264*"/>
    </style:style>
    <style:style style:name="Táblázat18.D" style:family="table-column">
      <style:table-column-properties style:column-width="2.402cm" style:rel-column-width="7755*"/>
    </style:style>
    <style:style style:name="Táblázat18.E" style:family="table-column">
      <style:table-column-properties style:column-width="11.598cm" style:rel-column-width="37442*"/>
    </style:style>
    <style:style style:name="Táblázat18.1" style:family="table-row">
      <style:table-row-properties style:keep-together="false" fo:keep-together="always"/>
    </style:style>
    <style:style style:name="Táblázat18.A1" style:family="table-cell">
      <style:table-cell-properties style:vertical-align="middle" fo:background-color="#cccccc" fo:padding="0.097cm" fo:border="0.035cm solid #000000">
        <style:background-image/>
      </style:table-cell-properties>
    </style:style>
    <style:style style:name="Táblázat18.2" style:family="table-row">
      <style:table-row-properties style:min-row-height="1.005cm" style:keep-together="false" fo:keep-together="always"/>
    </style:style>
    <style:style style:name="Táblázat18.A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áblázat18.E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áblázat1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áblázat18.E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áblázat45" style:family="table">
      <style:table-properties style:width="6.71cm" fo:margin-left="0.681cm" fo:margin-right="11.351cm" table:align="margins" style:may-break-between-rows="false"/>
    </style:style>
    <style:style style:name="Táblázat45.A" style:family="table-column">
      <style:table-column-properties style:column-width="3.304cm" style:rel-column-width="32274*"/>
    </style:style>
    <style:style style:name="Táblázat45.B" style:family="table-column">
      <style:table-column-properties style:column-width="3.406cm" style:rel-column-width="33261*"/>
    </style:style>
    <style:style style:name="Táblázat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45.B1" style:family="table-cell">
      <style:table-cell-properties fo:background-color="#e6e6e6" fo:padding="0cm" fo:border="0.002cm solid #000000">
        <style:background-image/>
      </style:table-cell-properties>
    </style:style>
    <style:style style:name="Táblázat45.A2" style:family="table-cell">
      <style:table-cell-properties fo:padding="0cm" fo:border-left="0.002cm solid #000000" fo:border-right="none" fo:border-top="none" fo:border-bottom="0.002cm solid #000000"/>
    </style:style>
    <style:style style:name="Táblázat45.B2" style:family="table-cell">
      <style:table-cell-properties fo:padding="0cm" fo:border-left="0.002cm solid #000000" fo:border-right="0.002cm solid #000000" fo:border-top="none" fo:border-bottom="0.002cm solid #000000"/>
    </style:style>
    <style:style style:name="Táblázat22" style:family="table">
      <style:table-properties style:width="16.722cm" table:align="margins" style:may-break-between-rows="false"/>
    </style:style>
    <style:style style:name="Táblázat22.A" style:family="table-column">
      <style:table-column-properties style:column-width="16.722cm" style:rel-column-width="65535*"/>
    </style:style>
    <style:style style:name="Táblázat22.A1" style:family="table-cell">
      <style:table-cell-properties fo:padding="0.097cm" fo:border="0.002cm solid #000000"/>
    </style:style>
    <style:style style:name="Táblázat16" style:family="table">
      <style:table-properties style:width="8.137cm" fo:margin-left="0cm" fo:margin-right="0.023cm" table:align="margins" style:may-break-between-rows="false"/>
    </style:style>
    <style:style style:name="Táblázat16.A" style:family="table-column">
      <style:table-column-properties style:column-width="3.198cm" style:rel-column-width="25756*"/>
    </style:style>
    <style:style style:name="Táblázat16.B" style:family="table-column">
      <style:table-column-properties style:column-width="4.939cm" style:rel-column-width="39779*"/>
    </style:style>
    <style:style style:name="Táblázat16.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6.B1" style:family="table-cell">
      <style:table-cell-properties style:vertical-align="middle" fo:background-color="#cccccc" fo:padding="0.097cm" fo:border="0.002cm solid #000000">
        <style:background-image/>
      </style:table-cell-properties>
    </style:style>
    <style:style style:name="Táblázat16.A2" style:family="table-cell" style:data-style-name="N100">
      <style:table-cell-properties style:vertical-align="middle" fo:padding="0.097cm" fo:border-left="0.002cm solid #000000" fo:border-right="none" fo:border-top="none" fo:border-bottom="0.002cm solid #000000"/>
    </style:style>
    <style:style style:name="Táblázat16.B2" style:family="table-cell" style:data-style-name="N100">
      <style:table-cell-properties style:vertical-align="middle" fo:padding="0.097cm" fo:border-left="0.002cm solid #000000" fo:border-right="0.002cm solid #000000" fo:border-top="none" fo:border-bottom="0.002cm solid #000000"/>
    </style:style>
    <style:style style:name="Táblázat16.A4"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6.B4"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7" style:family="table">
      <style:table-properties style:width="8.664cm" fo:margin-left="0cm" fo:margin-right="0cm" table:align="margins" style:may-break-between-rows="false"/>
    </style:style>
    <style:style style:name="Táblázat17.A" style:family="table-column">
      <style:table-column-properties style:column-width="3.013cm" style:rel-column-width="22787*"/>
    </style:style>
    <style:style style:name="Táblázat17.B" style:family="table-column">
      <style:table-column-properties style:column-width="5.652cm" style:rel-column-width="42748*"/>
    </style:style>
    <style:style style:name="Táblázat1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7.B1" style:family="table-cell">
      <style:table-cell-properties style:vertical-align="middle" fo:background-color="#cccccc" fo:padding="0.097cm" fo:border="0.002cm solid #000000">
        <style:background-image/>
      </style:table-cell-properties>
    </style:style>
    <style:style style:name="Táblázat17.A2" style:family="table-cell" style:data-style-name="N100">
      <style:table-cell-properties style:vertical-align="middle" fo:padding="0.097cm" fo:border-left="0.002cm solid #000000" fo:border-right="none" fo:border-top="none" fo:border-bottom="0.002cm solid #000000"/>
    </style:style>
    <style:style style:name="Táblázat17.B2" style:family="table-cell" style:data-style-name="N100">
      <style:table-cell-properties style:vertical-align="middle" fo:padding="0.097cm" fo:border-left="0.002cm solid #000000" fo:border-right="0.002cm solid #000000" fo:border-top="none" fo:border-bottom="0.002cm solid #000000"/>
    </style:style>
    <style:style style:name="Táblázat17.A3" style:family="table-cell" style:data-style-name="N100">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7.B3" style:family="table-cell" style:data-style-name="N100">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5" style:family="table">
      <style:table-properties style:width="10.033cm" style:rel-width="60%" table:align="center"/>
    </style:style>
    <style:style style:name="Táblázat35.A" style:family="table-column">
      <style:table-column-properties style:column-width="10.033cm" style:rel-column-width="5783*"/>
    </style:style>
    <style:style style:name="Táblázat35.A1" style:family="table-cell">
      <style:table-cell-properties fo:padding="0.097cm" fo:border="0.035cm solid #000000"/>
    </style:style>
    <style:style style:name="Táblázat25" style:family="table">
      <style:table-properties style:width="10.033cm" style:rel-width="60%" table:align="center"/>
    </style:style>
    <style:style style:name="Táblázat25.A" style:family="table-column">
      <style:table-column-properties style:column-width="10.033cm" style:rel-column-width="5783*"/>
    </style:style>
    <style:style style:name="Táblázat25.A1" style:family="table-cell">
      <style:table-cell-properties fo:padding="0.097cm" fo:border="0.035cm solid #000000"/>
    </style:style>
    <style:style style:name="Táblázat11" style:family="table">
      <style:table-properties style:width="6.944cm" fo:break-before="column" table:align="left"/>
    </style:style>
    <style:style style:name="Táblázat11.A" style:family="table-column">
      <style:table-column-properties style:column-width="1.736cm"/>
    </style:style>
    <style:style style:name="Táblázat11.D" style:family="table-column">
      <style:table-column-properties style:column-width="1.737cm"/>
    </style:style>
    <style:style style:name="Táblázat11.1" style:family="table-row">
      <style:table-row-properties style:row-height="0.721cm"/>
    </style:style>
    <style:style style:name="Táblázat11.A1" style:family="table-cell">
      <style:table-cell-properties fo:background-color="#b3b3b3" fo:padding="0.097cm" fo:border="0.002cm solid #000000">
        <style:background-image/>
      </style:table-cell-properties>
    </style:style>
    <style:style style:name="Táblázat1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1.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1.A3" style:family="table-cell">
      <style:table-cell-properties style:vertical-align="middle" fo:padding="0cm" fo:border-left="0.002cm solid #000000" fo:border-right="none" fo:border-top="none" fo:border-bottom="0.002cm solid #000000"/>
    </style:style>
    <style:style style:name="Táblázat11.D3" style:family="table-cell">
      <style:table-cell-properties style:vertical-align="middle" fo:padding="0cm" fo:border-left="0.002cm solid #000000" fo:border-right="0.002cm solid #000000" fo:border-top="none" fo:border-bottom="0.002cm solid #000000"/>
    </style:style>
    <style:style style:name="Táblázat11.D6"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11.B7"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11.C7" style:family="table-cell">
      <style:table-cell-properties style:vertical-align="middle" fo:background-color="#999999" fo:padding="0cm" fo:border-left="0.002cm solid #000000" fo:border-right="none" fo:border-top="none" fo:border-bottom="0.002cm solid #000000">
        <style:background-image/>
      </style:table-cell-properties>
    </style:style>
    <style:style style:name="Táblázat11.D7" style:family="table-cell">
      <style:table-cell-properties style:vertical-align="middle" fo:background-color="#999999" fo:padding="0cm" fo:border-left="0.002cm solid #000000" fo:border-right="0.002cm solid #000000" fo:border-top="none" fo:border-bottom="0.002cm solid #000000">
        <style:background-image/>
      </style:table-cell-properties>
    </style:style>
    <style:style style:name="Táblázat12" style:family="table">
      <style:table-properties style:width="6.944cm" table:align="left"/>
    </style:style>
    <style:style style:name="Táblázat12.A" style:family="table-column">
      <style:table-column-properties style:column-width="1.736cm"/>
    </style:style>
    <style:style style:name="Táblázat12.D" style:family="table-column">
      <style:table-column-properties style:column-width="1.737cm"/>
    </style:style>
    <style:style style:name="Táblázat12.1" style:family="table-row">
      <style:table-row-properties style:row-height="1.131cm"/>
    </style:style>
    <style:style style:name="Táblázat12.A1" style:family="table-cell">
      <style:table-cell-properties fo:background-color="#b3b3b3" fo:padding="0.097cm" fo:border="0.002cm solid #000000">
        <style:background-image/>
      </style:table-cell-properties>
    </style:style>
    <style:style style:name="Táblázat12.A2" style:family="table-cell">
      <style:table-cell-properties style:vertical-align="middle" fo:padding="0cm" fo:border-left="0.002cm solid #000000" fo:border-right="none" fo:border-top="none" fo:border-bottom="0.002cm solid #000000"/>
    </style:style>
    <style:style style:name="Táblázat12.D2" style:family="table-cell">
      <style:table-cell-properties style:vertical-align="middle" fo:padding="0cm" fo:border-left="0.002cm solid #000000" fo:border-right="0.002cm solid #000000" fo:border-top="none" fo:border-bottom="0.002cm solid #000000"/>
    </style:style>
    <style:style style:name="Táblázat26" style:family="table">
      <style:table-properties style:width="6.944cm" fo:break-before="column" table:align="left"/>
    </style:style>
    <style:style style:name="Táblázat26.A" style:family="table-column">
      <style:table-column-properties style:column-width="1.736cm"/>
    </style:style>
    <style:style style:name="Táblázat26.D" style:family="table-column">
      <style:table-column-properties style:column-width="1.737cm"/>
    </style:style>
    <style:style style:name="Táblázat26.1" style:family="table-row">
      <style:table-row-properties style:row-height="0.721cm"/>
    </style:style>
    <style:style style:name="Táblázat26.A1" style:family="table-cell">
      <style:table-cell-properties fo:background-color="#b3b3b3" fo:padding="0.097cm" fo:border="0.002cm solid #000000">
        <style:background-image/>
      </style:table-cell-properties>
    </style:style>
    <style:style style:name="Táblázat26.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26.D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26.A3" style:family="table-cell">
      <style:table-cell-properties style:vertical-align="middle" fo:padding="0cm" fo:border-left="0.002cm solid #000000" fo:border-right="none" fo:border-top="none" fo:border-bottom="0.002cm solid #000000"/>
    </style:style>
    <style:style style:name="Táblázat26.D3" style:family="table-cell">
      <style:table-cell-properties style:vertical-align="middle" fo:padding="0cm" fo:border-left="0.002cm solid #000000" fo:border-right="0.002cm solid #000000" fo:border-top="none" fo:border-bottom="0.002cm solid #000000"/>
    </style:style>
    <style:style style:name="Táblázat26.D5" style:family="table-cell">
      <style:table-cell-properties style:vertical-align="middle" fo:background-color="transparent" fo:padding="0cm" fo:border-left="0.002cm solid #000000" fo:border-right="0.002cm solid #000000" fo:border-top="none" fo:border-bottom="0.002cm solid #000000">
        <style:background-image/>
      </style:table-cell-properties>
    </style:style>
    <style:style style:name="Táblázat26.A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áblázat26.C6" style:family="table-cell">
      <style:table-cell-properties style:vertical-align="middle" fo:background-color="#b3b3b3" fo:padding="0cm" fo:border-left="0.002cm solid #000000" fo:border-right="none" fo:border-top="none" fo:border-bottom="0.002cm solid #000000">
        <style:background-image/>
      </style:table-cell-properties>
    </style:style>
    <style:style style:name="Táblázat26.D6" style:family="table-cell">
      <style:table-cell-properties style:vertical-align="middle" fo:background-color="#b3b3b3" fo:padding="0cm" fo:border-left="0.002cm solid #000000" fo:border-right="0.002cm solid #000000" fo:border-top="none" fo:border-bottom="0.002cm solid #000000">
        <style:background-image/>
      </style:table-cell-properties>
    </style:style>
    <style:style style:name="Táblázat37" style:family="table">
      <style:table-properties style:width="6.944cm" table:align="left"/>
    </style:style>
    <style:style style:name="Táblázat37.A" style:family="table-column">
      <style:table-column-properties style:column-width="1.736cm"/>
    </style:style>
    <style:style style:name="Táblázat37.D" style:family="table-column">
      <style:table-column-properties style:column-width="1.737cm"/>
    </style:style>
    <style:style style:name="Táblázat37.1" style:family="table-row">
      <style:table-row-properties style:row-height="1.131cm"/>
    </style:style>
    <style:style style:name="Táblázat37.A1" style:family="table-cell">
      <style:table-cell-properties fo:background-color="#b3b3b3" fo:padding="0.097cm" fo:border="0.002cm solid #000000">
        <style:background-image/>
      </style:table-cell-properties>
    </style:style>
    <style:style style:name="Táblázat37.A2" style:family="table-cell">
      <style:table-cell-properties style:vertical-align="middle" fo:padding="0cm" fo:border-left="0.002cm solid #000000" fo:border-right="none" fo:border-top="none" fo:border-bottom="0.002cm solid #000000"/>
    </style:style>
    <style:style style:name="Táblázat37.D2" style:family="table-cell">
      <style:table-cell-properties style:vertical-align="middle" fo:padding="0cm" fo:border-left="0.002cm solid #000000" fo:border-right="0.002cm solid #000000" fo:border-top="none" fo:border-bottom="0.002cm solid #000000"/>
    </style:style>
    <style:style style:name="Táblázat56" style:family="table">
      <style:table-properties style:width="13.005cm" fo:margin-left="-0.053cm" fo:margin-right="3.769cm" table:align="margins" style:writing-mode="lr-tb"/>
    </style:style>
    <style:style style:name="Táblázat56.A" style:family="table-column">
      <style:table-column-properties style:column-width="3.33cm" style:rel-column-width="16781*"/>
    </style:style>
    <style:style style:name="Táblázat56.B" style:family="table-column">
      <style:table-column-properties style:column-width="2.288cm" style:rel-column-width="11528*"/>
    </style:style>
    <style:style style:name="Táblázat56.C" style:family="table-column">
      <style:table-column-properties style:column-width="1.461cm" style:rel-column-width="7359*"/>
    </style:style>
    <style:style style:name="Táblázat56.D" style:family="table-column">
      <style:table-column-properties style:column-width="1.976cm" style:rel-column-width="9955*"/>
    </style:style>
    <style:style style:name="Táblázat56.F" style:family="table-column">
      <style:table-column-properties style:column-width="1.976cm" style:rel-column-width="9957*"/>
    </style:style>
    <style:style style:name="Táblázat56.1" style:family="table-row">
      <style:table-row-properties style:min-row-height="0.427cm" style:keep-together="true" fo:keep-together="auto"/>
    </style:style>
    <style:style style:name="Táblázat56.A1" style:family="table-cell">
      <style:table-cell-properties style:vertical-align="middle" fo:padding="0.049cm" fo:border-left="0.002cm solid #000000" fo:border-right="none" fo:border-top="0.002cm solid #000000" fo:border-bottom="0.002cm solid #000000"/>
    </style:style>
    <style:style style:name="Táblázat56.D1" style:family="table-cell">
      <style:table-cell-properties style:vertical-align="bottom" fo:padding="0.049cm" fo:border-left="0.002cm solid #000000" fo:border-right="none" fo:border-top="0.002cm solid #000000" fo:border-bottom="0.002cm solid #000000"/>
    </style:style>
    <style:style style:name="Táblázat56.F1" style:family="table-cell">
      <style:table-cell-properties style:vertical-align="bottom" fo:padding="0.049cm" fo:border="0.002cm solid #000000"/>
    </style:style>
    <style:style style:name="Táblázat56.2" style:family="table-row">
      <style:table-row-properties style:keep-together="true" fo:keep-together="auto"/>
    </style:style>
    <style:style style:name="Táblázat56.D2" style:family="table-cell">
      <style:table-cell-properties style:vertical-align="bottom" fo:padding="0.049cm" fo:border-left="0.002cm solid #000000" fo:border-right="none" fo:border-top="none" fo:border-bottom="0.002cm solid #000000"/>
    </style:style>
    <style:style style:name="Táblázat56.F2" style:family="table-cell">
      <style:table-cell-properties style:vertical-align="bottom" fo:padding="0.049cm" fo:border-left="0.002cm solid #000000" fo:border-right="0.002cm solid #000000" fo:border-top="none" fo:border-bottom="0.002cm solid #000000"/>
    </style:style>
    <style:style style:name="Tábla14" style:family="table">
      <style:table-properties style:width="10.033cm" style:rel-width="60%" table:align="center"/>
    </style:style>
    <style:style style:name="Tábla14.A" style:family="table-column">
      <style:table-column-properties style:column-width="10.033cm" style:rel-column-width="5783*"/>
    </style:style>
    <style:style style:name="Tábla14.A1" style:family="table-cell">
      <style:table-cell-properties fo:padding="0.097cm" fo:border="0.002cm solid #000000"/>
    </style:style>
    <style:style style:name="Táblázat47" style:family="table">
      <style:table-properties style:width="10.033cm" style:rel-width="60%" table:align="center"/>
    </style:style>
    <style:style style:name="Táblázat47.A" style:family="table-column">
      <style:table-column-properties style:column-width="10.033cm" style:rel-column-width="5783*"/>
    </style:style>
    <style:style style:name="Táblázat47.A1" style:family="table-cell">
      <style:table-cell-properties fo:padding="0.097cm" fo:border="0.002cm solid #000000"/>
    </style:style>
    <style:style style:name="Táblázat31" style:family="table">
      <style:table-properties style:width="20.105cm" fo:margin-left="-0.646cm" fo:margin-right="-0.339cm" table:align="margins" style:may-break-between-rows="true"/>
    </style:style>
    <style:style style:name="Táblázat31.A" style:family="table-column">
      <style:table-column-properties style:column-width="2.935cm" style:rel-column-width="9567*"/>
    </style:style>
    <style:style style:name="Táblázat31.B" style:family="table-column">
      <style:table-column-properties style:column-width="2.067cm" style:rel-column-width="6738*"/>
    </style:style>
    <style:style style:name="Táblázat31.C" style:family="table-column">
      <style:table-column-properties style:column-width="1.131cm" style:rel-column-width="3685*"/>
    </style:style>
    <style:style style:name="Táblázat31.D" style:family="table-column">
      <style:table-column-properties style:column-width="1.275cm" style:rel-column-width="4157*"/>
    </style:style>
    <style:style style:name="Táblázat31.E" style:family="table-column">
      <style:table-column-properties style:column-width="1.058cm" style:rel-column-width="3449*"/>
    </style:style>
    <style:style style:name="Táblázat31.F" style:family="table-column">
      <style:table-column-properties style:column-width="1.852cm" style:rel-column-width="6037*"/>
    </style:style>
    <style:style style:name="Táblázat31.H" style:family="table-column">
      <style:table-column-properties style:column-width="1.178cm" style:rel-column-width="3840*"/>
    </style:style>
    <style:style style:name="Táblázat31.J" style:family="table-column">
      <style:table-column-properties style:column-width="1.251cm" style:rel-column-width="4076*"/>
    </style:style>
    <style:style style:name="Táblázat31.K" style:family="table-column">
      <style:table-column-properties style:column-width="5.098cm" style:rel-column-width="16616*"/>
    </style:style>
    <style:style style:name="Táblázat31.1" style:family="table-row">
      <style:table-row-properties style:keep-together="false" fo:keep-together="always"/>
    </style:style>
    <style:style style:name="Táblázat31.A1" style:family="table-cell">
      <style:table-cell-properties style:vertical-align="middle" fo:background-color="#e6e6e6" fo:padding="0.097cm" fo:border="0.002cm solid #000000">
        <style:background-image/>
      </style:table-cell-properties>
    </style:style>
    <style:style style:name="Táblázat31.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1.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31.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31.A3" style:family="table-cell">
      <style:table-cell-properties style:vertical-align="middle" fo:padding="0.097cm" fo:border-left="0.002cm solid #000000" fo:border-right="none" fo:border-top="none" fo:border-bottom="0.002cm solid #000000"/>
    </style:style>
    <style:style style:name="Táblázat31.E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1.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1.A1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1.K18"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58" style:family="table">
      <style:table-properties style:width="20.036cm" fo:margin-left="-0.596cm" fo:margin-right="-0.319cm" fo:break-before="page" table:align="margins" style:may-break-between-rows="true"/>
    </style:style>
    <style:style style:name="Táblázat58.A" style:family="table-column">
      <style:table-column-properties style:column-width="2.953cm" style:rel-column-width="9658*"/>
    </style:style>
    <style:style style:name="Táblázat58.B" style:family="table-column">
      <style:table-column-properties style:column-width="1.977cm" style:rel-column-width="6467*"/>
    </style:style>
    <style:style style:name="Táblázat58.C" style:family="table-column">
      <style:table-column-properties style:column-width="1.131cm" style:rel-column-width="3698*"/>
    </style:style>
    <style:style style:name="Táblázat58.D" style:family="table-column">
      <style:table-column-properties style:column-width="1.275cm" style:rel-column-width="4171*"/>
    </style:style>
    <style:style style:name="Táblázat58.E" style:family="table-column">
      <style:table-column-properties style:column-width="1.058cm" style:rel-column-width="3461*"/>
    </style:style>
    <style:style style:name="Táblázat58.F" style:family="table-column">
      <style:table-column-properties style:column-width="1.852cm" style:rel-column-width="6057*"/>
    </style:style>
    <style:style style:name="Táblázat58.G" style:family="table-column">
      <style:table-column-properties style:column-width="1.147cm" style:rel-column-width="3750*"/>
    </style:style>
    <style:style style:name="Táblázat58.J" style:family="table-column">
      <style:table-column-properties style:column-width="1.229cm" style:rel-column-width="4021*"/>
    </style:style>
    <style:style style:name="Táblázat58.K" style:family="table-column">
      <style:table-column-properties style:column-width="5.122cm" style:rel-column-width="16752*"/>
    </style:style>
    <style:style style:name="Táblázat58.1" style:family="table-row">
      <style:table-row-properties style:keep-together="false" fo:keep-together="always"/>
    </style:style>
    <style:style style:name="Táblázat58.A1" style:family="table-cell">
      <style:table-cell-properties style:vertical-align="middle" fo:background-color="#e6e6e6" fo:padding="0.097cm" fo:border="0.002cm solid #000000">
        <style:background-image/>
      </style:table-cell-properties>
    </style:style>
    <style:style style:name="Táblázat58.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8.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8.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8.A3" style:family="table-cell">
      <style:table-cell-properties style:vertical-align="middle" fo:padding="0.097cm" fo:border-left="0.002cm solid #000000" fo:border-right="none" fo:border-top="none" fo:border-bottom="0.002cm solid #000000"/>
    </style:style>
    <style:style style:name="Táblázat58.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58.K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8.C1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8.K17"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 style:family="table">
      <style:table-properties style:width="20.034cm" fo:margin-left="-0.596cm" fo:margin-right="-0.318cm" table:align="margins" style:may-break-between-rows="true"/>
    </style:style>
    <style:style style:name="Táblázat15.A" style:family="table-column">
      <style:table-column-properties style:column-width="2.886cm" style:rel-column-width="9439*"/>
    </style:style>
    <style:style style:name="Táblázat15.B" style:family="table-column">
      <style:table-column-properties style:column-width="2.069cm" style:rel-column-width="6768*"/>
    </style:style>
    <style:style style:name="Táblázat15.C" style:family="table-column">
      <style:table-column-properties style:column-width="1.131cm" style:rel-column-width="3698*"/>
    </style:style>
    <style:style style:name="Táblázat15.D" style:family="table-column">
      <style:table-column-properties style:column-width="1.275cm" style:rel-column-width="4171*"/>
    </style:style>
    <style:style style:name="Táblázat15.E" style:family="table-column">
      <style:table-column-properties style:column-width="1.058cm" style:rel-column-width="3461*"/>
    </style:style>
    <style:style style:name="Táblázat15.F" style:family="table-column">
      <style:table-column-properties style:column-width="1.852cm" style:rel-column-width="6058*"/>
    </style:style>
    <style:style style:name="Táblázat15.G" style:family="table-column">
      <style:table-column-properties style:column-width="1.147cm" style:rel-column-width="3750*"/>
    </style:style>
    <style:style style:name="Táblázat15.J" style:family="table-column">
      <style:table-column-properties style:column-width="1.226cm" style:rel-column-width="4010*"/>
    </style:style>
    <style:style style:name="Táblázat15.K" style:family="table-column">
      <style:table-column-properties style:column-width="5.099cm" style:rel-column-width="16680*"/>
    </style:style>
    <style:style style:name="Táblázat15.1" style:family="table-row">
      <style:table-row-properties style:keep-together="false" fo:keep-together="always"/>
    </style:style>
    <style:style style:name="Táblázat15.A1" style:family="table-cell">
      <style:table-cell-properties style:vertical-align="middle" fo:background-color="#e6e6e6" fo:padding="0.097cm" fo:border="0.002cm solid #000000">
        <style:background-image/>
      </style:table-cell-properties>
    </style:style>
    <style:style style:name="Táblázat15.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1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15.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15.A3" style:family="table-cell">
      <style:table-cell-properties style:vertical-align="middle" fo:padding="0.097cm" fo:border-left="0.002cm solid #000000" fo:border-right="none" fo:border-top="none" fo:border-bottom="0.002cm solid #000000"/>
    </style:style>
    <style:style style:name="Táblázat15.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15.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5.K13" style:family="table-cell">
      <style:table-cell-properties style:vertical-align="middle" fo:padding="0.097cm" fo:border-left="0.002cm solid #000000" fo:border-right="0.002cm solid #000000" fo:border-top="none" fo:border-bottom="0.002cm solid #000000"/>
    </style:style>
    <style:style style:name="Táblázat30" style:family="table">
      <style:table-properties style:width="15.274cm" table:align="left"/>
    </style:style>
    <style:style style:name="Táblázat30.A" style:family="table-column">
      <style:table-column-properties style:column-width="3.545cm"/>
    </style:style>
    <style:style style:name="Táblázat30.B" style:family="table-column">
      <style:table-column-properties style:column-width="1.593cm"/>
    </style:style>
    <style:style style:name="Táblázat30.E" style:family="table-column">
      <style:table-column-properties style:column-width="6.95cm"/>
    </style:style>
    <style:style style:name="Táblázat30.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0.E1" style:family="table-cell">
      <style:table-cell-properties style:vertical-align="middle" fo:background-color="#cccccc" fo:padding="0.097cm" fo:border="0.002cm solid #000000">
        <style:background-image/>
      </style:table-cell-properties>
    </style:style>
    <style:style style:name="Táblázat30.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30.B2" style:family="table-cell">
      <style:table-cell-properties style:vertical-align="middle" fo:padding="0.097cm" fo:border-left="0.002cm solid #000000" fo:border-right="none" fo:border-top="none" fo:border-bottom="0.002cm solid #000000"/>
    </style:style>
    <style:style style:name="Táblázat30.E2" style:family="table-cell">
      <style:table-cell-properties style:vertical-align="middle" fo:padding="0.097cm" fo:border-left="0.002cm solid #000000" fo:border-right="0.002cm solid #000000" fo:border-top="none" fo:border-bottom="0.002cm solid #000000"/>
    </style:style>
    <style:style style:name="Táblázat30.B5"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0.E5"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 style:family="table">
      <style:table-properties style:width="19.65cm" fo:margin-left="-1.603cm" fo:margin-right="-1.325cm" table:align="margins" style:may-break-between-rows="true"/>
    </style:style>
    <style:style style:name="Táblázat69.A" style:family="table-column">
      <style:table-column-properties style:column-width="2.766cm" style:rel-column-width="9224*"/>
    </style:style>
    <style:style style:name="Táblázat69.B" style:family="table-column">
      <style:table-column-properties style:column-width="1.972cm" style:rel-column-width="6577*"/>
    </style:style>
    <style:style style:name="Táblázat69.C" style:family="table-column">
      <style:table-column-properties style:column-width="1.108cm" style:rel-column-width="3694*"/>
    </style:style>
    <style:style style:name="Táblázat69.D" style:family="table-column">
      <style:table-column-properties style:column-width="1.346cm" style:rel-column-width="4488*"/>
    </style:style>
    <style:style style:name="Táblázat69.E" style:family="table-column">
      <style:table-column-properties style:column-width="1.011cm" style:rel-column-width="3370*"/>
    </style:style>
    <style:style style:name="Táblázat69.F" style:family="table-column">
      <style:table-column-properties style:column-width="1.804cm" style:rel-column-width="6018*"/>
    </style:style>
    <style:style style:name="Táblázat69.G" style:family="table-column">
      <style:table-column-properties style:column-width="1.166cm" style:rel-column-width="3888*"/>
    </style:style>
    <style:style style:name="Táblázat69.K" style:family="table-column">
      <style:table-column-properties style:column-width="4.981cm" style:rel-column-width="16612*"/>
    </style:style>
    <style:style style:name="Táblázat69.1" style:family="table-row">
      <style:table-row-properties style:keep-together="false" fo:keep-together="always"/>
    </style:style>
    <style:style style:name="Táblázat69.A1" style:family="table-cell">
      <style:table-cell-properties style:vertical-align="middle" fo:background-color="#e6e6e6" fo:padding="0.097cm" fo:border="0.002cm solid #000000">
        <style:background-image/>
      </style:table-cell-properties>
    </style:style>
    <style:style style:name="Táblázat6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6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69.A3" style:family="table-cell">
      <style:table-cell-properties style:vertical-align="middle" fo:padding="0.097cm" fo:border-left="0.002cm solid #000000" fo:border-right="none" fo:border-top="none" fo:border-bottom="0.002cm solid #000000"/>
    </style:style>
    <style:style style:name="Táblázat6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9.D4"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9.K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59" style:family="table">
      <style:table-properties style:width="19.65cm" fo:margin-left="-1.603cm" fo:margin-right="-1.325cm" table:align="margins" style:may-break-between-rows="true"/>
    </style:style>
    <style:style style:name="Táblázat59.A" style:family="table-column">
      <style:table-column-properties style:column-width="2.766cm" style:rel-column-width="9224*"/>
    </style:style>
    <style:style style:name="Táblázat59.B" style:family="table-column">
      <style:table-column-properties style:column-width="1.972cm" style:rel-column-width="6577*"/>
    </style:style>
    <style:style style:name="Táblázat59.C" style:family="table-column">
      <style:table-column-properties style:column-width="1.108cm" style:rel-column-width="3694*"/>
    </style:style>
    <style:style style:name="Táblázat59.D" style:family="table-column">
      <style:table-column-properties style:column-width="1.346cm" style:rel-column-width="4488*"/>
    </style:style>
    <style:style style:name="Táblázat59.E" style:family="table-column">
      <style:table-column-properties style:column-width="1.011cm" style:rel-column-width="3370*"/>
    </style:style>
    <style:style style:name="Táblázat59.F" style:family="table-column">
      <style:table-column-properties style:column-width="1.804cm" style:rel-column-width="6018*"/>
    </style:style>
    <style:style style:name="Táblázat59.G" style:family="table-column">
      <style:table-column-properties style:column-width="1.166cm" style:rel-column-width="3888*"/>
    </style:style>
    <style:style style:name="Táblázat59.K" style:family="table-column">
      <style:table-column-properties style:column-width="4.981cm" style:rel-column-width="16612*"/>
    </style:style>
    <style:style style:name="Táblázat59.1" style:family="table-row">
      <style:table-row-properties style:keep-together="false" fo:keep-together="always"/>
    </style:style>
    <style:style style:name="Táblázat59.A1" style:family="table-cell">
      <style:table-cell-properties style:vertical-align="middle" fo:background-color="#e6e6e6" fo:padding="0.097cm" fo:border="0.002cm solid #000000">
        <style:background-image/>
      </style:table-cell-properties>
    </style:style>
    <style:style style:name="Táblázat59.A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áblázat59.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59.K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áblázat59.A3" style:family="table-cell">
      <style:table-cell-properties style:vertical-align="middle" fo:padding="0.097cm" fo:border-left="0.002cm solid #000000" fo:border-right="none" fo:border-top="none" fo:border-bottom="0.002cm solid #000000"/>
    </style:style>
    <style:style style:name="Táblázat59.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59.K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63" style:family="table">
      <style:table-properties style:width="20.004cm" fo:margin-left="-0.404cm" fo:margin-right="-0.48cm" table:align="margins" style:may-break-between-rows="false"/>
    </style:style>
    <style:style style:name="Táblázat63.A" style:family="table-column">
      <style:table-column-properties style:column-width="2.79cm" style:rel-column-width="9141*"/>
    </style:style>
    <style:style style:name="Táblázat63.B" style:family="table-column">
      <style:table-column-properties style:column-width="1.9cm" style:rel-column-width="6223*"/>
    </style:style>
    <style:style style:name="Táblázat63.C" style:family="table-column">
      <style:table-column-properties style:column-width="1.155cm" style:rel-column-width="3784*"/>
    </style:style>
    <style:style style:name="Táblázat63.D" style:family="table-column">
      <style:table-column-properties style:column-width="1.346cm" style:rel-column-width="4409*"/>
    </style:style>
    <style:style style:name="Táblázat63.E" style:family="table-column">
      <style:table-column-properties style:column-width="1.385cm" style:rel-column-width="4536*"/>
    </style:style>
    <style:style style:name="Táblázat63.J" style:family="table-column">
      <style:table-column-properties style:column-width="1.279cm" style:rel-column-width="4189*"/>
    </style:style>
    <style:style style:name="Táblázat63.K" style:family="table-column">
      <style:table-column-properties style:column-width="4.613cm" style:rel-column-width="15109*"/>
    </style:style>
    <style:style style:name="Táblázat63.A1" style:family="table-cell">
      <style:table-cell-properties style:vertical-align="middle" fo:background-color="#cccccc" fo:padding="0.097cm" fo:border="0.002cm solid #000000">
        <style:background-image/>
      </style:table-cell-properties>
    </style:style>
    <style:style style:name="Táblázat63.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3.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3.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3.A3" style:family="table-cell">
      <style:table-cell-properties style:vertical-align="middle" fo:padding="0.097cm" fo:border-left="0.002cm solid #000000" fo:border-right="none" fo:border-top="none" fo:border-bottom="0.002cm solid #000000"/>
    </style:style>
    <style:style style:name="Táblázat63.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3.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3.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3.J3" style:family="table-cell">
      <style:table-cell-properties fo:background-color="#ff0000" fo:padding="0.097cm" fo:border-left="0.002cm solid #000000" fo:border-right="none" fo:border-top="none" fo:border-bottom="0.002cm solid #000000">
        <style:background-image/>
      </style:table-cell-properties>
    </style:style>
    <style:style style:name="Táblázat63.K3" style:family="table-cell">
      <style:table-cell-properties fo:padding="0.097cm" fo:border-left="0.002cm solid #000000" fo:border-right="0.002cm solid #000000" fo:border-top="none" fo:border-bottom="0.002cm solid #000000"/>
    </style:style>
    <style:style style:name="Táblázat72" style:family="table">
      <style:table-properties style:width="20.004cm" fo:margin-left="-0.404cm" fo:margin-right="-0.48cm" table:align="margins" style:may-break-between-rows="false"/>
    </style:style>
    <style:style style:name="Táblázat72.A" style:family="table-column">
      <style:table-column-properties style:column-width="2.79cm" style:rel-column-width="9141*"/>
    </style:style>
    <style:style style:name="Táblázat72.B" style:family="table-column">
      <style:table-column-properties style:column-width="1.9cm" style:rel-column-width="6223*"/>
    </style:style>
    <style:style style:name="Táblázat72.C" style:family="table-column">
      <style:table-column-properties style:column-width="1.155cm" style:rel-column-width="3784*"/>
    </style:style>
    <style:style style:name="Táblázat72.D" style:family="table-column">
      <style:table-column-properties style:column-width="1.346cm" style:rel-column-width="4409*"/>
    </style:style>
    <style:style style:name="Táblázat72.E" style:family="table-column">
      <style:table-column-properties style:column-width="1.385cm" style:rel-column-width="4536*"/>
    </style:style>
    <style:style style:name="Táblázat72.J" style:family="table-column">
      <style:table-column-properties style:column-width="1.279cm" style:rel-column-width="4189*"/>
    </style:style>
    <style:style style:name="Táblázat72.K" style:family="table-column">
      <style:table-column-properties style:column-width="4.613cm" style:rel-column-width="15109*"/>
    </style:style>
    <style:style style:name="Táblázat72.A1" style:family="table-cell">
      <style:table-cell-properties style:vertical-align="middle" fo:background-color="#cccccc" fo:padding="0.097cm" fo:border="0.002cm solid #000000">
        <style:background-image/>
      </style:table-cell-properties>
    </style:style>
    <style:style style:name="Táblázat72.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72.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72.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72.A3" style:family="table-cell">
      <style:table-cell-properties style:vertical-align="middle" fo:padding="0.097cm" fo:border-left="0.002cm solid #000000" fo:border-right="none" fo:border-top="none" fo:border-bottom="0.002cm solid #000000"/>
    </style:style>
    <style:style style:name="Táblázat72.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72.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72.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72.J3" style:family="table-cell">
      <style:table-cell-properties fo:background-color="#ff0000" fo:padding="0.097cm" fo:border-left="0.002cm solid #000000" fo:border-right="none" fo:border-top="none" fo:border-bottom="0.002cm solid #000000">
        <style:background-image/>
      </style:table-cell-properties>
    </style:style>
    <style:style style:name="Táblázat72.K3" style:family="table-cell">
      <style:table-cell-properties fo:padding="0.097cm" fo:border-left="0.002cm solid #000000" fo:border-right="0.002cm solid #000000" fo:border-top="none" fo:border-bottom="0.002cm solid #000000"/>
    </style:style>
    <style:style style:name="Táblázat60" style:family="table">
      <style:table-properties style:width="20.004cm" fo:margin-left="-0.404cm" fo:margin-right="-0.48cm" table:align="margins" style:may-break-between-rows="false"/>
    </style:style>
    <style:style style:name="Táblázat60.A" style:family="table-column">
      <style:table-column-properties style:column-width="2.79cm" style:rel-column-width="9141*"/>
    </style:style>
    <style:style style:name="Táblázat60.B" style:family="table-column">
      <style:table-column-properties style:column-width="1.9cm" style:rel-column-width="6223*"/>
    </style:style>
    <style:style style:name="Táblázat60.C" style:family="table-column">
      <style:table-column-properties style:column-width="1.155cm" style:rel-column-width="3784*"/>
    </style:style>
    <style:style style:name="Táblázat60.D" style:family="table-column">
      <style:table-column-properties style:column-width="1.346cm" style:rel-column-width="4409*"/>
    </style:style>
    <style:style style:name="Táblázat60.E" style:family="table-column">
      <style:table-column-properties style:column-width="1.385cm" style:rel-column-width="4536*"/>
    </style:style>
    <style:style style:name="Táblázat60.J" style:family="table-column">
      <style:table-column-properties style:column-width="1.279cm" style:rel-column-width="4189*"/>
    </style:style>
    <style:style style:name="Táblázat60.K" style:family="table-column">
      <style:table-column-properties style:column-width="4.613cm" style:rel-column-width="15109*"/>
    </style:style>
    <style:style style:name="Táblázat60.A1" style:family="table-cell">
      <style:table-cell-properties style:vertical-align="middle" fo:background-color="#cccccc" fo:padding="0.097cm" fo:border="0.002cm solid #000000">
        <style:background-image/>
      </style:table-cell-properties>
    </style:style>
    <style:style style:name="Táblázat60.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0.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0.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0.A3" style:family="table-cell">
      <style:table-cell-properties style:vertical-align="middle" fo:padding="0.097cm" fo:border-left="0.002cm solid #000000" fo:border-right="none" fo:border-top="none" fo:border-bottom="0.002cm solid #000000"/>
    </style:style>
    <style:style style:name="Táblázat60.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0.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0.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0.J3" style:family="table-cell">
      <style:table-cell-properties fo:background-color="#ff0000" fo:padding="0.097cm" fo:border-left="0.002cm solid #000000" fo:border-right="none" fo:border-top="none" fo:border-bottom="0.002cm solid #000000">
        <style:background-image/>
      </style:table-cell-properties>
    </style:style>
    <style:style style:name="Táblázat60.K3" style:family="table-cell">
      <style:table-cell-properties fo:padding="0.097cm" fo:border-left="0.002cm solid #000000" fo:border-right="0.002cm solid #000000" fo:border-top="none" fo:border-bottom="0.002cm solid #000000"/>
    </style:style>
    <style:style style:name="Táblázat64" style:family="table">
      <style:table-properties style:width="19.988cm" fo:margin-left="-1.603cm" fo:margin-right="-1.663cm" table:align="margins" style:may-break-between-rows="false"/>
    </style:style>
    <style:style style:name="Táblázat64.A" style:family="table-column">
      <style:table-column-properties style:column-width="2.79cm" style:rel-column-width="9148*"/>
    </style:style>
    <style:style style:name="Táblázat64.B" style:family="table-column">
      <style:table-column-properties style:column-width="1.9cm" style:rel-column-width="6228*"/>
    </style:style>
    <style:style style:name="Táblázat64.C" style:family="table-column">
      <style:table-column-properties style:column-width="1.155cm" style:rel-column-width="3787*"/>
    </style:style>
    <style:style style:name="Táblázat64.D" style:family="table-column">
      <style:table-column-properties style:column-width="1.346cm" style:rel-column-width="4412*"/>
    </style:style>
    <style:style style:name="Táblázat64.E" style:family="table-column">
      <style:table-column-properties style:column-width="1.395cm" style:rel-column-width="4574*"/>
    </style:style>
    <style:style style:name="Táblázat64.G" style:family="table-column">
      <style:table-column-properties style:column-width="1.371cm" style:rel-column-width="4493*"/>
    </style:style>
    <style:style style:name="Táblázat64.H" style:family="table-column">
      <style:table-column-properties style:column-width="1.372cm" style:rel-column-width="4499*"/>
    </style:style>
    <style:style style:name="Táblázat64.J" style:family="table-column">
      <style:table-column-properties style:column-width="1.274cm" style:rel-column-width="4175*"/>
    </style:style>
    <style:style style:name="Táblázat64.K" style:family="table-column">
      <style:table-column-properties style:column-width="4.597cm" style:rel-column-width="15071*"/>
    </style:style>
    <style:style style:name="Táblázat64.A1" style:family="table-cell">
      <style:table-cell-properties style:vertical-align="middle" fo:background-color="#cccccc" fo:padding="0.097cm" fo:border="0.002cm solid #000000">
        <style:background-image/>
      </style:table-cell-properties>
    </style:style>
    <style:style style:name="Táblázat64.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4.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4.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4.A3" style:family="table-cell">
      <style:table-cell-properties style:vertical-align="middle" fo:padding="0.097cm" fo:border-left="0.002cm solid #000000" fo:border-right="none" fo:border-top="none" fo:border-bottom="0.002cm solid #000000"/>
    </style:style>
    <style:style style:name="Táblázat64.C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4.H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4.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4.J3" style:family="table-cell">
      <style:table-cell-properties fo:background-color="#ff0000" fo:padding="0.097cm" fo:border-left="0.002cm solid #000000" fo:border-right="none" fo:border-top="none" fo:border-bottom="0.002cm solid #000000">
        <style:background-image/>
      </style:table-cell-properties>
    </style:style>
    <style:style style:name="Táblázat64.K3" style:family="table-cell">
      <style:table-cell-properties fo:padding="0.097cm" fo:border-left="0.002cm solid #000000" fo:border-right="0.002cm solid #000000" fo:border-top="none" fo:border-bottom="0.002cm solid #000000"/>
    </style:style>
    <style:style style:name="Táblázat65" style:family="table">
      <style:table-properties style:width="19.988cm" fo:margin-left="-1.603cm" fo:margin-right="-1.663cm" table:align="margins" style:may-break-between-rows="false"/>
    </style:style>
    <style:style style:name="Táblázat65.A" style:family="table-column">
      <style:table-column-properties style:column-width="2.79cm" style:rel-column-width="9148*"/>
    </style:style>
    <style:style style:name="Táblázat65.B" style:family="table-column">
      <style:table-column-properties style:column-width="1.9cm" style:rel-column-width="6228*"/>
    </style:style>
    <style:style style:name="Táblázat65.C" style:family="table-column">
      <style:table-column-properties style:column-width="1.155cm" style:rel-column-width="3787*"/>
    </style:style>
    <style:style style:name="Táblázat65.D" style:family="table-column">
      <style:table-column-properties style:column-width="1.346cm" style:rel-column-width="4412*"/>
    </style:style>
    <style:style style:name="Táblázat65.E" style:family="table-column">
      <style:table-column-properties style:column-width="1.395cm" style:rel-column-width="4574*"/>
    </style:style>
    <style:style style:name="Táblázat65.G" style:family="table-column">
      <style:table-column-properties style:column-width="1.371cm" style:rel-column-width="4493*"/>
    </style:style>
    <style:style style:name="Táblázat65.H" style:family="table-column">
      <style:table-column-properties style:column-width="1.372cm" style:rel-column-width="4499*"/>
    </style:style>
    <style:style style:name="Táblázat65.J" style:family="table-column">
      <style:table-column-properties style:column-width="1.274cm" style:rel-column-width="4175*"/>
    </style:style>
    <style:style style:name="Táblázat65.K" style:family="table-column">
      <style:table-column-properties style:column-width="4.597cm" style:rel-column-width="15071*"/>
    </style:style>
    <style:style style:name="Táblázat65.A1" style:family="table-cell">
      <style:table-cell-properties style:vertical-align="middle" fo:background-color="#cccccc" fo:padding="0.097cm" fo:border="0.002cm solid #000000">
        <style:background-image/>
      </style:table-cell-properties>
    </style:style>
    <style:style style:name="Táblázat65.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áblázat65.B2" style:family="table-cell">
      <style:table-cell-properties style:vertical-align="middle" fo:background-color="#b84747" fo:padding="0.097cm" fo:border-left="0.002cm solid #000000" fo:border-right="none" fo:border-top="none" fo:border-bottom="0.002cm solid #000000">
        <style:background-image/>
      </style:table-cell-properties>
    </style:style>
    <style:style style:name="Táblázat65.K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áblázat65.A3" style:family="table-cell">
      <style:table-cell-properties style:vertical-align="middle" fo:padding="0.097cm" fo:border-left="0.002cm solid #000000" fo:border-right="none" fo:border-top="none" fo:border-bottom="0.002cm solid #000000"/>
    </style:style>
    <style:style style:name="Táblázat65.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65.I3" style:family="table-cell">
      <style:table-cell-properties style:vertical-align="middle" fo:background-color="#ff9966" fo:padding="0.097cm" fo:border-left="0.002cm solid #000000" fo:border-right="none" fo:border-top="none" fo:border-bottom="0.002cm solid #000000">
        <style:background-image/>
      </style:table-cell-properties>
    </style:style>
    <style:style style:name="Táblázat65.J3" style:family="table-cell">
      <style:table-cell-properties fo:background-color="#ff0000" fo:padding="0.097cm" fo:border-left="0.002cm solid #000000" fo:border-right="none" fo:border-top="none" fo:border-bottom="0.002cm solid #000000">
        <style:background-image/>
      </style:table-cell-properties>
    </style:style>
    <style:style style:name="Táblázat65.K3" style:family="table-cell">
      <style:table-cell-properties fo:padding="0.097cm" fo:border-left="0.002cm solid #000000" fo:border-right="0.002cm solid #000000" fo:border-top="none" fo:border-bottom="0.002cm solid #000000"/>
    </style:style>
    <style:style style:name="Táblázat65.E4"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 style:family="table">
      <style:table-properties style:width="18.725cm" fo:margin-left="0cm" fo:margin-right="-0.004cm" table:align="margins" style:may-break-between-rows="true"/>
    </style:style>
    <style:style style:name="Táblázat67.A" style:family="table-column">
      <style:table-column-properties style:column-width="2.708cm" style:rel-column-width="9477*"/>
    </style:style>
    <style:style style:name="Táblázat67.B" style:family="table-column">
      <style:table-column-properties style:column-width="1.782cm" style:rel-column-width="6235*"/>
    </style:style>
    <style:style style:name="Táblázat67.C" style:family="table-column">
      <style:table-column-properties style:column-width="1.783cm" style:rel-column-width="6241*"/>
    </style:style>
    <style:style style:name="Táblázat67.E" style:family="table-column">
      <style:table-column-properties style:column-width="1.122cm" style:rel-column-width="3929*"/>
    </style:style>
    <style:style style:name="Táblázat67.F" style:family="table-column">
      <style:table-column-properties style:column-width="3.006cm" style:rel-column-width="10517*"/>
    </style:style>
    <style:style style:name="Táblázat67.G" style:family="table-column">
      <style:table-column-properties style:column-width="6.544cm" style:rel-column-width="22901*"/>
    </style:style>
    <style:style style:name="Táblázat67.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7.G1" style:family="table-cell">
      <style:table-cell-properties style:vertical-align="middle" fo:background-color="#cccccc" fo:padding="0.097cm" fo:border="0.002cm solid #000000">
        <style:background-image/>
      </style:table-cell-properties>
    </style:style>
    <style:style style:name="Táblázat67.A2" style:family="table-cell">
      <style:table-cell-properties style:vertical-align="middle" fo:padding="0.097cm" fo:border-left="0.002cm solid #000000" fo:border-right="none" fo:border-top="none" fo:border-bottom="0.002cm solid #000000"/>
    </style:style>
    <style:style style:name="Táblázat67.E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67.G2" style:family="table-cell">
      <style:table-cell-properties style:vertical-align="middle" fo:padding="0.097cm" fo:border-left="0.002cm solid #000000" fo:border-right="0.002cm solid #000000" fo:border-top="none" fo:border-bottom="0.002cm solid #000000"/>
    </style:style>
    <style:style style:name="Táblázat68" style:family="table">
      <style:table-properties style:width="18.725cm" fo:margin-left="0cm" fo:margin-right="-0.004cm" table:align="margins" style:may-break-between-rows="true"/>
    </style:style>
    <style:style style:name="Táblázat68.A" style:family="table-column">
      <style:table-column-properties style:column-width="0.577cm" style:rel-column-width="2018*"/>
    </style:style>
    <style:style style:name="Táblázat68.B" style:family="table-column">
      <style:table-column-properties style:column-width="2.787cm" style:rel-column-width="9753*"/>
    </style:style>
    <style:style style:name="Táblázat68.C" style:family="table-column">
      <style:table-column-properties style:column-width="1.353cm" style:rel-column-width="4734*"/>
    </style:style>
    <style:style style:name="Táblázat68.D" style:family="table-column">
      <style:table-column-properties style:column-width="1.422cm" style:rel-column-width="4975*"/>
    </style:style>
    <style:style style:name="Táblázat68.E" style:family="table-column">
      <style:table-column-properties style:column-width="12.587cm" style:rel-column-width="44055*"/>
    </style:style>
    <style:style style:name="Táblázat6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68.E1" style:family="table-cell">
      <style:table-cell-properties style:vertical-align="middle" fo:background-color="#cccccc" fo:padding="0.097cm" fo:border="0.002cm solid #000000">
        <style:background-image/>
      </style:table-cell-properties>
    </style:style>
    <style:style style:name="Táblázat68.A2" style:family="table-cell">
      <style:table-cell-properties style:vertical-align="middle" fo:padding="0.097cm" fo:border-left="0.002cm solid #000000" fo:border-right="none" fo:border-top="none" fo:border-bottom="0.002cm solid #000000"/>
    </style:style>
    <style:style style:name="Táblázat68.E2" style:family="table-cell">
      <style:table-cell-properties style:vertical-align="middle" fo:padding="0.097cm" fo:border-left="0.002cm solid #000000" fo:border-right="0.002cm solid #000000" fo:border-top="none" fo:border-bottom="0.002cm solid #000000"/>
    </style:style>
    <style:style style:name="Táblázat28" style:family="table">
      <style:table-properties style:width="18.725cm" fo:margin-left="0cm" fo:margin-right="-0.004cm" table:align="margins" style:may-break-between-rows="true"/>
    </style:style>
    <style:style style:name="Táblázat28.A" style:family="table-column">
      <style:table-column-properties style:column-width="3.364cm" style:rel-column-width="11772*"/>
    </style:style>
    <style:style style:name="Táblázat28.B" style:family="table-column">
      <style:table-column-properties style:column-width="1.353cm" style:rel-column-width="4734*"/>
    </style:style>
    <style:style style:name="Táblázat28.C" style:family="table-column">
      <style:table-column-properties style:column-width="1.422cm" style:rel-column-width="4975*"/>
    </style:style>
    <style:style style:name="Táblázat28.D" style:family="table-column">
      <style:table-column-properties style:column-width="12.587cm" style:rel-column-width="44054*"/>
    </style:style>
    <style:style style:name="Táblázat28.A1" style:family="table-cell">
      <style:table-cell-properties style:vertical-align="middle" fo:padding="0.097cm" fo:border-left="0.002cm solid #000000" fo:border-right="none" fo:border-top="0.002cm solid #000000" fo:border-bottom="0.002cm solid #000000"/>
    </style:style>
    <style:style style:name="Táblázat28.D1" style:family="table-cell">
      <style:table-cell-properties style:vertical-align="middle"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font-size="9pt" style:text-underline-style="none" style:font-size-asian="9pt" style:font-size-complex="9pt"/>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ext_20_body">
      <style:paragraph-properties fo:margin-left="0cm" fo:margin-right="0cm" fo:text-indent="0cm" style:auto-text-indent="false"/>
      <style:text-properties fo:font-size="3pt" style:font-size-asian="3pt" style:font-size-complex="3pt"/>
    </style:style>
    <style:style style:name="P7" style:family="paragraph" style:parent-style-name="Text_20_body">
      <style:paragraph-properties fo:margin-left="0cm" fo:margin-right="0cm" fo:text-indent="0cm" style:auto-text-indent="false"/>
      <style:text-properties fo:font-size="5pt" style:font-size-asian="5pt" style:font-size-complex="5pt"/>
    </style:style>
    <style:style style:name="P8" style:family="paragraph" style:parent-style-name="Text_20_body">
      <style:paragraph-properties fo:margin-left="0cm" fo:margin-right="0cm" fo:text-align="center" style:justify-single-word="false" fo:text-indent="0cm" style:auto-text-indent="false"/>
      <style:text-properties fo:font-size="5pt" style:font-size-asian="5pt" style:font-size-complex="5pt"/>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text-align="start" style:justify-single-word="false" fo:text-indent="0cm" style:auto-text-indent="false"/>
      <style:text-properties fo:color="#ffffff"/>
    </style:style>
    <style:style style:name="P11" style:family="paragraph" style:parent-style-name="Text_20_body">
      <style:paragraph-properties fo:margin-left="0cm" fo:margin-right="0cm" fo:text-align="start" style:justify-single-word="false" fo:text-indent="0cm"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12" style:family="paragraph" style:parent-style-name="Text_20_body">
      <style:paragraph-properties fo:margin-left="0cm" fo:margin-right="0cm" fo:text-indent="0cm" style:auto-text-indent="false"/>
      <style:text-properties fo:font-weight="bold" fo:background-color="#ff0000" style:font-weight-asian="bold" style:font-weight-complex="bold"/>
    </style:style>
    <style:style style:name="P13" style:family="paragraph" style:parent-style-name="Text_20_body">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4" style:family="paragraph" style:parent-style-name="Text_20_body">
      <style:paragraph-properties fo:margin-left="0cm" fo:margin-right="0cm" fo:text-indent="0cm" style:auto-text-indent="false"/>
      <style:text-properties fo:font-size="11pt" fo:font-weight="bold" style:font-size-asian="11pt" style:font-weight-asian="bold" style:font-size-complex="11pt" style:font-weight-complex="bold"/>
    </style:style>
    <style:style style:name="P15" style:family="paragraph" style:parent-style-name="Text_20_body">
      <style:paragraph-properties fo:margin-left="0cm" fo:margin-right="0cm" fo:text-indent="0cm" style:auto-text-indent="false" fo:background-color="transparent">
        <style:background-image/>
      </style:paragraph-properties>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background-color="#ff9966"/>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8pt" style:font-size-asian="8pt" style:font-size-complex="8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style:text-underline-style="none"/>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style:font-name="Mufferaw1"/>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style:font-name="Nimbus Roman No9 L1" fo:font-size="6pt" style:font-name-asian="Arial Unicode MS" style:font-size-asian="6pt" style:font-name-complex="Tahoma2" style:font-size-complex="6pt"/>
    </style:style>
    <style:style style:name="P22"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23"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24"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25"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26" style:family="paragraph" style:parent-style-name="_5b_RPG_5d__20_Táblázattartalom_20_-_20_saját_20_-_20_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27" style:family="paragraph" style:parent-style-name="_5b_RPG_5d__20_Táblázattartalom_20_-_20_saját_20_-_20_1">
      <style:paragraph-properties fo:margin-left="0cm" fo:margin-right="0cm" fo:text-align="center" style:justify-single-word="false" fo:text-indent="0cm" style:auto-text-indent="false" fo:background-color="transparent">
        <style:background-image/>
      </style:paragraph-properties>
      <style:text-properties fo:font-size="8pt" fo:background-color="#ff0000"/>
    </style:style>
    <style:style style:name="P28" style:family="paragraph" style:parent-style-name="_5b_RPG_5d__20_Táblázattartalom_20_1">
      <style:paragraph-properties fo:margin-left="0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29" style:family="paragraph" style:parent-style-name="_5b_RPG_5d__20_Táblázattartalom_20_-_20_saját_20_-_20_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30" style:family="paragraph" style:parent-style-name="_5b_RPG_5d__20_Táblázattartalom_20_-_20_saját_20_-_20_1">
      <style:paragraph-properties fo:margin-left="0cm" fo:margin-right="0cm" fo:text-align="start" style:justify-single-word="false" fo:keep-together="always" fo:widows="0" fo:text-indent="0cm" style:auto-text-indent="false" fo:background-color="transparent" style:shadow="none" fo:keep-with-next="auto">
        <style:background-image/>
      </style:paragraph-properties>
      <style:text-properties fo:font-size="8pt"/>
    </style:style>
    <style:style style:name="P31" style:family="paragraph" style:parent-style-name="Text_20_body">
      <style:paragraph-properties fo:margin-left="0cm" fo:margin-right="0cm" fo:margin-top="0cm" fo:margin-bottom="0cm" fo:text-indent="0cm" style:auto-text-indent="false" fo:background-color="transparent">
        <style:background-image/>
      </style:paragraph-properties>
    </style:style>
    <style:style style:name="P32" style:family="paragraph" style:parent-style-name="Text_20_body">
      <style:paragraph-properties fo:margin-left="0cm" fo:margin-right="0cm" fo:margin-top="0cm" fo:margin-bottom="0cm" fo:text-indent="0cm" style:auto-text-indent="false" fo:background-color="transparent">
        <style:tab-stops>
          <style:tab-stop style:position="16.999cm"/>
        </style:tab-stops>
        <style:background-image/>
      </style:paragraph-properties>
    </style:style>
    <style:style style:name="P33" style:family="paragraph" style:parent-style-name="Text_20_body">
      <style:paragraph-properties fo:margin-left="0cm" fo:margin-right="0cm" fo:margin-top="0cm" fo:margin-bottom="0cm" fo:text-align="start" style:justify-single-word="false" fo:text-indent="0cm" style:auto-text-indent="false" fo:background-color="transparent">
        <style:background-image/>
      </style:paragraph-properties>
      <style:text-properties fo:color="#ffffff" fo:font-size="8pt" fo:background-color="transparent" style:font-size-asian="8pt" style:font-size-complex="8pt"/>
    </style:style>
    <style:style style:name="P34" style:family="paragraph" style:parent-style-name="Text_20_body">
      <style:paragraph-properties fo:margin-left="0cm" fo:margin-right="0cm" fo:margin-top="0cm" fo:margin-bottom="0cm" fo:text-indent="0cm" style:auto-text-indent="false"/>
    </style:style>
    <style:style style:name="P35"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36"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38"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39"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0"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1" style:family="paragraph" style:parent-style-name="Text_20_body">
      <style:paragraph-properties fo:margin-left="0cm" fo:margin-right="0cm" fo:text-indent="0cm" style:auto-text-indent="false" fo:background-color="#ff0000">
        <style:background-image/>
      </style:paragraph-properties>
    </style:style>
    <style:style style:name="P42" style:family="paragraph" style:parent-style-name="_5b_RPG_5d__20_Táblázattartalom_20_-_20_saját_20_-_20_1">
      <style:paragraph-properties fo:margin-left="0cm" fo:margin-right="0cm" fo:text-align="start" style:justify-single-word="false" fo:text-indent="0cm" style:auto-text-indent="false"/>
      <style:text-properties fo:font-size="8pt"/>
    </style:style>
    <style:style style:name="P43"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transparent"/>
    </style:style>
    <style:style style:name="P44" style:family="paragraph" style:parent-style-name="_5b_RPG_5d__20_Táblázattartalom_20_-_20_saját_20_-_20_1">
      <style:paragraph-properties fo:margin-left="0cm" fo:margin-right="0cm" fo:text-align="start" style:justify-single-word="false" fo:text-indent="0cm" style:auto-text-indent="false"/>
      <style:text-properties fo:font-size="8pt" fo:background-color="#ff0000"/>
    </style:style>
    <style:style style:name="P45" style:family="paragraph" style:parent-style-name="_5b_RPG_5d__20_Táblázattartalom_20_-_20_saját_20_-_20_1">
      <style:paragraph-properties fo:margin-left="0cm" fo:margin-right="0cm" fo:text-align="start" style:justify-single-word="false" fo:text-indent="0cm" style:auto-text-indent="false"/>
      <style:text-properties fo:font-size="6pt" style:font-size-asian="6pt" style:font-size-complex="6pt"/>
    </style:style>
    <style:style style:name="P46" style:family="paragraph" style:parent-style-name="_5b_RPG_5d__20_Táblázattartalom_20_1">
      <style:paragraph-properties fo:margin-left="0cm" fo:margin-right="0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7" style:family="paragraph" style:parent-style-name="_5b_RPG_5d__20_Táblázattartalom_20_1">
      <style:paragraph-properties fo:margin-left="0cm" fo:margin-right="0cm" fo:line-height="0.499cm" fo:text-align="start" style:justify-single-word="false" fo:text-indent="0cm" style:auto-text-indent="false"/>
      <style:text-properties style:use-window-font-color="true" fo:font-size="9pt" fo:font-weight="normal" style:font-size-asian="9pt" style:font-weight-asian="normal" style:font-size-complex="9pt"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Standard">
      <style:paragraph-properties fo:margin-left="0cm" fo:margin-right="0cm" fo:text-indent="0cm" style:auto-text-indent="false"/>
      <style:text-properties fo:font-size="9pt" style:font-size-asian="9pt" style:font-size-complex="9pt"/>
    </style:style>
    <style:style style:name="P50" style:family="paragraph" style:parent-style-name="Standard">
      <style:paragraph-properties fo:margin-left="0cm" fo:margin-right="0cm" fo:text-indent="0cm" style:auto-text-indent="false"/>
      <style:text-properties fo:font-size="11pt" style:font-size-asian="11pt" style:font-size-complex="11pt"/>
    </style:style>
    <style:style style:name="P51" style:family="paragraph" style:parent-style-name="Text_20_body">
      <style:paragraph-properties fo:margin-left="0cm" fo:margin-right="0cm" fo:text-indent="0cm" style:auto-text-indent="false" fo:break-before="column"/>
    </style:style>
    <style:style style:name="P52" style:family="paragraph" style:parent-style-name="Text_20_body">
      <style:paragraph-properties fo:margin-left="0cm" fo:margin-right="0cm" fo:text-align="center" style:justify-single-word="false" fo:text-indent="0cm" style:auto-text-indent="false" fo:break-before="column"/>
    </style:style>
    <style:style style:name="P53" style:family="paragraph" style:parent-style-name="Standard">
      <style:paragraph-properties fo:margin-left="0cm" fo:margin-right="0cm" fo:margin-top="0cm" fo:margin-bottom="0.049cm" fo:text-indent="0cm" style:auto-text-indent="false"/>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56" style:family="paragraph" style:parent-style-name="Heading_20_1">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Heading_20_4">
      <style:paragraph-properties fo:break-before="page"/>
      <style:text-properties fo:font-weight="bold" style:font-weight-asian="bold" style:font-weight-complex="bold"/>
    </style:style>
    <style:style style:name="P60" style:family="paragraph" style:parent-style-name="Heading_20_2">
      <style:paragraph-properties fo:break-before="page"/>
    </style:style>
    <style:style style:name="P61" style:family="paragraph" style:parent-style-name="Heading_20_5">
      <style:paragraph-properties fo:break-before="page"/>
    </style:style>
    <style:style style:name="P62" style:family="paragraph" style:parent-style-name="Standard">
      <style:paragraph-properties fo:break-before="page"/>
      <style:text-properties fo:font-size="10pt" style:font-size-asian="10pt" style:font-size-complex="10pt"/>
    </style:style>
    <style:style style:name="P63" style:family="paragraph" style:parent-style-name="Text_20_body">
      <style:paragraph-properties fo:break-before="page" fo:background-color="transparent">
        <style:background-image/>
      </style:paragraph-properties>
      <style:text-properties fo:font-weight="bold" style:font-weight-asian="bold" style:font-weight-complex="bold"/>
    </style:style>
    <style:style style:name="P64" style:family="paragraph" style:parent-style-name="Heading_20_3">
      <style:paragraph-properties fo:break-before="page" fo:background-color="transparent">
        <style:background-image/>
      </style:paragraph-properties>
    </style:style>
    <style:style style:name="P65" style:family="paragraph" style:parent-style-name="Standard">
      <style:text-properties fo:font-size="6pt" style:font-size-asian="6pt" style:font-size-complex="6pt"/>
    </style:style>
    <style:style style:name="P66" style:family="paragraph" style:parent-style-name="Standard">
      <style:text-properties fo:font-size="9pt" style:font-size-asian="9pt" style:font-size-complex="9pt"/>
    </style:style>
    <style:style style:name="P67" style:family="paragraph" style:parent-style-name="Standard">
      <style:paragraph-properties fo:text-align="center" style:justify-single-word="false"/>
      <style:text-properties fo:font-size="9pt" style:font-size-asian="9pt" style:font-size-complex="9pt"/>
    </style:style>
    <style:style style:name="P68" style:family="paragraph" style:parent-style-name="Standard">
      <style:text-properties fo:font-size="9pt" fo:background-color="transparent" style:font-size-asian="9pt" style:font-size-complex="9pt"/>
    </style:style>
    <style:style style:name="P69" style:family="paragraph" style:parent-style-name="Standard">
      <style:text-properties fo:font-size="9pt" fo:background-color="#ff0000" style:font-size-asian="9pt" style:font-size-complex="9pt"/>
    </style:style>
    <style:style style:name="P70" style:family="paragraph" style:parent-style-name="Standard">
      <style:text-properties fo:font-size="9pt" fo:font-weight="bold" style:font-size-asian="9pt" style:font-weight-asian="bold" style:font-size-complex="9pt" style:font-weight-complex="bold"/>
    </style:style>
    <style:style style:name="P71" style:family="paragraph" style:parent-style-name="Standard">
      <style:text-properties fo:font-size="10pt" style:font-size-asian="10pt" style:font-size-complex="10pt"/>
    </style:style>
    <style:style style:name="P72" style:family="paragraph" style:parent-style-name="Standard">
      <style:paragraph-properties fo:text-align="start" style:justify-single-word="false" style:text-autospace="none"/>
      <style:text-properties fo:font-size="10pt" style:font-size-asian="10pt" style:font-size-complex="10pt"/>
    </style:style>
    <style:style style:name="P73" style:family="paragraph" style:parent-style-name="Standard">
      <style:paragraph-properties fo:text-align="center" style:justify-single-word="false"/>
      <style:text-properties fo:font-size="10pt" style:font-size-asian="10pt" style:font-size-complex="10pt"/>
    </style:style>
    <style:style style:name="P74" style:family="paragraph" style:parent-style-name="Standard">
      <style:paragraph-properties fo:text-align="center" style:justify-single-word="false" style:text-autospace="none"/>
      <style:text-properties fo:font-size="10pt" style:font-size-asian="10pt" style:font-size-complex="10pt"/>
    </style:style>
    <style:style style:name="P75"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76" style:family="paragraph" style:parent-style-name="Standard">
      <style:text-properties fo:font-size="10pt" fo:font-weight="bold" fo:background-color="#ff0000" style:font-size-asian="10pt" style:font-weight-asian="bold" style:font-size-complex="10pt" style:font-weight-complex="bold"/>
    </style:style>
    <style:style style:name="P77" style:family="paragraph" style:parent-style-name="Standard">
      <style:paragraph-properties fo:text-align="center" style:justify-single-word="false"/>
      <style:text-properties fo:font-size="10pt" fo:background-color="transparent" style:font-size-asian="10pt" style:font-size-complex="10pt"/>
    </style:style>
    <style:style style:name="P78" style:family="paragraph" style:parent-style-name="Standard">
      <style:paragraph-properties fo:text-align="start" style:justify-single-word="false" style:text-autospace="none"/>
      <style:text-properties fo:font-size="10pt" fo:font-style="normal" style:font-size-asian="10pt" style:font-style-asian="normal" style:font-size-complex="10pt" style:font-style-complex="normal"/>
    </style:style>
    <style:style style:name="P79" style:family="paragraph" style:parent-style-name="Standard">
      <style:paragraph-properties fo:text-align="center" style:justify-single-word="false"/>
      <style:text-properties fo:font-size="10pt" fo:background-color="#ff0000" style:font-size-asian="10pt" style:font-size-complex="10pt"/>
    </style:style>
    <style:style style:name="P80" style:family="paragraph" style:parent-style-name="Standard">
      <style:text-properties fo:font-size="5pt" style:font-size-asian="5pt" style:font-size-complex="5pt"/>
    </style:style>
    <style:style style:name="P81" style:family="paragraph" style:parent-style-name="Standard">
      <style:paragraph-properties fo:text-align="center" style:justify-single-word="false" style:text-autospace="none"/>
      <style:text-properties fo:color="#666666" fo:font-size="10pt" fo:font-weight="bold" style:font-size-asian="10pt" style:font-weight-asian="bold" style:font-size-complex="10pt" style:font-weight-complex="bold"/>
    </style:style>
    <style:style style:name="P82" style:family="paragraph" style:parent-style-name="Standard">
      <style:paragraph-properties fo:text-align="center" style:justify-single-word="false" style:text-autospace="none"/>
      <style:text-properties fo:color="#666666" fo:font-size="10pt" style:font-size-asian="10pt" style:font-size-complex="10pt"/>
    </style:style>
    <style:style style:name="P83" style:family="paragraph" style:parent-style-name="Standard">
      <style:text-properties fo:background-color="#ff0000"/>
    </style:style>
    <style:style style:name="P84" style:family="paragraph" style:parent-style-name="Standard">
      <style:text-properties fo:font-weight="normal" style:font-weight-asian="normal" style:font-weight-complex="normal"/>
    </style:style>
    <style:style style:name="P85"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86" style:family="paragraph" style:parent-style-name="Text_20_body">
      <style:text-properties style:use-window-font-color="true"/>
    </style:style>
    <style:style style:name="P87" style:family="paragraph" style:parent-style-name="Text_20_body">
      <style:text-properties style:use-window-font-color="true" fo:background-color="#ff0000"/>
    </style:style>
    <style:style style:name="P88" style:family="paragraph" style:parent-style-name="Text_20_body">
      <style:text-properties fo:font-weight="bold" style:font-weight-asian="bold" style:font-weight-complex="bold"/>
    </style:style>
    <style:style style:name="P89" style:family="paragraph" style:parent-style-name="Text_20_body">
      <style:paragraph-properties fo:text-align="center" style:justify-single-word="false"/>
      <style:text-properties fo:font-weight="bold" style:font-weight-asian="bold" style:font-weight-complex="bold"/>
    </style:style>
    <style:style style:name="P90" style:family="paragraph" style:parent-style-name="Text_20_body">
      <style:text-properties fo:font-weight="bold" fo:background-color="#ff0000" style:font-weight-asian="bold" style:font-weight-complex="bold"/>
    </style:style>
    <style:style style:name="P91" style:family="paragraph" style:parent-style-name="Text_20_body">
      <style:text-properties fo:background-color="#ff0000"/>
    </style:style>
    <style:style style:name="P92" style:family="paragraph" style:parent-style-name="Text_20_body">
      <style:text-properties fo:font-size="9pt" style:font-size-asian="9pt" style:font-size-complex="9pt"/>
    </style:style>
    <style:style style:name="P93" style:family="paragraph" style:parent-style-name="Text_20_body">
      <style:paragraph-properties fo:text-align="center" style:justify-single-word="false"/>
      <style:text-properties fo:font-size="9pt" style:font-size-asian="9pt" style:font-size-complex="9pt"/>
    </style:style>
    <style:style style:name="P94"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95" style:family="paragraph" style:parent-style-name="Text_20_body">
      <style:paragraph-properties fo:text-align="center" style:justify-single-word="false"/>
    </style:style>
    <style:style style:name="P96" style:family="paragraph" style:parent-style-name="Text_20_body">
      <style:text-properties style:font-name="Arial" fo:font-size="10pt" fo:font-style="normal" style:font-size-asian="10pt" style:font-style-asian="normal" style:font-size-complex="10pt" style:font-style-complex="normal"/>
    </style:style>
    <style:style style:name="P97"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98" style:family="paragraph" style:parent-style-name="Text_20_body">
      <style:text-properties fo:background-color="#ffcc99"/>
    </style:style>
    <style:style style:name="P99" style:family="paragraph" style:parent-style-name="Text_20_body">
      <style:text-properties fo:background-color="transparent"/>
    </style:style>
    <style:style style:name="P100" style:family="paragraph" style:parent-style-name="Text_20_body">
      <style:text-properties style:font-name="FreeSerif6"/>
    </style:style>
    <style:style style:name="P101" style:family="paragraph" style:parent-style-name="Text_20_body">
      <style:text-properties style:font-name="FreeSerif6" fo:font-size="11pt" style:font-size-asian="11pt" style:font-size-complex="11pt"/>
    </style:style>
    <style:style style:name="P102" style:family="paragraph" style:parent-style-name="Text_20_body">
      <style:text-properties fo:background-color="#23ff23"/>
    </style:style>
    <style:style style:name="P103"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104" style:family="paragraph" style:parent-style-name="Text_20_body">
      <style:text-properties fo:font-size="10pt" style:font-size-asian="10pt" style:font-size-complex="10pt"/>
    </style:style>
    <style:style style:name="P105" style:family="paragraph" style:parent-style-name="Text_20_body">
      <style:text-properties fo:font-size="10pt" fo:background-color="#ff0000" style:font-size-asian="10pt" style:font-size-complex="10pt"/>
    </style:style>
    <style:style style:name="P106"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07" style:family="paragraph" style:parent-style-name="Text_20_body">
      <style:text-properties style:text-underline-style="solid" style:text-underline-width="auto" style:text-underline-color="font-color"/>
    </style:style>
    <style:style style:name="P108" style:family="paragraph" style:parent-style-name="Text_20_body">
      <style:text-properties fo:background-color="#ff9966"/>
    </style:style>
    <style:style style:name="P109" style:family="paragraph" style:parent-style-name="Text_20_body">
      <style:text-properties fo:background-color="#ff6633"/>
    </style:style>
    <style:style style:name="P110" style:family="paragraph" style:parent-style-name="Text_20_body">
      <style:text-properties fo:font-size="11pt" style:font-size-asian="11pt" style:font-size-complex="11pt"/>
    </style:style>
    <style:style style:name="P111" style:family="paragraph" style:parent-style-name="Text_20_body">
      <style:paragraph-properties fo:text-align="justify" style:justify-single-word="false"/>
      <style:text-properties fo:font-size="11pt" fo:background-color="transparent" style:font-size-asian="11pt" style:font-size-complex="11pt"/>
    </style:style>
    <style:style style:name="P112" style:family="paragraph" style:parent-style-name="Text_20_body">
      <style:text-properties fo:font-size="10.5pt" style:font-size-asian="10.5pt" style:font-size-complex="10.5pt"/>
    </style:style>
    <style:style style:name="P113" style:family="paragraph" style:parent-style-name="Text_20_body">
      <style:text-properties style:text-underline-style="none" fo:font-weight="bold" style:font-weight-asian="bold" style:font-weight-complex="bold"/>
    </style:style>
    <style:style style:name="P114" style:family="paragraph" style:parent-style-name="Text_20_body">
      <style:paragraph-properties fo:background-color="#ff9966">
        <style:background-image/>
      </style:paragraph-properties>
    </style:style>
    <style:style style:name="P115" style:family="paragraph" style:parent-style-name="_5b_RPG_5d__20_Táblázattartalom_20_-_20_saját_20_-_20_1">
      <style:paragraph-properties fo:background-color="#ff9966">
        <style:background-image/>
      </style:paragraph-properties>
      <style:text-properties fo:font-size="9pt" style:font-size-asian="9pt" style:font-size-complex="9pt"/>
    </style:style>
    <style:style style:name="P116" style:family="paragraph" style:parent-style-name="Text_20_body">
      <style:paragraph-properties fo:background-color="transparent">
        <style:background-image/>
      </style:paragraph-properties>
    </style:style>
    <style:style style:name="P117" style:family="paragraph" style:parent-style-name="Text_20_body">
      <style:paragraph-properties fo:background-color="transparent">
        <style:background-image/>
      </style:paragraph-properties>
      <style:text-properties style:use-window-font-color="true"/>
    </style:style>
    <style:style style:name="P118" style:family="paragraph" style:parent-style-name="Text_20_body">
      <style:paragraph-properties fo:text-align="center" style:justify-single-word="false" fo:background-color="transparent">
        <style:background-image/>
      </style:paragraph-properties>
      <style:text-properties style:use-window-font-color="true"/>
    </style:style>
    <style:style style:name="P119" style:family="paragraph" style:parent-style-name="Text_20_body">
      <style:paragraph-properties fo:background-color="transparent">
        <style:background-image/>
      </style:paragraph-properties>
      <style:text-properties style:use-window-font-color="true" fo:background-color="transparent"/>
    </style:style>
    <style:style style:name="P120" style:family="paragraph" style:parent-style-name="Text_20_body">
      <style:paragraph-properties fo:background-color="transparent">
        <style:background-image/>
      </style:paragraph-properties>
      <style:text-properties style:use-window-font-color="true" fo:font-size="11pt" fo:font-weight="normal" style:font-size-asian="11pt" style:font-weight-asian="normal" style:font-size-complex="11pt" style:font-weight-complex="normal"/>
    </style:style>
    <style:style style:name="P121" style:family="paragraph" style:parent-style-name="Text_20_body">
      <style:paragraph-properties fo:background-color="transparent">
        <style:background-image/>
      </style:paragraph-properties>
      <style:text-properties style:use-window-font-color="true" fo:font-weight="bold" fo:background-color="transparent" style:font-weight-asian="bold" style:font-weight-complex="bold"/>
    </style:style>
    <style:style style:name="P122" style:family="paragraph" style:parent-style-name="Text_20_body">
      <style:paragraph-properties fo:background-color="transparent">
        <style:tab-stops>
          <style:tab-stop style:position="16.999cm"/>
        </style:tab-stops>
        <style:background-image/>
      </style:paragraph-properties>
    </style:style>
    <style:style style:name="P123" style:family="paragraph" style:parent-style-name="Text_20_body">
      <style:paragraph-properties fo:text-align="start" style:justify-single-word="false" fo:background-color="transparent">
        <style:background-image/>
      </style:paragraph-properties>
      <style:text-properties fo:font-weight="normal" fo:background-color="#ff0000" style:font-weight-asian="normal" style:font-weight-complex="normal"/>
    </style:style>
    <style:style style:name="P124" style:family="paragraph" style:parent-style-name="Text_20_body">
      <style:paragraph-properties fo:background-color="transparent">
        <style:background-image/>
      </style:paragraph-properties>
      <style:text-properties fo:font-weight="normal" style:font-weight-asian="normal" style:font-weight-complex="normal"/>
    </style:style>
    <style:style style:name="P125" style:family="paragraph" style:parent-style-name="Text_20_body">
      <style:paragraph-properties fo:text-align="justify" style:justify-single-word="false" fo:background-color="transparent">
        <style:background-image/>
      </style:paragraph-properties>
    </style:style>
    <style:style style:name="P126" style:family="paragraph" style:parent-style-name="Text_20_body">
      <style:paragraph-properties fo:background-color="transparent">
        <style:background-image/>
      </style:paragraph-properties>
      <style:text-properties fo:background-color="#23ff23"/>
    </style:style>
    <style:style style:name="P127" style:family="paragraph" style:parent-style-name="Text_20_body">
      <style:paragraph-properties fo:text-align="center" style:justify-single-word="false" fo:background-color="transparent">
        <style:tab-stops>
          <style:tab-stop style:position="0.265cm"/>
        </style:tab-stops>
        <style:background-image/>
      </style:paragraph-properties>
    </style:style>
    <style:style style:name="P128" style:family="paragraph" style:parent-style-name="Text_20_body">
      <style:paragraph-properties fo:background-color="transparent">
        <style:background-image/>
      </style:paragraph-properties>
      <style:text-properties fo:font-weight="bold" style:font-weight-asian="bold" style:font-weight-complex="bold"/>
    </style:style>
    <style:style style:name="P129" style:family="paragraph" style:parent-style-name="Text_20_body">
      <style:paragraph-properties fo:background-color="transparent">
        <style:background-image/>
      </style:paragraph-properties>
      <style:text-properties fo:font-size="9pt" fo:font-weight="normal" style:font-size-asian="9pt" style:font-weight-asian="normal" style:font-size-complex="9pt" style:font-weight-complex="normal"/>
    </style:style>
    <style:style style:name="P130" style:family="paragraph" style:parent-style-name="Text_20_body">
      <style:paragraph-properties fo:background-color="transparent">
        <style:tab-stops>
          <style:tab-stop style:position="0.265cm"/>
        </style:tab-stops>
        <style:background-image/>
      </style:paragraph-properties>
    </style:style>
    <style:style style:name="P131" style:family="paragraph" style:parent-style-name="Text_20_body">
      <style:paragraph-properties fo:text-align="center" style:justify-single-word="false" fo:background-color="transparent">
        <style:tab-stops>
          <style:tab-stop style:position="0.265cm"/>
        </style:tab-stops>
        <style:background-image/>
      </style:paragraph-properties>
      <style:text-properties fo:font-size="10pt" fo:font-weight="normal" style:font-size-asian="10pt" style:font-weight-asian="normal" style:font-size-complex="10pt" style:font-weight-complex="normal"/>
    </style:style>
    <style:style style:name="P132" style:family="paragraph" style:parent-style-name="Text_20_body">
      <style:paragraph-properties fo:background-color="transparent">
        <style:background-image/>
      </style:paragraph-properties>
      <style:text-properties fo:color="#ffffff" fo:background-color="transparent"/>
    </style:style>
    <style:style style:name="P133" style:family="paragraph" style:parent-style-name="Text_20_body">
      <style:paragraph-properties fo:background-color="transparent">
        <style:background-image/>
      </style:paragraph-properties>
      <style:text-properties fo:background-color="transparent"/>
    </style:style>
    <style:style style:name="P134" style:family="paragraph" style:parent-style-name="Text_20_body">
      <style:paragraph-properties fo:background-color="transparent">
        <style:background-image/>
      </style:paragraph-properties>
      <style:text-properties fo:font-size="11pt" style:font-size-asian="11pt" style:font-size-complex="11pt"/>
    </style:style>
    <style:style style:name="P135" style:family="paragraph" style:parent-style-name="Text_20_body">
      <style:paragraph-properties fo:background-color="transparent">
        <style:background-image/>
      </style:paragraph-properties>
      <style:text-properties fo:font-size="11pt" fo:background-color="#ff0000" style:font-size-asian="11pt" style:font-size-complex="11pt"/>
    </style:style>
    <style:style style:name="P136" style:family="paragraph" style:parent-style-name="_5b_RPG_5d__20_Táblázattartalom_20_-_20_saját_20_-_20_1">
      <style:paragraph-properties fo:background-color="transparent">
        <style:background-image/>
      </style:paragraph-properties>
      <style:text-properties fo:font-size="9pt" style:font-size-asian="9pt" style:font-size-complex="9pt"/>
    </style:style>
    <style:style style:name="P137" style:family="paragraph" style:parent-style-name="_5b_RPG_5d__20_Táblázattartalom_20_-_20_saját_20_-_20_1">
      <style:paragraph-properties fo:text-align="start" style:justify-single-word="false" fo:background-color="transparent">
        <style:background-image/>
      </style:paragraph-properties>
      <style:text-properties fo:font-size="9pt" style:font-size-asian="9pt" style:font-size-complex="9pt"/>
    </style:style>
    <style:style style:name="P138"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139"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ff0000" style:font-size-asian="9pt" style:font-weight-asian="normal" style:font-size-complex="9pt" style:font-weight-complex="normal"/>
    </style:style>
    <style:style style:name="P140"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141" style:family="paragraph" style:parent-style-name="_5b_RPG_5d__20_Táblázattartalom_20_-_20_saját_20_-_20_1">
      <style:paragraph-properties fo:background-color="transparent">
        <style:background-image/>
      </style:paragraph-properties>
      <style:text-properties fo:font-size="9pt" fo:background-color="transparent" style:font-size-asian="9pt" style:font-size-complex="9pt"/>
    </style:style>
    <style:style style:name="P142" style:family="paragraph" style:parent-style-name="_5b_RPG_5d__20_Táblázattartalom_20_-_20_saját_20_-_20_1">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43" style:family="paragraph" style:parent-style-name="_5b_RPG_5d__20_Táblázattartalom_20_-_20_saját_20_-_20_1">
      <style:paragraph-properties fo:background-color="transparent">
        <style:background-image/>
      </style:paragraph-properties>
      <style:text-properties fo:font-size="7pt" style:font-size-asian="7pt" style:font-size-complex="7pt"/>
    </style:style>
    <style:style style:name="P144" style:family="paragraph" style:parent-style-name="_5b_RPG_5d__20_Táblázattartalom_20_-_20_saját_20_-_20_1">
      <style:paragraph-properties fo:background-color="transparent">
        <style:background-image/>
      </style:paragraph-properties>
      <style:text-properties style:use-window-font-color="true" fo:font-style="normal" fo:background-color="transparent" style:font-style-asian="normal" style:font-style-complex="normal"/>
    </style:style>
    <style:style style:name="P145" style:family="paragraph" style:parent-style-name="_5b_RPG_5d__20_Táblázattartalom_20_-_20_saját_20_-_20_1">
      <style:paragraph-properties fo:background-color="transparent">
        <style:background-image/>
      </style:paragraph-properties>
      <style:text-properties style:use-window-font-color="true" fo:font-size="9pt" fo:background-color="transparent" style:font-size-asian="9pt" style:font-size-complex="9pt"/>
    </style:style>
    <style:style style:name="P146"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style:font-size-asian="9pt" style:font-style-asian="normal" style:font-weight-asian="bold" style:font-size-complex="9pt" style:font-style-complex="normal" style:font-weight-complex="bold"/>
    </style:style>
    <style:style style:name="P147" style:family="paragraph" style:parent-style-name="_5b_RPG_5d__20_Táblázattartalom_20_-_20_saját_20_-_20_1">
      <style:paragraph-properties fo:background-color="transparent">
        <style:background-image/>
      </style:paragraph-properties>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148" style:family="paragraph" style:parent-style-name="_5b_RPG_5d__20_Táblázattartalom_20_-_20_saját_20_-_20_1">
      <style:paragraph-properties fo:text-align="start" style:justify-single-word="false" fo:background-color="transparent">
        <style:background-image/>
      </style:paragraph-properties>
      <style:text-properties fo:background-color="transparent"/>
    </style:style>
    <style:style style:name="P149"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font-size-asian="8pt" style:font-size-complex="8pt"/>
    </style:style>
    <style:style style:name="P150" style:family="paragraph" style:parent-style-name="_5b_RPG_5d__20_Táblázattartalom_20_-_20_saját_20_-_20_1">
      <style:paragraph-properties fo:text-align="start" style:justify-single-word="false" fo:background-color="transparent">
        <style:background-image/>
      </style:paragraph-properties>
      <style:text-properties fo:font-size="8pt" fo:background-color="transparent"/>
    </style:style>
    <style:style style:name="P151" style:family="paragraph" style:parent-style-name="_5b_RPG_5d__20_Táblázattartalom_20_-_20_saját_20_-_20_1">
      <style:paragraph-properties fo:text-align="start" style:justify-single-word="false" fo:background-color="transparent">
        <style:background-image/>
      </style:paragraph-properties>
      <style:text-properties fo:font-size="8pt"/>
    </style:style>
    <style:style style:name="P152" style:family="paragraph" style:parent-style-name="_5b_RPG_5d__20_Táblázattartalom_20_1">
      <style:paragraph-properties fo:text-align="start" style:justify-single-word="false" fo:background-color="transparent">
        <style:background-image/>
      </style:paragraph-properties>
      <style:text-properties fo:font-weight="normal" style:font-weight-asian="normal" style:font-weight-complex="normal"/>
    </style:style>
    <style:style style:name="P153" style:family="paragraph" style:parent-style-name="_5b_RPG_5d__20_Táblázattartalom_20_1">
      <style:paragraph-properties fo:text-align="start" style:justify-single-word="false" fo:background-color="transparent">
        <style:background-image/>
      </style:paragraph-properties>
      <style:text-properties fo:font-size="8pt" fo:font-weight="normal" style:font-size-asian="8pt" style:font-weight-asian="normal" style:font-size-complex="8pt" style:font-weight-complex="normal"/>
    </style:style>
    <style:style style:name="P154" style:family="paragraph" style:parent-style-name="_5b_RPG_5d__20_Táblázattartalom_20_-_20_saját_20_-_20_1">
      <style:paragraph-properties fo:background-color="transparent" style:shadow="none">
        <style:background-image/>
      </style:paragraph-properties>
      <style:text-properties fo:font-size="8pt" fo:font-style="italic" style:font-size-asian="8pt" style:font-style-asian="italic" style:font-size-complex="8pt" style:font-style-complex="italic"/>
    </style:style>
    <style:style style:name="P155" style:family="paragraph" style:parent-style-name="_5b_RPG_5d__20_Táblázattartalom_20_-_20_saját_20_-_20_1">
      <style:paragraph-properties fo:background-color="transparent" style:shadow="none">
        <style:background-image/>
      </style:paragraph-properties>
      <style:text-properties fo:font-size="8pt" style:font-size-asian="8pt" style:font-size-complex="8pt"/>
    </style:style>
    <style:style style:name="P156" style:family="paragraph" style:parent-style-name="_5b_RPG_5d__20_Táblázattartalom_20_-_20_saját_20_-_20_1">
      <style:paragraph-properties fo:background-color="transparent" style:shadow="none">
        <style:background-image/>
      </style:paragraph-properties>
      <style:text-properties fo:font-size="7pt" style:font-size-asian="7pt" style:font-size-complex="7pt"/>
    </style:style>
    <style:style style:name="P157" style:family="paragraph" style:parent-style-name="_5b_RPG_5d__20_Táblázattartalom_20_-_20_saját_20_-_20_1">
      <style:paragraph-properties fo:keep-together="always" fo:widows="0" fo:background-color="transparent" style:shadow="none" fo:keep-with-next="auto">
        <style:background-image/>
      </style:paragraph-properties>
      <style:text-properties fo:font-size="9pt" fo:background-color="transparent" style:font-size-asian="9pt" style:font-size-complex="9pt"/>
    </style:style>
    <style:style style:name="P158" style:family="paragraph" style:parent-style-name="_5b_RPG_5d__20_Táblázattartalom_20_-_20_saját_20_-_20_1">
      <style:paragraph-properties fo:text-align="start" style:justify-single-word="false" fo:keep-together="always" fo:widows="0" fo:background-color="transparent" style:shadow="none" fo:keep-with-next="auto">
        <style:background-image/>
      </style:paragraph-properties>
      <style:text-properties fo:font-size="9pt" fo:font-weight="normal" style:font-size-asian="9pt" style:font-weight-asian="normal" style:font-size-complex="9pt" style:font-weight-complex="normal"/>
    </style:style>
    <style:style style:name="P159" style:family="paragraph" style:parent-style-name="Heading_20_4">
      <style:paragraph-properties fo:background-color="transparent">
        <style:background-image/>
      </style:paragraph-properties>
      <style:text-properties style:use-window-font-color="true" fo:background-color="transparent"/>
    </style:style>
    <style:style style:name="P160" style:family="paragraph" style:parent-style-name="Table_20_Contents">
      <style:paragraph-properties fo:text-align="center" style:justify-single-word="false" fo:background-color="transparent">
        <style:background-image/>
      </style:paragraph-properties>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62"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163"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164" style:family="paragraph" style:parent-style-name="Table_20_Contents">
      <style:text-properties fo:font-size="9pt" fo:font-style="normal" style:font-size-asian="9pt" style:font-style-asian="normal" style:font-size-complex="9pt" style:font-style-complex="normal"/>
    </style:style>
    <style:style style:name="P165" style:family="paragraph" style:parent-style-name="Table_20_Contents">
      <style:paragraph-properties fo:text-align="center" style:justify-single-word="false"/>
      <style:text-properties fo:font-size="9pt" fo:font-style="normal" style:font-size-asian="9pt" style:font-style-asian="normal" style:font-size-complex="9pt" style:font-style-complex="normal"/>
    </style:style>
    <style:style style:name="P166" style:family="paragraph" style:parent-style-name="Table_20_Contents">
      <style:text-properties fo:font-size="9pt" style:font-size-asian="9pt" style:font-size-complex="9pt"/>
    </style:style>
    <style:style style:name="P167" style:family="paragraph" style:parent-style-name="Table_20_Contents">
      <style:text-properties fo:font-size="10pt" style:font-size-asian="10pt" style:font-size-complex="10pt"/>
    </style:style>
    <style:style style:name="P168" style:family="paragraph" style:parent-style-name="Table_20_Contents">
      <style:paragraph-properties fo:text-align="center" style:justify-single-word="false"/>
      <style:text-properties fo:font-size="10pt" style:font-size-asian="10pt" style:font-size-complex="10pt"/>
    </style:style>
    <style:style style:name="P169" style:family="paragraph" style:parent-style-name="Table_20_Contents">
      <style:paragraph-properties fo:text-align="start" style:justify-single-word="false"/>
      <style:text-properties fo:font-size="10pt" style:font-size-asian="10pt" style:font-size-complex="10pt"/>
    </style:style>
    <style:style style:name="P17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7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7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74" style:family="paragraph" style:parent-style-name="Table_20_Contents">
      <style:text-properties fo:font-size="10pt" fo:font-style="normal" style:font-size-asian="10pt" style:font-style-asian="normal" style:font-size-complex="10pt" style:font-style-complex="normal"/>
    </style:style>
    <style:style style:name="P175"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6" style:family="paragraph" style:parent-style-name="Table_20_Contents">
      <style:text-properties fo:font-size="10pt" fo:font-style="normal" fo:background-color="#ff0000" style:font-size-asian="10pt" style:font-style-asian="normal" style:font-size-complex="10pt" style:font-style-complex="normal"/>
    </style:style>
    <style:style style:name="P177" style:family="paragraph" style:parent-style-name="Table_20_Contents">
      <style:paragraph-properties fo:text-align="center" style:justify-single-word="false"/>
      <style:text-properties fo:font-size="10pt" fo:background-color="transparent" style:font-size-asian="10pt" style:font-size-complex="10pt"/>
    </style:style>
    <style:style style:name="P178" style:family="paragraph" style:parent-style-name="Table_20_Contents">
      <style:paragraph-properties fo:text-align="center" style:justify-single-word="false"/>
    </style:style>
    <style:style style:name="P17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81"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82"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83"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84"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185" style:family="paragraph" style:parent-style-name="Table_20_Contents">
      <style:paragraph-properties fo:text-align="center" style:justify-single-word="false"/>
      <style:text-properties style:font-name="Nimbus Roman No9 L" fo:font-size="8pt" fo:font-weight="bold"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Nimbus Roman No9 L" fo:font-size="8pt" fo:font-weight="bold"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style:font-name="Nimbus Roman No9 L" fo:font-size="11pt" fo:font-weight="bold" style:font-size-asian="11pt" style:font-weight-asian="bold" style:font-size-complex="11pt" style:font-weight-complex="bold"/>
    </style:style>
    <style:style style:name="P188" style:family="paragraph" style:parent-style-name="Table_20_Contents">
      <style:paragraph-properties fo:text-align="center" style:justify-single-word="false"/>
      <style:text-properties style:font-name="Nimbus Roman No9 L" fo:font-size="7pt" fo:font-weight="bold" style:font-size-asian="7pt" style:font-weight-asian="bold" style:font-size-complex="7pt" style:font-weight-complex="bold"/>
    </style:style>
    <style:style style:name="P189"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90"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191"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192" style:family="paragraph" style:parent-style-name="Table_20_Contents">
      <style:paragraph-properties fo:text-align="center" style:justify-single-word="false"/>
      <style:text-properties style:font-name="Arial" fo:font-size="9pt" style:font-size-asian="9pt" style:font-size-complex="9pt"/>
    </style:style>
    <style:style style:name="P193" style:family="paragraph" style:parent-style-name="Heading_20_4">
      <style:text-properties style:text-underline-style="none"/>
    </style:style>
    <style:style style:name="P194" style:family="paragraph" style:parent-style-name="Heading_20_4">
      <style:text-properties fo:font-weight="normal" fo:background-color="transparent" style:font-weight-asian="normal" style:font-weight-complex="normal"/>
    </style:style>
    <style:style style:name="P195" style:family="paragraph" style:parent-style-name="_5b_RPG_5d__20_Táblázattartalom_20_1">
      <style:text-properties fo:font-size="10pt" style:font-size-asian="10pt" style:font-size-complex="10pt"/>
    </style:style>
    <style:style style:name="P196" style:family="paragraph" style:parent-style-name="_5b_RPG_5d__20_Táblázattartalom_20_1">
      <style:text-properties fo:font-size="9pt" fo:font-weight="bold" style:font-size-asian="9pt" style:font-weight-asian="bold" style:font-size-complex="9pt" style:font-weight-complex="bold"/>
    </style:style>
    <style:style style:name="P197" style:family="paragraph" style:parent-style-name="_5b_RPG_5d__20_Táblázattartalom_20_1">
      <style:text-properties fo:font-size="9pt" style:font-size-asian="9pt" style:font-size-complex="9pt"/>
    </style:style>
    <style:style style:name="P198" style:family="paragraph" style:parent-style-name="_5b_RPG_5d__20_Táblázattartalom_20_1">
      <style:text-properties fo:font-size="9pt" fo:font-weight="normal" style:font-size-asian="9pt" style:font-weight-asian="normal" style:font-size-complex="9pt" style:font-weight-complex="normal"/>
    </style:style>
    <style:style style:name="P199" style:family="paragraph" style:parent-style-name="_5b_RPG_5d__20_Táblázattartalom_20_1">
      <style:paragraph-properties fo:line-height="0.499cm"/>
      <style:text-properties fo:font-size="9pt" fo:font-weight="normal" style:font-size-asian="9pt" style:font-weight-asian="normal" style:font-size-complex="9pt" style:font-weight-complex="normal"/>
    </style:style>
    <style:style style:name="P200" style:family="paragraph" style:parent-style-name="_5b_RPG_5d__20_Táblázattartalom_20_1">
      <style:paragraph-properties fo:line-height="0.499cm" fo:text-align="start" style:justify-single-word="false"/>
      <style:text-properties fo:font-size="9pt" fo:font-weight="normal" style:font-size-asian="9pt" style:font-weight-asian="normal" style:font-size-complex="9pt" style:font-weight-complex="normal"/>
    </style:style>
    <style:style style:name="P201" style:family="paragraph" style:parent-style-name="_5b_RPG_5d__20_Táblázattartalom_20_1">
      <style:paragraph-properties fo:line-height="0.499cm"/>
      <style:text-properties fo:font-size="9pt" fo:font-weight="normal" fo:background-color="transparent" style:font-size-asian="9pt" style:font-weight-asian="normal" style:font-size-complex="9pt" style:font-weight-complex="normal"/>
    </style:style>
    <style:style style:name="P202" style:family="paragraph" style:parent-style-name="_5b_RPG_5d__20_Táblázattartalom_20_1">
      <style:text-properties fo:font-size="8pt" style:font-size-asian="8pt" style:font-size-complex="8pt"/>
    </style:style>
    <style:style style:name="P203" style:family="paragraph" style:parent-style-name="_5b_RPG_5d__20_Táblázattartalom_20_1">
      <style:text-properties fo:font-size="8pt" fo:font-weight="bold" style:font-size-asian="8pt" style:font-weight-asian="bold" style:font-size-complex="8pt" style:font-weight-complex="bold"/>
    </style:style>
    <style:style style:name="P204" style:family="paragraph" style:parent-style-name="_5b_RPG_5d__20_Táblázattartalom_20_1">
      <style:text-properties fo:font-size="8pt" fo:font-weight="normal" style:font-size-asian="8pt" style:font-weight-asian="normal" style:font-size-complex="8pt" style:font-weight-complex="normal"/>
    </style:style>
    <style:style style:name="P205"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206"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207" style:family="paragraph" style:parent-style-name="_5b_RPG_5d__20_Táblázattartalom_20_1">
      <style:text-properties fo:font-size="8pt" fo:font-style="normal" style:font-size-asian="8pt" style:font-style-asian="normal" style:font-size-complex="8pt" style:font-style-complex="normal"/>
    </style:style>
    <style:style style:name="P208"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209"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210"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211" style:family="paragraph" style:parent-style-name="_5b_RPG_5d__20_Táblázattartalom_20_1">
      <style:text-properties fo:font-weight="normal" style:font-weight-asian="normal" style:font-weight-complex="normal"/>
    </style:style>
    <style:style style:name="P212" style:family="paragraph" style:parent-style-name="_5b_RPG_5d__20_Táblázattartalom_20_1">
      <style:paragraph-properties fo:text-align="start" style:justify-single-word="false"/>
      <style:text-properties fo:font-weight="normal" style:font-weight-asian="normal" style:font-weight-complex="normal"/>
    </style:style>
    <style:style style:name="P213"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14"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15"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16"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17" style:family="paragraph" style:parent-style-name="_5b_RPG_5d__20_Táblázattartalom_20_1">
      <style:text-properties fo:font-style="normal" fo:font-weight="bold" style:font-style-asian="normal" style:font-weight-asian="bold" style:font-style-complex="normal" style:font-weight-complex="bold"/>
    </style:style>
    <style:style style:name="P218" style:family="paragraph" style:parent-style-name="_5b_RPG_5d__20_Táblázattartalom_20_1">
      <style:text-properties fo:font-style="normal" style:font-style-asian="normal" style:font-style-complex="normal"/>
    </style:style>
    <style:style style:name="P219" style:family="paragraph" style:parent-style-name="_5b_RPG_5d__20_Táblázattartalom_20_1">
      <style:text-properties fo:font-weight="bold" style:font-weight-asian="bold" style:font-weight-complex="bold"/>
    </style:style>
    <style:style style:name="P220" style:family="paragraph" style:parent-style-name="_5b_RPG_5d__20_Táblázattartalom_20_1">
      <style:text-properties style:use-window-font-color="true" fo:font-size="9pt" fo:font-weight="normal" style:font-size-asian="9pt" style:font-weight-asian="normal" style:font-size-complex="9pt" style:font-weight-complex="normal"/>
    </style:style>
    <style:style style:name="P221" style:family="paragraph" style:parent-style-name="_5b_RPG_5d__20_Táblázattartalom_20_1">
      <style:paragraph-properties fo:line-height="0.499cm"/>
      <style:text-properties style:use-window-font-color="true" fo:font-size="9pt" fo:font-weight="normal" style:font-size-asian="9pt" style:font-weight-asian="normal" style:font-size-complex="9pt" style:font-weight-complex="normal"/>
    </style:style>
    <style:style style:name="P22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23" style:family="paragraph" style:parent-style-name="Text_20_body">
      <style:paragraph-properties fo:margin-left="0cm" fo:margin-right="0cm" fo:text-indent="0.199cm" style:auto-text-indent="false"/>
    </style:style>
    <style:style style:name="P224" style:family="paragraph" style:parent-style-name="Text_20_body">
      <style:paragraph-properties fo:margin-left="0cm" fo:margin-right="0cm" fo:text-align="center" style:justify-single-word="false" fo:text-indent="0.199cm" style:auto-text-indent="false"/>
      <style:text-properties fo:font-weight="normal" style:font-weight-asian="normal" style:font-weight-complex="normal"/>
    </style:style>
    <style:style style:name="P225"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226" style:family="paragraph" style:parent-style-name="Text_20_body">
      <style:paragraph-properties fo:background-color="#ff0000">
        <style:background-image/>
      </style:paragraph-properties>
    </style:style>
    <style:style style:name="P227" style:family="paragraph" style:parent-style-name="Text_20_body">
      <style:paragraph-properties fo:background-color="#ff0000">
        <style:background-image/>
      </style:paragraph-properties>
      <style:text-properties style:use-window-font-color="true" fo:font-weight="normal" style:font-weight-asian="normal" style:font-weight-complex="normal"/>
    </style:style>
    <style:style style:name="P228" style:family="paragraph" style:parent-style-name="Text_20_body">
      <style:paragraph-properties fo:background-color="#ff0000">
        <style:background-image/>
      </style:paragraph-properties>
      <style:text-properties fo:font-size="12pt" style:font-size-asian="12pt" style:font-size-complex="12pt"/>
    </style:style>
    <style:style style:name="P229" style:family="paragraph" style:parent-style-name="_5b_RPG_5d__20_Táblázattartalom_20_-_20_saját_20_-_20_1">
      <style:paragraph-properties fo:text-align="start" style:justify-single-word="false" fo:background-color="#ff0000">
        <style:background-image/>
      </style:paragraph-properties>
      <style:text-properties fo:font-size="8pt"/>
    </style:style>
    <style:style style:name="P230" style:family="paragraph" style:parent-style-name="_5b_RPG_5d__20_Táblázattartalom_20_-_20_saját_20_-_20_1">
      <style:paragraph-properties fo:background-color="#ff0000">
        <style:background-image/>
      </style:paragraph-properties>
      <style:text-properties fo:font-size="9pt" style:font-size-asian="9pt" style:font-size-complex="9pt"/>
    </style:style>
    <style:style style:name="P231" style:family="paragraph" style:parent-style-name="Standard">
      <style:paragraph-properties fo:text-align="center" style:justify-single-word="false" fo:background-color="#ff0000">
        <style:background-image/>
      </style:paragraph-properties>
      <style:text-properties fo:font-size="10pt" style:font-size-asian="10pt" style:font-size-complex="10pt"/>
    </style:style>
    <style:style style:name="P232" style:family="paragraph" style:parent-style-name="_5b_RPG_5d__20_Táblázattartalom_20_-_20_fejléc">
      <style:text-properties fo:font-size="8pt" style:font-size-asian="8pt" style:font-size-complex="8pt"/>
    </style:style>
    <style:style style:name="P233" style:family="paragraph" style:parent-style-name="_5b_RPG_5d__20_Táblázattartalom_20_-_20_fejléc">
      <style:text-properties fo:font-style="normal" style:font-style-asian="normal" style:font-style-complex="normal"/>
    </style:style>
    <style:style style:name="P234" style:family="paragraph" style:parent-style-name="_5b_RPG_5d__20_Táblázattartalom_20_-_20_fejléc">
      <style:text-properties style:font-name="Arial"/>
    </style:style>
    <style:style style:name="P235" style:family="paragraph" style:parent-style-name="_5b_RPG_5d__20_Táblázattartalom_20_-_20_fejléc">
      <style:text-properties style:font-name="Arial" fo:font-size="8pt" style:font-size-asian="8pt" style:font-size-complex="8pt"/>
    </style:style>
    <style:style style:name="P236" style:family="paragraph" style:parent-style-name="_5b_RPG_5d__20_Táblázattartalom_20_-_20_fejléc">
      <style:text-properties fo:font-size="7pt" style:font-size-asian="7pt" style:font-size-complex="7pt"/>
    </style:style>
    <style:style style:name="P237" style:family="paragraph" style:parent-style-name="_5b_RPG_5d__20_Táblázattartalom_20_-_20_saját_20_-_20_1">
      <style:text-properties fo:font-size="8pt" style:font-size-asian="8pt" style:font-size-complex="8pt"/>
    </style:style>
    <style:style style:name="P238" style:family="paragraph" style:parent-style-name="_5b_RPG_5d__20_Táblázattartalom_20_-_20_saját_20_-_20_1">
      <style:paragraph-properties fo:text-align="start" style:justify-single-word="false"/>
      <style:text-properties fo:font-size="8pt"/>
    </style:style>
    <style:style style:name="P239" style:family="paragraph" style:parent-style-name="_5b_RPG_5d__20_Táblázattartalom_20_-_20_saját_20_-_20_1">
      <style:paragraph-properties fo:text-align="start" style:justify-single-word="false"/>
      <style:text-properties fo:font-size="8pt" fo:background-color="transparent"/>
    </style:style>
    <style:style style:name="P240"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241"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242" style:family="paragraph" style:parent-style-name="_5b_RPG_5d__20_Táblázattartalom_20_-_20_saját_20_-_20_1">
      <style:paragraph-properties fo:text-align="start" style:justify-single-word="false">
        <style:tab-stops>
          <style:tab-stop style:position="0.817cm"/>
        </style:tab-stops>
      </style:paragraph-properties>
      <style:text-properties fo:font-size="8pt" fo:font-weight="normal" fo:background-color="transparent" style:font-weight-asian="normal" style:font-weight-complex="normal"/>
    </style:style>
    <style:style style:name="P243" style:family="paragraph" style:parent-style-name="_5b_RPG_5d__20_Táblázattartalom_20_-_20_saját_20_-_20_1">
      <style:text-properties fo:font-size="9pt" style:font-size-asian="9pt" style:font-size-complex="9pt"/>
    </style:style>
    <style:style style:name="P244"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245"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6" style:family="paragraph" style:parent-style-name="_5b_RPG_5d__20_Táblázattartalom_20_-_20_saját_20_-_20_1">
      <style:text-properties fo:font-size="9pt" fo:background-color="transparent" style:font-size-asian="9pt" style:font-size-complex="9pt"/>
    </style:style>
    <style:style style:name="P247"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248"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249"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250"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251"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252"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253" style:family="paragraph" style:parent-style-name="_5b_RPG_5d__20_Táblázattartalom_20_-_20_saját_20_-_20_1">
      <style:text-properties style:font-name="Arial"/>
    </style:style>
    <style:style style:name="P254"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55"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56"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57" style:family="paragraph" style:parent-style-name="_5b_RPG_5d__20_Táblázattartalom_20_-_20_saját_20_-_20_1">
      <style:text-properties style:font-name="Arial" fo:font-size="8pt" style:font-size-asian="8pt" style:font-size-complex="8pt"/>
    </style:style>
    <style:style style:name="P258"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259" style:family="paragraph" style:parent-style-name="_5b_RPG_5d__20_Táblázattartalom_20_-_20_saját_20_-_20_1">
      <style:text-properties fo:font-style="normal" style:font-style-asian="normal" style:font-style-complex="normal"/>
    </style:style>
    <style:style style:name="P260"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61" style:family="paragraph" style:parent-style-name="_5b_RPG_5d__20_Táblázattartalom_20_-_20_saját_20_-_20_1">
      <style:text-properties fo:font-style="normal" fo:background-color="#ff0000" style:font-style-asian="normal" style:font-style-complex="normal"/>
    </style:style>
    <style:style style:name="P262" style:family="paragraph" style:parent-style-name="_5b_RPG_5d__20_Táblázattartalom_20_-_20_saját_20_-_20_1">
      <style:text-properties fo:font-style="normal" fo:background-color="transparent" style:font-style-asian="normal" style:font-style-complex="normal"/>
    </style:style>
    <style:style style:name="P263"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6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65"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266"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267" style:family="paragraph" style:parent-style-name="_5b_RPG_5d__20_Táblázattartalom_20_-_20_saját_20_-_20_1">
      <style:text-properties style:use-window-font-color="true" fo:font-style="normal" fo:background-color="transparent" style:font-style-asian="normal" style:font-style-complex="normal"/>
    </style:style>
    <style:style style:name="P268"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69" style:family="paragraph" style:parent-style-name="_5b_RPG_5d__20_Táblázattartalom_20_-_20_fejléc">
      <style:paragraph-properties fo:background-color="#cccccc">
        <style:background-image/>
      </style:paragraph-properties>
    </style:style>
    <style:style style:name="P270" style:family="paragraph" style:parent-style-name="Standard">
      <style:paragraph-properties fo:margin-left="0cm" fo:margin-right="0cm" fo:text-indent="0.101cm" style:auto-text-indent="false"/>
      <style:text-properties fo:font-size="7pt" style:font-size-asian="7pt" style:font-size-complex="7pt"/>
    </style:style>
    <style:style style:name="P271" style:family="paragraph" style:parent-style-name="Standard">
      <style:paragraph-properties fo:margin-left="0cm" fo:margin-right="0cm" fo:text-indent="0.101cm" style:auto-text-indent="false"/>
      <style:text-properties style:font-name="Mufferaw1"/>
    </style:style>
    <style:style style:name="P272" style:family="paragraph" style:parent-style-name="Text_20_body">
      <style:paragraph-properties fo:margin-left="0cm" fo:margin-right="0cm" fo:text-indent="0.101cm" style:auto-text-indent="false" fo:background-color="transparent">
        <style:background-image/>
      </style:paragraph-properties>
    </style:style>
    <style:style style:name="P273" style:family="paragraph" style:parent-style-name="Text_20_body">
      <style:paragraph-properties fo:margin-left="0cm" fo:margin-right="0cm" fo:text-indent="0.101cm" style:auto-text-indent="false" fo:background-color="transparent">
        <style:background-image/>
      </style:paragraph-properties>
      <style:text-properties style:text-line-through-style="none" fo:font-size="12pt" style:font-size-asian="12pt" style:font-size-complex="12pt"/>
    </style:style>
    <style:style style:name="P274" style:family="paragraph" style:parent-style-name="Text_20_body">
      <style:paragraph-properties fo:margin-left="0cm" fo:margin-right="0cm" fo:text-indent="0.101cm" style:auto-text-indent="false"/>
    </style:style>
    <style:style style:name="P275" style:family="paragraph" style:parent-style-name="Text_20_body">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276" style:family="paragraph" style:parent-style-name="Text_20_body">
      <style:paragraph-properties fo:break-before="column"/>
    </style:style>
    <style:style style:name="P277" style:family="paragraph" style:parent-style-name="Text_20_body">
      <style:paragraph-properties fo:break-before="column"/>
      <style:text-properties style:text-line-through-style="none"/>
    </style:style>
    <style:style style:name="P278" style:family="paragraph" style:parent-style-name="Text_20_body">
      <style:paragraph-properties fo:break-before="column"/>
      <style:text-properties fo:font-size="10pt" style:font-size-asian="10pt" style:font-size-complex="10pt"/>
    </style:style>
    <style:style style:name="P279" style:family="paragraph" style:parent-style-name="Table_20_Heading">
      <style:paragraph-properties fo:text-align="center" style:justify-single-word="false"/>
      <style:text-properties style:font-name="Arial" fo:font-size="10pt" style:font-size-asian="10pt" style:font-size-complex="10pt"/>
    </style:style>
    <style:style style:name="P280" style:family="paragraph" style:parent-style-name="_5b_RPG_5d__20_Szabály_20_kiemelés">
      <style:text-properties fo:font-size="9pt" style:font-size-asian="9pt" style:font-size-complex="9pt"/>
    </style:style>
    <style:style style:name="P281" style:family="paragraph" style:parent-style-name="_5b_RPG_5d__20_Táblázattartalom_20_-_20_saját_20_-_20_1">
      <style:paragraph-properties fo:text-align="start" style:justify-single-word="false" fo:background-color="#ffff99">
        <style:background-image/>
      </style:paragraph-properties>
      <style:text-properties fo:font-size="9pt" fo:background-color="transparent" style:font-size-asian="9pt" style:font-size-complex="9pt"/>
    </style:style>
    <style:style style:name="P282" style:family="paragraph" style:parent-style-name="_5b_RPG_5d__20_Táblázattartalom_20_-_20_módosítók">
      <style:text-properties fo:font-style="normal" style:font-style-asian="normal" style:font-style-complex="normal"/>
    </style:style>
    <style:style style:name="P283"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284" style:family="paragraph" style:parent-style-name="_5b_RPG_5d__20_Táblázattartalom_20_-_20_fejléc">
      <style:paragraph-properties fo:background-color="#b3b3b3">
        <style:background-image/>
      </style:paragraph-properties>
    </style:style>
    <style:style style:name="P285" style:family="paragraph" style:parent-style-name="Text_20_body">
      <style:paragraph-properties fo:margin-top="0cm" fo:margin-bottom="0cm"/>
    </style:style>
    <style:style style:name="P286" style:family="paragraph" style:parent-style-name="Text_20_body">
      <style:paragraph-properties fo:margin-top="0cm" fo:margin-bottom="0cm"/>
      <style:text-properties fo:font-weight="normal" style:font-weight-asian="normal" style:font-weight-complex="normal"/>
    </style:style>
    <style:style style:name="P287" style:family="paragraph" style:parent-style-name="Text_20_body">
      <style:paragraph-properties fo:margin-top="0cm" fo:margin-bottom="0cm" fo:text-align="center" style:justify-single-word="false"/>
      <style:text-properties fo:font-size="9pt" style:font-size-asian="9pt" style:font-size-complex="9pt"/>
    </style:style>
    <style:style style:name="P288" style:family="paragraph" style:parent-style-name="Text_20_body">
      <style:paragraph-properties fo:margin-top="0cm" fo:margin-bottom="0cm" fo:text-align="center" style:justify-single-word="false"/>
      <style:text-properties fo:font-size="8pt" style:font-size-asian="8pt" style:font-size-complex="8pt"/>
    </style:style>
    <style:style style:name="P289"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290" style:family="paragraph" style:parent-style-name="Text_20_body">
      <style:paragraph-properties fo:margin-top="0cm" fo:margin-bottom="0cm" fo:background-color="transparent">
        <style:background-image/>
      </style:paragraph-properties>
    </style:style>
    <style:style style:name="P291" style:family="paragraph" style:parent-style-name="Text_20_body">
      <style:paragraph-properties fo:margin-top="0cm" fo:margin-bottom="0cm" fo:background-color="transparent">
        <style:background-image/>
      </style:paragraph-properties>
      <style:text-properties fo:font-size="10pt" style:font-size-asian="10pt" style:font-size-complex="10pt"/>
    </style:style>
    <style:style style:name="P292" style:family="paragraph" style:parent-style-name="_5b_RPG_5d__20_Táblázattartalom_20_1">
      <style:paragraph-properties fo:margin-left="0cm" fo:margin-right="-0.009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293"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94"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295" style:family="paragraph" style:parent-style-name="_5b_RPG_5d__20_Táblázattartalom_20_1">
      <style:paragraph-properties fo:margin-top="0cm" fo:margin-bottom="0.199cm" fo:line-height="150%" fo:text-align="start" style:justify-single-word="false"/>
      <style:text-properties fo:font-weight="normal" style:font-weight-asian="normal" style:font-weight-complex="normal"/>
    </style:style>
    <style:style style:name="P296" style:family="paragraph" style:parent-style-name="_5b_RPG_5d__20_Táblázattartalom_20_1">
      <style:paragraph-properties fo:margin-left="0.023cm" fo:margin-right="0cm" fo:line-height="0.499cm" fo:text-align="justify" style:justify-single-word="false" fo:text-indent="0cm" style:auto-text-indent="false"/>
      <style:text-properties fo:font-size="9pt" fo:font-weight="normal" style:font-size-asian="9pt" style:font-weight-asian="normal" style:font-size-complex="9pt" style:font-weight-complex="normal"/>
    </style:style>
    <style:style style:name="P297" style:family="paragraph" style:parent-style-name="Heading_20_5">
      <style:text-properties fo:font-weight="bold" style:font-weight-asian="bold" style:font-weight-complex="bold"/>
    </style:style>
    <style:style style:name="P298" style:family="paragraph" style:parent-style-name="Text_20_body">
      <style:paragraph-properties fo:background-color="#ff6633">
        <style:background-image/>
      </style:paragraph-properties>
      <style:text-properties fo:font-weight="bold" style:font-weight-asian="bold" style:font-weight-complex="bold"/>
    </style:style>
    <style:style style:name="P299" style:family="paragraph" style:parent-style-name="Text_20_body">
      <style:paragraph-properties fo:margin-left="1.214cm" fo:margin-right="1.323cm" fo:text-align="center" style:justify-single-word="false" fo:text-indent="0.111cm" style:auto-text-indent="false"/>
    </style:style>
    <style:style style:name="P300" style:family="paragraph" style:parent-style-name="Text_20_body" style:master-page-name="">
      <style:paragraph-properties fo:keep-together="auto" fo:orphans="2" fo:widows="2" style:page-number="auto"/>
    </style:style>
    <style:style style:name="P301" style:family="paragraph" style:parent-style-name="Text_20_body">
      <style:paragraph-properties fo:margin-left="0.155cm" fo:margin-right="0cm" fo:text-align="justify" style:justify-single-word="false" fo:text-indent="-0.176cm" style:auto-text-indent="false">
        <style:tab-stops/>
      </style:paragraph-properties>
      <style:text-properties fo:font-size="11pt" style:font-size-asian="11pt" style:font-size-complex="11pt"/>
    </style:style>
    <style:style style:name="P302" style:family="paragraph" style:parent-style-name="Text_20_body">
      <style:paragraph-properties fo:margin-left="0.155cm" fo:margin-right="0cm" fo:text-align="justify" style:justify-single-word="false" fo:text-indent="-0.176cm" style:auto-text-indent="false">
        <style:tab-stops/>
      </style:paragraph-properties>
    </style:style>
    <style:style style:name="P303" style:family="paragraph" style:parent-style-name="Contents_20_2">
      <style:paragraph-properties>
        <style:tab-stops>
          <style:tab-stop style:position="16.222cm" style:type="right" style:leader-style="dotted" style:leader-text="."/>
        </style:tab-stops>
      </style:paragraph-properties>
    </style:style>
    <style:style style:name="P304" style:family="paragraph" style:parent-style-name="Contents_20_1">
      <style:paragraph-properties>
        <style:tab-stops>
          <style:tab-stop style:position="16.722cm" style:type="right" style:leader-style="dotted" style:leader-text="."/>
        </style:tab-stops>
      </style:paragraph-properties>
    </style:style>
    <style:style style:name="P305" style:family="paragraph" style:parent-style-name="Contents_20_3">
      <style:paragraph-properties>
        <style:tab-stops>
          <style:tab-stop style:position="15.723cm" style:type="right" style:leader-style="dotted" style:leader-text="."/>
        </style:tab-stops>
      </style:paragraph-properties>
    </style:style>
    <style:style style:name="P306" style:family="paragraph" style:parent-style-name="Contents_20_5">
      <style:paragraph-properties>
        <style:tab-stops>
          <style:tab-stop style:position="14.725cm" style:type="right" style:leader-style="dotted" style:leader-text="."/>
        </style:tab-stops>
      </style:paragraph-properties>
    </style:style>
    <style:style style:name="P307" style:family="paragraph" style:parent-style-name="Contents_20_4">
      <style:paragraph-properties>
        <style:tab-stops>
          <style:tab-stop style:position="15.224cm" style:type="right" style:leader-style="dotted" style:leader-text="."/>
        </style:tab-stops>
      </style:paragraph-properties>
    </style:style>
    <style:style style:name="P308" style:family="paragraph" style:parent-style-name="Standard" style:list-style-name="L19"/>
    <style:style style:name="P309" style:family="paragraph" style:parent-style-name="Standard" style:list-style-name="L43"/>
    <style:style style:name="P310" style:family="paragraph" style:parent-style-name="Standard" style:list-style-name="L43">
      <style:text-properties fo:font-style="normal" style:font-style-asian="normal" style:font-style-complex="normal"/>
    </style:style>
    <style:style style:name="P311" style:family="paragraph" style:parent-style-name="Standard" style:list-style-name="L61"/>
    <style:style style:name="P312" style:family="paragraph" style:parent-style-name="Standard" style:list-style-name="L61">
      <style:text-properties fo:font-size="8pt" fo:font-style="italic" style:font-size-asian="8pt" style:font-style-asian="italic" style:font-size-complex="8pt" style:font-style-complex="italic"/>
    </style:style>
    <style:style style:name="P313" style:family="paragraph" style:parent-style-name="Standard" style:list-style-name="L62">
      <style:text-properties fo:font-size="8pt" fo:font-style="italic" style:font-size-asian="8pt" style:font-style-asian="italic" style:font-size-complex="8pt" style:font-style-complex="italic"/>
    </style:style>
    <style:style style:name="P314" style:family="paragraph" style:parent-style-name="Standard" style:list-style-name="L61">
      <style:text-properties fo:font-size="8pt" fo:font-style="italic" fo:background-color="#ff0000" style:font-size-asian="8pt" style:font-style-asian="italic" style:font-size-complex="8pt" style:font-style-complex="italic"/>
    </style:style>
    <style:style style:name="P315" style:family="paragraph" style:parent-style-name="Standard" style:list-style-name="L84">
      <style:text-properties fo:font-size="9pt" style:font-size-asian="9pt" style:font-size-complex="9pt"/>
    </style:style>
    <style:style style:name="P316" style:family="paragraph" style:parent-style-name="Standard" style:list-style-name="L85">
      <style:text-properties fo:font-size="9pt" style:font-size-asian="9pt" style:font-size-complex="9pt"/>
    </style:style>
    <style:style style:name="P317" style:family="paragraph" style:parent-style-name="Standard" style:list-style-name="L86">
      <style:text-properties fo:font-size="9pt" style:font-size-asian="9pt" style:font-size-complex="9pt"/>
    </style:style>
    <style:style style:name="P318" style:family="paragraph" style:parent-style-name="Standard" style:list-style-name="L84">
      <style:paragraph-properties fo:text-align="start" style:justify-single-word="false"/>
      <style:text-properties style:font-name="Arial" fo:font-size="9pt" fo:font-style="normal" style:font-size-asian="9pt" style:font-style-asian="normal" style:font-size-complex="9pt" style:font-style-complex="normal"/>
    </style:style>
    <style:style style:name="P319" style:family="paragraph" style:parent-style-name="Standard" style:list-style-name="L20"/>
    <style:style style:name="P320" style:family="paragraph" style:parent-style-name="Standard" style:list-style-name="L43">
      <style:paragraph-properties fo:margin-left="1.251cm" fo:margin-right="0cm" fo:margin-top="0cm" fo:margin-bottom="0.049cm" fo:text-indent="0cm" style:auto-text-indent="false"/>
    </style:style>
    <style:style style:name="P321" style:family="paragraph" style:parent-style-name="Standard" style:list-style-name="L43">
      <style:paragraph-properties fo:margin-left="1.251cm" fo:margin-right="0cm" fo:margin-top="0cm" fo:margin-bottom="0.049cm" fo:text-indent="0cm" style:auto-text-indent="false"/>
      <style:text-properties fo:background-color="#ff6633"/>
    </style:style>
    <style:style style:name="P322" style:family="paragraph" style:parent-style-name="Standard" style:list-style-name="L43">
      <style:paragraph-properties fo:margin-left="1.251cm" fo:margin-right="0cm" fo:margin-top="0cm" fo:margin-bottom="0.049cm" fo:text-indent="0cm" style:auto-text-indent="false"/>
      <style:text-properties fo:font-style="normal" style:font-style-asian="normal" style:font-style-complex="normal"/>
    </style:style>
    <style:style style:name="P323" style:family="paragraph" style:parent-style-name="Standard" style:list-style-name="L43">
      <style:paragraph-properties fo:margin-left="1.251cm" fo:margin-right="0cm" fo:text-indent="0cm" style:auto-text-indent="false"/>
    </style:style>
    <style:style style:name="P324" style:family="paragraph" style:parent-style-name="Standard" style:list-style-name="L49">
      <style:paragraph-properties fo:margin-left="1.251cm" fo:margin-right="0cm" fo:text-indent="0cm" style:auto-text-indent="false"/>
    </style:style>
    <style:style style:name="P325" style:family="paragraph" style:parent-style-name="Standard" style:list-style-name="L21">
      <style:paragraph-properties fo:margin-left="1.251cm" fo:margin-right="0cm" fo:text-indent="0cm" style:auto-text-indent="false"/>
    </style:style>
    <style:style style:name="P326" style:family="paragraph" style:parent-style-name="Standard" style:list-style-name="L19">
      <style:paragraph-properties fo:margin-left="1.251cm" fo:margin-right="0cm" fo:text-indent="0cm" style:auto-text-indent="false"/>
    </style:style>
    <style:style style:name="P327" style:family="paragraph" style:parent-style-name="Standard" style:list-style-name="L19">
      <style:paragraph-properties fo:margin-left="1.251cm" fo:margin-right="0cm" fo:text-indent="0cm" style:auto-text-indent="false"/>
    </style:style>
    <style:style style:name="P328" style:family="paragraph" style:parent-style-name="Standard" style:list-style-name="L43">
      <style:paragraph-properties fo:margin-left="1.251cm" fo:margin-right="0cm" fo:text-indent="0cm" style:auto-text-indent="false" fo:background-color="#ff6633">
        <style:background-image/>
      </style:paragraph-properties>
    </style:style>
    <style:style style:name="P329" style:family="paragraph" style:parent-style-name="Standard" style:list-style-name="L43">
      <style:paragraph-properties fo:margin-left="2.501cm" fo:margin-right="0cm" fo:margin-top="0cm" fo:margin-bottom="0.049cm" fo:text-indent="0cm" style:auto-text-indent="false" fo:background-color="#ff6633">
        <style:background-image/>
      </style:paragraph-properties>
    </style:style>
    <style:style style:name="P330" style:family="paragraph" style:parent-style-name="Standard" style:list-style-name="L43">
      <style:paragraph-properties fo:margin-left="2.501cm" fo:margin-right="0cm" fo:margin-top="0cm" fo:margin-bottom="0.049cm" fo:text-indent="0cm" style:auto-text-indent="false"/>
    </style:style>
    <style:style style:name="P331" style:family="paragraph" style:parent-style-name="Standard" style:list-style-name="L43">
      <style:paragraph-properties fo:margin-top="0cm" fo:margin-bottom="0.049cm"/>
    </style:style>
    <style:style style:name="P332" style:family="paragraph" style:parent-style-name="Standard" style:list-style-name="L43">
      <style:paragraph-properties fo:margin-top="0cm" fo:margin-bottom="0.049cm"/>
      <style:text-properties fo:font-style="normal" style:font-style-asian="normal" style:font-style-complex="normal"/>
    </style:style>
    <style:style style:name="P333" style:family="paragraph" style:parent-style-name="Text_20_body" style:master-page-name="First_20_Page">
      <style:paragraph-properties fo:margin-left="0cm" fo:margin-right="0cm" fo:text-indent="0cm" style:auto-text-indent="false" style:page-number="auto"/>
    </style:style>
    <style:style style:name="P334" style:family="paragraph" style:parent-style-name="Text_20_body" style:list-style-name="L21">
      <style:paragraph-properties fo:margin-left="0cm" fo:margin-right="0cm" fo:margin-top="0cm" fo:margin-bottom="0.101cm" fo:text-indent="0cm" style:auto-text-indent="false"/>
    </style:style>
    <style:style style:name="P335" style:family="paragraph" style:parent-style-name="Text_20_body" style:list-style-name="L21">
      <style:paragraph-properties fo:margin-left="0cm" fo:margin-right="0cm" fo:margin-top="0cm" fo:margin-bottom="0.101cm" fo:text-indent="0cm" style:auto-text-indent="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36" style:family="paragraph" style:parent-style-name="Text_20_body" style:list-style-name="L21">
      <style:paragraph-properties fo:margin-left="0cm" fo:margin-right="0cm" fo:margin-top="0cm" fo:margin-bottom="0.101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37" style:family="paragraph" style:parent-style-name="Text_20_body" style:list-style-name="L24">
      <style:paragraph-properties fo:margin-left="0cm" fo:margin-right="0cm" fo:text-indent="0cm" style:auto-text-indent="false" fo:background-color="#ff0000">
        <style:background-image/>
      </style:paragraph-properties>
    </style:style>
    <style:style style:name="P338" style:family="paragraph" style:parent-style-name="Text_20_body" style:list-style-name="L40">
      <style:paragraph-properties fo:margin-left="0cm" fo:margin-right="0cm" fo:text-indent="0cm" style:auto-text-indent="false"/>
      <style:text-properties fo:font-size="10.5pt" style:font-size-asian="10.5pt" style:font-size-complex="10.5pt"/>
    </style:style>
    <style:style style:name="P339" style:family="paragraph" style:parent-style-name="Text_20_body" style:list-style-name="L48">
      <style:paragraph-properties fo:margin-left="0cm" fo:margin-right="0cm" fo:text-align="justify" style:justify-single-word="false" fo:text-indent="0cm" style:auto-text-indent="false"/>
      <style:text-properties fo:background-color="transparent"/>
    </style:style>
    <style:style style:name="P340" style:family="paragraph" style:parent-style-name="Text_20_body" style:list-style-name="L48">
      <style:paragraph-properties fo:margin-left="0cm" fo:margin-right="0cm" fo:text-align="justify" style:justify-single-word="false" fo:text-indent="0cm" style:auto-text-indent="false">
        <style:tab-stops/>
      </style:paragraph-properties>
      <style:text-properties fo:font-size="11pt" fo:background-color="#ff0000" style:font-size-asian="11pt" style:font-size-complex="11pt"/>
    </style:style>
    <style:style style:name="P341" style:family="paragraph" style:parent-style-name="Text_20_body" style:list-style-name="L49">
      <style:paragraph-properties fo:margin-left="0cm" fo:margin-right="0cm" fo:text-indent="0cm" style:auto-text-indent="false"/>
      <style:text-properties fo:font-size="11pt" fo:background-color="#ff9966" style:font-size-asian="11pt" style:font-size-complex="11pt"/>
    </style:style>
    <style:style style:name="P342" style:family="paragraph" style:parent-style-name="Text_20_body" style:list-style-name="L74">
      <style:paragraph-properties fo:margin-left="0cm" fo:margin-right="0cm" fo:text-indent="0cm" style:auto-text-indent="false"/>
      <style:text-properties fo:font-weight="normal" style:font-weight-asian="normal" style:font-weight-complex="normal"/>
    </style:style>
    <style:style style:name="P343" style:family="paragraph" style:parent-style-name="Text_20_body" style:list-style-name="L41">
      <style:paragraph-properties fo:margin-left="0cm" fo:margin-right="0cm" fo:text-indent="0cm" style:auto-text-indent="false" fo:background-color="transparent">
        <style:background-image/>
      </style:paragraph-properties>
      <style:text-properties style:use-window-font-color="true"/>
    </style:style>
    <style:style style:name="P344" style:family="paragraph" style:parent-style-name="Text_20_body" style:list-style-name="L58">
      <style:paragraph-properties fo:margin-left="0cm" fo:margin-right="0cm" fo:margin-top="0cm" fo:margin-bottom="0cm" fo:text-indent="0cm" style:auto-text-indent="false"/>
    </style:style>
    <style:style style:name="P345" style:family="paragraph" style:parent-style-name="Text_20_body" style:list-style-name="L74">
      <style:paragraph-properties fo:margin-left="0cm" fo:margin-right="0cm" fo:margin-top="0cm" fo:margin-bottom="0cm" fo:text-indent="0cm" style:auto-text-indent="false"/>
    </style:style>
    <style:style style:name="P346" style:family="paragraph" style:parent-style-name="Text_20_body" style:list-style-name="L58">
      <style:paragraph-properties fo:margin-left="0cm" fo:margin-right="0cm" fo:margin-top="0cm" fo:margin-bottom="0cm" fo:text-indent="0cm" style:auto-text-indent="false" fo:background-color="transparent">
        <style:background-image/>
      </style:paragraph-properties>
    </style:style>
    <style:style style:name="P347" style:family="paragraph" style:parent-style-name="Text_20_body" style:list-style-name="L73">
      <style:paragraph-properties fo:margin-left="0cm" fo:margin-right="0cm" fo:margin-top="0cm" fo:margin-bottom="0cm" fo:text-indent="0cm" style:auto-text-indent="false" fo:background-color="transparent">
        <style:background-image/>
      </style:paragraph-properties>
    </style:style>
    <style:style style:name="P348" style:family="paragraph" style:parent-style-name="Text_20_body" style:list-style-name="L2"/>
    <style:style style:name="P349" style:family="paragraph" style:parent-style-name="Text_20_body" style:list-style-name="L3"/>
    <style:style style:name="P350" style:family="paragraph" style:parent-style-name="Text_20_body" style:list-style-name="L4"/>
    <style:style style:name="P351" style:family="paragraph" style:parent-style-name="Text_20_body" style:list-style-name="L10"/>
    <style:style style:name="P352" style:family="paragraph" style:parent-style-name="Text_20_body" style:list-style-name="L11"/>
    <style:style style:name="P353" style:family="paragraph" style:parent-style-name="Text_20_body" style:list-style-name="L12"/>
    <style:style style:name="P354"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55"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56"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57" style:family="paragraph" style:parent-style-name="Text_20_body" style:list-style-name="L16">
      <style:text-properties fo:font-weight="bold" style:font-weight-asian="bold" style:font-weight-complex="bold"/>
    </style:style>
    <style:style style:name="P358" style:family="paragraph" style:parent-style-name="Text_20_body" style:list-style-name="L22"/>
    <style:style style:name="P359" style:family="paragraph" style:parent-style-name="Text_20_body" style:list-style-name="L22">
      <style:text-properties style:font-name="Times New Roman" fo:font-size="10pt" fo:font-style="normal" style:font-size-asian="10pt" style:font-style-asian="normal" style:font-size-complex="10pt" style:font-style-complex="normal"/>
    </style:style>
    <style:style style:name="P360" style:family="paragraph" style:parent-style-name="Text_20_body" style:list-style-name="L22">
      <style:text-properties style:font-name="Times New Roman" fo:font-size="10pt" fo:font-style="normal" fo:background-color="transparent" style:font-size-asian="10pt" style:font-style-asian="normal" style:font-size-complex="10pt" style:font-style-complex="normal"/>
    </style:style>
    <style:style style:name="P361" style:family="paragraph" style:parent-style-name="Text_20_body" style:list-style-name="L23"/>
    <style:style style:name="P362" style:family="paragraph" style:parent-style-name="Text_20_body" style:list-style-name="L25"/>
    <style:style style:name="P363" style:family="paragraph" style:parent-style-name="Text_20_body" style:list-style-name="L26"/>
    <style:style style:name="P364" style:family="paragraph" style:parent-style-name="Text_20_body" style:list-style-name="L27"/>
    <style:style style:name="P365" style:family="paragraph" style:parent-style-name="Text_20_body" style:list-style-name="L28"/>
    <style:style style:name="P366" style:family="paragraph" style:parent-style-name="Text_20_body" style:list-style-name="L29">
      <style:text-properties fo:background-color="#ff0000"/>
    </style:style>
    <style:style style:name="P367" style:family="paragraph" style:parent-style-name="Text_20_body" style:list-style-name="L30"/>
    <style:style style:name="P368" style:family="paragraph" style:parent-style-name="Text_20_body" style:list-style-name="L33"/>
    <style:style style:name="P369" style:family="paragraph" style:parent-style-name="Text_20_body" style:list-style-name="L41"/>
    <style:style style:name="P370" style:family="paragraph" style:parent-style-name="Text_20_body" style:list-style-name="L42"/>
    <style:style style:name="P371" style:family="paragraph" style:parent-style-name="Text_20_body" style:list-style-name="L45"/>
    <style:style style:name="P372" style:family="paragraph" style:parent-style-name="Text_20_body" style:list-style-name="L47"/>
    <style:style style:name="P373" style:family="paragraph" style:parent-style-name="Text_20_body" style:list-style-name="L48"/>
    <style:style style:name="P374" style:family="paragraph" style:parent-style-name="Text_20_body" style:list-style-name="L48">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375" style:family="paragraph" style:parent-style-name="Text_20_body" style:list-style-name="L48">
      <style:paragraph-properties fo:text-align="justify" style:justify-single-word="false"/>
      <style:text-properties fo:background-color="transparent"/>
    </style:style>
    <style:style style:name="P376" style:family="paragraph" style:parent-style-name="Text_20_body" style:list-style-name="L50"/>
    <style:style style:name="P377" style:family="paragraph" style:parent-style-name="Text_20_body" style:list-style-name="L52">
      <style:text-properties style:use-window-font-color="true"/>
    </style:style>
    <style:style style:name="P378" style:family="paragraph" style:parent-style-name="Text_20_body" style:list-style-name="L87">
      <style:paragraph-properties fo:text-align="justify" style:justify-single-word="false"/>
      <style:text-properties style:use-window-font-color="true" fo:font-size="10pt" fo:background-color="#ff6633" style:font-size-asian="10pt" style:font-size-complex="10pt"/>
    </style:style>
    <style:style style:name="P379" style:family="paragraph" style:parent-style-name="Text_20_body" style:list-style-name="L70"/>
    <style:style style:name="P380" style:family="paragraph" style:parent-style-name="Text_20_body" style:list-style-name="L77"/>
    <style:style style:name="P381" style:family="paragraph" style:parent-style-name="Text_20_body" style:list-style-name="L78">
      <style:text-properties style:font-name="FreeSerif6" fo:font-size="11pt" style:font-size-asian="11pt" style:font-size-complex="11pt"/>
    </style:style>
    <style:style style:name="P382" style:family="paragraph" style:parent-style-name="Text_20_body" style:list-style-name="L80">
      <style:text-properties style:font-name="FreeSerif6" fo:font-size="11pt" style:font-size-asian="11pt" style:font-size-complex="11pt"/>
    </style:style>
    <style:style style:name="P383" style:family="paragraph" style:parent-style-name="Text_20_body" style:list-style-name="L78">
      <style:text-properties style:font-name="FreeSerif" fo:font-size="11pt" style:font-name-asian="FreeSerif" style:font-size-asian="11pt" style:font-name-complex="FreeSerif" style:font-size-complex="11pt"/>
    </style:style>
    <style:style style:name="P384" style:family="paragraph" style:parent-style-name="Text_20_body" style:list-style-name="L80">
      <style:text-properties style:font-name="FreeSerif" fo:font-size="11pt" style:font-name-asian="FreeSerif" style:font-size-asian="11pt" style:font-name-complex="FreeSerif" style:font-size-complex="11pt"/>
    </style:style>
    <style:style style:name="P385" style:family="paragraph" style:parent-style-name="Text_20_body" style:list-style-name="L83"/>
    <style:style style:name="P386" style:family="paragraph" style:parent-style-name="Text_20_body" style:list-style-name="L87">
      <style:paragraph-properties fo:text-align="justify" style:justify-single-word="false"/>
      <style:text-properties fo:font-size="10pt" style:font-size-asian="10pt" style:font-size-complex="10pt"/>
    </style:style>
    <style:style style:name="P387" style:family="paragraph" style:parent-style-name="Text_20_body" style:list-style-name="L1">
      <style:paragraph-properties fo:margin-top="0cm" fo:margin-bottom="0cm"/>
    </style:style>
    <style:style style:name="P388" style:family="paragraph" style:parent-style-name="Text_20_body" style:list-style-name="L16">
      <style:paragraph-properties fo:margin-top="0cm" fo:margin-bottom="0cm"/>
      <style:text-properties fo:font-weight="bold" style:font-weight-asian="bold" style:font-weight-complex="bold"/>
    </style:style>
    <style:style style:name="P389" style:family="paragraph" style:parent-style-name="Text_20_body" style:list-style-name="L72">
      <style:paragraph-properties fo:margin-top="0cm" fo:margin-bottom="0cm">
        <style:tab-stops>
          <style:tab-stop style:position="2.693cm"/>
        </style:tab-stops>
      </style:paragraph-properties>
      <style:text-properties fo:font-weight="bold" style:font-weight-asian="bold" style:font-weight-complex="bold"/>
    </style:style>
    <style:style style:name="P390" style:family="paragraph" style:parent-style-name="Text_20_body" style:list-style-name="L46">
      <style:paragraph-properties fo:margin-top="0cm" fo:margin-bottom="0cm"/>
    </style:style>
    <style:style style:name="P391" style:family="paragraph" style:parent-style-name="Text_20_body" style:list-style-name="L70">
      <style:paragraph-properties fo:margin-top="0cm" fo:margin-bottom="0cm"/>
    </style:style>
    <style:style style:name="P392" style:family="paragraph" style:parent-style-name="Text_20_body" style:list-style-name="L72">
      <style:paragraph-properties fo:margin-top="0cm" fo:margin-bottom="0cm">
        <style:tab-stops>
          <style:tab-stop style:position="2.693cm"/>
        </style:tab-stops>
      </style:paragraph-properties>
    </style:style>
    <style:style style:name="P393" style:family="paragraph" style:parent-style-name="Text_20_body" style:list-style-name="L75">
      <style:paragraph-properties fo:margin-top="0cm" fo:margin-bottom="0cm"/>
    </style:style>
    <style:style style:name="P394" style:family="paragraph" style:parent-style-name="Text_20_body" style:list-style-name="L13">
      <style:paragraph-properties fo:margin-top="0cm" fo:margin-bottom="0cm" fo:background-color="transparent">
        <style:background-image/>
      </style:paragraph-properties>
    </style:style>
    <style:style style:name="P395" style:family="paragraph" style:parent-style-name="Text_20_body" style:list-style-name="L82" style:master-page-name="">
      <style:paragraph-properties fo:margin-top="0cm" fo:margin-bottom="0cm" style:page-number="auto"/>
    </style:style>
    <style:style style:name="P396" style:family="paragraph" style:parent-style-name="Text_20_body" style:list-style-name="L14">
      <style:paragraph-properties fo:margin-left="0cm" fo:margin-right="0cm" fo:margin-top="0cm" fo:margin-bottom="0cm" fo:text-indent="0.101cm" style:auto-text-indent="false" fo:background-color="transparent">
        <style:background-image/>
      </style:paragraph-properties>
    </style:style>
    <style:style style:name="P397" style:family="paragraph" style:parent-style-name="Text_20_body" style:list-style-name="L36">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98" style:family="paragraph" style:parent-style-name="Text_20_body" style:list-style-name="L37">
      <style:paragraph-properties fo:margin-left="0cm" fo:margin-right="0cm" fo:margin-top="0cm" fo:margin-bottom="0cm" fo:text-indent="0.101cm" style:auto-text-indent="false" fo:background-color="transparent">
        <style:background-image/>
      </style:paragraph-properties>
      <style:text-properties style:use-window-font-color="true" fo:background-color="transparent"/>
    </style:style>
    <style:style style:name="P399" style:family="paragraph" style:parent-style-name="Text_20_body" style:list-style-name="L47">
      <style:paragraph-properties fo:margin-left="0cm" fo:margin-right="0cm" fo:text-indent="0.101cm" style:auto-text-indent="false"/>
    </style:style>
    <style:style style:name="P400" style:family="paragraph" style:parent-style-name="Text_20_body" style:list-style-name="L47">
      <style:paragraph-properties fo:margin-left="0cm" fo:margin-right="0cm" fo:text-indent="0.101cm" style:auto-text-indent="false"/>
      <style:text-properties fo:background-color="transparent"/>
    </style:style>
    <style:style style:name="P401" style:family="paragraph" style:parent-style-name="Text_20_body" style:list-style-name="L21">
      <style:paragraph-properties fo:margin-left="1.251cm" fo:margin-right="0cm" fo:margin-top="0cm" fo:margin-bottom="0.101cm" fo:text-indent="0cm" style:auto-text-indent="false">
        <style:tab-stops>
          <style:tab-stop style:position="5.821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ext_20_body" style:list-style-name="L41">
      <style:paragraph-properties fo:margin-left="1.251cm" fo:margin-right="0cm" fo:text-indent="0cm" style:auto-text-indent="false" fo:background-color="transparent">
        <style:background-image/>
      </style:paragraph-properties>
      <style:text-properties style:use-window-font-color="true"/>
    </style:style>
    <style:style style:name="P403" style:family="paragraph" style:parent-style-name="Text_20_body" style:list-style-name="L56">
      <style:paragraph-properties fo:margin-left="1.251cm" fo:margin-right="0cm" fo:text-indent="0.199cm" style:auto-text-indent="false"/>
    </style:style>
    <style:style style:name="P404" style:family="paragraph" style:parent-style-name="Text_20_body" style:list-style-name="L56">
      <style:paragraph-properties fo:margin-left="1.251cm" fo:margin-right="0cm" fo:text-indent="0.199cm" style:auto-text-indent="false"/>
      <style:text-properties fo:background-color="#ff6633"/>
    </style:style>
    <style:style style:name="P405" style:family="paragraph" style:parent-style-name="Text_20_body" style:list-style-name="L79">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06" style:family="paragraph" style:parent-style-name="Text_20_body" style:list-style-name="L81">
      <style:paragraph-properties fo:margin-left="1.251cm" fo:margin-right="0cm" fo:text-indent="0.199cm" style:auto-text-indent="false"/>
      <style:text-properties style:font-name="FreeSerif" fo:font-size="11pt" style:font-name-asian="FreeSerif" style:font-size-asian="11pt" style:font-name-complex="FreeSerif" style:font-size-complex="11pt"/>
    </style:style>
    <style:style style:name="P407" style:family="paragraph" style:parent-style-name="Text_20_body" style:list-style-name="L27">
      <style:paragraph-properties fo:margin-left="1.251cm" fo:margin-right="0cm" fo:text-indent="0.199cm" style:auto-text-indent="false"/>
    </style:style>
    <style:style style:name="P408" style:family="paragraph" style:parent-style-name="Text_20_body" style:list-style-name="L27">
      <style:paragraph-properties fo:margin-left="1.251cm" fo:margin-right="0cm" fo:text-indent="0.199cm" style:auto-text-indent="false"/>
    </style:style>
    <style:style style:name="P409" style:family="paragraph" style:parent-style-name="Text_20_body" style:list-style-name="L27">
      <style:paragraph-properties fo:margin-left="1.251cm" fo:margin-right="0cm" fo:text-indent="0.199cm" style:auto-text-indent="false"/>
    </style:style>
    <style:style style:name="P410" style:family="paragraph" style:parent-style-name="Text_20_body" style:list-style-name="L27">
      <style:paragraph-properties fo:margin-left="1.251cm" fo:margin-right="0cm" fo:text-indent="0.199cm" style:auto-text-indent="false"/>
    </style:style>
    <style:style style:name="P411" style:family="paragraph" style:parent-style-name="Text_20_body" style:list-style-name="L35">
      <style:paragraph-properties fo:margin-left="1.251cm" fo:margin-right="0cm" fo:text-indent="0.199cm" style:auto-text-indent="false" fo:background-color="transparent">
        <style:background-image/>
      </style:paragraph-properties>
    </style:style>
    <style:style style:name="P412" style:family="paragraph" style:parent-style-name="Text_20_body" style:list-style-name="L56">
      <style:paragraph-properties fo:margin-left="1.251cm" fo:margin-right="0cm" fo:text-indent="0.199cm" style:auto-text-indent="false" fo:background-color="#ff0000">
        <style:background-image/>
      </style:paragraph-properties>
    </style:style>
    <style:style style:name="P413" style:family="paragraph" style:parent-style-name="Text_20_body" style:list-style-name="L56">
      <style:paragraph-properties fo:margin-left="1.251cm" fo:margin-right="0cm" fo:text-indent="0.199cm" style:auto-text-indent="false" fo:background-color="#ff0000">
        <style:background-image/>
      </style:paragraph-properties>
      <style:text-properties style:use-window-font-color="true"/>
    </style:style>
    <style:style style:name="P414" style:family="paragraph" style:parent-style-name="Text_20_body" style:list-style-name="L57">
      <style:paragraph-properties fo:margin-left="1.251cm" fo:margin-right="0cm" fo:text-indent="0.199cm" style:auto-text-indent="false" fo:background-color="#ff9966">
        <style:background-image/>
      </style:paragraph-properties>
    </style:style>
    <style:style style:name="P415" style:family="paragraph" style:parent-style-name="Text_20_body" style:list-style-name="L71">
      <style:paragraph-properties fo:margin-left="1.251cm" fo:margin-right="0cm" fo:margin-top="0cm" fo:margin-bottom="0cm" fo:text-indent="0.199cm" style:auto-text-indent="false"/>
    </style:style>
    <style:style style:name="P416" style:family="paragraph" style:parent-style-name="Text_20_body" style:list-style-name="L76">
      <style:paragraph-properties fo:margin-left="1.251cm" fo:margin-right="0cm" fo:margin-top="0cm" fo:margin-bottom="0cm" fo:text-indent="0.199cm" style:auto-text-indent="false"/>
    </style:style>
    <style:style style:name="P417" style:family="paragraph" style:parent-style-name="Text_20_body" style:list-style-name="L76">
      <style:paragraph-properties fo:margin-left="1.251cm" fo:margin-right="0cm" fo:margin-top="0cm" fo:margin-bottom="0cm" fo:text-indent="0.199cm" style:auto-text-indent="false"/>
      <style:text-properties fo:font-weight="normal" style:font-weight-asian="normal" style:font-weight-complex="normal"/>
    </style:style>
    <style:style style:name="P418" style:family="paragraph" style:parent-style-name="Text_20_body" style:list-style-name="L82">
      <style:paragraph-properties fo:margin-left="1.251cm" fo:margin-right="0cm" fo:margin-top="0cm" fo:margin-bottom="0cm" fo:text-indent="0.199cm" style:auto-text-indent="false"/>
    </style:style>
    <style:style style:name="P419" style:family="paragraph" style:parent-style-name="Text_20_body" style:list-style-name="L82">
      <style:paragraph-properties fo:margin-left="1.251cm" fo:margin-right="0cm" fo:margin-top="0cm" fo:margin-bottom="0cm" fo:text-indent="0.199cm" style:auto-text-indent="false"/>
      <style:text-properties fo:background-color="#ff0000"/>
    </style:style>
    <style:style style:name="P420" style:family="paragraph" style:parent-style-name="Text_20_body" style:list-style-name="L82">
      <style:paragraph-properties fo:margin-left="1.251cm" fo:margin-right="0cm" fo:margin-top="0cm" fo:margin-bottom="0cm" fo:text-indent="0.199cm" style:auto-text-indent="false"/>
      <style:text-properties fo:background-color="transparent"/>
    </style:style>
    <style:style style:name="P421" style:family="paragraph" style:parent-style-name="Text_20_body" style:list-style-name="L71">
      <style:paragraph-properties fo:margin-left="1.251cm" fo:margin-right="0cm" fo:margin-top="0cm" fo:margin-bottom="0cm" fo:text-indent="0.199cm" style:auto-text-indent="false" fo:background-color="transparent">
        <style:background-image/>
      </style:paragraph-properties>
      <style:text-properties fo:font-size="11pt" style:font-size-asian="11pt" style:font-size-complex="11pt"/>
    </style:style>
    <style:style style:name="P422" style:family="paragraph" style:parent-style-name="Text_20_body" style:list-style-name="L32">
      <style:paragraph-properties fo:background-color="transparent">
        <style:background-image/>
      </style:paragraph-properties>
    </style:style>
    <style:style style:name="P423" style:family="paragraph" style:parent-style-name="Text_20_body" style:list-style-name="L33">
      <style:paragraph-properties fo:background-color="transparent">
        <style:background-image/>
      </style:paragraph-properties>
    </style:style>
    <style:style style:name="P424" style:family="paragraph" style:parent-style-name="Text_20_body" style:list-style-name="L34">
      <style:paragraph-properties fo:background-color="transparent">
        <style:background-image/>
      </style:paragraph-properties>
    </style:style>
    <style:style style:name="P425" style:family="paragraph" style:parent-style-name="Text_20_body" style:list-style-name="L35">
      <style:paragraph-properties fo:background-color="transparent">
        <style:background-image/>
      </style:paragraph-properties>
    </style:style>
    <style:style style:name="P426" style:family="paragraph" style:parent-style-name="Text_20_body" style:list-style-name="L44">
      <style:paragraph-properties fo:background-color="transparent">
        <style:background-image/>
      </style:paragraph-properties>
    </style:style>
    <style:style style:name="P427" style:family="paragraph" style:parent-style-name="Text_20_body" style:list-style-name="L52">
      <style:paragraph-properties fo:background-color="transparent">
        <style:background-image/>
      </style:paragraph-properties>
      <style:text-properties style:use-window-font-color="true"/>
    </style:style>
    <style:style style:name="P428" style:family="paragraph" style:parent-style-name="Text_20_body" style:list-style-name="L55">
      <style:paragraph-properties fo:background-color="transparent">
        <style:background-image/>
      </style:paragraph-properties>
      <style:text-properties style:use-window-font-color="true"/>
    </style:style>
    <style:style style:name="P429" style:family="paragraph" style:parent-style-name="Text_20_body" style:list-style-name="L57">
      <style:paragraph-properties fo:background-color="transparent">
        <style:background-image/>
      </style:paragraph-properties>
    </style:style>
    <style:style style:name="P430" style:family="paragraph" style:parent-style-name="Text_20_body" style:list-style-name="L35">
      <style:paragraph-properties fo:margin-left="0cm" fo:margin-right="0cm" fo:text-indent="0.199cm" style:auto-text-indent="false" fo:background-color="transparent">
        <style:background-image/>
      </style:paragraph-properties>
    </style:style>
    <style:style style:name="P431" style:family="paragraph" style:parent-style-name="Text_20_body" style:list-style-name="L38">
      <style:paragraph-properties fo:margin-left="0cm" fo:margin-right="0cm" fo:text-indent="0.199cm" style:auto-text-indent="false" fo:background-color="transparent">
        <style:background-image/>
      </style:paragraph-properties>
      <style:text-properties style:use-window-font-color="true" fo:font-weight="normal" style:font-weight-asian="normal" style:font-weight-complex="normal"/>
    </style:style>
    <style:style style:name="P432" style:family="paragraph" style:parent-style-name="Text_20_body" style:list-style-name="L55">
      <style:paragraph-properties fo:margin-left="0cm" fo:margin-right="0cm" fo:text-indent="0.199cm" style:auto-text-indent="false" fo:background-color="transparent">
        <style:background-image/>
      </style:paragraph-properties>
      <style:text-properties style:use-window-font-color="true"/>
    </style:style>
    <style:style style:name="P433" style:family="paragraph" style:parent-style-name="Text_20_body" style:list-style-name="L51">
      <style:paragraph-properties fo:margin-left="0cm" fo:margin-right="0cm" fo:text-indent="0.199cm" style:auto-text-indent="false" fo:background-color="transparent">
        <style:background-image/>
      </style:paragraph-properties>
    </style:style>
    <style:style style:name="P434" style:family="paragraph" style:parent-style-name="Text_20_body" style:list-style-name="L57">
      <style:paragraph-properties fo:margin-left="0cm" fo:margin-right="0cm" fo:text-indent="0.199cm" style:auto-text-indent="false" fo:background-color="transparent">
        <style:background-image/>
      </style:paragraph-properties>
    </style:style>
    <style:style style:name="P435" style:family="paragraph" style:parent-style-name="Text_20_body" style:list-style-name="L38">
      <style:paragraph-properties fo:margin-left="0cm" fo:margin-right="0cm" fo:text-indent="0.199cm" style:auto-text-indent="false"/>
    </style:style>
    <style:style style:name="P436" style:family="paragraph" style:parent-style-name="Text_20_body" style:list-style-name="L53">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37" style:family="paragraph" style:parent-style-name="Text_20_body" style:list-style-name="L54">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38" style:family="paragraph" style:parent-style-name="Text_20_body" style:list-style-name="L70">
      <style:paragraph-properties fo:margin-left="0cm" fo:margin-right="0cm" fo:margin-top="0cm" fo:margin-bottom="0cm" fo:text-indent="0.199cm" style:auto-text-indent="false" fo:background-color="transparent">
        <style:background-image/>
      </style:paragraph-properties>
    </style:style>
    <style:style style:name="P439" style:family="paragraph" style:parent-style-name="Text_20_body" style:list-style-name="L82">
      <style:paragraph-properties fo:margin-left="0cm" fo:margin-right="0cm" fo:margin-top="0cm" fo:margin-bottom="0cm" fo:text-indent="0.199cm" style:auto-text-indent="false"/>
    </style:style>
    <style:style style:name="P440" style:family="paragraph" style:parent-style-name="Text_20_body" style:list-style-name="L82">
      <style:paragraph-properties fo:margin-left="0cm" fo:margin-right="0cm" fo:margin-top="0cm" fo:margin-bottom="0cm" fo:text-indent="0.199cm" style:auto-text-indent="false"/>
      <style:text-properties fo:background-color="transparent"/>
    </style:style>
    <style:style style:name="P441" style:family="paragraph" style:parent-style-name="Text_20_body" style:list-style-name="L49">
      <style:paragraph-properties fo:margin-left="3.752cm" fo:margin-right="0cm" fo:text-indent="0cm" style:auto-text-indent="false" fo:background-color="transparent">
        <style:background-image/>
      </style:paragraph-properties>
      <style:text-properties fo:font-size="11pt" fo:background-color="#ff9966" style:font-size-asian="11pt" style:font-size-complex="11pt"/>
    </style:style>
    <style:style style:name="P442" style:family="paragraph" style:parent-style-name="Text_20_body" style:list-style-name="L55">
      <style:paragraph-properties fo:background-color="#ff9966">
        <style:background-image/>
      </style:paragraph-properties>
      <style:text-properties style:use-window-font-color="true"/>
    </style:style>
    <style:style style:name="P443" style:family="paragraph" style:parent-style-name="Text_20_body" style:list-style-name="L57">
      <style:paragraph-properties fo:background-color="#ff9966">
        <style:background-image/>
      </style:paragraph-properties>
    </style:style>
    <style:style style:name="P444" style:family="paragraph" style:parent-style-name="Text_20_body" style:list-style-name="L55">
      <style:paragraph-properties fo:background-color="#ffcc99">
        <style:background-image/>
      </style:paragraph-properties>
      <style:text-properties style:use-window-font-color="true"/>
    </style:style>
    <style:style style:name="P445" style:family="paragraph" style:parent-style-name="Text_20_body" style:list-style-name="L56">
      <style:paragraph-properties fo:background-color="#ff0000">
        <style:background-image/>
      </style:paragraph-properties>
    </style:style>
    <style:style style:name="P446" style:family="paragraph" style:parent-style-name="Heading_20_5">
      <style:paragraph-properties fo:break-before="page"/>
    </style:style>
    <style:style style:name="P447" style:family="paragraph" style:parent-style-name="Table_20_Contents" style:list-style-name="L20"/>
    <style:style style:name="P448"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49" style:family="paragraph" style:parent-style-name="Table_20_Contents" style:list-style-name="L20">
      <style:paragraph-properties fo:margin-left="0cm" fo:margin-right="0cm" fo:text-indent="0cm" style:auto-text-indent="false"/>
    </style:style>
    <style:style style:name="P450" style:family="paragraph" style:parent-style-name="_5b_RPG_5d__20_Táblázattartalom_20_1" style:list-style-name="L7">
      <style:paragraph-properties fo:line-height="0.499cm" fo:text-align="start" style:justify-single-word="false"/>
      <style:text-properties fo:font-size="9pt" fo:font-weight="normal" style:font-size-asian="9pt" style:font-weight-asian="normal" style:font-size-complex="9pt" style:font-weight-complex="normal"/>
    </style:style>
    <style:style style:name="P451"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452"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453"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P454" style:family="paragraph" style:parent-style-name="_5b_RPG_5d__20_Táblázattartalom_20_1" style:list-style-name="L5">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fo:background-color="transparent" style:font-size-asian="9pt" style:font-weight-asian="normal" style:font-size-complex="9pt" style:font-weight-complex="normal"/>
    </style:style>
    <style:style style:name="P455" style:family="paragraph" style:parent-style-name="_5b_RPG_5d__20_Táblázattartalom_20_1" style:list-style-name="L6">
      <style:paragraph-properties fo:margin-left="0.199cm" fo:margin-right="0cm" fo:line-height="0.499cm" fo:text-align="start" style:justify-single-word="false" fo:text-indent="0cm" style:auto-text-indent="false" fo:background-color="transparent">
        <style:background-image/>
      </style:paragraph-properties>
      <style:text-properties fo:font-size="9pt" fo:font-weight="normal" style:font-size-asian="9pt" style:font-weight-asian="normal" style:font-size-complex="9pt" style:font-weight-complex="normal"/>
    </style:style>
    <style:style style:name="P456" style:family="paragraph" style:parent-style-name="_5b_RPG_5d__20_Táblázattartalom_20_1" style:list-style-name="L7">
      <style:paragraph-properties fo:margin-left="0cm" fo:margin-right="0cm" fo:line-height="0.499cm" fo:text-align="start" style:justify-single-word="false" fo:text-indent="0cm" style:auto-text-indent="false"/>
      <style:text-properties fo:font-size="9pt" fo:font-weight="normal" style:font-size-asian="9pt" style:font-weight-asian="normal" style:font-size-complex="9pt" style:font-weight-complex="normal"/>
    </style:style>
    <style:style style:name="P457" style:family="paragraph" style:parent-style-name="_5b_RPG_5d__20_Táblázattartalom_20_-_20_saját_20_-_20_1" style:list-style-name="L31">
      <style:paragraph-properties fo:text-align="start" style:justify-single-word="false"/>
      <style:text-properties fo:font-style="normal" style:font-style-asian="normal" style:font-style-complex="normal"/>
    </style:style>
    <style:style style:name="P458" style:family="paragraph" style:parent-style-name="_5b_RPG_5d__20_Táblázattartalom_20_-_20_saját_20_-_20_1" style:list-style-name="L39">
      <style:paragraph-properties fo:text-align="start" style:justify-single-word="false"/>
      <style:text-properties fo:font-style="normal" style:font-style-asian="normal" style:font-style-complex="normal"/>
    </style:style>
    <style:style style:name="P459" style:family="paragraph" style:parent-style-name="_5b_RPG_5d__20_Táblázattartalom_20_-_20_saját_20_-_20_1" style:list-style-name="L65">
      <style:paragraph-properties fo:text-align="start" style:justify-single-word="false"/>
      <style:text-properties fo:font-size="8pt"/>
    </style:style>
    <style:style style:name="P460" style:family="paragraph" style:parent-style-name="_5b_RPG_5d__20_Táblázattartalom_20_-_20_saját_20_-_20_1" style:list-style-name="L65">
      <style:paragraph-properties fo:text-align="start" style:justify-single-word="false"/>
      <style:text-properties fo:font-size="8pt" fo:background-color="#ff0000"/>
    </style:style>
    <style:style style:name="P461" style:family="paragraph" style:parent-style-name="_5b_RPG_5d__20_Táblázattartalom_20_-_20_saját_20_-_20_1" style:list-style-name="L61">
      <style:paragraph-properties fo:text-align="start" style:justify-single-word="false"/>
      <style:text-properties fo:font-size="8pt" style:font-size-asian="8pt" style:font-size-complex="8pt"/>
    </style:style>
    <style:style style:name="P462" style:family="paragraph" style:parent-style-name="_5b_RPG_5d__20_Táblázattartalom_20_-_20_saját_20_-_20_1" style:list-style-name="L61">
      <style:paragraph-properties fo:text-align="start" style:justify-single-word="false"/>
      <style:text-properties fo:font-size="8pt" style:text-underline-style="none" fo:font-weight="normal" style:font-weight-asian="normal" style:font-weight-complex="normal"/>
    </style:style>
    <style:style style:name="P463" style:family="paragraph" style:parent-style-name="_5b_RPG_5d__20_Táblázattartalom_20_-_20_saját_20_-_20_1" style:list-style-name="L61">
      <style:paragraph-properties fo:text-align="start" style:justify-single-word="false"/>
      <style:text-properties fo:font-size="8pt" style:text-underline-style="none" fo:font-weight="normal" fo:background-color="#ff0000" style:font-weight-asian="normal" style:font-weight-complex="normal"/>
    </style:style>
    <style:style style:name="P464" style:family="paragraph" style:parent-style-name="_5b_RPG_5d__20_Táblázattartalom_20_-_20_saját_20_-_20_1" style:list-style-name="L5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5"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6" style:family="paragraph" style:parent-style-name="_5b_RPG_5d__20_Táblázattartalom_20_-_20_saját_20_-_20_1" style:list-style-name="L69">
      <style:paragraph-properties fo:margin-left="0cm" fo:margin-right="0cm" fo:text-align="start" style:justify-single-word="false" fo:text-indent="0cm" style:auto-text-indent="false" fo:background-color="transparent">
        <style:background-image/>
      </style:paragraph-properties>
      <style:text-properties fo:font-size="8pt"/>
    </style:style>
    <style:style style:name="P467"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8"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fo:font-weight="normal" style:font-weight-asian="normal" style:font-weight-complex="normal"/>
    </style:style>
    <style:style style:name="P469"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fo:font-weight="normal" fo:background-color="transparent" style:font-weight-asian="normal" style:font-weight-complex="normal"/>
    </style:style>
    <style:style style:name="P470" style:family="paragraph" style:parent-style-name="_5b_RPG_5d__20_Táblázattartalom_20_-_20_saját_20_-_20_1" style:list-style-name="L61">
      <style:paragraph-properties fo:margin-left="0cm" fo:margin-right="0cm" fo:text-align="start" style:justify-single-word="false" fo:text-indent="0cm" style:auto-text-indent="false" fo:background-color="transparent">
        <style:background-image/>
      </style:paragraph-properties>
      <style:text-properties fo:font-size="8pt" style:font-size-asian="8pt" style:font-size-complex="8pt"/>
    </style:style>
    <style:style style:name="P471" style:family="paragraph" style:parent-style-name="_5b_RPG_5d__20_Táblázattartalom_20_-_20_saját_20_-_20_1" style:list-style-name="L62">
      <style:paragraph-properties fo:margin-left="0cm" fo:margin-right="0cm" fo:text-align="start" style:justify-single-word="false" fo:text-indent="0cm" style:auto-text-indent="false" fo:background-color="transparent">
        <style:background-image/>
      </style:paragraph-properties>
      <style:text-properties fo:font-size="8pt" fo:background-color="#ff0000"/>
    </style:style>
    <style:style style:name="P472" style:family="paragraph" style:parent-style-name="_5b_RPG_5d__20_Táblázattartalom_20_-_20_saját_20_-_20_1" style:list-style-name="L64">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73"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transparent">
        <style:background-image/>
      </style:paragraph-properties>
      <style:text-properties fo:font-size="8pt" fo:background-color="transparent"/>
    </style:style>
    <style:style style:name="P474" style:family="paragraph" style:parent-style-name="_5b_RPG_5d__20_Táblázattartalom_20_-_20_saját_20_-_20_1" style:list-style-name="L61">
      <style:paragraph-properties fo:margin-left="0cm" fo:margin-right="0cm" fo:text-align="start" style:justify-single-word="false" fo:widows="0" fo:text-indent="0cm" style:auto-text-indent="false" fo:background-color="transparent" style:shadow="none">
        <style:background-image/>
      </style:paragraph-properties>
      <style:text-properties fo:font-size="8pt"/>
    </style:style>
    <style:style style:name="P475" style:family="paragraph" style:parent-style-name="_5b_RPG_5d__20_Táblázattartalom_20_-_20_saját_20_-_20_1" style:list-style-name="L60">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6" style:family="paragraph" style:parent-style-name="_5b_RPG_5d__20_Táblázattartalom_20_-_20_saját_20_-_20_1" style:list-style-name="L69">
      <style:paragraph-properties fo:margin-left="0cm" fo:margin-right="0cm" fo:text-align="start" style:justify-single-word="false" fo:text-indent="0cm" style:auto-text-indent="false" fo:background-color="#ff0000">
        <style:background-image/>
      </style:paragraph-properties>
      <style:text-properties fo:font-size="8pt"/>
    </style:style>
    <style:style style:name="P477" style:family="paragraph" style:parent-style-name="_5b_RPG_5d__20_Táblázattartalom_20_-_20_saját_20_-_20_1" style:list-style-name="L63">
      <style:paragraph-properties fo:margin-left="0cm" fo:margin-right="0cm" fo:text-align="start" style:justify-single-word="false" fo:text-indent="0cm" style:auto-text-indent="false"/>
      <style:text-properties fo:font-size="8pt" fo:background-color="transparent"/>
    </style:style>
    <style:style style:name="P478" style:family="paragraph" style:parent-style-name="_5b_RPG_5d__20_Táblázattartalom_20_-_20_saját_20_-_20_1" style:list-style-name="L64">
      <style:paragraph-properties fo:margin-left="0cm" fo:margin-right="0cm" fo:text-align="start" style:justify-single-word="false" fo:text-indent="0cm" style:auto-text-indent="false"/>
      <style:text-properties fo:font-size="8pt" fo:background-color="transparent"/>
    </style:style>
    <style:style style:name="P479" style:family="paragraph" style:parent-style-name="_5b_RPG_5d__20_Táblázattartalom_20_-_20_saját_20_-_20_1" style:list-style-name="L60">
      <style:paragraph-properties fo:margin-left="0cm" fo:margin-right="0cm" fo:text-align="start" style:justify-single-word="false" fo:text-indent="0cm" style:auto-text-indent="false"/>
      <style:text-properties fo:font-size="8pt" fo:background-color="transparent"/>
    </style:style>
    <style:style style:name="P480" style:family="paragraph" style:parent-style-name="_5b_RPG_5d__20_Táblázattartalom_20_-_20_saját_20_-_20_1" style:list-style-name="L64">
      <style:paragraph-properties fo:margin-left="0cm" fo:margin-right="0cm" fo:text-align="start" style:justify-single-word="false" fo:text-indent="0cm" style:auto-text-indent="false"/>
      <style:text-properties fo:font-size="8pt"/>
    </style:style>
    <style:style style:name="P481" style:family="paragraph" style:parent-style-name="_5b_RPG_5d__20_Táblázattartalom_20_-_20_saját_20_-_20_1" style:list-style-name="L65">
      <style:paragraph-properties fo:margin-left="0cm" fo:margin-right="0cm" fo:text-align="start" style:justify-single-word="false" fo:text-indent="0cm" style:auto-text-indent="false"/>
      <style:text-properties fo:font-size="8pt"/>
    </style:style>
    <style:style style:name="P482" style:family="paragraph" style:parent-style-name="_5b_RPG_5d__20_Táblázattartalom_20_-_20_saját_20_-_20_1" style:list-style-name="L66">
      <style:paragraph-properties fo:margin-left="0cm" fo:margin-right="0cm" fo:text-align="start" style:justify-single-word="false" fo:text-indent="0cm" style:auto-text-indent="false"/>
      <style:text-properties fo:font-size="8pt"/>
    </style:style>
    <style:style style:name="P483" style:family="paragraph" style:parent-style-name="_5b_RPG_5d__20_Táblázattartalom_20_-_20_saját_20_-_20_1" style:list-style-name="L67">
      <style:paragraph-properties fo:margin-left="0cm" fo:margin-right="0cm" fo:text-align="start" style:justify-single-word="false" fo:text-indent="0cm" style:auto-text-indent="false"/>
      <style:text-properties fo:font-size="8pt"/>
    </style:style>
    <style:style style:name="P484" style:family="paragraph" style:parent-style-name="_5b_RPG_5d__20_Táblázattartalom_20_-_20_saját_20_-_20_1" style:list-style-name="L68">
      <style:paragraph-properties fo:margin-left="0cm" fo:margin-right="0cm" fo:text-align="start" style:justify-single-word="false" fo:text-indent="0cm" style:auto-text-indent="false"/>
      <style:text-properties fo:font-size="8pt"/>
    </style:style>
    <style:style style:name="T1" style:family="text">
      <style:text-properties style:use-window-font-color="true"/>
    </style:style>
    <style:style style:name="T2" style:family="text">
      <style:text-properties style:use-window-font-color="true" fo:font-style="italic" fo:font-weight="normal" style:font-style-asian="italic" style:font-weight-asian="normal" style:font-style-complex="italic"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font-weight="normal" fo:background-color="#ff6633" style:font-weight-asian="normal" style:font-weight-complex="normal"/>
    </style:style>
    <style:style style:name="T6" style:family="text">
      <style:text-properties style:use-window-font-color="true" fo:font-weight="normal" fo:background-color="#ff0000"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bold" fo:background-color="transparent" style:font-weight-asian="bold" style:font-weight-complex="bold"/>
    </style:style>
    <style:style style:name="T9" style:family="text">
      <style:text-properties style:use-window-font-color="true" fo:font-weight="bold" fo:background-color="#ff0000" style:font-weight-asian="bold" style:font-weight-complex="bold"/>
    </style:style>
    <style:style style:name="T10" style:family="text">
      <style:text-properties style:use-window-font-color="true" fo:background-color="transparent"/>
    </style:style>
    <style:style style:name="T11" style:family="text">
      <style:text-properties style:use-window-font-color="true" fo:font-size="12pt" fo:font-weight="bold" fo:background-color="transparent" style:font-size-asian="12pt" style:font-weight-asian="bold" style:font-size-complex="12pt" style:font-weight-complex="bold"/>
    </style:style>
    <style:style style:name="T12" style:family="text">
      <style:text-properties style:use-window-font-color="true" fo:font-size="12pt" fo:font-weight="normal" style:font-size-asian="12pt" style:font-weight-asian="normal" style:font-size-complex="12pt" style:font-weight-complex="normal"/>
    </style:style>
    <style:style style:name="T13" style:family="text">
      <style:text-properties style:use-window-font-color="true" fo:font-size="11pt" fo:font-style="normal" fo:font-weight="bold" fo:background-color="transparent" style:font-size-asian="11pt" style:font-style-asian="normal" style:font-weight-asian="bold" style:font-size-complex="11pt" style:font-style-complex="normal" style:font-weight-complex="bold"/>
    </style:style>
    <style:style style:name="T14" style:family="text">
      <style:text-properties style:use-window-font-color="true" fo:font-size="11pt" fo:font-style="normal" fo:background-color="transparent" style:font-size-asian="11pt" style:font-style-asian="normal" style:font-size-complex="11pt" style:font-style-complex="normal"/>
    </style:style>
    <style:style style:name="T15" style:family="text">
      <style:text-properties style:use-window-font-color="true" fo:font-size="9pt" fo:font-weight="normal" style:font-size-asian="9pt" style:font-weight-asian="normal" style:font-size-complex="9pt" style:font-weight-complex="normal"/>
    </style:style>
    <style:style style:name="T16" style:family="text">
      <style:text-properties style:use-window-font-color="true" fo:language="hu" fo:country="HU"/>
    </style:style>
    <style:style style:name="T17" style:family="text">
      <style:text-properties fo:font-weight="normal" fo:background-color="transparent"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style:font-weight-asian="normal" style:font-weight-complex="normal"/>
    </style:style>
    <style:style style:name="T20" style:family="text">
      <style:text-properties fo:background-color="transparent"/>
    </style:style>
    <style:style style:name="T21" style:family="text">
      <style:text-properties fo:background-color="#ff9966"/>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fo:background-color="transparent"/>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style:style>
    <style:style style:name="T28" style:family="text">
      <style:text-properties fo:font-weight="bold" fo:background-color="#ff9966" style:font-weight-asian="bold" style:font-weight-complex="bold"/>
    </style:style>
    <style:style style:name="T29" style:family="text">
      <style:text-properties fo:font-weight="bold" fo:background-color="#ffff99" style:font-weight-asian="bold" style:font-weight-complex="bold"/>
    </style:style>
    <style:style style:name="T30" style:family="text">
      <style:text-properties fo:font-weight="bold" fo:background-color="#ff0000" style:font-weight-asian="bold" style:font-weight-complex="bold"/>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fo:font-size="7pt" style:font-size-asian="7pt" style:font-size-complex="7pt"/>
    </style:style>
    <style:style style:name="T35" style:family="text">
      <style:text-properties fo:font-size="8pt"/>
    </style:style>
    <style:style style:name="T36" style:family="text">
      <style:text-properties fo:font-size="8pt" style:font-size-asian="8pt" style:font-size-complex="8pt"/>
    </style:style>
    <style:style style:name="T37" style:family="text">
      <style:text-properties fo:font-size="8pt" fo:font-weight="normal" style:font-size-asian="8pt" style:font-weight-asian="normal" style:font-size-complex="8pt" style:font-weight-complex="normal"/>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fo:background-color="#ff0000"/>
    </style:style>
    <style:style style:name="T40" style:family="text">
      <style:text-properties fo:font-size="8pt" style:text-underline-style="solid" style:text-underline-width="auto" style:text-underline-color="font-color"/>
    </style:style>
    <style:style style:name="T41" style:family="text">
      <style:text-properties fo:font-size="8pt" fo:background-color="transparent"/>
    </style:style>
    <style:style style:name="T42" style:family="text">
      <style:text-properties fo:font-size="8pt" fo:background-color="#ff9966"/>
    </style:style>
    <style:style style:name="T43" style:family="text">
      <style:text-properties fo:font-size="8pt" fo:font-style="normal" fo:font-weight="normal" style:font-size-asian="8pt" style:font-style-asian="normal" style:font-weight-asian="normal" style:font-size-complex="8pt" style:font-style-complex="normal" style:font-weight-complex="normal"/>
    </style:style>
    <style:style style:name="T44" style:family="text">
      <style:text-properties fo:font-size="9pt" style:font-size-asian="9pt" style:font-size-complex="9pt"/>
    </style:style>
    <style:style style:name="T45" style:family="text">
      <style:text-properties fo:font-size="9pt" fo:font-weight="normal" style:font-size-asian="9pt" style:font-weight-asian="normal" style:font-size-complex="9pt" style:font-weight-complex="normal"/>
    </style:style>
    <style:style style:name="T46" style:family="text">
      <style:text-properties fo:font-size="9pt" fo:font-weight="bold" style:font-size-asian="9pt" style:font-weight-asian="bold" style:font-size-complex="9pt" style:font-weight-complex="bold"/>
    </style:style>
    <style:style style:name="T47" style:family="text">
      <style:text-properties fo:language="hu" fo:country="HU"/>
    </style:style>
    <style:style style:name="T48" style:family="text">
      <style:text-properties style:text-position="super 58%" fo:font-size="8pt" style:font-size-asian="8pt" style:font-size-complex="8pt"/>
    </style:style>
    <style:style style:name="T49" style:family="text">
      <style:text-properties fo:font-size="11pt" fo:font-weight="normal" style:font-size-asian="11pt" style:font-weight-asian="normal" style:font-size-complex="11pt" style:font-weight-complex="normal"/>
    </style:style>
    <style:style style:name="T50" style:family="text">
      <style:text-properties fo:font-size="11pt" fo:font-weight="normal" fo:background-color="#ff0000" style:font-size-asian="11pt" style:font-weight-asian="normal" style:font-size-complex="11pt" style:font-weight-complex="normal"/>
    </style:style>
    <style:style style:name="T51" style:family="text">
      <style:text-properties fo:font-size="11pt" fo:font-weight="bold" fo:background-color="#ff0000" style:font-size-asian="11pt" style:font-weight-asian="bold" style:font-size-complex="11pt" style:font-weight-complex="bold"/>
    </style:style>
    <style:style style:name="T52" style:family="text">
      <style:text-properties fo:font-size="11pt" fo:font-weight="bold" style:font-size-asian="11pt" style:font-weight-asian="bold" style:font-size-complex="11pt" style:font-weight-complex="bold"/>
    </style:style>
    <style:style style:name="T53" style:family="text">
      <style:text-properties fo:font-size="11pt" style:font-size-asian="11pt" style:font-size-complex="11pt"/>
    </style:style>
    <style:style style:name="T54" style:family="text">
      <style:text-properties fo:font-size="11pt" fo:background-color="#ff9966" style:font-size-asian="11pt" style:font-size-complex="11pt"/>
    </style:style>
    <style:style style:name="T55" style:family="text">
      <style:text-properties style:text-line-through-style="none" style:font-name="FreeSerif6" fo:font-size="8pt" fo:font-style="italic" fo:font-weight="normal" style:font-size-asian="8pt" style:font-style-asian="italic" style:font-weight-asian="normal" style:font-size-complex="8pt" style:font-style-complex="italic" style:font-weight-complex="normal"/>
    </style:style>
    <style:style style:name="T56" style:family="text">
      <style:text-properties style:text-line-through-style="none" fo:font-size="10pt" fo:font-weight="normal" style:font-size-asian="10pt" style:font-weight-asian="normal" style:font-size-complex="10pt" style:font-weight-complex="normal"/>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fo:background-color="#ff0000" style:font-style-asian="italic" style:font-weight-asian="bold" style:font-style-complex="italic" style:font-weight-complex="bold"/>
    </style:style>
    <style:style style:name="T60" style:family="text">
      <style:text-properties fo:background-color="#ff0000"/>
    </style:style>
    <style:style style:name="T61" style:family="text">
      <style:text-properties style:font-name="DejaVu Sans" style:font-name-asian="DejaVu Sans" style:font-name-complex="DejaVu Sans"/>
    </style:style>
    <style:style style:name="T62" style:family="text">
      <style:text-properties fo:color="#00ae00"/>
    </style:style>
    <style:style style:name="T63" style:family="text">
      <style:text-properties fo:font-size="10pt"/>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font-size="10pt" fo:font-weight="normal" fo:background-color="#ff0000" style:font-size-asian="10pt" style:font-weight-asian="normal" style:font-size-complex="10pt" style:font-weight-complex="normal"/>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style:font-size-asian="10pt" style:font-size-complex="10pt"/>
    </style:style>
    <style:style style:name="T68" style:family="text">
      <style:text-properties fo:font-size="10pt" style:text-underline-style="solid" style:text-underline-width="auto" style:text-underline-color="font-color" style:font-size-asian="10pt" style:font-size-complex="10pt"/>
    </style:style>
    <style:style style:name="T69" style:family="text">
      <style:text-properties fo:font-size="10pt" fo:background-color="#ff0000" style:font-size-asian="10pt" style:font-size-complex="10pt"/>
    </style:style>
    <style:style style:name="T70" style:family="text">
      <style:text-properties fo:font-size="10pt" fo:background-color="#ff9966" style:font-size-asian="10pt" style:font-size-complex="10pt"/>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2.6000003814697pt" fo:font-weight="normal" style:font-size-asian="12.6000003814697pt" style:font-weight-asian="normal" style:font-size-complex="12.6000003814697pt" style:font-weight-complex="normal"/>
    </style:style>
    <style:style style:name="T73" style:family="text">
      <style:text-properties fo:background-color="#ff6633"/>
    </style:style>
    <style:style style:name="T74" style:family="text">
      <style:text-properties fo:background-color="#23ff23"/>
    </style:style>
    <style:style style:name="T75" style:family="text">
      <style:text-properties style:font-name="OpenSymbol" fo:font-weight="bold" style:font-name-asian="OpenSymbol" style:font-weight-asian="bold" style:font-name-complex="OpenSymbol" style:font-weight-complex="bold"/>
    </style:style>
    <style:style style:name="T76" style:family="text">
      <style:text-properties fo:color="#000000" fo:font-size="12pt" fo:font-weight="bold" style:font-size-asian="12pt" style:font-weight-asian="bold" style:font-size-complex="12pt" style:font-weight-complex="bold"/>
    </style:style>
    <style:style style:name="T77" style:family="text">
      <style:text-properties fo:font-style="normal"/>
    </style:style>
    <style:style style:name="T78" style:family="text">
      <style:text-properties fo:font-style="normal" style:font-style-asian="normal" style:font-style-complex="normal"/>
    </style:style>
    <style:style style:name="T79" style:family="text">
      <style:text-properties fo:color="#ff0000" fo:font-size="12pt" fo:font-weight="bold" style:font-size-asian="12pt" style:font-weight-asian="bold" style:font-size-complex="12pt" style:font-weight-complex="bold"/>
    </style:style>
    <style:style style:name="T80" style:family="text">
      <style:text-properties style:font-name="OpenSymbol1" style:font-name-asian="OpenSymbol1" style:font-name-complex="OpenSymbol1"/>
    </style:style>
    <style:style style:name="T81" style:family="text">
      <style:text-properties style:font-name="OpenSymbol1" fo:background-color="transparent" style:font-name-asian="OpenSymbol1" style:font-name-complex="OpenSymbol1"/>
    </style:style>
    <style:style style:name="T82" style:family="text">
      <style:text-properties style:font-name="FreeSerif" fo:font-size="9pt" fo:font-weight="normal" style:font-name-asian="FreeSerif" style:font-size-asian="9pt" style:font-weight-asian="normal" style:font-name-complex="FreeSerif" style:font-size-complex="9pt" style:font-weight-complex="normal"/>
    </style:style>
    <style:style style:name="T83" style:family="text">
      <style:text-properties style:font-name="FreeSerif" style:font-name-asian="FreeSerif" style:font-name-complex="FreeSerif"/>
    </style:style>
    <style:style style:name="T84" style:family="text">
      <style:text-properties style:font-name="FreeSerif6"/>
    </style:style>
    <style:style style:name="T85" style:family="text">
      <style:text-properties style:font-name="FreeSerif6" fo:font-size="11pt" style:font-size-asian="11pt" style:font-size-complex="11pt"/>
    </style:style>
    <style:style style:name="T86" style:family="text">
      <style:text-properties style:font-name="Arial" fo:font-size="9pt" fo:font-weight="normal" style:font-size-asian="9pt" style:font-weight-asian="normal" style:font-size-complex="9pt" style:font-weight-complex="normal"/>
    </style:style>
    <style:style style:name="T87" style:family="text">
      <style:text-properties style:font-name="Arial" fo:font-style="normal" style:font-style-asian="normal" style:font-style-complex="normal"/>
    </style:style>
    <style:style style:name="T88" style:family="text">
      <style:text-properties style:font-name="Arial" fo:font-size="8pt" fo:font-style="normal" style:font-size-asian="8pt" style:font-style-asian="normal" style:font-size-complex="8pt" style:font-style-complex="normal"/>
    </style:style>
    <style:style style:name="T89" style:family="text">
      <style:text-properties style:font-name="Times New Roman"/>
    </style:style>
    <style:style style:name="T90"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1"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92" style:family="text">
      <style:text-properties style:font-name="Times New Roman" fo:font-size="10pt" fo:font-style="normal" fo:font-weight="normal" style:font-name-asian="DejaVu Sans1" style:font-size-asian="10pt" style:font-style-asian="normal" style:font-weight-asian="normal" style:font-name-complex="DejaVu Sans1" style:font-size-complex="10pt" style:font-style-complex="normal" style:font-weight-complex="normal"/>
    </style:style>
    <style:style style:name="T93"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9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95" style:family="text">
      <style:text-properties style:font-name="Times New Roman" fo:font-size="10.5pt" style:font-name-asian="Times New Roman" style:font-size-asian="10.5pt" style:font-name-complex="Times New Roman" style:font-size-complex="10.5pt"/>
    </style:style>
    <style:style style:name="T96"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7"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98" style:family="text">
      <style:text-properties style:font-name="FreeSerif2" style:font-name-asian="Sans Serif" style:font-name-complex="Tahoma"/>
    </style:style>
    <style:style style:name="T99"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100"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101"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102"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103" style:family="text">
      <style:text-properties fo:color="#ffffff" style:text-line-through-style="none" style:font-name="Arial" fo:font-style="normal" fo:font-weight="normal" style:font-style-asian="normal" style:font-weight-asian="normal" style:font-style-complex="normal" style:font-weight-complex="normal"/>
    </style:style>
    <style:style style:name="T104" style:family="text">
      <style:text-properties fo:color="#ffffff" style:font-name="Arial" fo:font-style="normal" style:font-style-asian="normal" style:font-style-complex="normal"/>
    </style:style>
    <style:style style:name="T105" style:family="text">
      <style:text-properties style:font-name="Mufferaw1"/>
    </style:style>
    <style:style style:name="T106" style:family="text">
      <style:text-properties fo:font-size="10.5pt" style:font-size-asian="10.5pt" style:font-size-complex="10.5pt"/>
    </style:style>
    <style:style style:name="T107" style:family="text">
      <style:text-properties style:font-name="Times New Roman1"/>
    </style:style>
    <style:style style:name="T108" style:family="text">
      <style:text-properties style:font-name="Times New Roman1" style:font-name-asian="Times New Roman1" style:font-name-complex="Times New Roman1"/>
    </style:style>
    <style:style style:name="T109" style:family="text">
      <style:text-properties style:font-name-asian="Times New Roman1" style:font-name-complex="Times New Roman1"/>
    </style:style>
    <style:style style:name="T110" style:family="text">
      <style:text-properties style:font-name="Nimbus Roman No9 L1" fo:font-size="10.5pt" style:font-name-asian="Arial Unicode MS" style:font-size-asian="10.5pt" style:font-name-complex="Tahoma2" style:font-size-complex="10.5pt"/>
    </style:style>
    <style:style style:name="T111" style:family="text">
      <style:text-properties fo:background-color="#ffff66"/>
    </style:style>
    <style:style style:name="T112" style:family="text">
      <style:text-properties style:font-size-asian="10pt"/>
    </style:style>
    <style:style style:name="T113" style:family="text">
      <style:text-properties style:font-style-asian="normal"/>
    </style:style>
    <style:style style:name="T114" style:family="text">
      <style:text-properties style:font-size-complex="10pt"/>
    </style:style>
    <style:style style:name="T115" style:family="text">
      <style:text-properties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true" style:editable="false">
        <style:columns fo:column-count="2">
          <style:column style:rel-width="3945*" fo:start-indent="0cm" fo:end-indent="0.049cm"/>
          <style:column style:rel-width="5535*" fo:start-indent="0.049cm" fo:end-indent="0cm"/>
        </style:columns>
        <style:background-image/>
      </style:section-properties>
    </style:style>
    <style:style style:name="Sect4" style:family="section">
      <style:section-properties fo:background-color="transparent" text:dont-balance-text-columns="true" style:editable="false">
        <style:columns fo:column-count="2">
          <style:column style:rel-width="4252*" fo:start-indent="0cm" fo:end-indent="0cm"/>
          <style:column style:rel-width="5385*" fo:start-indent="0cm" fo:end-indent="0cm"/>
        </style:columns>
        <style:background-image/>
      </style:section-properties>
    </style:style>
    <style:style style:name="Sect5" style:family="section">
      <style:section-properties text:dont-balance-text-columns="true" style:editable="false">
        <style:columns fo:column-count="2">
          <style:column style:rel-width="5101*" fo:start-indent="0cm" fo:end-indent="0.099cm"/>
          <style:column style:rel-width="4535*" fo:start-indent="0.099cm" fo:end-indent="0cm"/>
        </style:columns>
      </style:section-properties>
    </style:style>
    <style:style style:name="Sect6" style:family="section">
      <style:section-properties fo:background-color="transparent" text:dont-balance-text-columns="true" style:editable="false">
        <style:columns fo:column-count="2">
          <style:column style:rel-width="4309*" fo:start-indent="0cm" fo:end-indent="0cm"/>
          <style:column style:rel-width="5328*" fo:start-indent="0cm" fo:end-indent="0cm"/>
        </style:columns>
        <style:background-image/>
      </style:section-properties>
    </style:style>
    <style:style style:name="Sect7" style:family="section">
      <style:section-properties text:dont-balance-text-columns="true" style:editable="false">
        <style:columns fo:column-count="2">
          <style:column style:rel-width="4031*" fo:start-indent="0cm" fo:end-indent="0.049cm"/>
          <style:column style:rel-width="5449*" fo:start-indent="0.049cm" fo:end-indent="0cm"/>
        </style:columns>
      </style:section-properties>
    </style:style>
    <style:style style:name="Sect8" style:family="section">
      <style:section-properties text:dont-balance-text-columns="true" style:editable="false">
        <style:columns fo:column-count="2">
          <style:column style:rel-width="4796*" fo:start-indent="0cm" fo:end-indent="0.099cm"/>
          <style:column style:rel-width="4683*" fo:start-indent="0.099cm" fo:end-indent="0cm"/>
        </style:columns>
      </style:section-properties>
    </style:style>
    <style:style style:name="Sect9" style:family="section">
      <style:section-properties text:dont-balance-text-columns="true" fo:margin-left="-0.101cm" fo:margin-right="-0.101cm" style:editable="false">
        <style:columns fo:column-count="2">
          <style:column style:rel-width="4654*" fo:start-indent="0cm" fo:end-indent="0.049cm"/>
          <style:column style:rel-width="4939*" fo:start-indent="0.049cm" fo:end-indent="0cm"/>
        </style:columns>
      </style:section-properties>
    </style:style>
    <style:style style:name="Sect10" style:family="section">
      <style:section-properties fo:background-color="transparent" text:dont-balance-text-columns="false" fo:margin-left="-1.101cm" fo:margin-right="-0.499cm" style:editable="false">
        <style:columns fo:column-count="1" fo:column-gap="0cm"/>
        <style:background-image/>
      </style:section-properties>
    </style:style>
    <style:style style:name="Sect11" style:family="section">
      <style:section-properties text:dont-balance-text-columns="true" style:editable="false">
        <style:columns fo:column-count="2">
          <style:column style:rel-width="3832*" fo:start-indent="0cm" fo:end-indent="0.049cm"/>
          <style:column style:rel-width="5648*" fo:start-indent="0.049cm" fo:end-indent="0cm"/>
        </style:columns>
      </style:section-properties>
    </style:style>
    <style:style style:name="Sect12" style:family="section">
      <style:section-properties text:dont-balance-text-columns="true" style:editable="false">
        <style:columns fo:column-count="2">
          <style:column style:rel-width="4506*" fo:start-indent="0cm" fo:end-indent="0.099cm"/>
          <style:column style:rel-width="4974*" fo:start-indent="0.099cm" fo:end-indent="0cm"/>
        </style:columns>
      </style:section-properties>
    </style:style>
    <style:style style:name="Sect13" style:family="section">
      <style:section-properties fo:margin-left="-1.199cm" fo:margin-right="-1.199cm" style:editable="false">
        <style:columns fo:column-count="1" fo:column-gap="0cm"/>
      </style:section-properties>
    </style:style>
    <style:style style:name="Sect14" style:family="section">
      <style:section-properties fo:margin-left="-1cm" fo:margin-right="-1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14cm" text:min-label-width="0.3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3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72cm" text:min-label-width="0.139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619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19cm" text:min-label-width="0.191cm"/>
        <style:text-properties style:font-name="StarSymbol"/>
      </text:list-level-style-bullet>
      <text:list-level-style-image text:level="2" xlink:href="Pictures/100002000000000A0000000ADDA84F49.gif" xlink:type="simple" xlink:show="embed" xlink:actuate="onLoad">
        <style:list-level-properties text:space-before="0.381cm" text:min-label-width="0.191cm" style:vertical-pos="middle" style:vertical-rel="line" fo:width="0.265cm" fo:height="0.265cm"/>
      </text:list-level-style-image>
      <text:list-level-style-image text:level="3" xlink:href="Pictures/100002000000000A0000000ADDA84F49.gif" xlink:type="simple" xlink:show="embed" xlink:actuate="onLoad">
        <style:list-level-properties text:space-before="0.571cm" text:min-label-width="0.191cm" style:vertical-pos="middle" style:vertical-rel="line" fo:width="0.265cm" fo:height="0.265cm"/>
      </text:list-level-style-image>
      <text:list-level-style-image text:level="4" xlink:href="Pictures/100002000000000A0000000ADDA84F49.gif" xlink:type="simple" xlink:show="embed" xlink:actuate="onLoad">
        <style:list-level-properties text:space-before="0.762cm" text:min-label-width="0.191cm" style:vertical-pos="middle" style:vertical-rel="line" fo:width="0.265cm" fo:height="0.265cm"/>
      </text:list-level-style-image>
      <text:list-level-style-image text:level="5" xlink:href="Pictures/100002000000000A0000000ADDA84F49.gif" xlink:type="simple" xlink:show="embed" xlink:actuate="onLoad">
        <style:list-level-properties text:space-before="0.952cm" text:min-label-width="0.191cm" style:vertical-pos="middle" style:vertical-rel="line" fo:width="0.265cm" fo:height="0.265cm"/>
      </text:list-level-style-image>
      <text:list-level-style-image text:level="6" xlink:href="Pictures/100002000000000A0000000ADDA84F49.gif" xlink:type="simple" xlink:show="embed" xlink:actuate="onLoad">
        <style:list-level-properties text:space-before="1.143cm" text:min-label-width="0.191cm" style:vertical-pos="middle" style:vertical-rel="line" fo:width="0.265cm" fo:height="0.265cm"/>
      </text:list-level-style-image>
      <text:list-level-style-image text:level="7" xlink:href="Pictures/100002000000000A0000000ADDA84F49.gif" xlink:type="simple" xlink:show="embed" xlink:actuate="onLoad">
        <style:list-level-properties text:space-before="1.333cm" text:min-label-width="0.191cm" style:vertical-pos="middle" style:vertical-rel="line" fo:width="0.265cm" fo:height="0.265cm"/>
      </text:list-level-style-image>
      <text:list-level-style-image text:level="8" xlink:href="Pictures/100002000000000A0000000ADDA84F49.gif" xlink:type="simple" xlink:show="embed" xlink:actuate="onLoad">
        <style:list-level-properties text:space-before="1.524cm" text:min-label-width="0.191cm" style:vertical-pos="middle" style:vertical-rel="line" fo:width="0.265cm" fo:height="0.265cm"/>
      </text:list-level-style-image>
      <text:list-level-style-image text:level="9" xlink:href="Pictures/100002000000000A0000000ADDA84F49.gif" xlink:type="simple" xlink:show="embed" xlink:actuate="onLoad">
        <style:list-level-properties text:space-before="1.714cm" text:min-label-width="0.191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905cm" text:min-label-width="0.191cm" style:vertical-pos="middle" style:vertical-rel="line" fo:width="0.265cm" fo:height="0.265cm"/>
      </text:list-level-style-image>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24cm"/>
        <style:text-properties style:font-name="StarSymbol"/>
      </text:list-level-style-bullet>
      <text:list-level-style-bullet text:level="2" text:style-name="Bullet_20_Symbols" style:num-suffix="." text:bullet-char="•">
        <style:list-level-properties text:space-before="1.27cm" text:min-label-width="0.24cm"/>
        <style:text-properties style:font-name="StarSymbol"/>
      </text:list-level-style-bullet>
      <text:list-level-style-bullet text:level="3" text:style-name="Bullet_20_Symbols" style:num-suffix="." text:bullet-char="•">
        <style:list-level-properties text:space-before="1.905cm" text:min-label-width="0.24cm"/>
        <style:text-properties style:font-name="StarSymbol"/>
      </text:list-level-style-bullet>
      <text:list-level-style-bullet text:level="4" text:style-name="Bullet_20_Symbols" style:num-suffix="." text:bullet-char="•">
        <style:list-level-properties text:space-before="2.54cm" text:min-label-width="0.24cm"/>
        <style:text-properties style:font-name="StarSymbol"/>
      </text:list-level-style-bullet>
      <text:list-level-style-bullet text:level="5" text:style-name="Bullet_20_Symbols" style:num-suffix="." text:bullet-char="•">
        <style:list-level-properties text:space-before="3.175cm" text:min-label-width="0.24cm"/>
        <style:text-properties style:font-name="StarSymbol"/>
      </text:list-level-style-bullet>
      <text:list-level-style-bullet text:level="6" text:style-name="Bullet_20_Symbols" style:num-suffix="." text:bullet-char="•">
        <style:list-level-properties text:space-before="3.81cm" text:min-label-width="0.24cm"/>
        <style:text-properties style:font-name="StarSymbol"/>
      </text:list-level-style-bullet>
      <text:list-level-style-bullet text:level="7" text:style-name="Bullet_20_Symbols" style:num-suffix="." text:bullet-char="•">
        <style:list-level-properties text:space-before="4.445cm" text:min-label-width="0.24cm"/>
        <style:text-properties style:font-name="StarSymbol"/>
      </text:list-level-style-bullet>
      <text:list-level-style-bullet text:level="8" text:style-name="Bullet_20_Symbols" style:num-suffix="." text:bullet-char="•">
        <style:list-level-properties text:space-before="5.08cm" text:min-label-width="0.24cm"/>
        <style:text-properties style:font-name="StarSymbol"/>
      </text:list-level-style-bullet>
      <text:list-level-style-bullet text:level="9" text:style-name="Bullet_20_Symbols" style:num-suffix="." text:bullet-char="•">
        <style:list-level-properties text:space-before="5.715cm" text:min-label-width="0.24cm"/>
        <style:text-properties style:font-name="StarSymbol"/>
      </text:list-level-style-bullet>
      <text:list-level-style-bullet text:level="10" text:style-name="Bullet_20_Symbols" style:num-suffix="." text:bullet-char="•">
        <style:list-level-properties text:space-before="6.35cm" text:min-label-width="0.24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24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31">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381cm" text:min-label-width="0.191cm"/>
        <style:text-properties style:font-name="StarSymbol"/>
      </text:list-level-style-bullet>
      <text:list-level-style-bullet text:level="3" text:style-name="Bullet_20_Symbols" style:num-suffix="." text:bullet-char="•">
        <style:list-level-properties text:space-before="0.571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04cm" text:min-label-width="0.191cm"/>
        <style:text-properties style:font-name="StarSymbol"/>
      </text:list-level-style-bullet>
      <text:list-level-style-bullet text:level="2" text:style-name="Bullet_20_Symbols" style:num-suffix="." text:bullet-char="•">
        <style:list-level-properties text:space-before="1.27cm" text:min-label-width="0.191cm"/>
        <style:text-properties style:font-name="StarSymbol"/>
      </text:list-level-style-bullet>
      <text:list-level-style-bullet text:level="3" text:style-name="Bullet_20_Symbols" style:num-suffix="." text:bullet-char="•">
        <style:list-level-properties text:space-before="1.905cm" text:min-label-width="0.191cm"/>
        <style:text-properties style:font-name="StarSymbol"/>
      </text:list-level-style-bullet>
      <text:list-level-style-bullet text:level="4" text:style-name="Bullet_20_Symbols" style:num-suffix="." text:bullet-char="•">
        <style:list-level-properties text:space-before="2.54cm" text:min-label-width="0.191cm"/>
        <style:text-properties style:font-name="StarSymbol"/>
      </text:list-level-style-bullet>
      <text:list-level-style-bullet text:level="5" text:style-name="Bullet_20_Symbols" style:num-suffix="." text:bullet-char="•">
        <style:list-level-properties text:space-before="3.175cm" text:min-label-width="0.191cm"/>
        <style:text-properties style:font-name="StarSymbol"/>
      </text:list-level-style-bullet>
      <text:list-level-style-bullet text:level="6" text:style-name="Bullet_20_Symbols" style:num-suffix="." text:bullet-char="•">
        <style:list-level-properties text:space-before="3.81cm" text:min-label-width="0.191cm"/>
        <style:text-properties style:font-name="StarSymbol"/>
      </text:list-level-style-bullet>
      <text:list-level-style-bullet text:level="7" text:style-name="Bullet_20_Symbols" style:num-suffix="." text:bullet-char="•">
        <style:list-level-properties text:space-before="4.445cm" text:min-label-width="0.191cm"/>
        <style:text-properties style:font-name="StarSymbol"/>
      </text:list-level-style-bullet>
      <text:list-level-style-bullet text:level="8" text:style-name="Bullet_20_Symbols" style:num-suffix="." text:bullet-char="•">
        <style:list-level-properties text:space-before="5.08cm" text:min-label-width="0.191cm"/>
        <style:text-properties style:font-name="StarSymbol"/>
      </text:list-level-style-bullet>
      <text:list-level-style-bullet text:level="9" text:style-name="Bullet_20_Symbols" style:num-suffix="." text:bullet-char="•">
        <style:list-level-properties text:space-before="5.715cm" text:min-label-width="0.191cm"/>
        <style:text-properties style:font-name="StarSymbol"/>
      </text:list-level-style-bullet>
      <text:list-level-style-bullet text:level="10" text:style-name="Bullet_20_Symbols" style:num-suffix="." text:bullet-char="•">
        <style:list-level-properties text:space-before="6.35cm" text:min-label-width="0.191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39cm" text:min-label-width="0.3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1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0.2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3">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5">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6">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8">
      <text:list-level-style-bullet text:level="1" text:style-name="Bullet_20_Symbols" style:num-suffix="." text:bullet-char="•">
        <style:list-level-properties text:space-before="0.1cm" text:min-label-width="0.1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9">
      <text:list-level-style-bullet text:level="1" text:style-name="Bullet_20_Symbols" style:num-suffix="." text:bullet-char="•">
        <style:list-level-properties text:space-before="0.101cm" text:min-label-width="0.199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4">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0.48cm" text:min-label-width="0.24cm"/>
        <style:text-properties style:font-name="StarSymbol"/>
      </text:list-level-style-bullet>
      <text:list-level-style-bullet text:level="3" text:style-name="Bullet_20_Symbols" style:num-suffix="." text:bullet-char="•">
        <style:list-level-properties text:space-before="0.72cm" text:min-label-width="0.24cm"/>
        <style:text-properties style:font-name="StarSymbol"/>
      </text:list-level-style-bullet>
      <text:list-level-style-bullet text:level="4" text:style-name="Bullet_20_Symbols" style:num-suffix="." text:bullet-char="•">
        <style:list-level-properties text:space-before="0.959cm" text:min-label-width="0.24cm"/>
        <style:text-properties style:font-name="StarSymbol"/>
      </text:list-level-style-bullet>
      <text:list-level-style-bullet text:level="5" text:style-name="Bullet_20_Symbols" style:num-suffix="." text:bullet-char="•">
        <style:list-level-properties text:space-before="1.199cm" text:min-label-width="0.24cm"/>
        <style:text-properties style:font-name="StarSymbol"/>
      </text:list-level-style-bullet>
      <text:list-level-style-bullet text:level="6" text:style-name="Bullet_20_Symbols" style:num-suffix="." text:bullet-char="•">
        <style:list-level-properties text:space-before="1.439cm" text:min-label-width="0.24cm"/>
        <style:text-properties style:font-name="StarSymbol"/>
      </text:list-level-style-bullet>
      <text:list-level-style-bullet text:level="7" text:style-name="Bullet_20_Symbols" style:num-suffix="." text:bullet-char="•">
        <style:list-level-properties text:space-before="1.679cm" text:min-label-width="0.24cm"/>
        <style:text-properties style:font-name="StarSymbol"/>
      </text:list-level-style-bullet>
      <text:list-level-style-bullet text:level="8" text:style-name="Bullet_20_Symbols" style:num-suffix="." text:bullet-char="•">
        <style:list-level-properties text:space-before="1.919cm" text:min-label-width="0.24cm"/>
        <style:text-properties style:font-name="StarSymbol"/>
      </text:list-level-style-bullet>
      <text:list-level-style-bullet text:level="9" text:style-name="Bullet_20_Symbols" style:num-suffix="." text:bullet-char="•">
        <style:list-level-properties text:space-before="2.159cm" text:min-label-width="0.24cm"/>
        <style:text-properties style:font-name="StarSymbol"/>
      </text:list-level-style-bullet>
      <text:list-level-style-bullet text:level="10" text:style-name="Bullet_20_Symbols" style:num-suffix="." text:bullet-char="•">
        <style:list-level-properties text:space-before="2.399cm" text:min-label-width="0.24cm"/>
        <style:text-properties style:font-name="StarSymbol"/>
      </text:list-level-style-bullet>
    </text:list-style>
    <text:list-style style:name="L85">
      <text:list-level-style-bullet text:level="1" text:style-name="Bullet_20_Symbols" style:num-suffix="." text:bullet-char="•">
        <style:list-level-properties text:space-before="0.19cm" text:min-label-width="0.191cm"/>
        <style:text-properties style:font-name="StarSymbol"/>
      </text:list-level-style-bullet>
      <text:list-level-style-bullet text:level="2" text:style-name="Bullet_20_Symbols" style:num-suffix="." text:bullet-char="•">
        <style:list-level-properties text:space-before="0.28cm" text:min-label-width="0.09cm"/>
        <style:text-properties style:font-name="StarSymbol"/>
      </text:list-level-style-bullet>
      <text:list-level-style-bullet text:level="3" text:style-name="Bullet_20_Symbols" style:num-suffix="." text:bullet-char="•">
        <style:list-level-properties text:space-before="0.47cm" text:min-label-width="0.191cm"/>
        <style:text-properties style:font-name="StarSymbol"/>
      </text:list-level-style-bullet>
      <text:list-level-style-bullet text:level="4" text:style-name="Bullet_20_Symbols" style:num-suffix="." text:bullet-char="•">
        <style:list-level-properties text:space-before="0.762cm" text:min-label-width="0.191cm"/>
        <style:text-properties style:font-name="StarSymbol"/>
      </text:list-level-style-bullet>
      <text:list-level-style-bullet text:level="5" text:style-name="Bullet_20_Symbols" style:num-suffix="." text:bullet-char="•">
        <style:list-level-properties text:space-before="0.952cm" text:min-label-width="0.191cm"/>
        <style:text-properties style:font-name="StarSymbol"/>
      </text:list-level-style-bullet>
      <text:list-level-style-bullet text:level="6" text:style-name="Bullet_20_Symbols" style:num-suffix="." text:bullet-char="•">
        <style:list-level-properties text:space-before="1.143cm" text:min-label-width="0.191cm"/>
        <style:text-properties style:font-name="StarSymbol"/>
      </text:list-level-style-bullet>
      <text:list-level-style-bullet text:level="7" text:style-name="Bullet_20_Symbols" style:num-suffix="." text:bullet-char="•">
        <style:list-level-properties text:space-before="1.333cm" text:min-label-width="0.191cm"/>
        <style:text-properties style:font-name="StarSymbol"/>
      </text:list-level-style-bullet>
      <text:list-level-style-bullet text:level="8" text:style-name="Bullet_20_Symbols" style:num-suffix="." text:bullet-char="•">
        <style:list-level-properties text:space-before="1.524cm" text:min-label-width="0.191cm"/>
        <style:text-properties style:font-name="StarSymbol"/>
      </text:list-level-style-bullet>
      <text:list-level-style-bullet text:level="9" text:style-name="Bullet_20_Symbols" style:num-suffix="." text:bullet-char="•">
        <style:list-level-properties text:space-before="1.714cm" text:min-label-width="0.191cm"/>
        <style:text-properties style:font-name="StarSymbol"/>
      </text:list-level-style-bullet>
      <text:list-level-style-bullet text:level="10" text:style-name="Bullet_20_Symbols" style:num-suffix="." text:bullet-char="•">
        <style:list-level-properties text:space-before="1.905cm" text:min-label-width="0.191cm"/>
        <style:text-properties style:font-name="StarSymbol"/>
      </text:list-level-style-bullet>
    </text:list-style>
    <text:list-style style:name="L86">
      <text:list-level-style-bullet text:level="1" text:style-name="Bullet_20_Symbols" style:num-suffix="." text:bullet-char="•">
        <style:list-level-properties text:space-before="0.19cm" text:min-label-width="0.191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4">Nonprofit szabályrendszer a M* világához<text:line-break/>Ailtas, 2008</text:p>
      <text:p text:style-name="P287"/>
      <text:p text:style-name="P287"/>
      <text:p text:style-name="P287"><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288"><text:s/></text:p>
      <text:p text:style-name="P289">Creative Commons License</text:p>
      <text:p text:style-name="P289">Ezen dokumentum maga, továbbá részletei, vagy másolatai kizárólag a Creative Commons</text:p>
      <text:p text:style-name="P287"><text:a xlink:type="simple" xlink:href="http://creativecommons.org/licenses/by-nc-sa/2.5/hu/"><text:span text:style-name="T88">Nevezd meg!-Ne add el!-Így add tovább! 2.5 Magyarország</text:span></text:a></text:p>
      <text:p text:style-name="P38"><text:span text:style-name="T87">Licenc feltételeinek megfelelően használható fel</text:span>. </text:p>
      <text:p text:style-name="P93"/>
      <text:p text:style-name="P5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304">1.Harcrendszer<text:tab/>5</text:p>
          <text:p text:style-name="P303">1.1.Életerő<text:tab/>6</text:p>
          <text:p text:style-name="P305">1.1.1 Életerő Pont<text:tab/>6</text:p>
          <text:p text:style-name="P305">1.1.2 Kábulat Életerő Pont (KT)<text:tab/>6</text:p>
          <text:p text:style-name="P307">Kábulat ÉP gyógyulása<text:tab/>6</text:p>
          <text:p text:style-name="P307">Tartós rosszullét<text:tab/>6</text:p>
          <text:p text:style-name="P307">Verekedés, Kocsmai bunyó és Kábulat ÉP<text:tab/>7</text:p>
          <text:p text:style-name="P307">Fejbe vágás<text:tab/>7</text:p>
          <text:p text:style-name="P307">Példa Kábulat ÉP alkalmazására<text:tab/>8</text:p>
          <text:p text:style-name="P305">1.1.3 Sebesülés<text:tab/>9</text:p>
          <text:p text:style-name="P307">Fájdalomtűrés<text:tab/>10</text:p>
          <text:p text:style-name="P306">Fájdalomtűrés harc közben<text:tab/>10</text:p>
          <text:p text:style-name="P306">Fájdalomtűrés harcon kívül<text:tab/>10</text:p>
          <text:p text:style-name="P307">Sérülés hatása képzettségpróbára<text:tab/>10</text:p>
          <text:p text:style-name="P307">Vértek, SFÉ<text:tab/>10</text:p>
          <text:p text:style-name="P307">Példa a sebesülésre<text:tab/>11</text:p>
          <text:p text:style-name="P305">1.1.4 Haldoklás<text:tab/>11</text:p>
          <text:p text:style-name="P305">1.1.5 Gyógyulás<text:tab/>11</text:p>
          <text:p text:style-name="P307">Sebek jellege<text:tab/>11</text:p>
          <text:p text:style-name="P303">1.2.Harc<text:tab/>12</text:p>
          <text:p text:style-name="P305">1.2.1 Harcértékek felépítése<text:tab/>12</text:p>
          <text:p text:style-name="P307">Harcérték Alapok<text:tab/>12</text:p>
          <text:p text:style-name="P307">Harci Tulajdonságok<text:tab/>12</text:p>
          <text:p text:style-name="P307">Harcérték Módosító (HM)<text:tab/>13</text:p>
          <text:p text:style-name="P306">HM korlát<text:tab/>13</text:p>
          <text:p text:style-name="P307">Harcmodor képzettségek<text:tab/>14</text:p>
          <text:p text:style-name="P306">Harcmodorok és Manőverek<text:tab/>15</text:p>
          <text:p text:style-name="P306">Manőverek tanulása<text:tab/>15</text:p>
          <text:p text:style-name="P307">Mesterfegyver fortély<text:tab/>15</text:p>
          <text:p text:style-name="P305">1.2.2 Harcértékek<text:tab/>16</text:p>
          <text:p text:style-name="P307">Kezdeményező érték<text:tab/>16</text:p>
          <text:p text:style-name="P307"><text:soft-page-break/>Védő Érték<text:tab/>17</text:p>
          <text:p text:style-name="P307">Támadó Érték<text:tab/>18</text:p>
          <text:p text:style-name="P307">Célzó Érték<text:tab/>19</text:p>
          <text:p text:style-name="P305">1.2.3 Mozgásgátló Tényező (MGT )<text:tab/>20</text:p>
          <text:p text:style-name="P305">1.2.4 Előnyös és hátrányos helyzet<text:tab/>20</text:p>
          <text:p text:style-name="P305">1.2.5 Támadások száma<text:tab/>21</text:p>
          <text:p text:style-name="P307">„Harcmodor-Sebesség”<text:tab/>21</text:p>
          <text:p text:style-name="P307">„Fegyver-Sebesség”<text:tab/>21</text:p>
          <text:p text:style-name="P307">Plusz támadások száma<text:tab/>21</text:p>
          <text:p text:style-name="P305">1.2.6 A harc menete – összefoglalás<text:tab/>22</text:p>
          <text:p text:style-name="P305">1.2.7 Csataszabályok<text:tab/>23</text:p>
          <text:p text:style-name="P305">1.2.8 A harc menete – részletes leírás<text:tab/>24</text:p>
          <text:p text:style-name="P307">Harci kör<text:tab/>24</text:p>
          <text:p text:style-name="P307">Cselekedetek<text:tab/>24</text:p>
          <text:p text:style-name="P307">Kezdeményezés<text:tab/>24</text:p>
          <text:p text:style-name="P307">Támadás<text:tab/>25</text:p>
          <text:p text:style-name="P306">Védő Érték csökkentése <text:tab/>25</text:p>
          <text:p text:style-name="P306">Túlütés<text:tab/>25</text:p>
          <text:p text:style-name="P306">Többszörös túlütés<text:tab/>26</text:p>
          <text:p text:style-name="P306">00-ás (100-as) támadó dobás<text:tab/>26</text:p>
          <text:p text:style-name="P306">01-es támadó dobás (balsiker)<text:tab/>26</text:p>
          <text:p text:style-name="P307">Sebzés<text:tab/>27</text:p>
          <text:p text:style-name="P306">Harcérték csökkenés<text:tab/>27</text:p>
          <text:p text:style-name="P306">Támadás jellege, páncél SFÉ, fegyver Átütése<text:tab/>27</text:p>
          <text:p text:style-name="P306">Elsődleges támadási típus<text:tab/>27</text:p>
          <text:p text:style-name="P306">Átütés<text:tab/>27</text:p>
          <text:p text:style-name="P306">Páncéldobás (találat helye)<text:tab/>28</text:p>
          <text:p text:style-name="P306">Erőbónusz és Erőhiány<text:tab/>28</text:p>
          <text:p text:style-name="P306">Élőholtak sebzése<text:tab/>28</text:p>
          <text:p text:style-name="P307">Vérzés<text:tab/>28</text:p>
          <text:p text:style-name="P307">Védő Érték regenerálódása<text:tab/>29</text:p>
          <text:p text:style-name="P307">Zuhanás, megégés, zúzódás, varázslatok sebzése<text:tab/>30</text:p>
          <text:p text:style-name="P307">Példák sebzésre<text:tab/>30</text:p>
          <text:p text:style-name="P305">1.2.9 Harci helyzetek<text:tab/>31</text:p>
          <text:p text:style-name="P307"><text:soft-page-break/>Képzetlen fegyverhasználat<text:tab/>32</text:p>
          <text:p text:style-name="P307">Harc puszta kézzel<text:tab/>32</text:p>
          <text:p text:style-name="P307">Érintő támadás<text:tab/>32</text:p>
          <text:p text:style-name="P307">Harc rosszabbik kézben tartott fegyverrel<text:tab/>32</text:p>
          <text:p text:style-name="P307">Támadás hátulról<text:tab/>32</text:p>
          <text:p text:style-name="P307">Meglepetés<text:tab/>32</text:p>
          <text:p text:style-name="P307">Készületlenség<text:tab/>32</text:p>
          <text:p text:style-name="P307">Megrendült<text:tab/>32</text:p>
          <text:p text:style-name="P307">Észrevétlen támadás<text:tab/>33</text:p>
          <text:p text:style-name="P307">Harc magasabbról<text:tab/>33</text:p>
          <text:p text:style-name="P307">Harc gyűlöletből<text:tab/>33</text:p>
          <text:p text:style-name="P307">Fegyverrántás<text:tab/>34</text:p>
          <text:p text:style-name="P307">Harc helyhez kötve<text:tab/>35</text:p>
          <text:p text:style-name="P307">Beszorított helyzet<text:tab/>35</text:p>
          <text:p text:style-name="P307">Harc földön fekve<text:tab/>35</text:p>
          <text:p text:style-name="P307">Harc félhomályban<text:tab/>35</text:p>
          <text:p text:style-name="P307">Félelem harc közben<text:tab/>35</text:p>
          <text:p text:style-name="P307">Lóról leesés<text:tab/>35</text:p>
          <text:p text:style-name="P307">A védekező takarásban<text:tab/>36</text:p>
          <text:p text:style-name="P307">Harc állatokkal<text:tab/>36</text:p>
          <text:p text:style-name="P305">1.2.10 Kétkezes harc<text:tab/>37</text:p>
          <text:p text:style-name="P305">1.2.11 Harci taktikák<text:tab/>38</text:p>
          <text:p text:style-name="P307">Összefoglaló<text:tab/>38</text:p>
          <text:p text:style-name="P307">Ökölszabály Védő Érték eltolásra<text:tab/>39</text:p>
          <text:p text:style-name="P307">Támadó taktika<text:tab/>39</text:p>
          <text:p text:style-name="P307">Védő taktika<text:tab/>41</text:p>
          <text:p text:style-name="P307">Kezdeményező taktika<text:tab/>41</text:p>
          <text:p text:style-name="P307">Kiváró Taktika<text:tab/>41</text:p>
          <text:p text:style-name="P307">Védekező harc<text:tab/>42</text:p>
          <text:p text:style-name="P307">Fárasztás<text:tab/>42</text:p>
          <text:p text:style-name="P307">Roham<text:tab/>42</text:p>
          <text:p text:style-name="P307">Öngyilkos roham<text:tab/>42</text:p>
          <text:p text:style-name="P307">Belharc, Belharci szituáció<text:tab/>43</text:p>
          <text:p text:style-name="P307">Érintő támadás<text:tab/>44</text:p>
          <text:p text:style-name="P307"><text:soft-page-break/>Kijelölt testrészre támadás<text:tab/>44</text:p>
          <text:p text:style-name="P307">Támadás erőből<text:tab/>44</text:p>
          <text:p text:style-name="P307">Csonkolás és törés<text:tab/>44</text:p>
          <text:p text:style-name="P307">Leütés hátulról (fejre/tarkóra)<text:tab/>44</text:p>
          <text:p text:style-name="P307">Orvtámadás<text:tab/>45</text:p>
          <text:p text:style-name="P307">Pontok támadása harc közben<text:tab/>45</text:p>
          <text:p text:style-name="P307">Visszafogott csapás /Harc az ellenfél elfogásáért<text:tab/>45</text:p>
          <text:p text:style-name="P307">Mögékerülés<text:tab/>45</text:p>
          <text:p text:style-name="P307">Rávetődés hátulról<text:tab/>46</text:p>
          <text:p text:style-name="P305">1.2.12 Lovas harci taktikák<text:tab/>47</text:p>
          <text:p text:style-name="P307">Harc lóhátról<text:tab/>47</text:p>
          <text:p text:style-name="P307">Lovas roham<text:tab/>47</text:p>
          <text:p text:style-name="P305">1.2.13 Harci alakzatok<text:tab/>48</text:p>
          <text:p text:style-name="P305">1.2.14 Manőverek<text:tab/>49</text:p>
          <text:p text:style-name="P307">Manőverek végrehajtása, képzetlenség<text:tab/>49</text:p>
          <text:p text:style-name="P307">Manőverek fejlesztése, manőver-ismeretek<text:tab/>49</text:p>
          <text:p text:style-name="P307">„Passzív Manőver” harci fortély<text:tab/>50</text:p>
          <text:p text:style-name="P307">Manőver lista<text:tab/>51</text:p>
          <text:p text:style-name="P307">Szabályok Manőverekre<text:tab/>54</text:p>
          <text:p text:style-name="P307">Manőverek nehézsége<text:tab/>54</text:p>
          <text:p text:style-name="P307">Manőver végrehajtásának lépései<text:tab/>54</text:p>
          <text:p text:style-name="P306">Megakasztás (M)<text:tab/>55</text:p>
          <text:p text:style-name="P306">Végrehajtás (V)<text:tab/>56</text:p>
          <text:p text:style-name="P306">Ellenpróba (E)<text:tab/>56</text:p>
          <text:p text:style-name="P306">Vállalás<text:tab/>56</text:p>
          <text:p text:style-name="P307">Egyszerű példa egy Manőver alkalmazására<text:tab/>56</text:p>
          <text:p text:style-name="P307">Összetettebb példa egy Manőver alkalmazására<text:tab/>57</text:p>
          <text:p text:style-name="P305">1.2.15 Példaharc<text:tab/>58</text:p>
          <text:p text:style-name="P303">1.3.Fegyverek<text:tab/>60</text:p>
          <text:p text:style-name="P305">1.3.1 Általános fegyver-harcértékek<text:tab/>60</text:p>
          <text:p text:style-name="P305">1.3.2 Elsődleges támadási típus<text:tab/>60</text:p>
          <text:p text:style-name="P305">1.3.3 Különleges fegyver szabály (jelölése: KF)<text:tab/>60</text:p>
          <text:p text:style-name="P305">1.3.4 Puszta kéz<text:tab/>61</text:p>
          <text:p text:style-name="P307">Érintő támadás<text:tab/>61</text:p>
          <text:p text:style-name="P305"><text:soft-page-break/>1.3.5 Hárítófegyverek<text:tab/>61</text:p>
          <text:p text:style-name="P305">1.3.6 Közelharci fegyverek <text:tab/>62</text:p>
          <text:p text:style-name="P305">1.3.7 Kardvívó fegyverek harcértékei<text:tab/>63</text:p>
          <text:p text:style-name="P305">1.3.8 Pusztító fegyverek harcértékei<text:tab/>66</text:p>
          <text:p text:style-name="P305">1.3.9 Lándzsavívó fegyverek harcértékei<text:tab/>67</text:p>
          <text:p text:style-name="P305">1.3.10 Lovas fegyverek harcértékei<text:tab/>67</text:p>
          <text:p text:style-name="P305">1.3.11 Hajítófegyverek harcértékei<text:tab/>68</text:p>
          <text:p text:style-name="P305">1.3.12 Lőfegyverek harcértékei<text:tab/>69</text:p>
          <text:p text:style-name="P307">Íjász lőfegyverek<text:tab/>69</text:p>
          <text:p text:style-name="P307">Lövész lőfegyverek<text:tab/>70</text:p>
          <text:p text:style-name="P303">1.4.Pajzsok, hárítófegyverek<text:tab/>71</text:p>
          <text:p text:style-name="P303">1.5.Vértek, Páncélok<text:tab/>72</text:p>
          <text:p text:style-name="P305">1.5.1 Sebzésfelfogó Érték (SFÉ)<text:tab/>72</text:p>
          <text:p text:style-name="P305">1.5.2 Páncéldobás <text:tab/>72</text:p>
          <text:p text:style-name="P305">1.5.3 <text:s/>Páncél struktúrák<text:tab/>73</text:p>
          <text:p text:style-name="P305">1.5.4 Páncél típusok<text:tab/>74</text:p>
          <text:p text:style-name="P303">1.6.Távolsági harc<text:tab/>75</text:p>
        </text:index-body>
      </text:table-of-content>
      <text:p text:style-name="Standard"/>
      <text:p text:style-name="Text_20_body"/>
      <text:h text:style-name="P56"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6">ÉP=12 + (Edzettség x2 )</text:span></text:p>
      <text:p text:style-name="Text_20_body"><text:s/>Ha sebet kapunk, ezekből a pontokból kell levonnunk az okozott sérülést (lásd Sebesülés fejezet).</text:p>
      <text:section text:style-name="Sect3" text:name="Szakasz2">
        <text:p text:style-name="P270"><text:s/></text:p>
        <table:table table:name="Tábla8" table:style-name="Tábla8">
          <table:table-column table:style-name="Tábla8.A" table:number-columns-repeated="3"/>
          <table:table-column table:style-name="Tábla8.D"/>
          <table:table-header-rows>
            <table:table-row>
              <table:table-cell table:style-name="Tábla8.A1" table:number-columns-spanned="4" office:value-type="string">
                <text:p text:style-name="P196">Életerő Pontok</text:p>
              </table:table-cell>
              <table:covered-table-cell/>
              <table:covered-table-cell/>
              <table:covered-table-cell/>
            </table:table-row>
          </table:table-header-rows>
          <table:table-row>
            <table:table-cell table:style-name="Tábla8.A2" office:value-type="string">
              <text:p text:style-name="_5b_RPG_5d__20_Táblázattartalom_20_1">S1<text:line-break/><text:span text:style-name="T36">(ÉP/4)</text:span></text:p>
            </table:table-cell>
            <table:table-cell table:style-name="Tábla8.A2" office:value-type="string">
              <text:p text:style-name="_5b_RPG_5d__20_Táblázattartalom_20_1">S2<text:line-break/><text:span text:style-name="T36">(ÉP/4)</text:span></text:p>
            </table:table-cell>
            <table:table-cell table:style-name="Tábla8.A2" office:value-type="string">
              <text:p text:style-name="_5b_RPG_5d__20_Táblázattartalom_20_1">S3<text:line-break/><text:span text:style-name="T36">(ÉP/4)</text:span></text:p>
            </table:table-cell>
            <table:table-cell table:style-name="Tábla8.D2" office:value-type="string">
              <text:p text:style-name="_5b_RPG_5d__20_Táblázattartalom_20_1">S4<text:line-break/><text:span text:style-name="T36">(ÉP/4)</text:span></text:p>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9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9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97"/>
            </table:table-cell>
          </table:table-row>
          <table:table-row>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197"/>
            </table:table-cell>
          </table:table-row>
          <table:table-row>
            <table:table-cell table:style-name="Tábla8.A7" office:value-type="string">
              <text:p text:style-name="_5b_RPG_5d__20_Táblázattartalom_20_1"/>
            </table:table-cell>
            <table:table-cell table:style-name="Tábla8.A7" office:value-type="string">
              <text:p text:style-name="_5b_RPG_5d__20_Táblázattartalom_20_1"/>
            </table:table-cell>
            <table:table-cell table:style-name="Tábla8.C7" office:value-type="string">
              <text:p text:style-name="P197"/>
            </table:table-cell>
            <table:table-cell table:style-name="Tábla8.D7" office:value-type="string">
              <text:p text:style-name="P197"/>
            </table:table-cell>
          </table:table-row>
        </table:table>
        <text:p text:style-name="P65"><text:s/><text:span text:style-name="T44"><text:s/></text:span></text:p>
        <text:p text:style-name="P277">Az <text:span text:style-name="T26">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P116"><text:span text:style-name="_5b_RPG_5d__20_Kiemelt_20_kifejezés"><text:span text:style-name="T18">Az egyes kategóriák jelölésében az „S” a „Sebesülés” -re utal, a szám utána pedig könnyen azonosítja állapotunkat.</text:span></text:span></text:p>
        <text:p text:style-name="P272"><text:span text:style-name="_5b_RPG_5d__20_Kiemelt_20_kifejezés"><text:span text:style-name="T18">A bal oldali ábra 18 ÉP elosztását mutatja be. Az állapot romlásának hatásait a „Sebesülés” fejezetben ismertetjük.</text:span></text:span></text:p>
      </text:section>
      <text:p text:style-name="P15"><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6">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1">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2">ugyanabban</text:span> az <text:span text:style-name="T18">ÉP</text:span> táblázatban történik, hatásaik is megegyeznek, csak a <text:span text:style-name="T18">KT</text:span> esetén nincs valós fizikai sérülés. <text:span text:style-name="T31">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text:soft-page-break/>Ha egy karakternek egy korábbi fejbekólintás okán vannak már KT-i és egy újabb – valós – sebet szerez, akkor az újabb sebet a legutolsó <text:span text:style-name="T22">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artós rosszullét</text:h>
      <text:p text:style-name="P116">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1">„Leütés hátulról” harci taktikával</text:span>!</text:p>
      <text:p text:style-name="Text_20_body"/>
      <text:h text:style-name="P58" text:outline-level="4">Példa Kábulat ÉP alkalmazására</text:h>
      <text:p text:style-name="P226">TODO: Aktualizálni a kész Orvtámadáshoz (amikor kész lesz)</text:p>
      <text:p text:style-name="P116">Cravignon-t leütik hátulról. ÉP-inek száma 14. Támadója mesterfokú <text:span text:style-name="T26">Orvtámadással</text:span> rendelkezik. Sebzést dob k6-al, az eredmény 4. Ekkor a mesterfokú Orvtámadás miatt a valós sebzés csak 2 ÉP. Lássuk a kábulat sebzést: 4 KT + k10SP amely bónusz szintén a Mf miatt csak KT sebzést okoz. k10 dobás eredménye: <text:span text:style-name="T26">7</text:span>. </text:p>
      <text:p text:style-name="P116">Az összesített KT sebzés tehát: 4+7=<text:span text:style-name="T26">11</text:span>. A hatás így 11 ÉP-nyi sebre vonatkozik, ebből 2 ÉP valós sérülés. Cravignon tehát bejelöl 2 ÉP valós és 11-2=9 KT sérülést.</text:p>
      <text:p text:style-name="P116">Látható, hogy a karaktert irdatlanul fejbe kólintották, ha elrontja Fájdalomtűrés próbáját 18-as célszám ellen, akkor elájul. Maradt 2 „érintetlen” ÉP-je.</text:p>
      <text:p text:style-name="P116">Ha további seb nem éri, akkor – a magához térés után – a 9 KT 9 óra alatt tűnik el, Cravignon pedig 12 ÉP-vel és egy púppal a fején éli tovább életét.</text:p>
      <text:p text:style-name="P116"/>
      <text:h text:style-name="P57" text:outline-level="3">Sebesülés</text:h>
      <text:p text:style-name="P116">Ha a karakter találatot kap, harcértékeit - fizikumától függően - levonások <text:span text:style-name="T47">sújtják.</text:span> Persze ami például egy <text:span text:style-name="T47">nyeszlett</text:span> alakot az összeesés szélére sodor, az nem okoz akkora hátrányt egy edzett korgnak.</text:p>
      <text:p text:style-name="P15">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P116">Mikor a karaktert sebesülés éri, elkezdi bejelölni az Életerő táblázatban a legmagasabb (S1) kategóriában lévő mezőket fentről lefelé. Mikor az első oszlop „betelt”, folytatja az S2, majd az S3 kategóriában levőkkel és így tovább. </text:p>
      <text:p text:style-name="P116">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2">Példa</text:span>: „Z2” jelölés 4db rubrikában: ez a karakter második sebe és egy 4 ÉP-s zúzott sebet jelöl.</text:p>
      <text:section text:style-name="Sect4"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table-cell table:style-name="Tábla1.A2" office:value-type="string">
              <text:p text:style-name="_5b_RPG_5d__20_Táblázattartalom_20_1">S1<text:line-break/><text:span text:style-name="T36">(ÉP/4)</text:span></text:p>
            </table:table-cell>
            <table:table-cell table:style-name="Tábla1.A2" office:value-type="string">
              <text:p text:style-name="_5b_RPG_5d__20_Táblázattartalom_20_1">S2<text:line-break/><text:span text:style-name="T36">(ÉP/4)</text:span></text:p>
            </table:table-cell>
            <table:table-cell table:style-name="Tábla1.A2" office:value-type="string">
              <text:p text:style-name="_5b_RPG_5d__20_Táblázattartalom_20_1">S3<text:line-break/><text:span text:style-name="T36">(ÉP/4)</text:span></text:p>
            </table:table-cell>
            <table:table-cell table:style-name="Tábla1.D2" office:value-type="string">
              <text:p text:style-name="_5b_RPG_5d__20_Táblázattartalom_20_1">S4<text:line-break/><text:span text:style-name="T36">(ÉP/4)</text:span></text:p>
            </table:table-cell>
          </table:table-row>
          <table:table-row>
            <table:table-cell table:style-name="Tábla1.A3" office:value-type="string">
              <text:p text:style-name="P202"/>
            </table:table-cell>
            <table:table-cell table:style-name="Tábla1.A3" office:value-type="string">
              <text:p text:style-name="P202"/>
            </table:table-cell>
            <table:table-cell table:style-name="Tábla1.A3" office:value-type="string">
              <text:p text:style-name="P202"/>
            </table:table-cell>
            <table:table-cell table:style-name="Tábla1.D3" office:value-type="string">
              <text:p text:style-name="P202"/>
            </table:table-cell>
          </table:table-row>
          <table:table-row>
            <table:table-cell table:style-name="Tábla1.A3" office:value-type="string">
              <text:p text:style-name="P202"/>
            </table:table-cell>
            <table:table-cell table:style-name="Tábla1.A3" office:value-type="string">
              <text:p text:style-name="P202"/>
            </table:table-cell>
            <table:table-cell table:style-name="Tábla1.A3" office:value-type="string">
              <text:p text:style-name="P202"/>
            </table:table-cell>
            <table:table-cell table:style-name="Tábla1.D3" office:value-type="string">
              <text:p text:style-name="P202"/>
            </table:table-cell>
          </table:table-row>
          <table:table-row>
            <table:table-cell table:style-name="Tábla1.A3" office:value-type="string">
              <text:p text:style-name="P202"/>
            </table:table-cell>
            <table:table-cell table:style-name="Tábla1.A3" office:value-type="string">
              <text:p text:style-name="P202"/>
            </table:table-cell>
            <table:table-cell table:style-name="Tábla1.A3" office:value-type="string">
              <text:p text:style-name="P202"/>
            </table:table-cell>
            <table:table-cell table:style-name="Tábla1.D3" office:value-type="string">
              <text:p text:style-name="P202"/>
            </table:table-cell>
          </table:table-row>
          <table:table-row>
            <table:table-cell table:style-name="Tábla1.A3" office:value-type="string">
              <text:p text:style-name="P202"/>
            </table:table-cell>
            <table:table-cell table:style-name="Tábla1.A3" office:value-type="string">
              <text:p text:style-name="P202"/>
            </table:table-cell>
            <table:table-cell table:style-name="Tábla1.A3" office:value-type="string">
              <text:p text:style-name="P202"/>
            </table:table-cell>
            <table:table-cell table:style-name="Tábla1.D6" office:value-type="string">
              <text:p text:style-name="P202"/>
            </table:table-cell>
          </table:table-row>
          <table:table-row>
            <table:table-cell table:style-name="Tábla1.A3" office:value-type="string">
              <text:p text:style-name="P202"/>
            </table:table-cell>
            <table:table-cell table:style-name="Tábla1.A3" office:value-type="string">
              <text:p text:style-name="P202"/>
            </table:table-cell>
            <table:table-cell table:style-name="Tábla1.A3" office:value-type="string">
              <text:p text:style-name="P202"/>
            </table:table-cell>
            <table:table-cell table:style-name="Tábla1.D6" office:value-type="string">
              <text:p text:style-name="P202"/>
            </table:table-cell>
          </table:table-row>
          <table:table-row>
            <table:table-cell table:style-name="Tábla1.A3" office:value-type="string">
              <text:p text:style-name="P202"/>
            </table:table-cell>
            <table:table-cell table:style-name="Tábla1.B8" office:value-type="string">
              <text:p text:style-name="P202"/>
            </table:table-cell>
            <table:table-cell table:style-name="Tábla1.B8" office:value-type="string">
              <text:p text:style-name="P202"/>
            </table:table-cell>
            <table:table-cell table:style-name="Tábla1.D8" office:value-type="string">
              <text:p text:style-name="P202"/>
            </table:table-cell>
          </table:table-row>
        </table:table>
        <text:p text:style-name="P49"><text:s/><text:span text:style-name="T105"><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a3.A2" office:value-type="string">
              <text:p text:style-name="P219">-</text:p>
            </table:table-cell>
            <table:table-cell table:style-name="Tábla3.A2" office:value-type="string">
              <text:p text:style-name="P203">-10 TÉ</text:p>
            </table:table-cell>
            <table:table-cell table:style-name="Tábla3.A2" office:value-type="string">
              <text:p text:style-name="P203">-20 TÉ</text:p>
            </table:table-cell>
            <table:table-cell table:style-name="Tábla3.D2" office:value-type="string">
              <text:p text:style-name="P203">-30 TÉ</text:p>
            </table:table-cell>
          </table:table-row>
          <table:table-row>
            <table:table-cell table:style-name="Tábla3.A2" office:value-type="string">
              <text:p text:style-name="P219"/>
            </table:table-cell>
            <table:table-cell table:style-name="Tábla3.D2" table:number-columns-spanned="3" office:value-type="string">
              <text:p text:style-name="P203">Levonást csökkenti:<text:line-break/>Önuralom+Fájdalomtűrés</text:p>
            </table:table-cell>
            <table:covered-table-cell/>
            <table:covered-table-cell/>
          </table:table-row>
        </table:table>
        <text:p text:style-name="P15"><text:span text:style-name="_5b_RPG_5d_Kiemelt_20_kifejezés"><text:span text:style-name="T37"/></text:span></text:p>
        <text:p text:style-name="P276">Az első (S1) kategóriában lévő karaktert még nem <text:span text:style-name="T47">sújtják</text:span> <text:span text:style-name="T20">negatív módosítók, sérülése – számára – olyan könnyű, ami nem akadályozza a harcban. </text:span></text:p>
        <text:p text:style-name="P99">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99"/>
        <text:p text:style-name="P99">0 ÉP-re érve a karakter elájul, és haldokolni kezd (Lásd Haldoklás). Ha további sebet kap, meghal.</text:p>
        <text:p text:style-name="P91"/>
        <text:p text:style-name="P91"/>
        <text:p text:style-name="P91"/>
        <text:p text:style-name="P91"/>
        <text:p text:style-name="P91"/>
      </text:section>
      <text:p text:style-name="Text_20_body"><text:span text:style-name="_5b_RPG_5d_Kiemelt_20_kifejezés"><text:span text:style-name="T49"/></text:span></text:p>
      <text:h text:style-name="P58" text:outline-level="4"><text:span text:style-name="_5b_RPG_5d_Kiemelt_20_kifejezés"><text:span text:style-name="T49">Fájdalomtűrés</text:span></text:span></text:h>
      <text:p text:style-name="P15"><text:span text:style-name="Strong_20_Emphasis"><text:span text:style-name="T51">Harc mindhalálig</text:span></text:span><text:span text:style-name="_5b_RPG_5d_Kiemelt_20_kifejezés"><text:span text:style-name="T50"> <text:s/>fortély?</text:span></text:span></text:p>
      <text:p text:style-name="P15"><text:span text:style-name="_5b_RPG_5d_Kiemelt_20_kifejezés"><text:span text:style-name="T50">Ájulás legyen?</text:span></text:span></text:p>
      <text:p text:style-name="Text_20_body"><text:span text:style-name="_5b_RPG_5d_Kiemelt_20_kifejezés"><text:span text:style-name="T49">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49">Fájdalomtűrés harc közben</text:span></text:span></text:h>
      <text:p text:style-name="Text_20_body"><text:span text:style-name="_5b_RPG_5d_Kiemelt_20_kifejezés"><text:span text:style-name="T49">Ha harc közben más sebesülés kategóriába lép a karakter, TÉ levonást kap büntetésül. Ezt az értéket csökkenti a Fájdalomtűrés képzettség és az <text:s/>tulajdonság összege. </text:span></text:span></text:p>
      <text:p text:style-name="Text_20_body"><text:span text:style-name="_5b_RPG_5d_Kiemelt_20_kifejezés"><text:span text:style-name="T49">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table-cell table:style-name="Táblázat32.A1" office:value-type="string">
            <text:p text:style-name="P234"/>
          </table:table-cell>
          <table:table-cell table:style-name="Táblázat32.A1" office:value-type="string">
            <text:p text:style-name="P234">S1</text:p>
          </table:table-cell>
          <table:table-cell table:style-name="Táblázat32.A1" office:value-type="string">
            <text:p text:style-name="P234">S2</text:p>
          </table:table-cell>
          <table:table-cell table:style-name="Táblázat32.A1" office:value-type="string">
            <text:p text:style-name="P234">S3</text:p>
          </table:table-cell>
          <table:table-cell table:style-name="Táblázat32.E1" office:value-type="string">
            <text:p text:style-name="P234">S4</text:p>
          </table:table-cell>
        </table:table-row>
        <table:table-row>
          <table:table-cell table:style-name="Táblázat32.A2" office:value-type="string">
            <text:p text:style-name="P253">TÉ levonás</text:p>
          </table:table-cell>
          <table:table-cell table:style-name="Táblázat32.B2" office:value-type="string">
            <text:p text:style-name="P253">-</text:p>
          </table:table-cell>
          <table:table-cell table:style-name="Táblázat32.B2" office:value-type="string">
            <text:p text:style-name="P253">-10</text:p>
          </table:table-cell>
          <table:table-cell table:style-name="Táblázat32.B2" office:value-type="string">
            <text:p text:style-name="P253">-20</text:p>
          </table:table-cell>
          <table:table-cell table:style-name="Táblázat32.E2" office:value-type="string">
            <text:p text:style-name="P253">-30</text:p>
          </table:table-cell>
        </table:table-row>
        <table:table-row>
          <table:table-cell table:style-name="Táblázat32.A2" office:value-type="string">
            <text:p text:style-name="P253"/>
          </table:table-cell>
          <table:table-cell table:style-name="Táblázat32.E2" table:number-columns-spanned="4" office:value-type="string">
            <text:p text:style-name="P257">Csökkenti:</text:p>
            <text:p text:style-name="P257">Önuralom+Fájdalomtűrés</text:p>
          </table:table-cell>
          <table:covered-table-cell/>
          <table:covered-table-cell/>
          <table:covered-table-cell/>
        </table:table-row>
      </table:table>
      <text:p text:style-name="Standard"><text:span text:style-name="_5b_RPG_5d_Kiemelt_20_kifejezés"><text:span text:style-name="T49"/></text:span></text:p>
      <text:p text:style-name="Standard"><text:span text:style-name="_5b_RPG_5d_Kiemelt_20_kifejezés"><text:span text:style-name="T49">Példa: Tetves Fájdalomtűrése 7.szintű, Önuralma:+1 <text:s/>(összesen:8)</text:span></text:span></text:p>
      <text:p text:style-name="Standard"><text:span text:style-name="_5b_RPG_5d_Kiemelt_20_kifejezés"><text:span text:style-name="T49">Ekkor az ő sebesülés táblázata így néz ki:</text:span></text:span></text:p>
      <table:table table:name="Táblázat43" table:style-name="Táblázat43">
        <table:table-column table:style-name="Táblázat43.A"/>
        <table:table-column table:style-name="Táblázat43.B" table:number-columns-repeated="4"/>
        <table:table-row>
          <table:table-cell table:style-name="Táblázat43.A1" office:value-type="string">
            <text:p text:style-name="P235"/>
          </table:table-cell>
          <table:table-cell table:style-name="Táblázat43.A1" office:value-type="string">
            <text:p text:style-name="P235">S1</text:p>
          </table:table-cell>
          <table:table-cell table:style-name="Táblázat43.A1" office:value-type="string">
            <text:p text:style-name="P235">S2</text:p>
          </table:table-cell>
          <table:table-cell table:style-name="Táblázat43.A1" office:value-type="string">
            <text:p text:style-name="P235">S3</text:p>
          </table:table-cell>
          <table:table-cell table:style-name="Táblázat43.E1" office:value-type="string">
            <text:p text:style-name="P235">S4</text:p>
          </table:table-cell>
        </table:table-row>
        <table:table-row>
          <table:table-cell table:style-name="Táblázat43.A2" office:value-type="string">
            <text:p text:style-name="P257">TÉ levonás</text:p>
          </table:table-cell>
          <table:table-cell table:style-name="Táblázat43.B2" office:value-type="string">
            <text:p text:style-name="P257">-</text:p>
          </table:table-cell>
          <table:table-cell table:style-name="Táblázat43.B2" office:value-type="string">
            <text:p text:style-name="P257">-2</text:p>
          </table:table-cell>
          <table:table-cell table:style-name="Táblázat43.B2" office:value-type="string">
            <text:p text:style-name="P257">-12</text:p>
          </table:table-cell>
          <table:table-cell table:style-name="Táblázat43.E2" office:value-type="string">
            <text:p text:style-name="P257">-22</text:p>
          </table:table-cell>
        </table:table-row>
      </table:table>
      <text:p text:style-name="Standard"><text:span text:style-name="_5b_RPG_5d_Kiemelt_20_kifejezés"><text:span text:style-name="T49"/></text:span></text:p>
      <text:h text:style-name="Heading_20_5" text:outline-level="5"><text:span text:style-name="_5b_RPG_5d_Kiemelt_20_kifejezés"><text:span text:style-name="T49">Fájdalomtűrés harcon kívül</text:span></text:span></text:h>
      <text:p text:style-name="Text_20_body"><text:span text:style-name="_5b_RPG_5d_Kiemelt_20_kifejezés"><text:span text:style-name="T49">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5"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3">-</text:p>
            </table:table-cell>
            <table:table-cell table:style-name="Tábla15.B2" office:value-type="string">
              <text:p text:style-name="P253">-2</text:p>
            </table:table-cell>
            <table:table-cell table:style-name="Tábla15.B2" office:value-type="string">
              <text:p text:style-name="P253">-4</text:p>
            </table:table-cell>
            <table:table-cell table:style-name="Tábla15.E2" office:value-type="string">
              <text:p text:style-name="P253">-6</text:p>
            </table:table-cell>
          </table:table-row>
          <table:table-row>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3">-</text:p>
            </table:table-cell>
            <table:table-cell table:style-name="Tábla15.B2" office:value-type="string">
              <text:p text:style-name="P253">-</text:p>
            </table:table-cell>
            <table:table-cell table:style-name="Tábla15.B2" office:value-type="string">
              <text:p text:style-name="P253">-1</text:p>
            </table:table-cell>
            <table:table-cell table:style-name="Tábla15.E2" office:value-type="string">
              <text:p text:style-name="P253">-3</text:p>
            </table:table-cell>
          </table:table-row>
        </table:table>
        <text:p text:style-name="P84"/>
      </text:section>
      <text:h text:style-name="Heading_20_4" text:outline-level="4">Vértek, SFÉ</text:h>
      <text:p text:style-name="P226">TODO. Lásd: V<text:span text:style-name="T26">értek, páncélok <text:s/>– TODO_HARC_#29.</text:span></text:p>
      <text:p text:style-name="P108">Itt inkább az általános szabályokat írjuk be, a konkrét vérteket a doksi végén ismertessük táblázatos formában.</text:p>
      <text:h text:style-name="P58" text:outline-level="4">Példa a sebesülésre</text:h>
      <text:p text:style-name="P116">Az alábbi példa Lord Gustav – Domvik lovagjának – egészség kategóriáit mutatja. 17 ÉP-je van, Önuralom tulajdonságának és Fájdalomtűrés képzettségének összege pedig 11. <text:line-break/>(Önuralom + Fájdalomtűrés) = 11</text:p>
      <text:p text:style-name="P116">Ebben az esetben az ő Életerő táblázata a következőképpen néz ki: minden oszlopba 4 - 4 ÉP kerül (17 / 4 kerekítve). A maradék 1 ÉP-t pedig balról jobbra „osztjuk el”, tehát az S1 oszlopba kerül.</text:p>
      <text:p text:style-name="P291">Sebek jellegének jelölései:</text:p>
      <text:list text:style-name="L1">
        <text:list-item>
          <text:p text:style-name="P387"><text:span text:style-name="_5b_RPG_5d__20_Kiemelt_20_kifejezés"><text:span text:style-name="T56">S: Szúrt seb</text:span></text:span></text:p>
        </text:list-item>
        <text:list-item>
          <text:p text:style-name="P387"><text:span text:style-name="_5b_RPG_5d__20_Kiemelt_20_kifejezés"><text:span text:style-name="T56">V: Vágott seb</text:span></text:span></text:p>
        </text:list-item>
        <text:list-item>
          <text:p text:style-name="P387"><text:span text:style-name="_5b_RPG_5d__20_Kiemelt_20_kifejezés"><text:span text:style-name="T56">Z: Zúzott seb</text:span></text:span></text:p>
        </text:list-item>
        <text:list-item>
          <text:p text:style-name="P387"><text:span text:style-name="_5b_RPG_5d__20_Kiemelt_20_kifejezés"><text:span text:style-name="T56">K: Kábulat ÉP</text:span></text:span></text:p>
        </text:list-item>
      </text:list>
      <text:section text:style-name="Sect6" text:name="Példa_sebesülés">
        <text:p text:style-name="P116"/>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5">Életerő táblázat</text:p>
              </table:table-cell>
              <table:covered-table-cell/>
              <table:covered-table-cell/>
              <table:covered-table-cell/>
            </table:table-row>
          </table:table-header-rows>
          <table:table-row>
            <table:table-cell table:style-name="Tábla5.A2" office:value-type="string">
              <text:p text:style-name="P211">S1<text:line-break/><text:span text:style-name="T36">(ÉP/4)</text:span></text:p>
            </table:table-cell>
            <table:table-cell table:style-name="Tábla5.A2" office:value-type="string">
              <text:p text:style-name="P211">S2<text:line-break/><text:span text:style-name="T36">(ÉP/4)</text:span></text:p>
            </table:table-cell>
            <table:table-cell table:style-name="Tábla5.A2" office:value-type="string">
              <text:p text:style-name="P211">S3<text:line-break/><text:span text:style-name="T36">(ÉP/4)</text:span></text:p>
            </table:table-cell>
            <table:table-cell table:style-name="Tábla5.D2" office:value-type="string">
              <text:p text:style-name="P211">S4<text:line-break/><text:span text:style-name="T34">(</text:span><text:span text:style-name="T36">ÉP/4)</text:span></text:p>
            </table:table-cell>
          </table:table-row>
          <table:table-row>
            <table:table-cell table:style-name="Tábla5.A3" office:value-type="string">
              <text:p text:style-name="P198">V1</text:p>
            </table:table-cell>
            <table:table-cell table:style-name="Tábla5.A3" office:value-type="string">
              <text:p text:style-name="P198">Z2</text:p>
            </table:table-cell>
            <table:table-cell table:style-name="Tábla5.A3" office:value-type="string">
              <text:p text:style-name="P198">S3</text:p>
            </table:table-cell>
            <table:table-cell table:style-name="Tábla5.D3" office:value-type="string">
              <text:p text:style-name="P198">K</text:p>
            </table:table-cell>
          </table:table-row>
          <table:table-row>
            <table:table-cell table:style-name="Tábla5.A3" office:value-type="string">
              <text:p text:style-name="P198">V1</text:p>
            </table:table-cell>
            <table:table-cell table:style-name="Tábla5.A3" office:value-type="string">
              <text:p text:style-name="P198">Z2</text:p>
            </table:table-cell>
            <table:table-cell table:style-name="Tábla5.A3" office:value-type="string">
              <text:p text:style-name="P198">S3</text:p>
            </table:table-cell>
            <table:table-cell table:style-name="Tábla5.D3" office:value-type="string">
              <text:p text:style-name="P198">K</text:p>
            </table:table-cell>
          </table:table-row>
          <table:table-row>
            <table:table-cell table:style-name="Tábla5.A3" office:value-type="string">
              <text:p text:style-name="P198">Z2</text:p>
            </table:table-cell>
            <table:table-cell table:style-name="Tábla5.A3" office:value-type="string">
              <text:p text:style-name="P198">S3</text:p>
            </table:table-cell>
            <table:table-cell table:style-name="Tábla5.A3" office:value-type="string">
              <text:p text:style-name="P198">K</text:p>
            </table:table-cell>
            <table:table-cell table:style-name="Tábla5.D3" office:value-type="string">
              <text:p text:style-name="P198"/>
            </table:table-cell>
          </table:table-row>
          <table:table-row>
            <table:table-cell table:style-name="Tábla5.A3" office:value-type="string">
              <text:p text:style-name="P198">Z2</text:p>
            </table:table-cell>
            <table:table-cell table:style-name="Tábla5.A3" office:value-type="string">
              <text:p text:style-name="P198">S3</text:p>
            </table:table-cell>
            <table:table-cell table:style-name="Tábla5.A3" office:value-type="string">
              <text:p text:style-name="P198">K</text:p>
            </table:table-cell>
            <table:table-cell table:style-name="Tábla5.D6" office:value-type="string">
              <text:p text:style-name="P198"/>
            </table:table-cell>
          </table:table-row>
          <table:table-row>
            <table:table-cell table:style-name="Tábla5.A3" office:value-type="string">
              <text:p text:style-name="P198">Z2</text:p>
            </table:table-cell>
            <table:table-cell table:style-name="Tábla5.B7" office:value-type="string">
              <text:p text:style-name="P198"/>
            </table:table-cell>
            <table:table-cell table:style-name="Tábla5.B7" office:value-type="string">
              <text:p text:style-name="P198"/>
            </table:table-cell>
            <table:table-cell table:style-name="Tábla5.D7" office:value-type="string">
              <text:p text:style-name="P198"/>
            </table:table-cell>
          </table:table-row>
        </table:table>
        <text:p text:style-name="Standard"/>
        <text:p text:style-name="P271"/>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4"> <text:line-break/>(KÉ,TÉ,VÉ, támadás)</text:span></text:p>
              </table:table-cell>
              <table:covered-table-cell/>
              <table:covered-table-cell/>
              <table:covered-table-cell/>
            </table:table-row>
          </table:table-header-rows>
          <table:table-row>
            <table:table-cell table:style-name="Tábla7.A2" office:value-type="string">
              <text:p text:style-name="P204">-</text:p>
            </table:table-cell>
            <table:table-cell table:style-name="Tábla7.A2" office:value-type="string">
              <text:p text:style-name="P204">-0 TÉ</text:p>
            </table:table-cell>
            <table:table-cell table:style-name="Tábla7.A2" office:value-type="string">
              <text:p text:style-name="P204">-9 TÉ</text:p>
            </table:table-cell>
            <table:table-cell table:style-name="Tábla7.D2" office:value-type="string">
              <text:p text:style-name="P204">-19 TÉ</text:p>
            </table:table-cell>
          </table:table-row>
        </table:table>
        <text:p text:style-name="P15"><text:span text:style-name="_5b_RPG_5d_Kiemelt_20_kifejezés"><text:span text:style-name="T45"/></text:span></text:p>
        <text:p text:style-name="P276">Találat esetén a sebesülést először az S1 rubrikában kezdjük jelölni, oszlopon belül pedig fentről lefelé. Ha Lord Gustav egy 2 ÉP-s sebet kap, az az S1 oszlopban kerül bejelölésre fentről lefele. Ilyenkor még nem <text:span text:style-name="T47">sújtja</text:span> levonás.<text:span text:style-name="T20"> </text:span></text:p>
        <text:p text:style-name="P110">Gustav ismét megsebesül. Ezúttal 5 ÉP, ezzel az S2 kategóriába kerül. Mivel a (Fájdalomtűrés+Önuralom=11) mérsékli a standard S2-nél használt (-10TÉ) büntetést, ezért még itt sincs TÉ levonás.</text:p>
        <text:p text:style-name="P134">A harmadik seb 4 ÉP, Gustav a harmadik (közepesen sérült) kategóriába kerül. Alapból (-20TÉ) lenne a büntetés, de ez (-9TÉ)-re mérséklődik (-11).</text:p>
        <text:p text:style-name="P134">Gustav hátrálás közben belefejel a kovácsoltvas kapuba. <text:span text:style-name="T26">4KT </text:span><text:s/>a büntetése. Ezzel az S4 (utolsó) kategóriába került. Büntetése -19TÉ (a -30 helyett).</text:p>
        <text:p text:style-name="P135">kategóriában elrontja a fájdalomtűrés próbáját, (célszám:18) akkor el is ájul. </text:p>
      </text:section>
      <text:p text:style-name="P273"><text:span text:style-name="_5b_RPG_5d_Kiemelt_20_kifejezés"><text:span text:style-name="T49">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próbát Átlagos (5-ös) nehézség ellen. Ha megdobja, életben marad, de 2 perc múlva újra dobnia kell, míg nem stabilizálják. Ha elrontja, meghal.</text:p>
      <text:p text:style-name="Text_20_body"><text:soft-page-break/>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109"><text:span text:style-name="T20">Kitéve a megoldandó dokba: </text:span>Gyógyulás – TODO_HARC_#38.</text:p>
      <text:p text:style-name="Text_20_body"/>
      <text:h text:style-name="Heading_20_4" text:outline-level="4">Sebek jellege</text:h>
      <text:p text:style-name="Text_20_body"><text:span text:style-name="T20">Kitéve a megoldandó dokba: </text:span><text:span text:style-name="T73">Fegyverek – TODO_HARC_#27.</text:span></text:p>
      <text:p text:style-name="Text_20_body"/>
      <text:h text:style-name="P60" text:outline-level="2">Harc</text:h>
      <text:p text:style-name="Text_20_body">Mikor két teremtmény fegyvert ragad és ütésekkel, szúrásokkal, vágásokkal, karmolással, <text:span text:style-name="T57">harapással</text:span> próbálják legyőzni egymást, akkor bizony <text:span text:style-name="T26">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text:style-name="L2">
        <text:list-item>
          <text:p text:style-name="P348">Kezdeményező Érték</text:p>
        </text:list-item>
        <text:list-item>
          <text:p text:style-name="P348">Támadó Érték</text:p>
        </text:list-item>
        <text:list-item>
          <text:p text:style-name="P348">Védő Érték</text:p>
        </text:list-item>
        <text:list-item>
          <text:p text:style-name="P348">Célzó Érték</text:p>
        </text:list-item>
      </text:list>
      <text:p text:style-name="Text_20_body">Ezen értékek öt jellemzőből épülnek fel:</text:p>
      <table:table table:name="Táblázat20" table:style-name="Táblázat20">
        <table:table-column table:style-name="Táblázat20.A"/>
        <table:table-row>
          <table:table-cell table:style-name="Táblázat20.A1" office:value-type="string">
            <text:p text:style-name="P89">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text:style-name="L3">
        <text:list-item>
          <text:p text:style-name="P349">KÉ konstans: 10</text:p>
        </text:list-item>
        <text:list-item>
          <text:p text:style-name="P349">TÉ konstans: 20</text:p>
        </text:list-item>
        <text:list-item>
          <text:p text:style-name="P349">VÉ konstans: 100</text:p>
        </text:list-item>
        <text:list-item>
          <text:p text:style-name="P349">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58"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6">maximum 8</text:span> pontnyi úgynevezett <text:span text:style-name="T18">HM-et </text:span>és <text:span text:style-name="T26">maximum 4</text:span><text:span text:style-name="T18"> ún. Célzóérték Módosítót (</text:span><text:span text:style-name="T26">CM)</text:span> <text:span text:style-name="T32">vehet</text:span> fel (nem kötelező!) Képzettség Pontjaiból. Egy HM-re, illetve CM-re <text:span text:style-name="T26">4</text:span> Képzettség Pontot kell költenie.</text:p>
      <table:table table:name="Táblázat21" table:style-name="Táblázat21">
        <table:table-column table:style-name="Táblázat21.A"/>
        <table:table-row>
          <table:table-cell table:style-name="Táblázat21.A1" office:value-type="string">
            <text:p text:style-name="P89">Maximum: 8 HM / Szint</text:p>
            <text:p text:style-name="P89">Maximum: <text:s/>4 CM / Szint</text:p>
            <text:p text:style-name="P89">1 HM = 4 KP</text:p>
            <text:p text:style-name="P89">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58" text:outline-level="4">Harcmodor képzettségek</text:h>
      <text:p text:style-name="Text_20_body">A km100 rendszere az alábbi (átfogó) harci képzettségeket ismeri:</text:p>
      <text:p text:style-name="P88">Közelharc, Kardvívás, Lándzsavívás, Pusztítás, Hajítás, Íjászat, Lövészet, Ostromlövészet</text:p>
      <text:list text:style-name="L4">
        <text:list-item text:start-value="1">
          <text:p text:style-name="P350"><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50"><text:span text:style-name="_5b_RPG_5d_Kiemelt_20_kifejezés"><text:span text:style-name="T17">Kardvívás: minden „pengés” fegyver (kétkezes kard is)</text:span></text:span></text:p>
        </text:list-item>
        <text:list-item>
          <text:p text:style-name="P350"><text:span text:style-name="_5b_RPG_5d_Kiemelt_20_kifejezés"><text:span text:style-name="T17">Pusztítás: zúzófegyverek, csatabárdok, csákány</text:span></text:span></text:p>
        </text:list-item>
        <text:list-item>
          <text:p text:style-name="P350"><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67">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table-cell table:style-name="Táblázat29.A1" office:value-type="string">
              <text:p text:style-name="P279">Harcmodor Szint</text:p>
            </table:table-cell>
            <table:table-cell table:style-name="Táblázat29.B1" office:value-type="string">
              <text:p text:style-name="P279">Hatás*</text:p>
            </table:table-cell>
          </table:table-row>
        </table:table-header-rows>
        <table:table-row>
          <table:table-cell table:style-name="Táblázat29.A2" office:value-type="string">
            <text:p text:style-name="P168">Képzetlen</text:p>
          </table:table-cell>
          <table:table-cell table:style-name="Táblázat29.B2" office:value-type="string">
            <text:p text:style-name="P168">KÉ: -20, TÉ: -30, VÉ:-30, CÉ: -30</text:p>
          </table:table-cell>
        </table:table-row>
        <table:table-row>
          <table:table-cell table:style-name="Táblázat29.A2" office:value-type="string">
            <text:p text:style-name="P168">1</text:p>
          </table:table-cell>
          <table:table-cell table:style-name="Táblázat29.B2" office:value-type="string">
            <text:p text:style-name="P168">csak -10KÉ, -20 TÉ,VÉ,CÉ</text:p>
          </table:table-cell>
        </table:table-row>
        <table:table-row>
          <table:table-cell table:style-name="Táblázat29.A2" office:value-type="string">
            <text:p text:style-name="P168">2</text:p>
          </table:table-cell>
          <table:table-cell table:style-name="Táblázat29.B2" office:value-type="string">
            <text:p text:style-name="P168">csak -5KÉ, -10 TÉ,VÉ,CÉ</text:p>
          </table:table-cell>
        </table:table-row>
        <table:table-row>
          <table:table-cell table:style-name="Táblázat29.A2" office:value-type="string">
            <text:p text:style-name="P168">3</text:p>
          </table:table-cell>
          <table:table-cell table:style-name="Táblázat29.B2" office:value-type="string">
            <text:p text:style-name="P168">0</text:p>
          </table:table-cell>
        </table:table-row>
        <table:table-row>
          <table:table-cell table:style-name="Táblázat29.A2" office:value-type="string">
            <text:p text:style-name="P168">4</text:p>
          </table:table-cell>
          <table:table-cell table:style-name="Táblázat29.B2" office:value-type="string">
            <text:p text:style-name="P168">+1 KÉ ; +3 TÉ,VÉ,CÉ</text:p>
          </table:table-cell>
        </table:table-row>
        <table:table-row>
          <table:table-cell table:style-name="Táblázat29.A2" office:value-type="string">
            <text:p text:style-name="P168">5</text:p>
          </table:table-cell>
          <table:table-cell table:style-name="Táblázat29.B2" office:value-type="string">
            <text:p text:style-name="P168">+2 KÉ ; +6TÉ,VÉ,CÉ</text:p>
          </table:table-cell>
        </table:table-row>
        <table:table-row>
          <table:table-cell table:style-name="Táblázat29.A2" office:value-type="string">
            <text:p text:style-name="P168">6</text:p>
          </table:table-cell>
          <table:table-cell table:style-name="Táblázat29.B2" office:value-type="string">
            <text:p text:style-name="P168">+3 KÉ ; +9 TÉ,VÉ,CÉ</text:p>
          </table:table-cell>
        </table:table-row>
        <table:table-row>
          <table:table-cell table:style-name="Táblázat29.A2" office:value-type="string">
            <text:p text:style-name="P168">7</text:p>
          </table:table-cell>
          <table:table-cell table:style-name="Táblázat29.B2" office:value-type="string">
            <text:p text:style-name="P168">+4 KÉ ; +12 TÉ,VÉ,CÉ</text:p>
          </table:table-cell>
        </table:table-row>
        <table:table-row>
          <table:table-cell table:style-name="Táblázat29.A2" office:value-type="string">
            <text:p text:style-name="P168">8</text:p>
          </table:table-cell>
          <table:table-cell table:style-name="Táblázat29.B2" office:value-type="string">
            <text:p text:style-name="P168">+5 KÉ ; +15 TÉ,VÉ,CÉ</text:p>
          </table:table-cell>
        </table:table-row>
        <table:table-row>
          <table:table-cell table:style-name="Táblázat29.A2" office:value-type="string">
            <text:p text:style-name="P168">9</text:p>
          </table:table-cell>
          <table:table-cell table:style-name="Táblázat29.B2" office:value-type="string">
            <text:p text:style-name="P168">+6 KÉ ; +18 TÉ,VÉ,CÉ</text:p>
          </table:table-cell>
        </table:table-row>
        <table:table-row>
          <table:table-cell table:style-name="Táblázat29.A2" office:value-type="string">
            <text:p text:style-name="P168">10</text:p>
          </table:table-cell>
          <table:table-cell table:style-name="Táblázat29.B2" office:value-type="string">
            <text:p text:style-name="P168">+7 KÉ ; +21 TÉ,VÉ,CÉ</text:p>
          </table:table-cell>
        </table:table-row>
        <table:table-row>
          <table:table-cell table:style-name="Táblázat29.A2" office:value-type="string">
            <text:p text:style-name="P168">11</text:p>
          </table:table-cell>
          <table:table-cell table:style-name="Táblázat29.B2" office:value-type="string">
            <text:p text:style-name="P168">+8 KÉ ; +24 TÉ,VÉ,CÉ</text:p>
          </table:table-cell>
        </table:table-row>
        <table:table-row>
          <table:table-cell table:style-name="Táblázat29.A2" office:value-type="string">
            <text:p text:style-name="P168">12</text:p>
          </table:table-cell>
          <table:table-cell table:style-name="Táblázat29.B2" office:value-type="string">
            <text:p text:style-name="P168">+9 KÉ ; +27 TÉ,VÉ,CÉ</text:p>
          </table:table-cell>
        </table:table-row>
        <table:table-row>
          <table:table-cell table:style-name="Táblázat29.A2" office:value-type="string">
            <text:p text:style-name="P168">13</text:p>
          </table:table-cell>
          <table:table-cell table:style-name="Táblázat29.B2" office:value-type="string">
            <text:p text:style-name="P168">+10 KÉ ; +30 TÉ,VÉ,CÉ</text:p>
          </table:table-cell>
        </table:table-row>
        <table:table-row>
          <table:table-cell table:style-name="Táblázat29.A2" office:value-type="string">
            <text:p text:style-name="P168">14</text:p>
          </table:table-cell>
          <table:table-cell table:style-name="Táblázat29.B2" office:value-type="string">
            <text:p text:style-name="P168">+11 KÉ ; +33 TÉ,VÉ,CÉ</text:p>
          </table:table-cell>
        </table:table-row>
        <table:table-row>
          <table:table-cell table:style-name="Táblázat29.A2" office:value-type="string">
            <text:p text:style-name="P168">15</text:p>
          </table:table-cell>
          <table:table-cell table:style-name="Táblázat29.B2" office:value-type="string">
            <text:p text:style-name="P168">+12 KÉ ; +36 TÉ,VÉ,CÉ</text:p>
          </table:table-cell>
        </table:table-row>
      </table:table>
      <text:p text:style-name="P71">*A távolsági fegyvereknél értelemszerűen csak +1 KÉ és +3 CÉ jár szintenként, hiszen nincs TÉ és VÉ értékük.</text:p>
      <text:p text:style-name="P3"/>
      <text:h text:style-name="P61" text:outline-level="5">Harcmodorok és Manőverek</text:h>
      <text:p text:style-name="P92">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6">3.</text:span>) képzettség szintje 1 db ún. Manőverfejlesztő Pontot (<text:span text:style-name="T26">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3">fokonként +10KP-t</text:span> kell költenie.</text:p>
      <text:p text:style-name="P3"/>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table-cell table:style-name="Táblázat34.A1" office:value-type="string">
              <text:p text:style-name="P279">Fok</text:p>
            </table:table-cell>
            <table:table-cell table:style-name="Táblázat34.A1" office:value-type="string">
              <text:p text:style-name="P279">Követelmény</text:p>
            </table:table-cell>
            <table:table-cell table:style-name="Táblázat34.A1" office:value-type="string">
              <text:p text:style-name="P279">KÉ</text:p>
            </table:table-cell>
            <table:table-cell table:style-name="Táblázat34.A1" office:value-type="string">
              <text:p text:style-name="P279">TÉ</text:p>
            </table:table-cell>
            <table:table-cell table:style-name="Táblázat34.A1" office:value-type="string">
              <text:p text:style-name="P279">VÉ</text:p>
            </table:table-cell>
            <table:table-cell table:style-name="Táblázat34.F1" office:value-type="string">
              <text:p text:style-name="P279">Sebzés</text:p>
            </table:table-cell>
          </table:table-row>
        </table:table-header-rows>
        <table:table-row>
          <table:table-cell table:style-name="Táblázat34.A2" office:value-type="string">
            <text:p text:style-name="P168">1</text:p>
          </table:table-cell>
          <table:table-cell table:style-name="Táblázat34.A2" office:value-type="string">
            <text:p text:style-name="P168">4.szint a harcmodorban</text:p>
          </table:table-cell>
          <table:table-cell table:style-name="Táblázat34.A2" office:value-type="string">
            <text:p text:style-name="P168">+2</text:p>
          </table:table-cell>
          <table:table-cell table:style-name="Táblázat34.A2" office:value-type="string">
            <text:p text:style-name="P168">+3</text:p>
          </table:table-cell>
          <table:table-cell table:style-name="Táblázat34.A2" office:value-type="string">
            <text:p text:style-name="P168">+3</text:p>
          </table:table-cell>
          <table:table-cell table:style-name="Táblázat34.F2" office:value-type="string">
            <text:p text:style-name="P168">+1</text:p>
          </table:table-cell>
        </table:table-row>
        <table:table-row>
          <table:table-cell table:style-name="Táblázat34.A2" office:value-type="string">
            <text:p text:style-name="P168">2</text:p>
          </table:table-cell>
          <table:table-cell table:style-name="Táblázat34.A2" office:value-type="string">
            <text:p text:style-name="P168">8.szint a harcmodorban</text:p>
          </table:table-cell>
          <table:table-cell table:style-name="Táblázat34.A2" office:value-type="string">
            <text:p text:style-name="P168">+4</text:p>
          </table:table-cell>
          <table:table-cell table:style-name="Táblázat34.A2" office:value-type="string">
            <text:p text:style-name="P168">+6</text:p>
          </table:table-cell>
          <table:table-cell table:style-name="Táblázat34.A2" office:value-type="string">
            <text:p text:style-name="P168">+6</text:p>
          </table:table-cell>
          <table:table-cell table:style-name="Táblázat34.F2" office:value-type="string">
            <text:p text:style-name="P168">+2</text:p>
          </table:table-cell>
        </table:table-row>
        <table:table-row>
          <table:table-cell table:style-name="Táblázat34.A2" office:value-type="string">
            <text:p text:style-name="P168">3</text:p>
          </table:table-cell>
          <table:table-cell table:style-name="Táblázat34.A2" office:value-type="string">
            <text:p text:style-name="P168">12.szint a harcmodorban</text:p>
          </table:table-cell>
          <table:table-cell table:style-name="Táblázat34.A2" office:value-type="string">
            <text:p text:style-name="P168">+6</text:p>
          </table:table-cell>
          <table:table-cell table:style-name="Táblázat34.A2" office:value-type="string">
            <text:p text:style-name="P168">+9</text:p>
          </table:table-cell>
          <table:table-cell table:style-name="Táblázat34.A2" office:value-type="string">
            <text:p text:style-name="P168">+9</text:p>
          </table:table-cell>
          <table:table-cell table:style-name="Táblázat34.F2" office:value-type="string">
            <text:p text:style-name="P168">+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98"/>
      <text:h text:style-name="P57"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3">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69">Kezdeményező Érték meghatározása</text:p>
            </table:table-cell>
            <table:covered-table-cell/>
          </table:table-row>
        </table:table-header-rows>
        <table:table-row>
          <table:table-cell table:style-name="Táblázat5.A2" office:value-type="string">
            <text:p text:style-name="P199">Konstans</text:p>
          </table:table-cell>
          <table:table-cell table:style-name="Táblázat5.B2" office:value-type="string">
            <text:p text:style-name="P28">10 <text:s text:c="3"/>(minden karakternek)</text:p>
          </table:table-cell>
        </table:table-row>
        <table:table-row>
          <table:table-cell table:style-name="Táblázat5.A3" office:value-type="string">
            <text:p text:style-name="P199">2 x Gyorsaság</text:p>
          </table:table-cell>
          <table:table-cell table:style-name="Táblázat5.B3" office:value-type="string">
            <text:p text:style-name="P292">A karakter Gyorsaság Tulajdonságának kétszerese</text:p>
          </table:table-cell>
        </table:table-row>
        <table:table-row>
          <table:table-cell table:style-name="Táblázat5.A4" office:value-type="string">
            <text:p text:style-name="P221">Szint</text:p>
          </table:table-cell>
          <table:table-cell table:style-name="Táblázat5.B4" office:value-type="string">
            <text:p text:style-name="P47">A karakter szintje</text:p>
          </table:table-cell>
        </table:table-row>
        <table:table-row>
          <table:table-cell table:style-name="Táblázat5.A3" office:value-type="string">
            <text:p text:style-name="P221">Harcmodor KÉ</text:p>
          </table:table-cell>
          <table:table-cell table:style-name="Táblázat5.B3" office:value-type="string">
            <text:p text:style-name="P47">Harcmodor képzettség szintje által kapott bónusz (lásd a harcmodor képzettségeket!)</text:p>
          </table:table-cell>
        </table:table-row>
        <table:table-row>
          <table:table-cell table:style-name="Táblázat5.A3" office:value-type="string">
            <text:p text:style-name="P221">Mesterfegyver fortély</text:p>
          </table:table-cell>
          <table:table-cell table:style-name="Táblázat5.B3" office:value-type="string">
            <text:p text:style-name="P47">+2 fokonként</text:p>
          </table:table-cell>
        </table:table-row>
        <table:table-row>
          <table:table-cell table:style-name="Táblázat5.A3" office:value-type="string">
            <text:p text:style-name="P199">Speciális</text:p>
          </table:table-cell>
          <table:table-cell table:style-name="Táblázat5.B3" office:value-type="string">
            <text:list text:style-name="L5">
              <text:list-item>
                <text:p text:style-name="P454">Gyors Kezdeményezés fortély: +4 KÉ </text:p>
              </text:list-item>
            </text:list>
            <text:list text:style-name="L6">
              <text:list-item>
                <text:p text:style-name="P455">Szituációkból adódó módosítók</text:p>
              </text:list-item>
              <text:list-item>
                <text:p text:style-name="P455">Mágia hatására kapott módosító</text:p>
              </text:list-item>
            </text:list>
          </table:table-cell>
        </table:table-row>
      </table:table>
      <text:p text:style-name="Standard"/>
      <text:p text:style-name="P99"/>
      <text:p text:style-name="Text_20_body"/>
      <text:p text:style-name="Text_20_body"/>
      <text:h text:style-name="P58"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table-cell table:style-name="Táblázat9.A1" table:number-columns-spanned="2" office:value-type="string">
              <text:p text:style-name="P269">Védő Érték meghatározása</text:p>
            </table:table-cell>
            <table:covered-table-cell/>
          </table:table-row>
        </table:table-header-rows>
        <table:table-row>
          <table:table-cell table:style-name="Táblázat9.A2" office:value-type="string">
            <text:p text:style-name="P199">Konstans</text:p>
          </table:table-cell>
          <table:table-cell table:style-name="Táblázat9.A1" office:value-type="string">
            <text:p text:style-name="P28">100 <text:s text:c="3"/>(minden karakternek)</text:p>
          </table:table-cell>
        </table:table-row>
        <table:table-row>
          <table:table-cell table:style-name="Táblázat9.A3" office:value-type="string">
            <text:p text:style-name="P199">2 x Ügyesség</text:p>
          </table:table-cell>
          <table:table-cell table:style-name="Táblázat9.B3" office:value-type="string">
            <text:p text:style-name="P200">A karakter Ügyesség Tulajdonságának kétszerese</text:p>
          </table:table-cell>
        </table:table-row>
        <table:table-row>
          <table:table-cell table:style-name="Táblázat9.A4" office:value-type="string">
            <text:p text:style-name="P199">2 x Gyorsaság</text:p>
          </table:table-cell>
          <table:table-cell table:style-name="Táblázat9.B4" office:value-type="string">
            <text:p text:style-name="P200">A karakter Gyorsaság Tulajdonságának kétszerese</text:p>
          </table:table-cell>
        </table:table-row>
        <table:table-row>
          <table:table-cell table:style-name="Táblázat9.A3" office:value-type="string">
            <text:p text:style-name="P221">Harcmodor VÉ</text:p>
          </table:table-cell>
          <table:table-cell table:style-name="Táblázat9.B3" office:value-type="string">
            <text:p text:style-name="P47">Harcmodor képzettség szintje által kapott bónusz (lásd a harcmodor képzettségeket!)</text:p>
          </table:table-cell>
        </table:table-row>
        <table:table-row>
          <table:table-cell table:style-name="Táblázat9.A3" office:value-type="string">
            <text:p text:style-name="P221">Fegyver VÉ</text:p>
          </table:table-cell>
          <table:table-cell table:style-name="Táblázat9.B3" office:value-type="string">
            <text:p text:style-name="P47">A forgatott fegyver Védő Értéke</text:p>
          </table:table-cell>
        </table:table-row>
        <table:table-row>
          <table:table-cell table:style-name="Táblázat9.A3" office:value-type="string">
            <text:p text:style-name="P221">Mesterfegyver fortély</text:p>
          </table:table-cell>
          <table:table-cell table:style-name="Táblázat9.B3" office:value-type="string">
            <text:p text:style-name="P47">+3 fokonként </text:p>
          </table:table-cell>
        </table:table-row>
        <table:table-row>
          <table:table-cell table:style-name="Táblázat9.A3" office:value-type="string">
            <text:p text:style-name="P221">HM</text:p>
          </table:table-cell>
          <table:table-cell table:style-name="Táblázat9.B3" office:value-type="string">
            <text:p text:style-name="P47">A VÉ-re költött (KP-ból felvett) Harcérték módosító</text:p>
          </table:table-cell>
        </table:table-row>
        <table:table-row>
          <table:table-cell table:style-name="Táblázat9.A3" office:value-type="string">
            <text:p text:style-name="P201">Vértviselet – 3.fok</text:p>
          </table:table-cell>
          <table:table-cell table:style-name="Táblázat9.B3" office:value-type="string">
            <text:p text:style-name="P295">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table-cell table:style-name="Táblázat9.A3" office:value-type="string">
            <text:p text:style-name="P199">Pajzs VÉ</text:p>
          </table:table-cell>
          <table:table-cell table:style-name="Táblázat9.B3" office:value-type="string">
            <text:p text:style-name="P296">Értéke a pajzs jellegétől függ. <text:span text:style-name="T20">Ha a karakter készületlen, vagy meglepetésből támadnak rá, a pajzs VÉ nem adódik hozzá a aktuális Védő Értékhez</text:span>. Képzetlen Pajzshasználat esetén csak értékének fele számít be.</text:p>
          </table:table-cell>
        </table:table-row>
        <table:table-row>
          <table:table-cell table:style-name="Táblázat9.A3" office:value-type="string">
            <text:p text:style-name="P199">Speciális</text:p>
          </table:table-cell>
          <table:table-cell table:style-name="Táblázat9.B3" office:value-type="string">
            <text:list text:style-name="L7">
              <text:list-item>
                <text:p text:style-name="P456">Harc során bekövetkező csökkenés (sima találat esetén)</text:p>
              </text:list-item>
              <text:list-item>
                <text:p text:style-name="P456">Sebesülésből adódó csökkenés</text:p>
              </text:list-item>
              <text:list-item>
                <text:p text:style-name="P456">Fortélyokból adódó módosítók</text:p>
              </text:list-item>
              <text:list-item>
                <text:p text:style-name="P456">Harci helyzetből adódó módosítók (pl. harc alulról, harc megrendülten, stb)</text:p>
              </text:list-item>
              <text:list-item>
                <text:p text:style-name="P456">Fegyver minőségéből adódó módosító</text:p>
                <text:list>
                  <text:list-item>
                    <text:p text:style-name="P456">Mestermunka: max +5 VÉ</text:p>
                  </text:list-item>
                  <text:list-item>
                    <text:p text:style-name="P456">Gyatra fegyver: max -10 VÉ</text:p>
                  </text:list-item>
                  <text:list-item>
                    <text:p text:style-name="P450">Mágikus fegyver módosítói</text:p>
                  </text:list-item>
                </text:list>
              </text:list-item>
              <text:list-item>
                <text:p text:style-name="P456">Mágiából adódó módosítók</text:p>
              </text:list-item>
            </text:list>
          </table:table-cell>
        </table:table-row>
      </table:table>
      <text:p text:style-name="Standard"><text:span text:style-name="_5b_RPG_5d__20_Kiemelt_20_kifejezés"><text:span text:style-name="T37"/></text:span></text:p>
      <text:p text:style-name="Text_20_body"><text:span text:style-name="_5b_RPG_5d__20_Kiemelt_20_kifejezés"/></text:p>
      <text:h text:style-name="P58"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table-cell table:style-name="Táblázat10.A1" table:number-columns-spanned="2" office:value-type="string">
              <text:p text:style-name="P269">Támadó Érték meghatározása</text:p>
            </table:table-cell>
            <table:covered-table-cell/>
          </table:table-row>
        </table:table-header-rows>
        <table:table-row>
          <table:table-cell table:style-name="Táblázat10.A2" office:value-type="string">
            <text:p text:style-name="P199">Konstans</text:p>
          </table:table-cell>
          <table:table-cell table:style-name="Táblázat10.B2" office:value-type="string">
            <text:p text:style-name="P28">20 <text:s text:c="3"/>(minden karakternek)</text:p>
          </table:table-cell>
        </table:table-row>
        <table:table-row>
          <table:table-cell table:style-name="Táblázat10.A2" office:value-type="string">
            <text:p text:style-name="P199">2 x Erő</text:p>
          </table:table-cell>
          <table:table-cell table:style-name="Táblázat10.B3" office:value-type="string">
            <text:p text:style-name="P200">A karakter Erő Tulajdonságának kétszerese</text:p>
          </table:table-cell>
        </table:table-row>
        <table:table-row>
          <table:table-cell table:style-name="Táblázat10.A4" office:value-type="string">
            <text:p text:style-name="P199">2 x Ügyesség</text:p>
          </table:table-cell>
          <table:table-cell table:style-name="Táblázat10.B2" office:value-type="string">
            <text:p text:style-name="P200">A karakter Ügyesség Tulajdonságának kétszerese</text:p>
          </table:table-cell>
        </table:table-row>
        <table:table-row>
          <table:table-cell table:style-name="Táblázat10.A4" office:value-type="string">
            <text:p text:style-name="P199">2 x Gyorsaság</text:p>
          </table:table-cell>
          <table:table-cell table:style-name="Táblázat10.B2" office:value-type="string">
            <text:p text:style-name="P200">A karakter Gyorsaság Tulajdonságának kétszerese</text:p>
          </table:table-cell>
        </table:table-row>
        <table:table-row>
          <table:table-cell table:style-name="Táblázat10.A4" office:value-type="string">
            <text:p text:style-name="P221">Harcmodor TÉ</text:p>
          </table:table-cell>
          <table:table-cell table:style-name="Táblázat10.B2" office:value-type="string">
            <text:p text:style-name="P47">Harcmodor képzettség szintje által kapott bónusz (lásd a harcmodor képzettségeket!)</text:p>
          </table:table-cell>
        </table:table-row>
        <table:table-row>
          <table:table-cell table:style-name="Táblázat10.A4" office:value-type="string">
            <text:p text:style-name="P221">Fegyver TÉ</text:p>
          </table:table-cell>
          <table:table-cell table:style-name="Táblázat10.B2" office:value-type="string">
            <text:p text:style-name="P47">A forgatott fegyver Támadó Értéke</text:p>
          </table:table-cell>
        </table:table-row>
        <table:table-row>
          <table:table-cell table:style-name="Táblázat10.A4" office:value-type="string">
            <text:p text:style-name="P221">Mesterfegyver fortély</text:p>
          </table:table-cell>
          <table:table-cell table:style-name="Táblázat10.B2" office:value-type="string">
            <text:p text:style-name="P47">+3 fokonként </text:p>
          </table:table-cell>
        </table:table-row>
        <table:table-row>
          <table:table-cell table:style-name="Táblázat10.A4" office:value-type="string">
            <text:p text:style-name="P221">HM</text:p>
          </table:table-cell>
          <table:table-cell table:style-name="Táblázat10.B2" office:value-type="string">
            <text:p text:style-name="P47">A VÉ-re költött (KP-ból felvett) Harcérték módosító</text:p>
          </table:table-cell>
        </table:table-row>
        <table:table-row>
          <table:table-cell table:style-name="Táblázat10.A4" office:value-type="string">
            <text:p text:style-name="P199">Plusz támadás levonása</text:p>
          </table:table-cell>
          <table:table-cell table:style-name="Táblázat10.B2" office:value-type="string">
            <text:p text:style-name="P200">Minden plusz támadás esetén -10 levonás jár a TÉ-re. <text:line-break/>(a 2.támadásra: -10TÉ, a 3.támadásra: -20TÉ, stb)</text:p>
          </table:table-cell>
        </table:table-row>
        <table:table-row>
          <table:table-cell table:style-name="Táblázat10.A4" office:value-type="string">
            <text:p text:style-name="P199">Speciális</text:p>
          </table:table-cell>
          <table:table-cell table:style-name="Táblázat10.B2" office:value-type="string">
            <text:list text:style-name="L7">
              <text:list-item text:start-value="1">
                <text:p text:style-name="P450">Fortélyokból adódó módosítók</text:p>
              </text:list-item>
              <text:list-item>
                <text:p text:style-name="P450">Harci helyzetből adódó módosítók</text:p>
              </text:list-item>
              <text:list-item>
                <text:p text:style-name="P450">Fegyver minőségéből adódó módosító</text:p>
                <text:list>
                  <text:list-item>
                    <text:p text:style-name="P450">Mestermunka: max +5 TÉ</text:p>
                  </text:list-item>
                  <text:list-item>
                    <text:p text:style-name="P450">Gyatra fegyver: max -5 TÉ</text:p>
                  </text:list-item>
                  <text:list-item>
                    <text:p text:style-name="P450">Mágikus fegyver módosítói</text:p>
                  </text:list-item>
                </text:list>
              </text:list-item>
              <text:list-item>
                <text:p text:style-name="P450">Mágiából adódó módosítók</text:p>
              </text:list-item>
            </text:list>
          </table:table-cell>
        </table:table-row>
      </table:table>
      <text:p text:style-name="P92">(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6">Támadó dobás</text:span></text:span><text:span text:style-name="T26">.: Támadó Érték + k100</text:span></text:p>
      <text:p text:style-name="Text_20_body">Bővebben lásd a „Harc menete” fejezetben!</text:p>
      <text:p text:style-name="Text_20_body"/>
      <text:h text:style-name="P58" text:outline-level="4">Célzó Érték</text:h>
      <table:table table:name="Támadó_CÉ" table:style-name="Támadó_5f_CÉ">
        <table:table-column table:style-name="Támadó_5f_CÉ.A"/>
        <table:table-column table:style-name="Támadó_5f_CÉ.B"/>
        <table:table-header-rows>
          <table:table-row>
            <table:table-cell table:style-name="Támadó_5f_CÉ.A1" table:number-columns-spanned="2" office:value-type="string">
              <text:p text:style-name="P284">Célzó Érték kiszámítása</text:p>
            </table:table-cell>
            <table:covered-table-cell/>
          </table:table-row>
        </table:table-header-rows>
        <table:table-row>
          <table:table-cell table:style-name="Támadó_5f_CÉ.A2" office:value-type="string">
            <text:p text:style-name="P219">Összeadandó értékek</text:p>
          </table:table-cell>
          <table:table-cell table:style-name="Támadó_5f_CÉ.B2" office:value-type="string">
            <text:p text:style-name="P219">Leírás</text:p>
          </table:table-cell>
        </table:table-row>
        <table:table-row>
          <table:table-cell table:style-name="Támadó_5f_CÉ.A3" office:value-type="string">
            <text:p text:style-name="P211">K100</text:p>
          </table:table-cell>
          <table:table-cell table:style-name="Támadó_5f_CÉ.B3" office:value-type="string">
            <text:p text:style-name="P212">Dobás K100-al – támadó dobás esetén.</text:p>
          </table:table-cell>
        </table:table-row>
        <table:table-row>
          <table:table-cell table:style-name="Támadó_5f_CÉ.A4" office:value-type="string">
            <text:p text:style-name="P211">-30</text:p>
          </table:table-cell>
          <table:table-cell table:style-name="Támadó_5f_CÉ.B4" office:value-type="string">
            <text:p text:style-name="P212">Konstans. Ez az érték gyakorlatilag a célpont Védő Érték alapját adná, de mivel itt csak 1x (karakteralkotáskor) kell vele számolni, ezért a számolás meggyorsítása miatt átkerült ide.</text:p>
          </table:table-cell>
        </table:table-row>
        <table:table-row>
          <table:table-cell table:style-name="Támadó_5f_CÉ.A4" office:value-type="string">
            <text:p text:style-name="P211">2 x Önuralom</text:p>
          </table:table-cell>
          <table:table-cell table:style-name="Támadó_5f_CÉ.B4" office:value-type="string">
            <text:p text:style-name="P152">Az Önuralom kétszerese</text:p>
          </table:table-cell>
        </table:table-row>
        <table:table-row>
          <table:table-cell table:style-name="Támadó_5f_CÉ.A4" office:value-type="string">
            <text:p text:style-name="P220">Harcmodor CÉ</text:p>
          </table:table-cell>
          <table:table-cell table:style-name="Támadó_5f_CÉ.B4" office:value-type="string">
            <text:p text:style-name="P46">Harcmodor képzettség szintje által kapott bónusz (lásd a harcmodor képzettségeket!)</text:p>
          </table:table-cell>
        </table:table-row>
        <table:table-row>
          <table:table-cell table:style-name="Támadó_5f_CÉ.A4" office:value-type="string">
            <text:p text:style-name="P211">Fegyver CÉ </text:p>
            <text:p text:style-name="P211">(kategória függő)</text:p>
          </table:table-cell>
          <table:table-cell table:style-name="Támadó_5f_CÉ.B4" office:value-type="string">
            <text:p text:style-name="P212">Különbséget teszünk a fegyverkategóriák közt attól függően, hogy alapesetben milyen könnyű velük célba találni. Az alábbi értékek csak irányszámok, a konkrét fegyver értékek ettől eltérhetnek.</text:p>
            <text:list text:style-name="L8">
              <text:list-item>
                <text:p text:style-name="P451">Hajító szálfegyverek: +0 CÉ</text:p>
              </text:list-item>
              <text:list-item>
                <text:p text:style-name="P451">Apró hajítófegyverek: +4 CÉ</text:p>
              </text:list-item>
              <text:list-item>
                <text:p text:style-name="P451">Íjak: +10 CÉ</text:p>
              </text:list-item>
              <text:list-item>
                <text:p text:style-name="P451">Nyílpuskák: +16 CÉ<text:line-break/><text:span text:style-name="T44">(A fentiek irányadó számok, egyes speciális fegyverek ezen értéke eltérhet ettől. Lásd a Távolsági fegyverek harcértékei fejezetet!)</text:span></text:p>
              </text:list-item>
            </text:list>
          </table:table-cell>
        </table:table-row>
        <table:table-row>
          <table:table-cell table:style-name="Támadó_5f_CÉ.A4" office:value-type="string">
            <text:p text:style-name="P221">Mesterfegyver fortély</text:p>
          </table:table-cell>
          <table:table-cell table:style-name="Támadó_5f_CÉ.B4" office:value-type="string">
            <text:p text:style-name="P47">+3 fokonként </text:p>
          </table:table-cell>
        </table:table-row>
        <table:table-row>
          <table:table-cell table:style-name="Támadó_5f_CÉ.A4" office:value-type="string">
            <text:p text:style-name="P211">CM</text:p>
          </table:table-cell>
          <table:table-cell table:style-name="Támadó_5f_CÉ.B4" office:value-type="string">
            <text:p text:style-name="P212">Célzóérték Módosító. Szintnként legfeljebb 4 vehető fel. 1 CM = 5KP</text:p>
          </table:table-cell>
        </table:table-row>
        <table:table-row>
          <table:table-cell table:style-name="Támadó_5f_CÉ.A4" office:value-type="string">
            <text:p text:style-name="P211"><text:s/>Célzás körönként</text:p>
          </table:table-cell>
          <table:table-cell table:style-name="Támadó_5f_CÉ.B4" office:value-type="string">
            <text:p text:style-name="P212"><text:span text:style-name="T20">+10</text:span>CÉ / kör amit célzással tölt el a támadó. Maximum 2 körig.<text:line-break/>+<text:span text:style-name="T60">15</text:span>CÉ / kör: Képzett Célzás fortély megléte esetén.</text:p>
            <text:p text:style-name="P153">(<text:span text:style-name="T22">Figyelem</text:span>: íjnál csak 1 körig, alkalmazható mert nehéz kitartani!! 1 kör után körönként ugyanennyi <text:span text:style-name="T22">levonás</text:span>!)</text:p>
          </table:table-cell>
        </table:table-row>
        <table:table-row>
          <table:table-cell table:style-name="Támadó_5f_CÉ.A4" office:value-type="string">
            <text:p text:style-name="P211">Egyéb</text:p>
          </table:table-cell>
          <table:table-cell table:style-name="Támadó_5f_CÉ.B4" office:value-type="string">
            <text:list text:style-name="L9">
              <text:list-item>
                <text:p text:style-name="P452">Képzetlenségből adódó levonás: -40 CÉ</text:p>
              </text:list-item>
              <text:list-item>
                <text:p text:style-name="P452">Hirtelen lövés: -30 CÉ</text:p>
              </text:list-item>
              <text:list-item>
                <text:p text:style-name="P452">Az egyes Fortélyokból adódó bónuszok.<text:line-break/><text:span text:style-name="T44">(Pl. a célpont hirtelen átfut az úton be egy másik takarás védelmébe és ez a lövészt felkészületlenül éri)</text:span></text:p>
              </text:list-item>
              <text:list-item>
                <text:p text:style-name="P452">Nem “belőtt” lőfegyver: -30 CÉ (íjak) / -15 CÉ (nyílpuskák)<text:line-break/>Ha a támadó most lő először a fegyverrel, akkor íjak esetében -30CÉ, nyílpuskák használatánál pedig -15 CÉ módosító <text:span text:style-name="T47">sújtja.</text:span> Ha legalább fél órát töltött el a “belövéssel”, ez a módosító megszűnik. Egyébiránt a használat során folyamatosan tűnik el a hátrány (negyed óra után már csak -15 CÉ / -8 CÉ és így tovább).</text:p>
              </text:list-item>
              <text:list-item>
                <text:p text:style-name="P453">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57"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text:style-name="L10">
        <text:list-item>
          <text:p text:style-name="P351">1 MGT → -5 KÉ, -10 TÉ,VÉ</text:p>
        </text:list-item>
        <text:list-item>
          <text:p text:style-name="P351">1 MGT → -1 mozgást igénylő képzettségpróbákra</text:p>
        </text:list-item>
        <text:list-item>
          <text:p text:style-name="P351">1 MGT → -1 mozgást igénylő tulajdonságpróbákra<text:line-break/><text:span text:style-name="T44">(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text:style-name="L11">
        <text:list-item>
          <text:p text:style-name="P352"><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52"><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text:style-name="L12">
        <text:list-item>
          <text:p text:style-name="P353">mindkét fél támadó dobásának kisebbik kockájával csökkent VÉ-t<text:line-break/>Röviden: kiskocka</text:p>
        </text:list-item>
      </text:list>
      <text:p text:style-name="Text_20_body">1 penge, vagy nagyobb méretkülönbségnél:</text:p>
      <text:list text:style-name="L12">
        <text:list-item>
          <text:p text:style-name="P353">előnyös helyzetű: k100-as támadó dobásának kisebbik kockájával +1 értékben csökkent VÉ-t<text:line-break/><text:bookmark-start text:name="DDE_LINK4"/>Röviden: (kiskocka+1)<text:bookmark-end text:name="DDE_LINK4"/></text:p>
        </text:list-item>
        <text:list-item>
          <text:p text:style-name="P353">hátrányos helyzetű: k100 dobásának kisebbik kockájával -1 értékben csökkent VÉ-t.<text:line-break/>Röviden: (kiskocka-1)</text:p>
        </text:list-item>
        <text:list-item>
          <text:p text:style-name="P353">Példa: Hosszú kard <text:s/>vs. <text:s/>Tőr</text:p>
        </text:list-item>
      </text:list>
      <text:p text:style-name="Text_20_body">2 penge, vagy nagyobb méretkülönbségnél:</text:p>
      <text:list text:style-name="L12">
        <text:list-item text:start-value="1">
          <text:p text:style-name="P353">előnyös helyzetű: k100-as támadó dobásának kisebbik kockájával <text:span text:style-name="T60">+2</text:span> értékben csökkent VÉ-t<text:line-break/>Röviden: (kiskocka<text:span text:style-name="T60">+2</text:span>)</text:p>
        </text:list-item>
        <text:list-item>
          <text:p text:style-name="P353">hátrányos helyzetű: k100 dobásának kisebbik kockájával -1 értékben csökkent VÉ-t <text:line-break/>Röviden: (kiskocka-1)</text:p>
        </text:list-item>
        <text:list-item>
          <text:p text:style-name="P353">Példa: Kétkezes kard vs Tőr <text:s text:c="3"/>; <text:s text:c="2"/>Lándzsa <text:s/>vs <text:s/>Rövidkard</text:p>
        </text:list-item>
      </text:list>
      <text:p text:style-name="Text_20_body"/>
      <text:h text:style-name="P57" text:outline-level="3">Támadások száma</text:h>
      <text:p text:style-name="P91">Fegyverek – TODO_HARC_#27.</text:p>
      <text:p text:style-name="Text_20_body">Alapeset: minden fegyver támadásainak száma: 1 / kör <text:span text:style-name="T36">(néhány kivételnél ez kevesebb. Lásd a fegyver táblázatot)</text:span></text:p>
      <text:h text:style-name="Heading_20_4" text:outline-level="4">„Harcmodor-Sebesség”</text:h>
      <text:p text:style-name="Text_20_body">Egy karakter <text:span text:style-name="T22">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6">Harcmodor-Sebesség</text:span>”értéket. Ez – mint – sejthető harcmodoronként egyedi érték.</text:p>
      <table:table table:name="Táblázat3" table:style-name="Táblázat3">
        <table:table-column table:style-name="Táblázat3.A"/>
        <table:table-row>
          <table:table-cell table:style-name="Táblázat3.A1" office:value-type="string">
            <text:p text:style-name="P95">„Harcmodor-Sebesség” = aktuális harcmodor + Gyorsaság tulajdonság</text:p>
          </table:table-cell>
        </table:table-row>
      </table:table>
      <text:p text:style-name="P19"/>
      <text:h text:style-name="P193" text:outline-level="4">„Fegyver-Sebesség”</text:h>
      <text:p text:style-name="P116">Szintén minden fegyvernek van egy egyedi Sebesség értéke, az ún. „Fegyver-Sebesség”. Minél kisebb ez a szám, annál fürgébb, minél nagyobb, annál lomhább az adott fegyver.</text:p>
      <text:h text:style-name="Heading_20_4" text:outline-level="4">Plusz támadások száma</text:h>
      <text:p text:style-name="P116">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table-cell table:style-name="Táblázat61.A1" office:value-type="string">
            <text:p text:style-name="P95">Plusz támadások (db) = (Harcmodor Sebesség) / (Fegyver Sebesség)</text:p>
          </table:table-cell>
        </table:table-row>
      </table:table>
      <text:p text:style-name="Text_20_body">Példa:</text:p>
      <text:list text:style-name="L13">
        <text:list-item>
          <text:p text:style-name="P394">Fegyver: Hosszú kard (Fegyver-Sebesség: 6)</text:p>
        </text:list-item>
        <text:list-item>
          <text:p text:style-name="P394">Harcmodor: Kardvívás – 4.szint</text:p>
        </text:list-item>
        <text:list-item>
          <text:p text:style-name="P394">Gyorsaság tulajdonság: +3</text:p>
        </text:list-item>
      </text:list>
      <text:p text:style-name="P116">Ekkor az aktuális Harcmodor-Sebesség érték: 4+3=7</text:p>
      <text:p text:style-name="P116">Mivel ez elérte a 6-os értéket, ezért +1 támadás – összesen tehát már 2db jár körönként. A 3 támadást 12-es, a 4 támadást pedig 18-as „Harcmodor-Sebesség” értéknél kapja meg.</text:p>
      <text:p text:style-name="P88">Minden újabb támadás során – az aktuális – Támadó Értékre -10 levonás jár!</text:p>
      <text:list text:style-name="L14">
        <text:list-item>
          <text:p text:style-name="P396">Második támadás: -10TÉ</text:p>
        </text:list-item>
        <text:list-item>
          <text:p text:style-name="P396">Harmadik támadás: -20TÉ, stb</text:p>
        </text:list-item>
      </text:list>
      <text:p text:style-name="P31">További támadásokat Kétkezes Harc során szerezhet a karakter. Lásd <text:span text:style-name="_5b_RPG_5d_Kiemelt_20_kifejezés">Kétkezes Harc</text:span> fejezetet!</text:p>
      <text:p text:style-name="P31"/>
      <text:h text:style-name="P57" text:outline-level="3">A harc menete – összefoglalás</text:h>
      <text:p text:style-name="P97">KÉ = <text:span text:style-name="T1">10 + (2 x Gyorsaság) + Tapasztalati szint + </text:span><text:span text:style-name="T62">Harcmodor bónusza</text:span><text:span text:style-name="T1"> + Fegyver KÉ</text:span></text:p>
      <text:p text:style-name="P96">TÉ = 20 + 2 x (Erő + Ügyesség + Gyorsaság) + HM + <text:span text:style-name="T62">Harcmodor bónusza</text:span><text:span text:style-name="T1"> + Fegyver TÉ</text:span></text:p>
      <text:p text:style-name="P96">VÉ = 100 + 2 x (Ügyesség + Gyorsaság) + Pajzs VÉ + HM + <text:span text:style-name="T62">Harcmodor bónusza</text:span><text:span text:style-name="T1"> + Fegyver VÉ</text:span></text:p>
      <text:list text:style-name="L15">
        <text:list-item>
          <text:p text:style-name="P354">Bónusz: Vértviselet – 3.szint <text:s/>: teljes vért SFÉ-je hozzáadható a VÉ-hez</text:p>
        </text:list-item>
      </text:list>
      <text:p text:style-name="P96">CÉ = -30 +(2 x Önuralom) – 30 (Konstans) + CM + <text:span text:style-name="T62">Harcmodor bónusza</text:span><text:span text:style-name="T1"> + Fegyver CÉ</text:span></text:p>
      <text:list text:style-name="L16">
        <text:list-item>
          <text:p text:style-name="P357">Kezdeményezés</text:p>
        </text:list-item>
      </text:list>
      <text:list text:style-name="L17">
        <text:list-item>
          <text:p text:style-name="P355">Minden kör elején van kezdeményezés, ami csak a cselekvési sorrend meghatározására szolgál, nem jelent dominanciát, vagy a harc irányítását. 1 kört 10 szegmenst (másodpercet) szimbolizál.</text:p>
        </text:list-item>
        <text:list-item>
          <text:p text:style-name="P355">KÉ dobás: KÉ+k10 és a magasabb számot kapott kezd, 10-es (0) dobásra rá lehet dobni újra</text:p>
        </text:list-item>
        <text:list-item>
          <text:p text:style-name="P355">Azonos kezdeményezésnél: egyszerre csapnak</text:p>
        </text:list-item>
      </text:list>
      <text:list text:style-name="L16" text:continue-numbering="true">
        <text:list-item>
          <text:p text:style-name="P388">Támadás</text:p>
        </text:list-item>
      </text:list>
      <text:list text:style-name="L18">
        <text:list-item>
          <text:p text:style-name="P356">Támadó dobás: TÉ + k100; <text:s text:c="2"/>1 kör = 5 szegmens</text:p>
        </text:list-item>
        <text:list-item>
          <text:p text:style-name="P356">Minden újabb támadás a körben -10 TÉ-vel megy,</text:p>
        </text:list-item>
        <text:list-item>
          <text:p text:style-name="P356">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table-cell table:style-name="Táblázat4.A1" office:value-type="string">
            <text:p text:style-name="Table_20_Heading"><text:span text:style-name="_5b_RPG_5d__20_Kiemelt_20_kifejezés"><text:span text:style-name="T46">Támadó dobás eredménye</text:span></text:span></text:p>
          </table:table-cell>
          <table:table-cell table:style-name="Táblázat4.B1" office:value-type="string">
            <text:p text:style-name="Table_20_Heading"><text:span text:style-name="_5b_RPG_5d__20_Kiemelt_20_kifejezés"><text:span text:style-name="T46">Hatás</text:span></text:span></text:p>
          </table:table-cell>
        </table:table-row>
        <table:table-row>
          <table:table-cell table:style-name="Táblázat4.A2" office:value-type="string">
            <text:p text:style-name="P178"><text:span text:style-name="_5b_RPG_5d__20_Kiemelt_20_kifejezés"><text:span text:style-name="T90">VÉ</text:span></text:span><text:span text:style-name="_5b_RPG_5d__20_Kiemelt_20_kifejezés"><text:span text:style-name="T93"> <text:s/>&lt;=</text:span></text:span><text:span text:style-name="_5b_RPG_5d__20_Kiemelt_20_kifejezés"><text:span text:style-name="T90"> <text:s/>TÉ <text:s/></text:span></text:span><text:span text:style-name="_5b_RPG_5d__20_Kiemelt_20_kifejezés"><text:span text:style-name="T93">&lt;</text:span></text:span><text:span text:style-name="_5b_RPG_5d__20_Kiemelt_20_kifejezés"><text:span text:style-name="T90"> <text:s/>VÉ+20</text:span></text:span></text:p>
          </table:table-cell>
          <table:table-cell table:style-name="Táblázat4.B2" office:value-type="string">
            <text:p text:style-name="Table_20_Contents"><text:span text:style-name="_5b_RPG_5d__20_Kiemelt_20_kifejezés"><text:span text:style-name="T90">VÉ csökkentés </text:span></text:span></text:p>
            <text:list text:style-name="L19">
              <text:list-item text:start-value="1">
                <text:p text:style-name="P308"><text:span text:style-name="_5b_RPG_5d__20_Kiemelt_20_kifejezés"><text:span text:style-name="T64">Alaphelyzetben (nincs előnyös-hátrányos helyzet): <text:line-break/>mindkét fél kiskockával csökkent (k100)</text:span></text:span></text:p>
              </text:list-item>
              <text:list-item>
                <text:p text:style-name="P308"><text:span text:style-name="_5b_RPG_5d__20_Kiemelt_20_kifejezés"><text:span text:style-name="T64">Legalább 1 penge fegyverméret különbségnél:</text:span></text:span></text:p>
              </text:list-item>
              <text:list-item>
                <text:p text:style-name="P326"><text:span text:style-name="_5b_RPG_5d__20_Kiemelt_20_kifejezés"><text:span text:style-name="T64">Előnyös helyzetű támadó: <text:s/>(kiskocka+1)-el csökkent (k100)</text:span></text:span></text:p>
              </text:list-item>
              <text:list-item>
                <text:p text:style-name="P326"><text:span text:style-name="_5b_RPG_5d__20_Kiemelt_20_kifejezés"><text:span text:style-name="T64">Hátrányos helyzetű támadó: (kiskocka-1)-el csökkent (k100)</text:span></text:span></text:p>
              </text:list-item>
              <text:list-item>
                <text:p text:style-name="P308"><text:span text:style-name="_5b_RPG_5d__20_Kiemelt_20_kifejezés"><text:span text:style-name="T64">2 penge, vagy nagyobb méretkülönbségnél: </text:span></text:span></text:p>
              </text:list-item>
              <text:list-item>
                <text:p text:style-name="P326"><text:span text:style-name="_5b_RPG_5d__20_Kiemelt_20_kifejezés"><text:span text:style-name="T64">Előnyös helyzetű támadó: <text:s/>(kiskocka</text:span></text:span><text:span text:style-name="_5b_RPG_5d__20_Kiemelt_20_kifejezés"><text:span text:style-name="T65">+2</text:span></text:span><text:span text:style-name="_5b_RPG_5d__20_Kiemelt_20_kifejezés"><text:span text:style-name="T64">)-vel csökkent (k100)</text:span></text:span></text:p>
              </text:list-item>
              <text:list-item>
                <text:p text:style-name="P326"><text:span text:style-name="_5b_RPG_5d__20_Kiemelt_20_kifejezés"><text:span text:style-name="T90">Hátrányos helyzetű támadó: (kiskocka-1)-el csökkent (k100)</text:span></text:span></text:p>
              </text:list-item>
            </text:list>
          </table:table-cell>
        </table:table-row>
        <table:table-row>
          <table:table-cell table:style-name="Táblázat4.A2" office:value-type="string">
            <text:p text:style-name="P178"><text:span text:style-name="_5b_RPG_5d__20_Kiemelt_20_kifejezés"><text:span text:style-name="T90">VÉ+20 <text:s/></text:span></text:span><text:span text:style-name="_5b_RPG_5d__20_Kiemelt_20_kifejezés"><text:span text:style-name="T93">&lt;=</text:span></text:span><text:span text:style-name="_5b_RPG_5d__20_Kiemelt_20_kifejezés"><text:span text:style-name="T90"> TÉ</text:span></text:span></text:p>
          </table:table-cell>
          <table:table-cell table:style-name="Táblázat4.B2" office:value-type="string">
            <text:p text:style-name="Table_20_Contents"><text:span text:style-name="_5b_RPG_5d__20_Kiemelt_20_kifejezés"><text:span text:style-name="T90">Túlütés → ÉP sebzés* (fegyver); <text:s/>Erőbónusz, fegyver mágia bónusz hozzáadódik</text:span></text:span></text:p>
            <text:list text:style-name="L20">
              <text:list-item>
                <text:p text:style-name="P447"><text:span text:style-name="_5b_RPG_5d__20_Kiemelt_20_kifejezés"><text:span text:style-name="T90">Többszörös túlütés: +20-anként +3 SP <text:s text:c="2"/>(max +9 SP)</text:span></text:span></text:p>
              </text:list-item>
              <text:list-item>
                <text:p text:style-name="P447"><text:span text:style-name="_5b_RPG_5d__20_Kiemelt_20_kifejezés"><text:span text:style-name="T91">VÉ csökkentés: ÉP seb függő (lásd </text:span></text:span><text:span text:style-name="_5b_RPG_5d__20_Kiemelt_20_kifejezés"><text:span text:style-name="T92">Sebzés</text:span></text:span><text:span text:style-name="_5b_RPG_5d__20_Kiemelt_20_kifejezés"><text:span text:style-name="T90"> táblázat)</text:span></text:span></text:p>
              </text:list-item>
              <text:list-item>
                <text:p text:style-name="P447"><text:span text:style-name="_5b_RPG_5d__20_Kiemelt_20_kifejezés"><text:span text:style-name="T90">Támadás jellege: a fegyver elsődleges támadási típusa az alapértelmezett. Másodlagos támadási formával -10TÉ módosítóval lehet támadni</text:span></text:span></text:p>
              </text:list-item>
              <text:list-item>
                <text:p text:style-name="P448">Páncéldobás: áldozat dobja k10-el. Tulajdonképpen százalékdobás, hogy páncéllal fedett területet találtak-e el. Minden páncél X %-ban védi a testet. Pl. torzót védő: 50% (1-5: véd)</text:p>
              </text:list-item>
              <text:list-item>
                <text:p text:style-name="P449"><text:span text:style-name="_5b_RPG_5d__20_Kiemelt_20_kifejezés"><text:span text:style-name="T90">Áldozat SFÉ: támadás jellegétől függő SFÉ. (Támadó fegyver Átütése levonódik belőle!)</text:span></text:span></text:p>
              </text:list-item>
              <text:list-item>
                <text:p text:style-name="P449"><text:span text:style-name="_5b_RPG_5d__20_Kiemelt_20_kifejezés"><text:span text:style-name="T90">SP = k20 + fegyver SP – akt.SFÉ</text:span></text:span></text:p>
              </text:list-item>
              <text:list-item>
                <text:p text:style-name="P449"><text:span text:style-name="_5b_RPG_5d__20_Kiemelt_20_kifejezés"><text:span text:style-name="T90">ÉP seb: SP</text:span></text:span><text:span text:style-name="_5b_RPG_5d__20_Kiemelt_20_kifejezés"><text:span text:style-name="T92">↔ÉP megfeleltetés a Sebzés</text:span></text:span><text:span text:style-name="_5b_RPG_5d__20_Kiemelt_20_kifejezés"><text:span text:style-name="T90"> táblázatban</text:span></text:span></text:p>
              </text:list-item>
              <text:list-item>
                <text:p text:style-name="P448">00-ás dobás (100): <text:s/>+5 SP ; <text:span text:style-name="T20">ellenfél SFÉ nem számít</text:span> (de az Aranyharang és Elemi Erő igen!)<text:line-break/>Fárasztás alkalmazásakor: +VÉ csökk.</text:p>
              </text:list-item>
              <text:list-item>
                <text:p text:style-name="P449"><text:span text:style-name="_5b_RPG_5d__20_Kiemelt_20_kifejezés"><text:span text:style-name="T90">01-es dobás: kudarc (KM dönt, általában az ellenfél kap 1 plusz támadást)</text:span></text:span></text:p>
              </text:list-item>
            </text:list>
          </table:table-cell>
        </table:table-row>
      </table:table>
      <text:p text:style-name="P32"><text:span text:style-name="_5b_RPG_5d__20_Kiemelt_20_kifejezés"><text:span text:style-name="T86">Megjegyzés: a "Harci anatómia" ÉP bónusza csak akkor adható hozzá, ha az alap sebzés átment a páncélon!</text:span></text:span></text:p>
      <text:p text:style-name="P32"><text:span text:style-name="_5b_RPG_5d__20_Kiemelt_20_kifejezés"><text:span text:style-name="T86"/></text:span></text:p>
      <text:list text:style-name="L21">
        <text:list-item>
          <text:p text:style-name="P334"><text:span text:style-name="_5b_RPG_5d__20_Kiemelt_20_kifejezés"><text:span text:style-name="T94">VÉ regenerálódás: </text:span></text:span><text:span text:style-name="_5b_RPG_5d__20_Kiemelt_20_kifejezés"><text:span text:style-name="T96">1 kör pihenéssel töltött idővel visszatérnek a harcban - </text:span></text:span><text:span text:style-name="_5b_RPG_5d__20_Kiemelt_20_kifejezés"><text:span text:style-name="T97">nem</text:span></text:span><text:span text:style-name="_5b_RPG_5d__20_Kiemelt_20_kifejezés"><text:span text:style-name="T96"> sérüléssel - elvesztett VÉ-k.</text:span></text:span></text:p>
        </text:list-item>
        <text:list-item>
          <text:p text:style-name="P335">Támadások száma: </text:p>
        </text:list-item>
        <text:list-item>
          <text:p text:style-name="P401"><text:span text:style-name="_5b_RPG_5d__20_Kiemelt_20_kifejezés"><text:span text:style-name="T94">"Harcmodor-Sebesség" = aktuális harcmodor + Gyorsaság tulajdonság</text:span></text:span></text:p>
        </text:list-item>
        <text:list-item>
          <text:p text:style-name="P325"><text:span text:style-name="_5b_RPG_5d__20_Kiemelt_20_kifejezés"><text:span text:style-name="T94">Ahányszor az "Harcmodor-Sebesség" értékben megvan az épp használt fegyver egyedi "Fegyver‑Sebesség" értéke, annyi plusz támadást kap a fegyverre a karakter (körönként).</text:span></text:span></text:p>
        </text:list-item>
        <text:list-item>
          <text:p text:style-name="P336">Győzelmi szabály: Ha a karakter végzett egy ellenfelével (úgy hiszi, legyőzte), akkor Védő Értékéhez visszatér +10 pont. (a siker hatása a szervezetre + heroizmus). Persze itt is lehetnek kivételek (barát megölése, stb).</text:p>
        </text:list-item>
      </text:list>
      <text:p text:style-name="P36"/>
      <text:p text:style-name="P55"><text:span text:style-name="T26">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table-cell table:style-name="Táblázat7.A1" office:value-type="string">
            <text:p text:style-name="P180">Módosító</text:p>
          </table:table-cell>
          <table:table-cell table:style-name="Táblázat7.B1" office:value-type="string">
            <text:p text:style-name="P180">Érték</text:p>
          </table:table-cell>
        </table:table-row>
        <table:table-row>
          <table:table-cell table:style-name="Táblázat7.A2" office:value-type="string">
            <text:p text:style-name="P180">Mesterfegyver fortély</text:p>
          </table:table-cell>
          <table:table-cell table:style-name="Táblázat7.B2" office:value-type="string">
            <text:p text:style-name="P180"><text:span text:style-name="T20">+1 </text:span>minden fok után </text:p>
          </table:table-cell>
        </table:table-row>
        <table:table-row>
          <table:table-cell table:style-name="Táblázat7.A2" office:value-type="string">
            <text:p text:style-name="P180">Jó/rossz minőségű fegyver</text:p>
          </table:table-cell>
          <table:table-cell table:style-name="Táblázat7.B2" office:value-type="string">
            <text:p text:style-name="P181">???</text:p>
          </table:table-cell>
        </table:table-row>
        <table:table-row>
          <table:table-cell table:style-name="Táblázat7.A2" office:value-type="string">
            <text:p text:style-name="P180">Mágikus fegyver</text:p>
          </table:table-cell>
          <table:table-cell table:style-name="Táblázat7.B2" office:value-type="string">
            <text:p text:style-name="P181">???</text:p>
          </table:table-cell>
        </table:table-row>
      </table:table>
      <text:p text:style-name="P71"><text:s/></text:p>
      <table:table table:name="Táblázat33" table:style-name="Táblázat33">
        <table:table-column table:style-name="Táblázat33.A"/>
        <table:table-row>
          <table:table-cell table:style-name="Táblázat33.A1" office:value-type="string">
            <text:p text:style-name="P182">Erőbónusz és Erőhiány</text:p>
          </table:table-cell>
        </table:table-row>
        <table:table-row>
          <table:table-cell table:style-name="Táblázat33.A2" office:value-type="string">
            <text:p text:style-name="P160">Az Erő tulajdonság +2 feletti része 1:1-ben hozzáadódik az SP értékhez.</text:p>
          </table:table-cell>
        </table:table-row>
      </table:table>
      <text:p text:style-name="P71"><text:s/></text:p>
      <text:p text:style-name="P106">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table-cell table:style-name="Táblázat66.A1" office:value-type="string">
            <text:p text:style-name="P180">Módosító</text:p>
          </table:table-cell>
          <table:table-cell table:style-name="Táblázat66.B1" office:value-type="string">
            <text:p text:style-name="P180">Érték</text:p>
          </table:table-cell>
        </table:table-row>
        <table:table-row>
          <table:table-cell table:style-name="Táblázat66.A2" office:value-type="string">
            <text:p text:style-name="P180">Többszörös túlütés<text:line-break/>(20-anként)</text:p>
          </table:table-cell>
          <table:table-cell table:style-name="Táblázat66.B2" office:value-type="string">
            <text:p text:style-name="P180"><text:span text:style-name="T27">+3</text:span><text:span text:style-name="T26"> SP <text:s/></text:span><text:span text:style-name="T37">(max +9 SP)</text:span></text:p>
          </table:table-cell>
        </table:table-row>
        <table:table-row>
          <table:table-cell table:style-name="Táblázat66.A2" office:value-type="string">
            <text:p text:style-name="P180">Roham</text:p>
          </table:table-cell>
          <table:table-cell table:style-name="Táblázat66.B2" office:value-type="string">
            <text:p text:style-name="P183">+5 SP</text:p>
          </table:table-cell>
        </table:table-row>
        <table:table-row>
          <table:table-cell table:style-name="Táblázat66.A2" office:value-type="string">
            <text:p text:style-name="P180">00-ás dobás</text:p>
          </table:table-cell>
          <table:table-cell table:style-name="Táblázat66.B2" office:value-type="string">
            <text:p text:style-name="P183">+5 SP, SFÉ nem számít<text:line-break/>Fárasztáskor: még +5 VÉ csökk.</text:p>
          </table:table-cell>
        </table:table-row>
      </table:table>
      <text:p text:style-name="P65"><text:s/></text:p>
      <text:p text:style-name="P106"/>
      <text:p text:style-name="P106">Mozgásgátló Tényező (MGT)</text:p>
      <text:list text:style-name="L22">
        <text:list-item>
          <text:p text:style-name="P359">1 MGT → -5 KÉ, -10 TÉ,VÉ</text:p>
        </text:list-item>
        <text:list-item>
          <text:p text:style-name="P360">1 MGT → -1 mozgást igénylő képzettségpróbákra</text:p>
        </text:list-item>
        <text:list-item>
          <text:p text:style-name="P358">1 MGT → -1 mozgást igénylő tulajdonságpróbákra</text:p>
        </text:list-item>
      </text:list>
      <text:p text:style-name="P35"/>
      <text:h text:style-name="Heading_20_3" text:outline-level="3">Csataszabályok</text:h>
      <text:p text:style-name="Text_20_body">Nagy tömegjelenetben a sok statisztika kezelése drasztikusan lelassíthatja a játékot. Ilyenkor a következő – opcionális – szabályt javasoljuk:</text:p>
      <text:list text:style-name="L23">
        <text:list-item>
          <text:p text:style-name="P361">+20 TÉ mindenkinek</text:p>
        </text:list-item>
        <text:list-item>
          <text:p text:style-name="P361">Nincs VÉ csökkentés</text:p>
        </text:list-item>
        <text:list-item>
          <text:p text:style-name="P361">Nincs páncéldobás</text:p>
        </text:list-item>
        <text:list-item>
          <text:p text:style-name="P361">TÉ/VÉ értékeket kerekítjük 10-el oszthatóan (1-5: lefelé, 6-9: felfelé)</text:p>
        </text:list-item>
        <text:list-item>
          <text:p text:style-name="P361">Támadó dobás eredményét is kerekítjük ugyanígy</text:p>
        </text:list-item>
        <text:list-item>
          <text:p text:style-name="P361">Erősített sebzés: 1-10 6Ép, 11-20 12Ép, 21-30 20Ép, 31-től Halál </text:p>
        </text:list-item>
      </text:list>
      <text:p text:style-name="Text_20_body"/>
      <text:h text:style-name="P57" text:outline-level="3">A harc menete – részletes leírás</text:h>
      <text:list text:style-name="L24">
        <text:list-item>
          <text:p text:style-name="P337">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7">5 szegmenst</text:span><text:span text:style-name="T20">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text:style-name="L25">
        <text:list-item>
          <text:p text:style-name="P362">a cselekedet miatt x db támadását elveszíti</text:p>
        </text:list-item>
        <text:list-item>
          <text:p text:style-name="P362">csökkentett Védő Értékkel harcol;</text:p>
        </text:list-item>
        <text:list-item>
          <text:p text:style-name="P362">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3">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99">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58" text:outline-level="4">Támadás</text:h>
      <text:p text:style-name="P226">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table-cell table:style-name="Táblázat8.A1" office:value-type="string">
              <text:p text:style-name="_5b_RPG_5d__20_Szabály_20_kiemelés">Támadó dobás = Támadó Érték + k100</text:p>
              <text:p text:style-name="P280">(Minden újabb támadás a körben -10TÉ-vel megy)</text:p>
            </table:table-cell>
          </table:table-row>
        </table:table-header-rows>
      </table:table>
      <text:p text:style-name="Text_20_body"><text:span text:style-name="_5b_RPG_5d__20_Kiemelt_20_kifejezés"/></text:p>
      <text:p text:style-name="P122"><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22"><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table-cell table:style-name="Táblázat19.A1" office:value-type="string">
            <text:p text:style-name="Table_20_Heading"><text:span text:style-name="_5b_RPG_5d__20_Kiemelt_20_kifejezés"><text:span text:style-name="T46">Támadó dobás eredménye</text:span></text:span></text:p>
          </table:table-cell>
          <table:table-cell table:style-name="Táblázat19.B1" office:value-type="string">
            <text:p text:style-name="Table_20_Heading"><text:span text:style-name="_5b_RPG_5d__20_Kiemelt_20_kifejezés"><text:span text:style-name="T46">Hatás</text:span></text:span></text:p>
          </table:table-cell>
        </table:table-row>
        <table:table-row>
          <table:table-cell table:style-name="Táblázat19.A2" office:value-type="string">
            <text:p text:style-name="Table_20_Contents"><text:span text:style-name="_5b_RPG_5d__20_Kiemelt_20_kifejezés"><text:span text:style-name="T64">VÉ</text:span></text:span><text:span text:style-name="_5b_RPG_5d__20_Kiemelt_20_kifejezés"><text:span text:style-name="T66"> <text:s/>&lt;=</text:span></text:span><text:span text:style-name="_5b_RPG_5d__20_Kiemelt_20_kifejezés"><text:span text:style-name="T64"> <text:s/>TÉ <text:s/></text:span></text:span><text:span text:style-name="_5b_RPG_5d__20_Kiemelt_20_kifejezés"><text:span text:style-name="T66">&lt;</text:span></text:span><text:span text:style-name="_5b_RPG_5d__20_Kiemelt_20_kifejezés"><text:span text:style-name="T64"> <text:s/>VÉ+20</text:span></text:span></text:p>
          </table:table-cell>
          <table:table-cell table:style-name="Táblázat19.B2" office:value-type="string">
            <text:p text:style-name="Table_20_Contents"><text:span text:style-name="_5b_RPG_5d__20_Kiemelt_20_kifejezés"><text:span text:style-name="T64">VÉ csökkentés </text:span></text:span></text:p>
            <text:list text:style-name="L19">
              <text:list-item text:start-value="1">
                <text:p text:style-name="P308"><text:span text:style-name="_5b_RPG_5d__20_Kiemelt_20_kifejezés"><text:span text:style-name="T64">Alaphelyzetben (nincs előnyös-hátrányos helyzet): <text:line-break/>mindkét fél kiskockával csökkent (k100)</text:span></text:span></text:p>
              </text:list-item>
              <text:list-item>
                <text:p text:style-name="P308"><text:span text:style-name="_5b_RPG_5d__20_Kiemelt_20_kifejezés"><text:span text:style-name="T64">Legalább 1 penge fegyverméret különbségnél:</text:span></text:span></text:p>
              </text:list-item>
              <text:list-item>
                <text:p text:style-name="P326"><text:span text:style-name="_5b_RPG_5d__20_Kiemelt_20_kifejezés"><text:span text:style-name="T64">Előnyös helyzetű támadó: <text:s/>(kiskocka+1)-el csökkent (k100)</text:span></text:span></text:p>
              </text:list-item>
              <text:list-item>
                <text:p text:style-name="P326"><text:span text:style-name="_5b_RPG_5d__20_Kiemelt_20_kifejezés"><text:span text:style-name="T64">Hátrányos helyzetű támadó: (kiskocka-1)-el csökkent (k100)</text:span></text:span></text:p>
              </text:list-item>
              <text:list-item>
                <text:p text:style-name="P308"><text:span text:style-name="_5b_RPG_5d__20_Kiemelt_20_kifejezés"><text:span text:style-name="T64">2 penge, vagy nagyobb méretkülönbségnél: </text:span></text:span></text:p>
              </text:list-item>
              <text:list-item>
                <text:p text:style-name="P326"><text:span text:style-name="_5b_RPG_5d__20_Kiemelt_20_kifejezés"><text:span text:style-name="T64">Előnyös helyzetű támadó: <text:s/>(kiskocka</text:span></text:span><text:span text:style-name="_5b_RPG_5d__20_Kiemelt_20_kifejezés"><text:span text:style-name="T65">+2</text:span></text:span><text:span text:style-name="_5b_RPG_5d__20_Kiemelt_20_kifejezés"><text:span text:style-name="T64">)-vel csökkent (k100)</text:span></text:span></text:p>
              </text:list-item>
              <text:list-item>
                <text:p text:style-name="P326"><text:span text:style-name="_5b_RPG_5d__20_Kiemelt_20_kifejezés"><text:span text:style-name="T64">Hátrányos helyzetű támadó: (kiskocka-1)-el csökkent (k100)</text:span></text:span></text:p>
              </text:list-item>
            </text:list>
          </table:table-cell>
        </table:table-row>
        <table:table-row>
          <table:table-cell table:style-name="Táblázat19.A2" office:value-type="string">
            <text:p text:style-name="Table_20_Contents"><text:span text:style-name="_5b_RPG_5d__20_Kiemelt_20_kifejezés"><text:span text:style-name="T64">VÉ+20 <text:s/></text:span></text:span><text:span text:style-name="_5b_RPG_5d__20_Kiemelt_20_kifejezés"><text:span text:style-name="T66">&lt;=</text:span></text:span><text:span text:style-name="_5b_RPG_5d__20_Kiemelt_20_kifejezés"><text:span text:style-name="T64"> TÉ</text:span></text:span></text:p>
          </table:table-cell>
          <table:table-cell table:style-name="Táblázat19.B2" office:value-type="string">
            <text:p text:style-name="Standard"><text:span text:style-name="_5b_RPG_5d__20_Kiemelt_20_kifejezés"><text:span text:style-name="T71">Túlütés → Sebzés dobás</text:span></text:span></text:p>
            <text:list text:style-name="L20">
              <text:list-item text:start-value="1">
                <text:p text:style-name="P319"><text:span text:style-name="_5b_RPG_5d__20_Kiemelt_20_kifejezés"><text:span text:style-name="T71">A sebzéshez az Erőbónusz és mágiából adódó bónuszok hozzáadódnak</text:span></text:span></text:p>
              </text:list-item>
              <text:list-item>
                <text:p text:style-name="P319"><text:span text:style-name="_5b_RPG_5d__20_Kiemelt_20_kifejezés"><text:span text:style-name="T71">Többszörös túlütés: +20-anként +3SP <text:s/>(max +9 SP)</text:span></text:span></text:p>
              </text:list-item>
              <text:list-item>
                <text:p text:style-name="P319"><text:span text:style-name="_5b_RPG_5d__20_Kiemelt_20_kifejezés"><text:span text:style-name="T71">Páncéldobás (opcionális): k10-el dob az áldozat</text:span></text:span></text:p>
              </text:list-item>
              <text:list-item>
                <text:p text:style-name="P319"><text:span text:style-name="_5b_RPG_5d__20_Kiemelt_20_kifejezés"><text:span text:style-name="T71">VÉ csökkentés: ÉP sebtől függő VÉ csökkenés (lásd a Sebzés táblázatot) (csak!)</text:span></text:span></text:p>
              </text:list-item>
            </text:list>
          </table:table-cell>
        </table:table-row>
      </table:table>
      <text:p text:style-name="P32"><text:span text:style-name="_5b_RPG_5d__20_Kiemelt_20_kifejezés"><text:span text:style-name="T45">Megjegyzés: az Harci anatóma ÉP <text:s/>bónusza csak akkor adható hozzá, ha az alap sebzés átment a páncélon!</text:span></text:span></text:p>
      <text:p text:style-name="Text_20_body"/>
      <text:h text:style-name="P61" text:outline-level="5">Védő Érték csökkentése </text:h>
      <text:p text:style-name="Text_20_body">Sebzés (túlütés) esetén ( <text:span text:style-name="_5b_RPG_5d__20_Kiemelt_20_kifejezés"><text:span text:style-name="T64">VÉ+20 <text:s/></text:span></text:span><text:span text:style-name="_5b_RPG_5d__20_Kiemelt_20_kifejezés"><text:span text:style-name="T66">&lt;=</text:span></text:span><text:span text:style-name="_5b_RPG_5d__20_Kiemelt_20_kifejezés"><text:span text:style-name="T64"> TÉ )</text:span></text:span></text:p>
      <text:list text:style-name="L26">
        <text:list-item>
          <text:p text:style-name="P363">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text:style-name="L27">
        <text:list-item>
          <text:p text:style-name="P364"><text:span text:style-name="_5b_RPG_5d__20_Kiemelt_20_kifejezés"><text:span text:style-name="T49">Alaphelyzetben (nincs előnyös-hátrányos helyzet): <text:line-break/>mindkét fél kiskockával csökkent (k100)</text:span></text:span></text:p>
        </text:list-item>
        <text:list-item>
          <text:p text:style-name="P364"><text:span text:style-name="_5b_RPG_5d__20_Kiemelt_20_kifejezés"><text:span text:style-name="T49">Legalább 1 penge fegyverméret különbségnél:</text:span></text:span></text:p>
        </text:list-item>
        <text:list-item>
          <text:p text:style-name="P407"><text:span text:style-name="_5b_RPG_5d__20_Kiemelt_20_kifejezés"><text:span text:style-name="T49">Előnyös helyzetű támadó: <text:s/>(kiskocka+1)-el csökkent (k100)</text:span></text:span></text:p>
        </text:list-item>
        <text:list-item>
          <text:p text:style-name="P407"><text:span text:style-name="_5b_RPG_5d__20_Kiemelt_20_kifejezés"><text:span text:style-name="T49">Hátrányos helyzetű támadó: (kiskocka-1)-el csökkent (k100)</text:span></text:span></text:p>
        </text:list-item>
        <text:list-item>
          <text:p text:style-name="P364"><text:span text:style-name="_5b_RPG_5d__20_Kiemelt_20_kifejezés"><text:span text:style-name="T49">2 penge, vagy nagyobb méretkülönbségnél: </text:span></text:span></text:p>
        </text:list-item>
        <text:list-item>
          <text:p text:style-name="P407"><text:span text:style-name="_5b_RPG_5d__20_Kiemelt_20_kifejezés"><text:span text:style-name="T49">Előnyös helyzetű támadó: <text:s/>(kiskocka+2)-vel csökkent (k100)</text:span></text:span></text:p>
        </text:list-item>
        <text:list-item>
          <text:p text:style-name="P407"><text:span text:style-name="_5b_RPG_5d__20_Kiemelt_20_kifejezés"><text:span text:style-name="T49">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7">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10-el nagyobb az ellenfél Védő értékénél, akkor a támadó <text:span text:style-name="T26">+1 SP</text:span> bónuszt (nem ÉP!) kap. Ez ismétlődhet, tehát minden további +20 után jár a +3 SP. Példa: TÉ=175, VÉ=100. Ekkor 140-nél és 160-nál kap bónuszt a támadó, tehát +6 SP jár sebzésére. A Többszörös túlütés által adható maximum sebzésbónusz: +9.</text:p>
      <text:h text:style-name="Heading_20_5" text:outline-level="5"><text:soft-page-break/>00-ás (100-as) támadó dobás</text:h>
      <text:p text:style-name="Text_20_body">A 00-ás (100-as) támadó dobás kiemelt jelentőséggel bír. Ez szimbolizálja a „tökéletes csapást”, mely csak rendkívül ritkán következik be. Ilyenko<text:span text:style-name="T20">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0"> SFÉ természetesen ez esetben sincs.</text:span></text:p>
      <text:p text:style-name="P99">Fárasztás harci taktika alkalmazásakor további +5 VÉ csökkentés bónuszt kap a támadó.</text:p>
      <text:h text:style-name="Heading_20_5" text:outline-level="5">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49">KM dönt szituációtól függően (pl. elejti a kardot). Általában az „ítélet” egy az ellenfél által leadott extra támadás.</text:span></text:span></text:p>
      <text:p text:style-name="Text_20_body"><text:span text:style-name="_5b_RPG_5d__20_Kiemelt_20_kifejezés"><text:span text:style-name="T72"/></text:span></text:p>
      <text:h text:style-name="P58" text:outline-level="4"><text:span text:style-name="_5b_RPG_5d__20_Kiemelt_20_kifejezés"><text:span text:style-name="T72">Sebzés</text:span></text:span></text:h>
      <text:section text:style-name="Sect7" text:name="SP_ÉP">
        <table:table table:name="Táblázat49" table:style-name="Táblázat49">
          <table:table-column table:style-name="Táblázat49.A"/>
          <table:table-column table:style-name="Táblázat49.B"/>
          <table:table-column table:style-name="Táblázat49.C"/>
          <table:table-row>
            <table:table-cell table:style-name="Táblázat49.A1" office:value-type="string">
              <text:p text:style-name="P170">K20 + SP</text:p>
            </table:table-cell>
            <table:table-cell table:style-name="Táblázat49.A1" office:value-type="string">
              <text:p text:style-name="P170">ÉP Sebzés</text:p>
            </table:table-cell>
            <table:table-cell table:style-name="Táblázat49.C1" office:value-type="string">
              <text:p text:style-name="P170">VÉ csökkentés</text:p>
            </table:table-cell>
          </table:table-row>
          <table:table-row>
            <table:table-cell table:style-name="Táblázat49.A2" office:value-type="string">
              <text:p text:style-name="P168">..-5</text:p>
            </table:table-cell>
            <table:table-cell table:style-name="Táblázat49.A2" office:value-type="string">
              <text:p text:style-name="P168">1 ÉP</text:p>
            </table:table-cell>
            <table:table-cell table:style-name="Táblázat49.C2" office:value-type="string">
              <text:p text:style-name="P177">-5 VÉ</text:p>
            </table:table-cell>
          </table:table-row>
          <table:table-row>
            <table:table-cell table:style-name="Táblázat49.A2" office:value-type="string">
              <text:p text:style-name="P168">6-10</text:p>
            </table:table-cell>
            <table:table-cell table:style-name="Táblázat49.A2" office:value-type="string">
              <text:p text:style-name="P168">3 ÉP</text:p>
            </table:table-cell>
            <table:table-cell table:style-name="Táblázat49.C2" office:value-type="string">
              <text:p text:style-name="P177">-10 VÉ</text:p>
            </table:table-cell>
          </table:table-row>
          <table:table-row>
            <table:table-cell table:style-name="Táblázat49.A2" office:value-type="string">
              <text:p text:style-name="P168">11-15</text:p>
            </table:table-cell>
            <table:table-cell table:style-name="Táblázat49.A2" office:value-type="string">
              <text:p text:style-name="P168">6 ÉP</text:p>
            </table:table-cell>
            <table:table-cell table:style-name="Táblázat49.C2" office:value-type="string">
              <text:p text:style-name="P177">-15 VÉ</text:p>
            </table:table-cell>
          </table:table-row>
          <table:table-row>
            <table:table-cell table:style-name="Táblázat49.A2" office:value-type="string">
              <text:p text:style-name="P168">16-20</text:p>
            </table:table-cell>
            <table:table-cell table:style-name="Táblázat49.A2" office:value-type="string">
              <text:p text:style-name="P168">12 ÉP</text:p>
            </table:table-cell>
            <table:table-cell table:style-name="Táblázat49.C2" office:value-type="string">
              <text:p text:style-name="P177">-25 VÉ</text:p>
            </table:table-cell>
          </table:table-row>
          <table:table-row>
            <table:table-cell table:style-name="Táblázat49.A2" office:value-type="string">
              <text:p text:style-name="P168">21-25</text:p>
            </table:table-cell>
            <table:table-cell table:style-name="Táblázat49.A2" office:value-type="string">
              <text:p text:style-name="P168">20 ÉP</text:p>
            </table:table-cell>
            <table:table-cell table:style-name="Táblázat49.C2" office:value-type="string">
              <text:p text:style-name="P177">-40 VÉ</text:p>
            </table:table-cell>
          </table:table-row>
          <table:table-row>
            <table:table-cell table:style-name="Táblázat49.A2" office:value-type="string">
              <text:p text:style-name="P168">26-30</text:p>
            </table:table-cell>
            <table:table-cell table:style-name="Táblázat49.A2" office:value-type="string">
              <text:p text:style-name="P168">30 ÉP</text:p>
            </table:table-cell>
            <table:table-cell table:style-name="Táblázat49.C2" office:value-type="string">
              <text:p text:style-name="P177">-50 VÉ</text:p>
            </table:table-cell>
          </table:table-row>
          <table:table-row>
            <table:table-cell table:style-name="Táblázat49.A2" office:value-type="string">
              <text:p text:style-name="P168">31-35</text:p>
            </table:table-cell>
            <table:table-cell table:style-name="Táblázat49.A2" office:value-type="string">
              <text:p text:style-name="P168">42 ÉP</text:p>
            </table:table-cell>
            <table:table-cell table:style-name="Táblázat49.C2" office:value-type="string">
              <text:p text:style-name="P177">-60 VÉ</text:p>
            </table:table-cell>
          </table:table-row>
          <table:table-row>
            <table:table-cell table:style-name="Táblázat49.A2" office:value-type="string">
              <text:p text:style-name="P168">36-40</text:p>
            </table:table-cell>
            <table:table-cell table:style-name="Táblázat49.A2" office:value-type="string">
              <text:p text:style-name="P168">56 ÉP</text:p>
            </table:table-cell>
            <table:table-cell table:style-name="Táblázat49.C2" office:value-type="string">
              <text:p text:style-name="P177">-70 VÉ</text:p>
            </table:table-cell>
          </table:table-row>
          <table:table-row>
            <table:table-cell table:style-name="Táblázat49.A2" office:value-type="string">
              <text:p text:style-name="P168">41-45</text:p>
            </table:table-cell>
            <table:table-cell table:style-name="Táblázat49.A2" office:value-type="string">
              <text:p text:style-name="P168">72 ÉP</text:p>
            </table:table-cell>
            <table:table-cell table:style-name="Táblázat49.C2" office:value-type="string">
              <text:p text:style-name="P177">-80 VÉ</text:p>
            </table:table-cell>
          </table:table-row>
          <table:table-row>
            <table:table-cell table:style-name="Táblázat49.A2" office:value-type="string">
              <text:p text:style-name="P168">46-50</text:p>
            </table:table-cell>
            <table:table-cell table:style-name="Táblázat49.A2" office:value-type="string">
              <text:p text:style-name="P168">90 ÉP</text:p>
            </table:table-cell>
            <table:table-cell table:style-name="Táblázat49.C2" office:value-type="string">
              <text:p text:style-name="P177">-90 VÉ</text:p>
            </table:table-cell>
          </table:table-row>
        </table:table>
        <text:p text:style-name="P9"><text:span text:style-name="_5b_RPG_5d__20_Kiemelt_20_kifejezés"><text:span text:style-name="T43">Az 1-es dobás (k20-on) mindig 1 ÉP seb (bónuszoktól függetlenül) amennyiben az SP dobás átment a páncél SFÉ-n</text:span></text:span></text:p>
        <text:p text:style-name="P278">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éket bemondja a támadó a támadás típusával együtt (pl. Szúrás).</text:p>
        <text:p text:style-name="P104">A védő levonja belőle a a támadás típusának (pl. szúrás) megfelelő SFÉ értékét (pl. szúrás elleni) és a kapott értékhez rendelt ÉP értéket (lásd ÉP Sebzés oszlopot) levonja aktuális Életerő Pontjai számából.</text:p>
        <text:p text:style-name="P104">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table-cell table:style-name="Táblázat14.A1" office:value-type="string">
              <text:p text:style-name="P95">SP =<text:span text:style-name="T31"> k20 + Fegyver-sebzés + módosítók – (aktuális SFÉ)</text:span></text:p>
              <text:p text:style-name="P4">(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2">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49">A harcban használt fegyverek igen sokszínűek, a km100 rendszere különbséget tesz az általuk leadott támadás jellege szerint: </text:span></text:span><text:span text:style-name="_5b_RPG_5d__20_Kiemelt_20_kifejezés"><text:span text:style-name="T52">szúró, vágó és zúzó </text:span></text:span><text:span text:style-name="_5b_RPG_5d__20_Kiemelt_20_kifejezés"><text:span text:style-name="T49">támadás.</text:span></text:span></text:p>
      <text:p text:style-name="Text_20_body"><text:span text:style-name="_5b_RPG_5d__20_Kiemelt_20_kifejezés"><text:span text:style-name="T49">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49"/></text:span></text:p>
      <text:h text:style-name="Heading_20_5" text:outline-level="5"><text:soft-page-break/>Elsődleges támadási típus</text:h>
      <text:p text:style-name="Text_20_body"><text:span text:style-name="_5b_RPG_5d__20_Kiemelt_20_kifejezés"><text:span text:style-name="T49">Minden fegyver rendelkezik egy </text:span></text:span><text:span text:style-name="_5b_RPG_5d__20_Kiemelt_20_kifejezés"><text:span text:style-name="T52">elsődleges támadási (sebzési) típussal</text:span></text:span><text:span text:style-name="_5b_RPG_5d__20_Kiemelt_20_kifejezés"><text:span text:style-name="T49">,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49">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49">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Páncéldobás (találat helye)</text:h>
      <text:p text:style-name="Text_20_body"><text:span text:style-name="_5b_RPG_5d__20_Kiemelt_20_kifejezés"><text:span text:style-name="T49">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egyre nagyobb esélye van, hogy oda kapott be találatot, ahol testét óvja a vért. 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table-cell table:style-name="Táblázat38.A1" office:value-type="string">
            <text:p text:style-name="P182">Erőbónusz és Erőhiány</text:p>
          </table:table-cell>
        </table:table-row>
        <table:table-row>
          <table:table-cell table:style-name="Táblázat38.A2" office:value-type="string">
            <text:p text:style-name="P160">Az Erő tulajdonság +2 feletti része 1:1-ben hozzáadódik az SP értékhez.</text:p>
          </table:table-cell>
        </table:table-row>
      </table:table>
      <text:p text:style-name="P83"/>
      <text:h text:style-name="Heading_20_5" text:outline-level="5"><text:soft-page-break/><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0">második </text:span>kör elején visszaáll eredeti értékére. Ezen kívül a különböző támadási módok ellen különféleképpen ellenállóak, azok sebzése a következőképpen alakul:</text:p>
      <text:list text:style-name="L28">
        <text:list-item>
          <text:p text:style-name="P365"><text:span text:style-name="_5b_RPG_5d__20_Kiemelt_20_kifejezés"><text:span text:style-name="T3">Szúrófegyverek sebzése: negyed SP sebzés (lefele kerekítve) + nincs Erőbónusz</text:span></text:span></text:p>
        </text:list-item>
        <text:list-item>
          <text:p text:style-name="P365"><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65"><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0">az a <text:s/>szituációtól és így gyakorlatilag a KM szavától függ.</text:span></text:p>
      <text:p text:style-name="Text_20_body"/>
      <text:p text:style-name="Text_20_body"/>
      <text:h text:style-name="P59" text:outline-level="4">Védő Érték regenerálódása</text:h>
      <text:p text:style-name="P124">Kitéve a Megoldandók dokba: <text:span text:style-name="T30">TODO_HARC_#60.</text:span></text:p>
      <text:p text:style-name="P298">TODO: az egyszerűbb (1 kör nyugi) lesz valszeg, de az edzettséget is bele kéne venni!</text:p>
      <text:p text:style-name="P3">...</text:p>
      <text:p text:style-name="P116"><text:span text:style-name="T23">Győzelmi szabály</text:span>: Ha a karakter végzett egy ellenfelével (úgy hiszi, legyőzte), akkor Védő Értékéhez visszatér +10 pont. (a siker hatása a szervezetre + heroizmus)</text:p>
      <text:p text:style-name="Text_20_body"/>
      <text:h text:style-name="P58" text:outline-level="4">Zuhanás, megégés, zúzódás, varázslatok sebzése</text:h>
      <text:p text:style-name="P226">TODO: Irányelvek kidolgozása: <text:span text:style-name="T26">PROB_HARC_#57.</text:span></text:p>
      <text:p text:style-name="Text_20_body">Természetesen nem csak fegyverek okozhatnak sérülést, hanem egy mágikus tűzgolyó, zuhanás a tetőről, stb. A mágikus hatások sebzéseit a <text:span text:style-name="T26">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text:style-name="L29">
        <text:list-item>
          <text:p text:style-name="P366">TODO</text:p>
        </text:list-item>
      </text:list>
      <text:p text:style-name="Text_20_body"/>
      <text:h text:style-name="Heading_20_4" text:outline-level="4">Példák sebzésre</text:h>
      <text:p text:style-name="P226">TODO: Egy harmadik, páncélos példa (páncéldobással!)</text:p>
      <text:p text:style-name="P107">Példa 1</text:p>
      <text:list text:style-name="L30">
        <text:list-item>
          <text:p text:style-name="P367">Tetves Edzettsége: +2</text:p>
        </text:list-item>
        <text:list-item>
          <text:p text:style-name="P367">Így 16 ÉP-je van</text:p>
        </text:list-item>
        <text:list-item>
          <text:p text:style-name="P367">Ősi ellenfele (Rühes) hosszú karddal (SP: +3) támad rá. Eltalálja, sebez. </text:p>
        </text:list-item>
        <text:list-item>
          <text:p text:style-name="P367">Rühes dob: k20+4 <text:s/>(hosszú kard)</text:p>
        </text:list-item>
        <text:list-item>
          <text:p text:style-name="P367">7-et dob, így az eredmény: 7+4=11</text:p>
        </text:list-item>
        <text:list-item>
          <text:p text:style-name="P367">A 11 SP seb-kategóriájához 6 ÉP veszteség tartozik</text:p>
        </text:list-item>
        <text:list-item>
          <text:p text:style-name="P367">Tetves levon 6 ÉP-t 16 ÉP-jéből, marad 10 ÉP-je.</text:p>
        </text:list-item>
      </text:list>
      <text:p text:style-name="Text_20_body"/>
      <text:p text:style-name="P107">Példa 2</text:p>
      <text:list text:style-name="L30">
        <text:list-item text:start-value="1">
          <text:p text:style-name="P367">Cobaq Ereje: +5, Kétkezes kardot (+8) forgat</text:p>
        </text:list-item>
        <text:list-item>
          <text:p text:style-name="P367">Így sebzésdobása: k20+13, tehát minimum 14 SP-t sebez, ami már 6 ÉP.</text:p>
        </text:list-item>
        <text:list-item>
          <text:p text:style-name="P367">Ha 7-nél nagyobbat dob (65%), akkor már 20 ÉP sebet okoz, ami legtöbbször halálos</text:p>
        </text:list-item>
      </text:list>
      <text:p text:style-name="P91"/>
      <text:h text:style-name="P57"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33">Szituáció</text:p>
          </table:table-cell>
          <table:table-cell table:style-name="Táblázat1.A1" office:value-type="string">
            <text:p text:style-name="P233">Módosító</text:p>
          </table:table-cell>
          <table:table-cell table:style-name="Táblázat1.C1" office:value-type="string">
            <text:p text:style-name="P233">Megjegyzés</text:p>
          </table:table-cell>
        </table:table-row>
        <table:table-row table:style-name="Táblázat1.1">
          <table:table-cell table:style-name="Táblázat1.A2" office:value-type="string">
            <text:p text:style-name="P259">Meglepetés</text:p>
          </table:table-cell>
          <table:table-cell table:style-name="Táblázat1.A2" office:value-type="string">
            <text:p text:style-name="P262">+20 TÉ</text:p>
          </table:table-cell>
          <table:table-cell table:style-name="Táblázat1.C2" office:value-type="string">
            <text:p text:style-name="P260">A támadó kapja a módosítót.</text:p>
            <text:p text:style-name="P263">Pajzs VÉ csak akkor számít, ha a csapás nem hátulról jön.</text:p>
          </table:table-cell>
        </table:table-row>
        <table:table-row table:style-name="Táblázat1.1">
          <table:table-cell table:style-name="Táblázat1.A2" office:value-type="string">
            <text:p text:style-name="P259">Támadás hátulról</text:p>
          </table:table-cell>
          <table:table-cell table:style-name="Táblázat1.A2" office:value-type="string">
            <text:p text:style-name="P262">+20 TÉ</text:p>
          </table:table-cell>
          <table:table-cell table:style-name="Táblázat1.C2" office:value-type="string">
            <text:p text:style-name="P260">A támadó kapja a módosítót.</text:p>
            <text:p text:style-name="P263">Pajzs VÉ nem számít.</text:p>
          </table:table-cell>
        </table:table-row>
        <table:table-row table:style-name="Táblázat1.1">
          <table:table-cell table:style-name="Táblázat1.A2" office:value-type="string">
            <text:p text:style-name="P259">Támadás félhátulról</text:p>
          </table:table-cell>
          <table:table-cell table:style-name="Táblázat1.A2" office:value-type="string">
            <text:p text:style-name="P267">+10 TÉ</text:p>
          </table:table-cell>
          <table:table-cell table:style-name="Táblázat1.C2" office:value-type="string">
            <text:p text:style-name="P260">Pajzs VÉ csak akkor számít, ha a pajzsot tartó kéz felőli oldalról jön a csapás.</text:p>
          </table:table-cell>
        </table:table-row>
        <table:table-row table:style-name="Táblázat1.1">
          <table:table-cell table:style-name="Táblázat1.A2" office:value-type="string">
            <text:p text:style-name="P144">Készületlenség</text:p>
          </table:table-cell>
          <table:table-cell table:style-name="Táblázat1.A2" office:value-type="string">
            <text:p text:style-name="P262">Lásd a Meglepetést</text:p>
          </table:table-cell>
          <table:table-cell table:style-name="Táblázat1.C2" office:value-type="string">
            <text:p text:style-name="P263">Ha egy karakter készületlen, akkor támadója a Meglepetés szituációnak megfelelő módosítókkal támadhat rá.</text:p>
          </table:table-cell>
        </table:table-row>
        <table:table-row table:style-name="Táblázat1.1">
          <table:table-cell table:style-name="Táblázat1.A2" office:value-type="string">
            <text:p text:style-name="P259">Kábult/megrendült állapot</text:p>
          </table:table-cell>
          <table:table-cell table:style-name="Táblázat1.A2" office:value-type="string">
            <text:p text:style-name="P262">-10KÉ, -20TÉ, -2 SP</text:p>
          </table:table-cell>
          <table:table-cell table:style-name="Táblázat1.C2" office:value-type="string">
            <text:p text:style-name="P263">Kábulat, rosszullét, mérgezés esetén ideiglenesen ezek a levonások járnak. A KM – belátása szerint – adhat KT „sebesülést” is </text:p>
            <text:p text:style-name="P263">(pl. mérgezésnél)</text:p>
          </table:table-cell>
        </table:table-row>
        <table:table-row table:style-name="Táblázat1.1">
          <table:table-cell table:style-name="Táblázat1.A2" office:value-type="string">
            <text:p text:style-name="P259">Észrevétlen támadás</text:p>
          </table:table-cell>
          <table:table-cell table:style-name="Táblázat1.A2" office:value-type="string">
            <text:p text:style-name="P262">Áldozat Védő Értéke:</text:p>
            <text:p text:style-name="P262">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table-cell table:style-name="Táblázat39.A1" office:value-type="string">
                  <text:p text:style-name="P162">Célpont mozgásának jellege</text:p>
                </table:table-cell>
                <table:table-cell table:style-name="Táblázat39.B1" office:value-type="string">
                  <text:p text:style-name="P162">VÉ</text:p>
                </table:table-cell>
              </table:table-row>
              <table:table-row>
                <table:table-cell table:style-name="Táblázat39.A2" office:value-type="string">
                  <text:p text:style-name="P163">Álló helyzet <text:line-break/>(vagy lassan sétáló hátulról)</text:p>
                </table:table-cell>
                <table:table-cell table:style-name="Táblázat39.B2" office:value-type="string">
                  <text:p text:style-name="P163">0</text:p>
                </table:table-cell>
              </table:table-row>
              <table:table-row>
                <table:table-cell table:style-name="Táblázat39.A2" office:value-type="string">
                  <text:p text:style-name="P163">Lassú egyenletes (séta)</text:p>
                </table:table-cell>
                <table:table-cell table:style-name="Táblázat39.B2" office:value-type="string">
                  <text:p text:style-name="P163">20</text:p>
                </table:table-cell>
              </table:table-row>
              <table:table-row>
                <table:table-cell table:style-name="Táblázat39.A2" office:value-type="string">
                  <text:p text:style-name="P163">Egyenletes kocogás</text:p>
                </table:table-cell>
                <table:table-cell table:style-name="Táblázat39.B2" office:value-type="string">
                  <text:p text:style-name="P163">40</text:p>
                </table:table-cell>
              </table:table-row>
              <table:table-row>
                <table:table-cell table:style-name="Táblázat39.A2" office:value-type="string">
                  <text:p text:style-name="P163">Sprint egyenes vonalon</text:p>
                </table:table-cell>
                <table:table-cell table:style-name="Táblázat39.B2" office:value-type="string">
                  <text:p text:style-name="P163">60</text:p>
                </table:table-cell>
              </table:table-row>
              <table:table-row>
                <table:table-cell table:style-name="Táblázat39.A2" office:value-type="string">
                  <text:p text:style-name="P163">Lassú kiszámíthatatlan</text:p>
                </table:table-cell>
                <table:table-cell table:style-name="Táblázat39.B2" office:value-type="string">
                  <text:p text:style-name="P163">40</text:p>
                </table:table-cell>
              </table:table-row>
              <table:table-row>
                <table:table-cell table:style-name="Táblázat39.A2" office:value-type="string">
                  <text:p text:style-name="P163">Közepesen gyors, kiszámíthatatlan</text:p>
                </table:table-cell>
                <table:table-cell table:style-name="Táblázat39.B2" office:value-type="string">
                  <text:p text:style-name="P163">70</text:p>
                </table:table-cell>
              </table:table-row>
              <table:table-row>
                <table:table-cell table:style-name="Táblázat39.A2" office:value-type="string">
                  <text:p text:style-name="P163">Gyors, kiszámíthatatlan</text:p>
                </table:table-cell>
                <table:table-cell table:style-name="Táblázat39.B2" office:value-type="string">
                  <text:p text:style-name="P163">100</text:p>
                </table:table-cell>
              </table:table-row>
            </table:table>
            <text:p text:style-name="P260"/>
            <text:p text:style-name="P260">Követelménye: Sikeres „Lopakodás/rejtőzés” vs <text:s/>„Észlelés” ellenpróba </text:p>
            <text:p text:style-name="P263">Az Észrevétlen támadás több harci taktika követelménye <text:line-break/>(pl. Orvtámadás)</text:p>
          </table:table-cell>
        </table:table-row>
        <table:table-row table:style-name="Táblázat1.1">
          <table:table-cell table:style-name="Táblázat1.A2" office:value-type="string">
            <text:p text:style-name="P259">Képzetlen fegyverhasználat</text:p>
          </table:table-cell>
          <table:table-cell table:style-name="Táblázat1.A2" office:value-type="string">
            <text:p text:style-name="P262">KÉ: -20, TÉ: -30, <text:line-break/>VÉ:-30, CÉ: -30</text:p>
          </table:table-cell>
          <table:table-cell table:style-name="Táblázat1.C2" office:value-type="string">
            <text:p text:style-name="P260"/>
          </table:table-cell>
        </table:table-row>
        <table:table-row table:style-name="Táblázat1.1">
          <table:table-cell table:style-name="Táblázat1.A2" office:value-type="string">
            <text:p text:style-name="P259">Harc puszta kézzel</text:p>
          </table:table-cell>
          <table:table-cell table:style-name="Táblázat1.A2" office:value-type="string">
            <text:p text:style-name="P262">KÉ: -10, TÉ: -10, VÉ: -10</text:p>
          </table:table-cell>
          <table:table-cell table:style-name="Táblázat1.C2" office:value-type="string">
            <text:p text:style-name="P260"/>
          </table:table-cell>
        </table:table-row>
        <table:table-row table:style-name="Táblázat1.1">
          <table:table-cell table:style-name="Táblázat1.A2" office:value-type="string">
            <text:p text:style-name="P259">Érintő támadás</text:p>
          </table:table-cell>
          <table:table-cell table:style-name="Táblázat1.A2" office:value-type="string">
            <text:p text:style-name="P262">KÉ: 0, TÉ: 0, VÉ: -10</text:p>
          </table:table-cell>
          <table:table-cell table:style-name="Táblázat1.C2" office:value-type="string">
            <text:p text:style-name="P260">Érinteni könnyebb, mint megütni, sebezni puszta kézzel.</text:p>
          </table:table-cell>
        </table:table-row>
        <table:table-row table:style-name="Táblázat1.1">
          <table:table-cell table:style-name="Táblázat1.A2" office:value-type="string">
            <text:p text:style-name="P259">Harc rosszabbik kézben tartott fegyverrel</text:p>
          </table:table-cell>
          <table:table-cell table:style-name="Táblázat1.A2" office:value-type="string">
            <text:p text:style-name="P262">-10 KÉ, -20 TÉ, -20VÉ</text:p>
          </table:table-cell>
          <table:table-cell table:style-name="Táblázat1.C2" office:value-type="string">
            <text:p text:style-name="P260">Kivétel:</text:p>
            <text:list text:style-name="L31">
              <text:list-item>
                <text:p text:style-name="P457">Kétkezesség fortély. Csak annyit ad, hogy rosszabbik kézzel is levonás nélkül tudsz harcolni, de csak 1 fegyverrel!!</text:p>
              </text:list-item>
              <text:list-item>
                <text:p text:style-name="P457">Kétkezes Harc fortély</text:p>
              </text:list-item>
            </text:list>
          </table:table-cell>
        </table:table-row>
        <table:table-row table:style-name="Táblázat1.1">
          <table:table-cell table:style-name="Táblázat1.A2" office:value-type="string">
            <text:p text:style-name="P259">Harc magasabbról</text:p>
          </table:table-cell>
          <table:table-cell table:style-name="Táblázat1.A2" office:value-type="string">
            <text:p text:style-name="P259">+10 TÉ</text:p>
          </table:table-cell>
          <table:table-cell table:style-name="Táblázat1.C2" office:value-type="string">
            <text:p text:style-name="P260">A támadó kapja a módosítót.</text:p>
          </table:table-cell>
        </table:table-row>
        <table:table-row table:style-name="Táblázat1.1">
          <table:table-cell table:style-name="Táblázat1.A2" office:value-type="string">
            <text:p text:style-name="P259">Harc gyűlöletből</text:p>
          </table:table-cell>
          <table:table-cell table:style-name="Táblázat1.A2" office:value-type="string">
            <text:p text:style-name="P259">+15TÉ, <text:s/>-30VÉ</text:p>
          </table:table-cell>
          <table:table-cell table:style-name="Táblázat1.C2" office:value-type="string">
            <text:p text:style-name="P260">Aki gyűlöletből harcol, az kevesebbet törődik a védekezéssel, minden erejével ellenfele elpusztítására tör. Az ilyen karakter kötelezően +15TÉ Támadó taktikával harcol (így -30VÉ sújtja).</text:p>
          </table:table-cell>
        </table:table-row>
        <text:soft-page-break/>
        <table:table-row table:style-name="Táblázat1.1">
          <table:table-cell table:style-name="Táblázat1.A2" office:value-type="string">
            <text:p text:style-name="P259">Fegyverrántás</text:p>
          </table:table-cell>
          <table:table-cell table:style-name="Táblázat1.A2" office:value-type="string">
            <text:p text:style-name="P259">Puszta kezes KÉ <text:s/><text:line-break/>fegyver-függő levonással:</text:p>
            <text:p text:style-name="P259">[0 ;-10] KÉ <text:s text:c="4"/></text:p>
          </table:table-cell>
          <table:table-cell table:style-name="Táblázat1.C2" office:value-type="string">
            <text:p text:style-name="P260">10-el túldobott KÉ esetén a fegyverrántó támadhat elsőnek azonnal – teljes harcértékével. </text:p>
            <text:p text:style-name="P260">Fegyverrántás fortély bónusza:</text:p>
            <text:p text:style-name="P260">1. fok: +5 KÉ <text:line-break/>2. fok: +10 KÉ + ha támadhat is: „Első vágás” alkalmazható.</text:p>
          </table:table-cell>
        </table:table-row>
        <table:table-row table:style-name="Táblázat1.1">
          <table:table-cell table:style-name="Táblázat1.A2" office:value-type="string">
            <text:p text:style-name="P259">Harc helyhez kötve</text:p>
          </table:table-cell>
          <table:table-cell table:style-name="Táblázat1.A2" office:value-type="string">
            <text:p text:style-name="P259">-10 KÉ, -20 TÉ és -20 VÉ</text:p>
          </table:table-cell>
          <table:table-cell table:style-name="Táblázat1.C2" office:value-type="string">
            <text:p text:style-name="P260"/>
          </table:table-cell>
        </table:table-row>
        <table:table-row table:style-name="Táblázat1.1">
          <table:table-cell table:style-name="Táblázat1.A2" office:value-type="string">
            <text:p text:style-name="P259">Közrefogás</text:p>
          </table:table-cell>
          <table:table-cell table:style-name="Táblázat1.A2" office:value-type="string">
            <text:p text:style-name="P259">+10 TÉ a támadóknak</text:p>
          </table:table-cell>
          <table:table-cell table:style-name="Táblázat1.C2" office:value-type="string">
            <text:p text:style-name="P260">-</text:p>
          </table:table-cell>
        </table:table-row>
        <table:table-row table:style-name="Táblázat1.1">
          <table:table-cell table:style-name="Táblázat1.A2" office:value-type="string">
            <text:p text:style-name="P259">Harc földön fekve</text:p>
          </table:table-cell>
          <table:table-cell table:style-name="Táblázat1.A2" office:value-type="string">
            <text:p text:style-name="P259">KÉ: -10, TÉ: -10, VÉ: -10</text:p>
          </table:table-cell>
          <table:table-cell table:style-name="Táblázat1.C2" office:value-type="string">
            <text:p text:style-name="P263">-</text:p>
          </table:table-cell>
        </table:table-row>
        <table:table-row table:style-name="Táblázat1.1">
          <table:table-cell table:style-name="Táblázat1.A2" office:value-type="string">
            <text:p text:style-name="P259">Beszorított helyzet</text:p>
          </table:table-cell>
          <table:table-cell table:style-name="Táblázat1.A2" office:value-type="string">
            <text:p text:style-name="P262">Lásd a leírást!</text:p>
          </table:table-cell>
          <table:table-cell table:style-name="Táblázat1.C2" office:value-type="string">
            <text:p text:style-name="P260">-</text:p>
          </table:table-cell>
        </table:table-row>
        <table:table-row table:style-name="Táblázat1.1">
          <table:table-cell table:style-name="Táblázat1.A2" office:value-type="string">
            <text:p text:style-name="P259">Harc félhomályban</text:p>
          </table:table-cell>
          <table:table-cell table:style-name="Táblázat1.B19" office:value-type="string">
            <text:p text:style-name="P262">TODO</text:p>
          </table:table-cell>
          <table:table-cell table:style-name="Táblázat1.C19" office:value-type="string">
            <text:p text:style-name="P260"/>
          </table:table-cell>
        </table:table-row>
        <table:table-row table:style-name="Táblázat1.1">
          <table:table-cell table:style-name="Táblázat1.A2" office:value-type="string">
            <text:p text:style-name="P259">Félelem harc közben</text:p>
          </table:table-cell>
          <table:table-cell table:style-name="Táblázat1.A2" office:value-type="string">
            <text:p text:style-name="P262">Kötelezően max Védő taktikában kezd harcolni: +15VÉ; -30TÉ</text:p>
          </table:table-cell>
          <table:table-cell table:style-name="Táblázat1.C2" office:value-type="string">
            <text:p text:style-name="P260"/>
          </table:table-cell>
        </table:table-row>
        <table:table-row table:style-name="Táblázat1.1">
          <table:table-cell table:style-name="Táblázat1.A2" office:value-type="string">
            <text:p text:style-name="P261">Lóról leesés</text:p>
          </table:table-cell>
          <table:table-cell table:style-name="Táblázat1.A2" office:value-type="string">
            <text:p text:style-name="P261">Ezt ne ide!!!</text:p>
          </table:table-cell>
          <table:table-cell table:style-name="Táblázat1.C2" office:value-type="string">
            <text:p text:style-name="P260"/>
          </table:table-cell>
        </table:table-row>
        <table:table-row table:style-name="Táblázat1.1">
          <table:table-cell table:style-name="Táblázat1.A2" office:value-type="string">
            <text:p text:style-name="P262">A védekező takarásban</text:p>
          </table:table-cell>
          <table:table-cell table:style-name="Táblázat1.A2" office:value-type="string">
            <text:p text:style-name="P261">TODO</text:p>
          </table:table-cell>
          <table:table-cell table:style-name="Táblázat1.C2" office:value-type="string">
            <text:p text:style-name="P260"/>
          </table:table-cell>
        </table:table-row>
        <table:table-row table:style-name="Táblázat1.1">
          <table:table-cell table:style-name="Táblázat1.A2" office:value-type="string">
            <text:p text:style-name="P262">Harc állatokkal</text:p>
          </table:table-cell>
          <table:table-cell table:style-name="Táblázat1.A2" office:value-type="string">
            <text:p text:style-name="P262">Lásd a leírást!</text:p>
          </table:table-cell>
          <table:table-cell table:style-name="Táblázat1.C2" office:value-type="string">
            <text:p text:style-name="P260"/>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text:style-name="L32">
        <text:list-item>
          <text:p text:style-name="P422">KÉ: -20, TÉ: -30, VÉ: -30, CÉ: -30</text:p>
        </text:list-item>
      </text:list>
      <text:h text:style-name="Heading_20_4" text:outline-level="4"><text:span text:style-name="_5b_RPG_5d_Kiemelt_20_kifejezés"><text:span text:style-name="T26">Harc puszta kézzel</text:span></text:span></text:h>
      <text:p text:style-name="P86">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0">harcművészek</text:span> „Élő fegyver” fortélya, amely teljesen megszünteti az említett hátrányokat (0-ra „emeli” mindhárom harcértéket).</text:p>
      <table:table table:name="Táblázat27" table:style-name="Táblázat27">
        <table:table-column table:style-name="Táblázat27.A"/>
        <table:table-row>
          <table:table-cell table:style-name="Táblázat27.A1" office:value-type="string">
            <text:p text:style-name="P118"><text:span text:style-name="_5b_RPG_5d_Kiemelt_20_kifejezés"><text:span text:style-name="T27">Puszta kéz harcértékei: KÉ: -10, TÉ: -10, VÉ: -10</text:span></text:span></text:p>
          </table:table-cell>
        </table:table-row>
      </table:table>
      <text:p text:style-name="P119"><text:s/></text:p>
      <text:p text:style-name="P116">A fenti levonások kizárólag belharcban nem érvényesülnek, ahhoz viszont „Belharcba kerülés” Manőver <text:s/>szükséges! Belharcban a Puszta kéz harcértékei 0-ra emelkednek, valamint járnak a Belharcból eredő esetleges módosítók is.</text:p>
      <text:p text:style-name="P15">A <text:span text:style-name="_5b_RPG_5d_Kiemelt_20_kifejezés">Puszta kéz</text:span> – mint fegyver – szabály szempontjából „egykezes” fegyvernek számít, tehát <text:span text:style-name="T26">nem</text:span> lehet vele <text:span text:style-name="_5b_RPG_5d_Kiemelt_20_kifejezés">Kétkezes harcot </text:span>folytatni!</text:p>
      <text:h text:style-name="Heading_20_4" text:outline-level="4"><text:soft-page-break/>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text:style-name="L33">
        <text:list-item>
          <text:p text:style-name="P423">Kétkezesség fortély. Csak annyit ad, hogy rosszabbik kézzel is levonás nélkül tudsz harcolni, de csak 1 fegyverrel!!</text:p>
        </text:list-item>
        <text:list-item>
          <text:p text:style-name="P368">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1">+10 TÉ</text:span></text:span><text:span text:style-name="T21">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28">+20 TÉ</text:span><text:span text:style-name="T21"> </text:span>módosítót kap harcértékeire.</text:p>
      <text:h text:style-name="Heading_20_4" text:outline-level="4">Készületlen<text:span text:style-name="T31">ség</text:span></text:h>
      <text:p text:style-name="Text_20_body">Ha egy karakter készületlen, akkor támadója a Meglepetés szituációnak megfelelő módosítókkal támadhat rá.</text:p>
      <text:h text:style-name="Heading_20_4" text:outline-level="4">Megrendült</text:h>
      <text:p text:style-name="P123">-10KÉ, -20TÉ, -2 Sebzés</text:p>
      <text:p text:style-name="P123">Kell ez? Inkább KT-vel szimulálni, nem?</text:p>
      <text:p text:style-name="Text_20_body"/>
      <text:h text:style-name="P58"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table-cell table:style-name="Táblázat70.A1" office:value-type="string">
              <text:p text:style-name="P171">Célpont mozgásának jellege</text:p>
            </table:table-cell>
            <table:table-cell table:style-name="Táblázat70.B1" office:value-type="string">
              <text:p text:style-name="P171">VÉ</text:p>
            </table:table-cell>
          </table:table-row>
          <table:table-row>
            <table:table-cell table:style-name="Táblázat70.A2" office:value-type="string">
              <text:p text:style-name="P172">Álló helyzet (vagy sétáló hátulról)</text:p>
            </table:table-cell>
            <table:table-cell table:style-name="Táblázat70.B2" office:value-type="string">
              <text:p text:style-name="P172">0</text:p>
            </table:table-cell>
          </table:table-row>
          <table:table-row>
            <table:table-cell table:style-name="Táblázat70.A2" office:value-type="string">
              <text:p text:style-name="P172">Lassú egyenletes (séta)</text:p>
            </table:table-cell>
            <table:table-cell table:style-name="Táblázat70.B2" office:value-type="string">
              <text:p text:style-name="P172">20</text:p>
            </table:table-cell>
          </table:table-row>
          <table:table-row>
            <table:table-cell table:style-name="Táblázat70.A2" office:value-type="string">
              <text:p text:style-name="P172">Egyenletes kocogás</text:p>
            </table:table-cell>
            <table:table-cell table:style-name="Táblázat70.B2" office:value-type="string">
              <text:p text:style-name="P172">40</text:p>
            </table:table-cell>
          </table:table-row>
          <table:table-row>
            <table:table-cell table:style-name="Táblázat70.A2" office:value-type="string">
              <text:p text:style-name="P172">Sprint egyenes vonalon</text:p>
            </table:table-cell>
            <table:table-cell table:style-name="Táblázat70.B2" office:value-type="string">
              <text:p text:style-name="P172">60</text:p>
            </table:table-cell>
          </table:table-row>
          <table:table-row>
            <table:table-cell table:style-name="Táblázat70.A2" office:value-type="string">
              <text:p text:style-name="P172">Lassú kiszámíthatatlan</text:p>
            </table:table-cell>
            <table:table-cell table:style-name="Táblázat70.B2" office:value-type="string">
              <text:p text:style-name="P172">40</text:p>
            </table:table-cell>
          </table:table-row>
          <table:table-row>
            <table:table-cell table:style-name="Táblázat70.A2" office:value-type="string">
              <text:p text:style-name="P172">Közepesen gyors, kiszámíthatatlan</text:p>
            </table:table-cell>
            <table:table-cell table:style-name="Táblázat70.B2" office:value-type="string">
              <text:p text:style-name="P172">70</text:p>
            </table:table-cell>
          </table:table-row>
          <table:table-row table:style-name="Táblázat70.8">
            <table:table-cell table:style-name="Táblázat70.A2" office:value-type="string">
              <text:p text:style-name="P172">Gyors, kiszámíthatatlan</text:p>
            </table:table-cell>
            <table:table-cell table:style-name="Táblázat70.B2" office:value-type="string">
              <text:p text:style-name="P172">100</text:p>
            </table:table-cell>
          </table:table-row>
        </table:table>
        <text:p text:style-name="Text_20_body"/>
        <table:table table:name="Táblázat71" table:style-name="Táblázat71">
          <table:table-column table:style-name="Táblázat71.A"/>
          <table:table-column table:style-name="Táblázat71.B"/>
          <table:table-row>
            <table:table-cell table:style-name="Táblázat71.A1" office:value-type="string">
              <text:p text:style-name="P171">Célpont mérete</text:p>
            </table:table-cell>
            <table:table-cell table:style-name="Táblázat71.B1" office:value-type="string">
              <text:p text:style-name="P171">VÉ</text:p>
            </table:table-cell>
          </table:table-row>
          <table:table-row>
            <table:table-cell table:style-name="Táblázat71.A2" office:value-type="string">
              <text:p text:style-name="P173">Óriás</text:p>
            </table:table-cell>
            <table:table-cell table:style-name="Táblázat71.B2" office:value-type="string">
              <text:p text:style-name="P172">-30</text:p>
            </table:table-cell>
          </table:table-row>
          <table:table-row>
            <table:table-cell table:style-name="Táblázat71.A2" office:value-type="string">
              <text:p text:style-name="P173">Ork</text:p>
            </table:table-cell>
            <table:table-cell table:style-name="Táblázat71.B2" office:value-type="string">
              <text:p text:style-name="P172">-10</text:p>
            </table:table-cell>
          </table:table-row>
          <table:table-row>
            <table:table-cell table:style-name="Táblázat71.A2" office:value-type="string">
              <text:p text:style-name="P173">Elfszabású / ember</text:p>
            </table:table-cell>
            <table:table-cell table:style-name="Táblázat71.B2" office:value-type="string">
              <text:p text:style-name="P172">+0</text:p>
            </table:table-cell>
          </table:table-row>
          <table:table-row>
            <table:table-cell table:style-name="Táblázat71.A2" office:value-type="string">
              <text:p text:style-name="P173">Goblin</text:p>
            </table:table-cell>
            <table:table-cell table:style-name="Táblázat71.B2" office:value-type="string">
              <text:p text:style-name="P172">+20</text:p>
            </table:table-cell>
          </table:table-row>
          <table:table-row>
            <table:table-cell table:style-name="Táblázat71.A2" office:value-type="string">
              <text:p text:style-name="P173">macska</text:p>
            </table:table-cell>
            <table:table-cell table:style-name="Táblázat71.B2" office:value-type="string">
              <text:p text:style-name="P172">+40</text:p>
            </table:table-cell>
          </table:table-row>
          <table:table-row>
            <table:table-cell table:style-name="Táblázat71.A2" office:value-type="string">
              <text:p text:style-name="P173">egér</text:p>
            </table:table-cell>
            <table:table-cell table:style-name="Táblázat71.B2" office:value-type="string">
              <text:p text:style-name="P172">+60</text:p>
            </table:table-cell>
          </table:table-row>
          <table:table-row table:style-name="Táblázat71.8">
            <table:table-cell table:style-name="Táblázat71.A2" office:value-type="string">
              <text:p text:style-name="P173"/>
            </table:table-cell>
            <table:table-cell table:style-name="Táblázat71.B2" office:value-type="string">
              <text:p text:style-name="P172"/>
            </table:table-cell>
          </table:table-row>
        </table:table>
        <text:p text:style-name="Standard"/>
      </text:section>
      <text:p text:style-name="P116"/>
      <text:h text:style-name="Heading_20_4" text:outline-level="4">Harc magasabbról</text:h>
      <text:p text:style-name="Text_20_body">Ha valaki magasabbról harcol, az előnyben van ellenfelével szemben. Ilyen helyzetben <text:span text:style-name="_5b_RPG_5d_Kiemelt_20_kifejezés"><text:span text:style-name="T26">+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58" text:outline-level="4">Fegyverrántás</text:h>
      <text:p text:style-name="P129">Kapcsolódik: <text:span text:style-name="T26">Fegyverrántás harci fortély</text:span></text:p>
      <text:p text:style-name="P116">Fegyverrántás szituáción azt értjük, amikor valaki harci kontaktus közben próbálja előkapni fegyverét, hogy ne pusztakezes értékeivel legyen kénytelen küzdeni. Ez igen nehéz feladat, hiszen ellenfele által folyamatosan fenyegetve van.</text:p>
      <text:p text:style-name="P130">Fegyverrántásnál pusztakezes KÉ-vel történik a kezdeményezés, fegyver-függő módosítóval:</text:p>
      <text:p text:style-name="P127"><text:tab/><text:span text:style-name="T26">[0 ;-10] KÉ <text:s text:c="4"/></text:span></text:p>
      <text:p text:style-name="P131">(Például Tőr: -0 KÉ, Kétkezes csatabárd: -10KÉ.)</text:p>
      <text:p text:style-name="P116">Tehát minél nehezebb előrántani egy fegyvert, annál nagyobb rá a büntetés. A levonás mértékét a KM határozza meg.</text:p>
      <text:p text:style-name="P116">Ha a fegyverrántó nyeri a kezdeményezést, akkor sikerült előrántania fegyverét, és teljes – fegyveres – VÉ‑je érvényesül, viszont ellenfele dobhat támadást azonnal. A fegyverrántás tehát 1db támadást felemésztő cselekedet.</text:p>
      <text:p text:style-name="P116">Viszont ha a fegyverrántó legalább 10-el túldobja ellenfele Kezdeményezését, akkor annyira gyors volt, hogy már ő támadhat elsőnek azonnal – teljes harcértékével. A harc innen a megszokott módon folytatódik. <text:span text:style-name="T22">Megjegyzés</text:span>: az ilyen támadást lehet kombinálni Orvtámadással, de csak akkor, ha az alkalmazó sikeres „Első vágás” manővert tett és ez az első támadása az adott harcban.</text:p>
      <text:p text:style-name="P116"/>
      <text:p text:style-name="P116">„Fegyverrántás” fortély bónuszai fegyverrántás szituációban (alkalmazó oldalán):</text:p>
      <text:p text:style-name="P116"><text:span text:style-name="T26">1. fok:</text:span> +5 KÉ</text:p>
      <text:p text:style-name="P116"><text:span text:style-name="T26">2. fok:</text:span> +10 KÉ + <text:span text:style-name="T67">támadásnál (10-el túldobott kezdeményezés esetén) „Első vágás” manőver alkalmazható.</text:span></text:p>
      <text:p text:style-name="P116"/>
      <text:p text:style-name="P128">Meglepetésből, vagy észrevétlen fegyverrántás</text:p>
      <text:p text:style-name="P116">Beszélgetek valakivel, váratlanul fegyvert rántok és megszúrom</text:p>
      <text:list text:style-name="L34">
        <text:list-item>
          <text:p text:style-name="P424">A támadás az enyém</text:p>
        </text:list-item>
        <text:list-item>
          <text:p text:style-name="P424">Az áldozat Észlelés próbát dob. Ha nincs meg, akkor Orvtámadásnak minősül a támadásom.</text:p>
        </text:list-item>
        <text:list-item>
          <text:p text:style-name="P424">Ha megvan, akkor Meglepetés szituációvá enyhül a helyzet (+20TÉ módosítót kapok).</text:p>
        </text:list-item>
      </text:list>
      <text:p text:style-name="P116"/>
      <text:p text:style-name="P128">Mindkét fél fegyverrántást alkalmaz</text:p>
      <text:p text:style-name="P116">Ekkor mindkettőjükre érvényesek a fegyverrántásnál leírt módosítók. Az szúr előbb, aki nyeri a KÉ-t, ellenfele pedig Pusztakezes VÉ-vel védekezhet csak és képtelen előkapni fegyverét. Ha elő akarja húzni, akkor <text:span text:style-name="T21">a következő kör elején</text:span>, támadását feláldozva újra fegyverrántással kell próbálkoznia.</text:p>
      <text:p text:style-name="P128"/>
      <text:p text:style-name="P63">Példák</text:p>
      <text:p text:style-name="P116">KÉ alap: 26 → Puszta kezes KÉ: 16 <text:s/>(Mivel a Puszta kéz KÉ értéke: -10)</text:p>
      <text:p text:style-name="P116">Tőrrel KÉ: 28 (Tőr KÉ:+2)</text:p>
      <text:list text:style-name="L35">
        <text:list-item>
          <text:p text:style-name="P425">Puszta kezes KÉ (16) számít</text:p>
        </text:list-item>
        <text:list-item>
          <text:p text:style-name="P430">Egy tőrt könnyű előrántani (0 KÉ büntetés). Így a KÉ: 16</text:p>
        </text:list-item>
        <text:list-item>
          <text:p text:style-name="P411">2.fokú fegyverrántás fortéllyal: 16+10=26 <text:span text:style-name="T67">(ez már csak 2-vel marad el a tőrös KÉ-től)</text:span></text:p>
        </text:list-item>
        <text:list-item>
          <text:p text:style-name="P430">Ha kardot akarnék rántani, azt már nehezebb (-4 KÉ büntetés). Így fortély nélkül KÉ: 12</text:p>
        </text:list-item>
        <text:list-item>
          <text:p text:style-name="P411">2.fokú fegyverrántás fortéllyal: 12+10=22</text:p>
        </text:list-item>
        <text:list-item>
          <text:p text:style-name="P430">Kétkezes csatabárdot „rántani” szinte lehetetlen (-10KÉ). Így fortély nélkül KÉ: 6</text:p>
        </text:list-item>
        <text:list-item>
          <text:p text:style-name="P411">2.fokú fegyverrántás fortéllyal: pont kiegyenlíti a -10 KÉ büntetést. Így KÉ=16</text:p>
        </text:list-item>
      </text:list>
      <text:p text:style-name="P17">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125">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19">Beszorított helyzeten azt értjük, ha az adott fegyverrel a harcos helyhiány miatt nem képes annak technikáit maradéktalanul alkalmazni. Ez nagyon szűk helyeken egészen szélsőséges hátrányokat is okozhat fegyver-típustól függően.</text:p>
      <text:p text:style-name="P119">Mivel nem lehet általános szabályt alkotni minden szituáció és fegyver-típus kapcsolatából, ezért csak irányelveket fektetünk le, a KM határozza meg az adott helyzet ismeretében, hogy épp milyen levonások járnak.</text:p>
      <text:p text:style-name="P119">„Rövid” fegyverekre (max 0,5 pengehossz) nem jár levonás. P<text:span text:style-name="T106">uszta kéz értékei nem módosulnak.</text:span></text:p>
      <text:p text:style-name="P275">Szobában, bútorok közt:</text:p>
      <text:list text:style-name="L36">
        <text:list-item>
          <text:p text:style-name="P397">2 kezes és szálfegyverek harcértéke 0-ra zuhan</text:p>
        </text:list-item>
        <text:list-item>
          <text:p text:style-name="P397">egykezes fegyverek harcértéke feleződik</text:p>
        </text:list-item>
      </text:list>
      <text:p text:style-name="P275">Szűk sikátorban</text:p>
      <text:list text:style-name="L37">
        <text:list-item>
          <text:p text:style-name="P398">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19">Megjegyzés: a Támadó- és Védő taktikák <text:span text:style-name="_5b_RPG_5d_Kiemelt_20_kifejezés"><text:span text:style-name="T20">Beszorított helyzetben</text:span></text:span><text:span text:style-name="T20"> továbbra is használhatóak.</text:span></text:p>
      <text:h text:style-name="Heading_20_4" text:outline-level="4"><text:soft-page-break/>Harc földön fekve</text:h>
      <text:p text:style-name="P121">KÉ: -10, TÉ: -10, VÉ: -10</text:p>
      <text:h text:style-name="Heading_20_4" text:outline-level="4">Harc félhomályban</text:h>
      <text:p text:style-name="P91">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Lóról leesés</text:h>
      <text:p text:style-name="P223">Ha leesel a lóról, <text:span text:style-name="T26">Esés</text:span> képzettség próbát kell dobnod, melynek nehézségét a KM határozza meg a körülmények ismeretében. Ha a próba...</text:p>
      <text:list text:style-name="L38">
        <text:list-item>
          <text:p text:style-name="P435">Sikertelen: ló sebességétől és talajtól függően: [k6 - 4k6] ÉP sebesülés</text:p>
        </text:list-item>
        <text:list-item>
          <text:p text:style-name="P431">Sikeres: ló sebességétől és talajtól függően: [0 - k6] ÉP sebesülés</text:p>
        </text:list-item>
      </text:list>
      <text:h text:style-name="Heading_20_4" text:outline-level="4">A védekező takarásban</text:h>
      <text:p text:style-name="P226">TODO <text:span text:style-name="T60">(PROB_HARC_#51)</text:span></text:p>
      <text:h text:style-name="Heading_20_4" text:outline-level="4">Harc állatokkal</text:h>
      <text:p text:style-name="P116">Sokféle állat van, ezért nem lehet egységes szabályt alkotni azok harcmodoráról, viszont kimondható, hogy a<text:span text:style-name="T20">z állatok nagy része általában olyan harcmodort folytat, ami a Belharcnak felel meg leginkább. Így harci „képzettségeik” és értékeik is e szerint legyenek meghatározva.</text:span></text:p>
      <text:p text:style-name="P126"><text:span text:style-name="_5b_RPG_5d_Kiemelt_20_kifejezés"><text:span text:style-name="T74"/></text:span></text:p>
      <text:h text:style-name="P57" text:outline-level="3">Kétkezes harc</text:h>
      <text:p text:style-name="P86">„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table-cell table:style-name="Táblázat2.A1" office:value-type="string">
              <text:p text:style-name="P248">Ismeret foka</text:p>
            </table:table-cell>
            <table:table-cell table:style-name="Táblázat2.A1" office:value-type="string">
              <text:p text:style-name="P264">Harcértékek</text:p>
            </table:table-cell>
            <table:table-cell table:style-name="Táblázat2.A1" office:value-type="string">
              <text:p text:style-name="P264">Harcmodor-<text:line-break/>Sebesség</text:p>
            </table:table-cell>
            <table:table-cell table:style-name="Táblázat2.D1" office:value-type="string">
              <text:p text:style-name="P248">Követelmény</text:p>
            </table:table-cell>
          </table:table-row>
        </table:table-header-rows>
        <table:table-row>
          <table:table-cell table:style-name="Táblázat2.A2" office:value-type="string">
            <text:p text:style-name="P249">Alapeset</text:p>
            <text:p text:style-name="P249">(képzetlenül)</text:p>
          </table:table-cell>
          <table:table-cell table:style-name="Táblázat2.A2" office:value-type="string">
            <text:list text:style-name="L39">
              <text:list-item>
                <text:p text:style-name="P458">Főfegyver <text:span text:style-name="T20">(nagyobb fegyver)</text:span> harcmodora és értékei számítanak</text:p>
              </text:list-item>
              <text:list-item>
                <text:p text:style-name="P458">-10 KÉ/TÉ/VÉ</text:p>
              </text:list-item>
            </text:list>
          </table:table-cell>
          <table:table-cell table:style-name="Táblázat2.A2" office:value-type="string">
            <text:p text:style-name="P259">+1</text:p>
          </table:table-cell>
          <table:table-cell table:style-name="Táblázat2.D2" office:value-type="string">
            <text:p text:style-name="P249">-</text:p>
          </table:table-cell>
        </table:table-row>
        <table:table-row>
          <table:table-cell table:style-name="Táblázat2.A2" office:value-type="string">
            <text:p text:style-name="P249">Kétkezes harc - 1.fok</text:p>
          </table:table-cell>
          <table:table-cell table:style-name="Táblázat2.A2" office:value-type="string">
            <text:list text:style-name="L39">
              <text:list-item text:start-value="1">
                <text:p text:style-name="P458">Főfegyver <text:span text:style-name="T20">(nagyobb fegyver) har</text:span>cmodora számít</text:p>
              </text:list-item>
              <text:list-item>
                <text:p text:style-name="P458">Fegyver harcértékek összeadódnak</text:p>
              </text:list-item>
              <text:list-item>
                <text:p text:style-name="P458">Egyik fegyver Mesterfegyver fortélya sem számít</text:p>
              </text:list-item>
            </text:list>
          </table:table-cell>
          <table:table-cell table:style-name="Táblázat2.A2" office:value-type="string">
            <text:p text:style-name="P259">+3<text:span text:style-name="T26">*</text:span></text:p>
          </table:table-cell>
          <table:table-cell table:style-name="Táblázat2.D2" office:value-type="string">
            <text:p text:style-name="P249">Főfegyver harcmodora – 6.szint</text:p>
            <text:p text:style-name="P249">Kiegészítő fegyver harcmodora – 3.szint</text:p>
          </table:table-cell>
        </table:table-row>
        <table:table-row>
          <table:table-cell table:style-name="Táblázat2.A2" office:value-type="string">
            <text:p text:style-name="P249">Kétkezes harc - 2.fok.</text:p>
          </table:table-cell>
          <table:table-cell table:style-name="Táblázat2.A2" office:value-type="string">
            <text:list text:style-name="L39">
              <text:list-item text:start-value="1">
                <text:p text:style-name="P458">Mint az 1.fok, plusz:</text:p>
              </text:list-item>
              <text:list-item>
                <text:p text:style-name="P458">Csak a főfegyver Mesterfegyver fortélya számít<text:line-break/>(akkor is, ha a két fegyver típusa ugyanaz!)</text:p>
              </text:list-item>
            </text:list>
          </table:table-cell>
          <table:table-cell table:style-name="Táblázat2.A2" office:value-type="string">
            <text:p text:style-name="P259">+6<text:span text:style-name="T26">*</text:span></text:p>
          </table:table-cell>
          <table:table-cell table:style-name="Táblázat2.D2" office:value-type="string">
            <text:p text:style-name="P249">Főfegyver harcmodora – 9.szint</text:p>
            <text:p text:style-name="P249">Kiegészítő fegyver harcmodora – 6.szint</text:p>
          </table:table-cell>
        </table:table-row>
        <table:table-row>
          <table:table-cell table:style-name="Táblázat2.A2" office:value-type="string">
            <text:p text:style-name="P249">Kétkezes harc - 3.fok.</text:p>
          </table:table-cell>
          <table:table-cell table:style-name="Táblázat2.A2" office:value-type="string">
            <text:list text:style-name="L39">
              <text:list-item text:start-value="1">
                <text:p text:style-name="P458">Mint a 2.fok, de mindkét fegyver Mesterfegyver fortélya beszámít</text:p>
              </text:list-item>
            </text:list>
          </table:table-cell>
          <table:table-cell table:style-name="Táblázat2.A2" office:value-type="string">
            <text:p text:style-name="P259">+6<text:span text:style-name="T26">*</text:span></text:p>
          </table:table-cell>
          <table:table-cell table:style-name="Táblázat2.D2" office:value-type="string">
            <text:p text:style-name="P250">Főfegyver harcmodora – 9.szint</text:p>
            <text:p text:style-name="P250">Kiegészítő fegyver harcmodora – 9.szint</text:p>
          </table:table-cell>
        </table:table-row>
        <table:table-row>
          <table:table-cell table:style-name="Táblázat2.A2" office:value-type="string">
            <text:p text:style-name="P251">Speciális: </text:p>
            <text:p text:style-name="P251">„Kétkezesség” fortély</text:p>
          </table:table-cell>
          <table:table-cell table:style-name="Táblázat2.A2" office:value-type="string">
            <text:p text:style-name="P268">Ha a karakter legalább 1.fokú Kétkezes harccal rendelkezik, akkor a Kétkezesség fortély felvétele esetén további +1 Sebesség bónuszt kap.</text:p>
          </table:table-cell>
          <table:table-cell table:style-name="Táblázat2.A2" office:value-type="string">
            <text:p text:style-name="P259">+1</text:p>
          </table:table-cell>
          <table:table-cell table:style-name="Táblázat2.D2" office:value-type="string">
            <text:p text:style-name="P252">-</text:p>
          </table:table-cell>
        </table:table-row>
      </table:table>
      <text:p text:style-name="P113"/>
      <text:p text:style-name="P107"><text:span text:style-name="T33">*</text:span>Harcmodor-Sebesség bónusz</text:p>
      <text:p text:style-name="P112">Látható, hogy a fortély felvétele az aktuális Harcmodor-sebesség értéket is növeli, így juthat újabb támadásokhoz a karakter. A sebesség bónusz végső értékét úgy kapjuk meg, hogy még fegyver-függő levonásokat alkalmazunk rá az alábbiak szerint:</text:p>
      <text:list text:style-name="L40">
        <text:list-item>
          <text:p text:style-name="P338">Adjuk össze a forgatott 2 fegyver pengehosszait</text:p>
        </text:list-item>
        <text:list-item>
          <text:p text:style-name="P338">Minden 0,5 penge 1 ponttal csökkenti a bónuszt<text:line-break/><text:span text:style-name="T68">Fontos</text:span><text:span text:style-name="T67">: A „rövid” fegyverek 0 pengének számítanak számolásnál!)</text:span></text:p>
        </text:list-item>
      </text:list>
      <text:p text:style-name="P21"><text:s/></text:p>
      <text:p text:style-name="Text_20_body"><text:span text:style-name="T22">Általános szabályok a kétkezes harcra</text:span>:</text:p>
      <text:list text:style-name="L41">
        <text:list-item>
          <text:list>
            <text:list-item>
              <text:p text:style-name="P343">Támadások számának meghatározásánál a nagyobb fegyver számít (+sebesség beszámításánál)</text:p>
            </text:list-item>
            <text:list-item>
              <text:p text:style-name="P343">Méret limit: legfeljebb 2db <text:span text:style-name="T20">1 pengés</text:span> kombinációval lehet kétkezes harcot folytatni, e felett semmilyen bónusz nem számít és a fegyverek harcértéke 0.</text:p>
            </text:list-item>
            <text:list-item>
              <text:p text:style-name="P402">2db 1 penge hosszú fegyver forgatása esetén követelmény is van: Erő +2 </text:p>
            </text:list-item>
            <text:list-item>
              <text:p text:style-name="P343">A nagyobbik fegyver csak az ügyesebbik kézben forgatható. Kivéve Kétkezesség fortély megléte:</text:p>
            </text:list-item>
            <text:list-item>
              <text:p text:style-name="P343">Kétkezesség fortély: ha mellette a Kétkezes harc is legalább 1.fokú, akkor +1 Sebesség bónuszt ad</text:p>
            </text:list-item>
            <text:list-item>
              <text:p text:style-name="P343">Sebzésnél melyik fegyver talál: a k20-as sebződobással együtt dobunk k6-al is</text:p>
            </text:list-item>
            <text:list-item>
              <text:p text:style-name="P369">azonos méretű fegyverek esetén: <text:span text:style-name="T67">1-3: gyengébb kéz fegyvere ; 4-6: ügyesebb kéz fegyvere sebez</text:span></text:p>
            </text:list-item>
            <text:list-item>
              <text:p text:style-name="P369"><text:soft-page-break/><text:span text:style-name="T1">nagy + kisebb fegyver esetén: </text:span>1-2: gyengébb kéz fegyvere; 3-6: ügyesebb kéz fegyvere sebez</text:p>
            </text:list-item>
          </text:list>
        </text:list-item>
      </text:list>
      <text:p text:style-name="P110"><text:span text:style-name="T26">Példa-1</text:span>:</text:p>
      <text:list text:style-name="L42">
        <text:list-item>
          <text:p text:style-name="P370">Harc 2db „rövid” fegyverrel (például 2 tőr)</text:p>
        </text:list-item>
        <text:list-item>
          <text:p text:style-name="P370"><text:span text:style-name="T106">Mivel „rövid” fegyverek, ezért hosszuk 0-nak számít. 0+0=0 így nincs levonás. </text:span><text:span text:style-name="T110">(1.fok: +3 ; 2.fok:+6)</text:span></text:p>
        </text:list-item>
      </text:list>
      <text:p text:style-name="Text_20_body"><text:span text:style-name="T26">Példa-2</text:span>: </text:p>
      <text:list text:style-name="L42">
        <text:list-item text:start-value="1">
          <text:p text:style-name="P370">Harc 2db 1 pengés fegyverrel (például 2db szablya)</text:p>
        </text:list-item>
        <text:list-item>
          <text:p text:style-name="P370"><text:span text:style-name="T106">Össz hosszuk: 1+1=2 penge </text:span><text:span text:style-name="T95">→</text:span><text:span text:style-name="T110"> 2/0,5 = 4, tehát a „Harcmodor-Sebesség” bónuszok 4-el csökkennek <text:line-break/>(1.fok: -1(!) <text:s/>; <text:s/>2.fok:+2)</text:span></text:p>
        </text:list-item>
      </text:list>
      <text:p text:style-name="Text_20_body"/>
      <text:h text:style-name="P57" text:outline-level="3">Harci taktikák</text:h>
      <text:p text:style-name="Text_20_body">A taktikák használatát kör elején, kezdeményezés előtt kell bejelenteni, kivéve az <text:span text:style-name="T27">(X)</text:span><text:span text:style-name="T17">-el jelölteket, azokat kör közben is lehet variálni.</text:span></text:p>
      <text:h text:style-name="P194" text:outline-level="4">Összefoglaló</text:h>
      <text:list text:style-name="L43">
        <text:list-item>
          <text:p text:style-name="P309">Támadó taktika</text:p>
        </text:list-item>
        <text:list-item>
          <text:p text:style-name="P320">+1 TÉ = -2 VÉ, <text:s text:c="3"/>max +15 TÉ</text:p>
        </text:list-item>
        <text:list-item>
          <text:p text:style-name="P309">Védő taktika</text:p>
        </text:list-item>
        <text:list-item>
          <text:p text:style-name="P320">+1 VÉ = -2 TÉ, <text:s text:c="3"/>max +20 VÉ</text:p>
        </text:list-item>
        <text:list-item>
          <text:p text:style-name="P309">Kezdeményező taktika</text:p>
        </text:list-item>
        <text:list-item>
          <text:p text:style-name="P320">+1 KÉ → -2 VÉ <text:s text:c="2"/>(max +10 KÉ)</text:p>
        </text:list-item>
        <text:list-item>
          <text:p text:style-name="P309">Kiváró taktika</text:p>
        </text:list-item>
        <text:list-item>
          <text:p text:style-name="P320">Átengedett KÉ, cserébe első visszatámadásra +5 TÉ </text:p>
        </text:list-item>
        <text:list-item>
          <text:p text:style-name="P320">Támadó taktikával együtt mehet, Védővel nem, több ellenfeles harcban sem.</text:p>
        </text:list-item>
        <text:list-item>
          <text:p text:style-name="P309">Védekező harc</text:p>
        </text:list-item>
        <text:list-item>
          <text:p text:style-name="P320">+25 VÉ, hátrálás, nincs támadás, nem kombinálható más taktikával</text:p>
        </text:list-item>
        <text:list-item>
          <text:p text:style-name="P309">Fárasztás</text:p>
        </text:list-item>
        <text:list-item>
          <text:p text:style-name="P323">Nyert a Kezdeményezés szükséges</text:p>
        </text:list-item>
        <text:list-item>
          <text:p text:style-name="P328">VÉ csökkentésre: +2</text:p>
        </text:list-item>
        <text:list-item>
          <text:p text:style-name="P329">Sebzés helyett: további +10VÉ csökkentés</text:p>
        </text:list-item>
        <text:list-item>
          <text:p text:style-name="P309">Roham</text:p>
        </text:list-item>
        <text:list-item>
          <text:p text:style-name="P320">+20 TÉ és -40 VÉ <text:s/>(első oda-visszacsapáskor)</text:p>
        </text:list-item>
        <text:list-item>
          <text:p text:style-name="P330">VÉ csökkentés duplázódik, <text:s/>Sebzéshez: +5 SP</text:p>
        </text:list-item>
        <text:list-item>
          <text:p text:style-name="P309">Öngyilkos roham</text:p>
        </text:list-item>
        <text:list-item>
          <text:p text:style-name="P320">+25 TÉ és -50 VÉ <text:s/>(első oda-visszacsapáskor)</text:p>
        </text:list-item>
        <text:list-item>
          <text:p text:style-name="P330">VÉ csökkentés duplázódik, <text:s/>Sebzéshez: +7 SP</text:p>
        </text:list-item>
        <text:list-item>
          <text:p text:style-name="P330">TÉ büntetések (sérülésből) nem érvényesek, max 2x használható egy küzdelemben</text:p>
        </text:list-item>
        <text:list-item>
          <text:p text:style-name="P309">Belharci szituáció</text:p>
        </text:list-item>
        <text:list-item>
          <text:p text:style-name="P320">Bekerülni: „Belharcba kerülés” manőverrel</text:p>
        </text:list-item>
        <text:list-item>
          <text:p text:style-name="P320">Kijönni: „Kibontakozás” manőverrel</text:p>
        </text:list-item>
        <text:list-item>
          <text:p text:style-name="P320">Mindenki a saját Harcmodorának módosítóival küzd</text:p>
        </text:list-item>
        <text:list-item>
          <text:p text:style-name="P320">Belharc fortély bónuszai: +2 KÉ; +3 TÉ/VÉ fokonként. Csak Közelharc harcmodorban jár.</text:p>
        </text:list-item>
        <text:list-item>
          <text:p text:style-name="P320"><text:span text:style-name="T20">A 0,5 pengénél nagyobb fegyverek értékei: 0-ra esnek, sebzésük max: +1SP,</text:span> <text:line-break/>„Harcmodor-Sebesség” csökken 5-el. Erőbónusz és MF fortély bónuszai maradnak.</text:p>
        </text:list-item>
        <text:list-item>
          <text:p text:style-name="P320">Puszta kéz értékei 0-ra emelkednek</text:p>
        </text:list-item>
        <text:list-item>
          <text:p text:style-name="P321">Belharcban NEM lehet kétkezes harcot folytatni!</text:p>
        </text:list-item>
      </text:list>
      <text:list text:style-name="L43">
        <text:list-item text:start-value="1">
          <text:p text:style-name="P331">Támadás erőből</text:p>
        </text:list-item>
        <text:list-item>
          <text:p text:style-name="P323">Követelménye: "Támadás erőből" fortély (lásd a leírását)</text:p>
        </text:list-item>
        <text:list-item>
          <text:p text:style-name="P310">Leütés hátulról</text:p>
        </text:list-item>
        <text:list-item>
          <text:p text:style-name="P320">Követelmény: „Észrevétlen támadás” harci helyzet, Túlütés</text:p>
        </text:list-item>
        <text:list-item>
          <text:p text:style-name="P320">Ha <text:s/>Súlyos a seb (12 ÉP) <text:span text:style-name="T83">→ </text:span>Fájdalomtűrés (+Edzettség) próba (12). Ha nincs meg, elájul.</text:p>
        </text:list-item>
        <text:list-item>
          <text:p text:style-name="P320"><text:soft-page-break/>Harci anatómiával könnyebb (lásd a leírást)</text:p>
        </text:list-item>
        <text:list-item>
          <text:p text:style-name="P309">Orvtámadás</text:p>
        </text:list-item>
        <text:list-item>
          <text:p text:style-name="P320">Követelmény: „Észrevétlen támadás” harci helyzet</text:p>
        </text:list-item>
        <text:list-item>
          <text:p text:style-name="P320">Bónuszt ad: Harci anatómia fortély</text:p>
        </text:list-item>
      </text:list>
      <text:p text:style-name="P53"/>
      <text:p text:style-name="P53"/>
      <text:list text:style-name="L43">
        <text:list-item text:start-value="1">
          <text:p text:style-name="P332">Érintő támadás <text:span text:style-name="T27">(X)</text:span></text:p>
        </text:list-item>
        <text:list-item>
          <text:p text:style-name="P323">KÉ: 0, TÉ: 0, VÉ: -10</text:p>
        </text:list-item>
        <text:list-item>
          <text:p text:style-name="P309">Csonkolás <text:span text:style-name="T27">(X)</text:span></text:p>
        </text:list-item>
        <text:list-item>
          <text:p text:style-name="P320">Kéz csonkolása: (áldozat max <text:span text:style-name="T78">ÉP / 3) (felfele kerekítve) sebzés szükséges</text:span></text:p>
        </text:list-item>
        <text:list-item>
          <text:p text:style-name="P322">Láb csonkolása: (áldozat max ÉP / 2) (felfele kerekítve) sebzés szükséges</text:p>
        </text:list-item>
        <text:list-item>
          <text:p text:style-name="P332">Kijelölt testrészre támadás <text:span text:style-name="T27">(X)</text:span></text:p>
        </text:list-item>
        <text:list-item>
          <text:p text:style-name="P320">Sebző támadás -20 TÉ-vel</text:p>
        </text:list-item>
        <text:list-item>
          <text:p text:style-name="P309">Pontok támadása harc közben <text:span text:style-name="T27">(X)</text:span></text:p>
        </text:list-item>
        <text:list-item>
          <text:p text:style-name="P320">Követelmény: Harci anatómia fortély – 2.fok</text:p>
        </text:list-item>
        <text:list-item>
          <text:p text:style-name="P320">Követelmény: Pontra támadás manőver</text:p>
        </text:list-item>
        <text:list-item>
          <text:p text:style-name="P309">Visszafogott csapás / Harc az ellenfél elfogásáért <text:span text:style-name="T27">(X)</text:span></text:p>
        </text:list-item>
        <text:list-item>
          <text:p text:style-name="P320">Bónuszt ad: Harci anatómia fortély</text:p>
        </text:list-item>
      </text:list>
      <text:p text:style-name="P53"/>
      <text:p text:style-name="P53">És most jöjjenek a fentiek részletesen kifejtve...</text:p>
      <text:p text:style-name="P53"/>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0">+1-15-</text:span>ig növelheted meg ideiglenesen. Minden pont növelés után -2 Védő Érték módosítót kapsz.</text:p>
      <text:p text:style-name="Text_20_body">Tehát vállalásodtól függően például így módosíthatod harcértékeidet:</text:p>
      <text:list text:style-name="L44">
        <text:list-item>
          <text:p text:style-name="P426">TÉ:+1, VÉ:-2</text:p>
        </text:list-item>
        <text:list-item>
          <text:p text:style-name="P426">TÉ:+5, VÉ:-10</text:p>
        </text:list-item>
        <text:list-item>
          <text:p text:style-name="P426">TÉ:+10, VÉ:-20</text:p>
        </text:list-item>
        <text:list-item>
          <text:p text:style-name="P426">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ext:soft-page-break/>Támadó taktika nem alkalmazható Észrevétlen támadás szituációban.</text:p>
      <text:p text:style-name="P226">És Meglepetés szituációban?</text:p>
      <text:p text:style-name="P116"/>
      <text:h text:style-name="P58"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7">+1-20</text:span><text:span text:style-name="T20">-ig</text:span> növelheted meg ideiglenesen. Minden pont növelés után -2 Támadó Érték módosítót kapsz.</text:p>
      <text:p text:style-name="Text_20_body">Tehát vállalásodtól függően így módosíthatod harcértékeidet. Pl:</text:p>
      <text:list text:style-name="L45">
        <text:list-item>
          <text:p text:style-name="P371">VÉ:+1, TÉ:-2</text:p>
        </text:list-item>
        <text:list-item>
          <text:p text:style-name="P371">VÉ:+5, TÉ:-10</text:p>
        </text:list-item>
        <text:list-item>
          <text:p text:style-name="P371">VÉ:+10, TÉ:-20</text:p>
        </text:list-item>
        <text:list-item>
          <text:p text:style-name="P371">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6">10-el </text:span>de cserébe kétszer akkora Védő Érték csökkenést szenvedsz el <text:span text:style-name="T26">az ellenfél első támadásával szemben</text:span> (akár megnyerted így a kezdeményezést, akár nem)</text:p>
      <text:p text:style-name="P120">Tehát <text:span text:style-name="T26">+1KÉ </text:span><text:span text:style-name="T75">→</text:span><text:span text:style-name="T26"> -2VÉ</text:span> <text:s text:c="2"/>(max 10)</text:p>
      <text:p text:style-name="P120">A Kezdeményező taktika alkalmazható Támadó taktikával együtt is, de nem használható Védekező Taktikával kombinálva!</text:p>
      <text:h text:style-name="Heading_20_4" text:outline-level="4">Kiváró Taktika</text:h>
      <text:p text:style-name="P16">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6">Ha úgy döntesz, hogy a fenti feltételekkel lemondasz a kezdeményezésről, cserébe az adott körben <text:span text:style-name="T76">első visszatámadásodra</text:span> +5 TÉ módosítót kapsz.</text:p>
      <text:p text:style-name="P120">A Kiváró taktika alkalmazható Támadó taktikával együtt is, továbbá roham ellen is bevethető, de <text:span text:style-name="T22">nem</text:span> használható Védő Taktikával együtt, sőt több ellenféllel való harc esetén sem!</text:p>
      <text:p text:style-name="Text_20_body"/>
      <text:h text:style-name="P58" text:outline-level="4">Védekező harc</text:h>
      <text:p text:style-name="Text_20_body"><text:span text:style-name="T61">→</text:span> +25VÉ</text:p>
      <text:p text:style-name="P3">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26">Aktualizálni, ha végleges a VÉ csökkentés!</text:p>
      <text:list text:style-name="L46">
        <text:list-item>
          <text:p text:style-name="P390">Nyert kezdeményezés szükséges</text:p>
        </text:list-item>
        <text:list-item>
          <text:p text:style-name="P390">VÉ csökkentésre: +2</text:p>
        </text:list-item>
        <text:list-item>
          <text:p text:style-name="P390">Sebzés helyett: további +10 VÉ csökkentés (a többszörös túlütés nem növeli tovább)</text:p>
        </text:list-item>
        <text:list-item>
          <text:p text:style-name="P390">Hátrány: Az intenzív plusz mozgástól te is elszenvedsz konstans <text:span text:style-name="T26">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0">+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2">nem</text:span> használható Rohammal együtt.</text:p>
      <text:p text:style-name="P116">Kapcsolódó fortély: <text:span text:style-name="_5b_RPG_5d_Kiemelt_20_kifejezés">Fárasztás</text:span> harci fortély</text:p>
      <text:h text:style-name="Heading_20_4" text:outline-level="4">Roham</text:h>
      <text:p text:style-name="Text_20_body"><text:span text:style-name="T57">Roham esetén az </text:span><text:span text:style-name="T78">első</text:span><text:span text:style-name="T57"> oda- és visszacsapás során a támadó +20 TÉ és</text:span><text:span text:style-name="T2"> -40 VÉ </text:span><text:span text:style-name="T57">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74"><text:soft-page-break/>Roham alkalmazása során <text:span text:style-name="T22">nem</text:span> használhatóak a Támadó, Védő, Kezdeményező és Kiváró taktikák! Fontos viszont, hogy Rohamnál is számítanak a fegyverméret kategóriák, tehát egy pikás védekezőt megrohamozni nem mindig bölcs dolog...</text:p>
      <text:p text:style-name="P274">Rohamhoz legalább 5-10 méter nekifutás szükséges. Hogy pontosan mennyi, az szituáció-függő, a KM szava dönt a terepviszonyok és a felszerelés súlyának ismeretében.</text:p>
      <text:p text:style-name="P274">Módosítók az első oda-vissza csapásnál:</text:p>
      <text:list text:style-name="L47">
        <text:list-item text:start-value="1">
          <text:p text:style-name="P399">+ 20 TÉ ; -40 VÉ</text:p>
        </text:list-item>
        <text:list-item>
          <text:p text:style-name="P400">VÉ csökkentés duplázódik</text:p>
        </text:list-item>
        <text:list-item>
          <text:p text:style-name="P400">Sebzés: +5 SP</text:p>
        </text:list-item>
      </text:list>
      <text:h text:style-name="Heading_20_4" text:outline-level="4">Öngyilkos roham</text:h>
      <text:p text:style-name="P274">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74">Módosítók az első oda-vissza csapásnál:</text:p>
      <text:list text:style-name="L47">
        <text:list-item text:start-value="1">
          <text:p text:style-name="P399">+ 25 TÉ <text:s/>; -50 VÉ</text:p>
        </text:list-item>
        <text:list-item>
          <text:p text:style-name="P400">VÉ csökkentés duplázódik</text:p>
        </text:list-item>
        <text:list-item>
          <text:p text:style-name="P372">Sebzés: +7 SP</text:p>
        </text:list-item>
      </text:list>
      <text:h text:style-name="Heading_20_4" text:outline-level="4">Belharc, Belharci szituáció</text:h>
      <text:p text:style-name="P90">PROB_HARC_#46</text:p>
      <text:p text:style-name="Text_20_body">Ha a képzett harcosnak sikerül ellenfele fegyvere „mögé”, testközelébe kerülni, akkor ebből előnyt kovácsolhat.</text:p>
      <text:p text:style-name="P301"><text:span text:style-name="T23">Belharci szituáció</text:span>: bejutottál ellenfeled fegyverének fenyegető vége mögé, testközelbe, de nem szükségszerűen érintésbe. Ha az általad épp forgatott fegyverre van tanult <text:span text:style-name="T26">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0">Átnézni ezeket a fortélyokat. Belharc fortély is kell hozzájuk?</text:span> Továbbá pár manőver könnyebbé válik Belharci szituációban: Gáncsolás/lábsöprés (belharcban +2 Ellenpróbánál)</text:p>
      <text:p text:style-name="P301"><text:span text:style-name="T23">Belharcba kerülés manőver</text:span>: a Belharci szituációba kerüléshez ezt a manővert kell sikerrel végrehajtani. Nehézsége alapesetben 9-es, de fejleszthető (2 fokkal). <text:span text:style-name="T20"><text:s/></text:span><text:span text:style-name="T73">Csak Közelharc harcmodor alkalmazása közben lehet megpróbálni.</text:span><text:span text:style-name="T20"> </text:span>Bővebben lásd a manőver leírását.</text:p>
      <text:p text:style-name="P302"><text:soft-page-break/><text:span text:style-name="T23">Kibontakozás/Átsiklás manőver</text:span>: A Belharci szituációból kijövetelre ennek sikeres <text:span text:style-name="T53">végrehajtására van szükség. <text:line-break/>Nehézsége alapesetben 5-ös. Persze csak akkor kell a próba, ha valamelyik fél benn akarja tartani a másikat.</text:span></text:p>
      <text:list text:style-name="L48">
        <text:list-item>
          <text:p text:style-name="P339">Ha az ellenfélnek Belharc fortélya van, akkor fokonként +2-vel nő a nehézség Ellenpróbánál</text:p>
        </text:list-item>
        <text:list-item>
          <text:p text:style-name="P339">Ha az alkalmazónak Belharc fortélya van, akkor dobására fokonként +2 pontot kap Ellenpróbánál</text:p>
        </text:list-item>
        <text:list-item>
          <text:p text:style-name="P339">Ha belharci szituációban a belharcos sebesülést szenved <text:span text:style-name="T60">és elrontja fájdalomtűrés próbáját </text:span><text:span text:style-name="T69">(már nincs Fájdalomtűrés dobás sebesüléskor,... de itt esetleg dobhatunk...)</text:span>, akkor ellenfele – ha akarja – <text:s/>automatikusan megszüntetheti a belharci szituációt, kibontakozhat belőle.</text:p>
        </text:list-item>
        <text:list-item>
          <text:p text:style-name="P340">Sérülést bevállalva <text:span text:style-name="T26">mindenképpen</text:span> kijönni hogy lehessen?</text:p>
        </text:list-item>
      </text:list>
      <text:p text:style-name="P301"><text:span text:style-name="T23">Belharcos-fegyverek</text:span>: minden <text:span text:style-name="T20">0,5 pengés és annál kisebb méretű fegyver, kivéve ezek közül azokat a fegyvereket, melyek leírásánál külön meg van említve, hogy nem lehet velük belharcot folytatni (pl. rövidkard, csatabárd, …)</text:span></text:p>
      <text:p text:style-name="P301"><text:span text:style-name="T23">Belharc fortély</text:span>: Legfeljebb 2.fokon tanulható fortély, amelyet <text:span text:style-name="T26">egy konkrét, választott belharcos-fegyverre</text:span> lehet felvenni. Így többször is felvehető más-más fegyverekre. B<text:span text:style-name="T20">elharci szituációban az adott fegyvert forgatva </text:span><text:span text:style-name="T25">fokonként</text:span><text:span text:style-name="T20"> +2 KÉ, +3 TÉ/VÉ bónuszt ad. A bónuszok csak akkor élnek, ha az alkalmazó Belharci szituációban Közelharc harcmodort alkalmaz. </text:span>Bővebben lásd a Fortélyok fejezetet a Belharc fortély leírásánál.</text:p>
      <text:p text:style-name="P50"/>
      <text:p text:style-name="P14">Általános szabályok belharci szituációra:</text:p>
      <text:list text:style-name="L48">
        <text:list-item text:start-value="1">
          <text:p text:style-name="P373"><text:span text:style-name="T20">Belharci szituációban a nem-belharcos fegyverek harcértékei 0-ra zuhannak, sebzésük +1 SP, </text:span><text:span text:style-name="T60">(ha alacsonyabb volt, akkor -5 SP)</text:span><text:span text:style-name="T20">, a forgató Harcmodor-Sebesség értéke 5-el csökken, továbbá Hátrányos szituációba kerül, a belharcos pedig Előnyösbe. A Mesterfegyver és az Erőbónusz értékei mindkét félnél megmaradnak.</text:span></text:p>
        </text:list-item>
      </text:list>
      <text:list text:style-name="L48">
        <text:list-item text:start-value="1">
          <text:p text:style-name="P373">A Puszta kéz értékei 0-ra emelkednek.</text:p>
        </text:list-item>
      </text:list>
      <text:list text:style-name="L48">
        <text:list-item text:start-value="1">
          <text:p text:style-name="P373">Belharcban NEM lehet kétkezes harcot folytatni!</text:p>
        </text:list-item>
        <text:list-item>
          <text:p text:style-name="P374">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375"><text:soft-page-break/><text:span text:style-name="T53">A Belharc 1:1 elleni szituációban használható leghatékonyabban, külső, harmadik fél ellen viszont kiszolgáltatottabb. </text:span>Ez még vitatható, mert Attila szerint olyan, mint harcolók közé lőni. <text:span text:style-name="T53">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3">: Sikeres „Leszorítás” (manőver) alkalmazása után, a leszorított áldozatot beforgathatja maga és a támadó közé, kvázi patthelyzetet okozva.</text:span></text:p>
        </text:list-item>
      </text:list>
      <text:p text:style-name="P111"/>
      <text:p text:style-name="P13">Átnézendő:</text:p>
      <text:list text:style-name="L49">
        <text:list-item>
          <text:p text:style-name="P341">Manőverek, amik megkövetelik a belharci szitut (és amiket ezzel kapcsolatban át kell nézni):</text:p>
        </text:list-item>
        <text:list-item>
          <text:p text:style-name="P324"><text:span text:style-name="T54"><text:s/>Átdobás, Feszítés/kijövetel, Kéztörés, Lábtörés, Nyaktörés<text:line-break/></text:span><text:span text:style-name="T70">(lásd a leírásukat: </text:span><text:a xlink:type="simple" xlink:href="http://kaktusztea.uw.hu/rpg/km100/pdf/km100_harc_current.pdf"><text:span text:style-name="T70">http://kaktusztea.uw.hu/rpg/km100/pdf/km100_harc_current.pdf</text:span></text:a><text:span text:style-name="T70"> <text:s/>(49.oldal))</text:span></text:p>
        </text:list-item>
        <text:list-item>
          <text:p text:style-name="P441">Ezek natív végrehajtásához követelmény a Belharci szituáció. </text:p>
        </text:list-item>
      </text:list>
      <text:p text:style-name="P86"><text:span text:style-name="_5b_RPG_5d_Kiemelt_20_kifejezés"><text:span text:style-name="T110"/></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04">Tehát a támadásra kisebb a büntetés, mint puszta kézre, a védekezés viszont nem változik.</text:p>
      <text:h text:style-name="Heading_20_4" text:outline-level="4">Kijelölt testrészre támadás</text:h>
      <text:p text:style-name="P226">Harci Anatómia adjon bónuszt? (<text:span text:style-name="T26">PROB_HARC_#59</text:span>)</text:p>
      <text:p text:style-name="Text_20_body">Ha küzdelem közben a harcos ellenfele egy konkrét testrészére kíván támadni, akkor ezt előre be kell jelentenie és utána sikeres, túlütő támadást kell dobnia<text:span text:style-name="T20"> </text:span><text:span text:style-name="T27">-20 TÉ</text:span><text:span text:style-name="T20"> mód</text:span>osítóval.</text:p>
      <text:list text:style-name="L50">
        <text:list-item>
          <text:p text:style-name="P376">Kijelölhető testrészek: fej, törzs, jobb/bal láb, jobb/bal kar.</text:p>
        </text:list-item>
        <text:list-item>
          <text:p text:style-name="P376">Ennél pontosabb találatot harc közben meghatározni csak a „Pontra támadás” manőverrel lehet.</text:p>
        </text:list-item>
        <text:list-item>
          <text:p text:style-name="P376">Találatkor sima sebzést dob a támadó</text:p>
        </text:list-item>
        <text:list-item>
          <text:p text:style-name="P376">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376">Lásd még alább: Csonkolás</text:p>
        </text:list-item>
      </text:list>
      <text:h text:style-name="P159" text:outline-level="4">Támadás erőből</text:h>
      <text:p text:style-name="P119">A "Támadás erőből" fortélyt (lásd a leírását) használod. Anélkül értelmetlen.</text:p>
      <text:p text:style-name="P119"><text:soft-page-break/>E taktika mellett más harci taktikát nem alkalmazhatsz.</text:p>
      <text:h text:style-name="P159" text:outline-level="4">Csonkolás és törés</text:h>
      <text:p text:style-name="P119">Ha a harcos le kívánja vágni, vagy el akarja törni <text:s/>ellenfele valamely végtagját (kéz,fej), akkor:</text:p>
      <text:p text:style-name="P116">Sikeres Végtagra támadást kell végrehajtania, valamint megfelelő mennyiségű ÉP sebzést okoznia</text:p>
      <text:list text:style-name="L51">
        <text:list-item>
          <text:p text:style-name="P433">Kéz csonkolása/törése: (áldozat max ÉP / 3) (felfele kerekítve) sebzés szükséges</text:p>
        </text:list-item>
        <text:list-item>
          <text:p text:style-name="P433">Láb csonkolása/törése: (áldozat max ÉP / 2) (felfele kerekítve) sebzés szükséges</text:p>
        </text:list-item>
      </text:list>
      <text:h text:style-name="Heading_20_4" text:outline-level="4"><text:span text:style-name="_5b_RPG_5d_Kiemelt_20_kifejezés"><text:span text:style-name="T31">Leütés hátulról (fejre/tarkóra)</text:span></text:span></text:h>
      <text:list text:style-name="L52">
        <text:list-item text:start-value="1">
          <text:list>
            <text:list-item text:start-value="1">
              <text:p text:style-name="P377">Követelmény: Észrevétlen támadás</text:p>
            </text:list-item>
            <text:list-item>
              <text:p text:style-name="P427">Célpont VÉ = 30 + mozgás jellegétől függő módosító (lásd Észrevétlen támadás)</text:p>
            </text:list-item>
          </text:list>
        </text:list-item>
      </text:list>
      <text:p text:style-name="P86">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text:style-name="L53">
        <text:list-item>
          <text:p text:style-name="P436">1: nincs ÉP seb</text:p>
        </text:list-item>
        <text:list-item>
          <text:p text:style-name="P436">2: sebzés fele bement ÉP-ben</text:p>
        </text:list-item>
        <text:list-item>
          <text:p text:style-name="P436">3: a teljes sebzés bement ÉP-ben</text:p>
        </text:list-item>
      </text:list>
      <text:p text:style-name="P225">Ez azért van, mert egy járatlan támadó nem tudja olyan jól megbecsülni a szükséges erő nagyságát, ha rosszul méri fel az erejét, könnyen komoly sebet okozhat.</text:p>
      <text:p text:style-name="P225"/>
      <text:p text:style-name="P225">„Harci anatómia” fortély minden foka</text:p>
      <text:list text:style-name="L54">
        <text:list-item>
          <text:p text:style-name="P437">3-al emeli a Fájdalomtűrés célszámát</text:p>
        </text:list-item>
        <text:list-item>
          <text:p text:style-name="P437">1 seb kategóriával kevesebb kell <text:s/>(Pl. 2.fokon már csak 3 ÉP sebzés elég)</text:p>
        </text:list-item>
        <text:list-item>
          <text:p text:style-name="P437">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1">Orvtámadás</text:span></text:span></text:h>
      <text:p text:style-name="Text_20_body"><text:span text:style-name="_5b_RPG_5d_Kiemelt_20_kifejezés">[ </text:span><text:span text:style-name="_5b_RPG_5d_Kiemelt_20_kifejezés">Kapcsoló fortély: "Harci anatómia" ]</text:span></text:p>
      <text:p text:style-name="Text_20_body"><text:span text:style-name="_5b_RPG_5d_Kiemelt_20_kifejezés"><text:span text:style-name="T32">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1">Pontok támadása harc közben</text:span></text:span></text:h>
      <text:p text:style-name="Text_20_body"><text:span text:style-name="_5b_RPG_5d_Kiemelt_20_kifejezés"><text:span text:style-name="T31">[ Kapcsoló fortély: "Harci anatómia" ]</text:span></text:span></text:p>
      <text:p text:style-name="Text_20_body"><text:soft-page-break/>Ha harc közben próbálsz ellenfeleden egy konkrét pont támadásával nagyobb sebzést elérni, vagy a "Harci anatómia" fortélynál leírt hatások valamelyikét elérni, akkor "Pontra támadás" manővert kell végezned <text:span text:style-name="T44">(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87">PROB_HARC_#51.</text:p>
      <text:p text:style-name="P227">TODO: bevezető, kifejtés, hatása, működése</text:p>
      <text:list text:style-name="L55">
        <text:list-item>
          <text:list>
            <text:list-item>
              <text:p text:style-name="P428">Alkalmatlan fegyverrel</text:p>
              <text:list>
                <text:list-item>
                  <text:p text:style-name="P442">TÉ: -20</text:p>
                </text:list-item>
                <text:list-item>
                  <text:p text:style-name="P444">kardok, buzogányok, stb</text:p>
                </text:list-item>
              </text:list>
            </text:list-item>
            <text:list-item>
              <text:p text:style-name="P428">Félig alkalmas fegyverrel</text:p>
              <text:list>
                <text:list-item>
                  <text:p text:style-name="P442">TÉ: -10</text:p>
                </text:list-item>
              </text:list>
            </text:list-item>
            <text:list-item>
              <text:p text:style-name="P428">Alkalmas fegyverrel</text:p>
              <text:list>
                <text:list-item>
                  <text:p text:style-name="P428">nincs levonás</text:p>
                </text:list-item>
                <text:list-item>
                  <text:p text:style-name="P432">puszta kéz, rövid bot, furkós bot, egyéb botok, acélkorbács, tonfa, vasököl (tüskék nélkül)</text:p>
                </text:list-item>
              </text:list>
            </text:list-item>
          </text:list>
        </text:list-item>
      </text:list>
      <text:h text:style-name="Heading_20_4" text:outline-level="4">Mögékerülés</text:h>
      <text:p text:style-name="P87">PROB_HARC_#51.</text:p>
      <text:p text:style-name="P114">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text:style-name="L56">
        <text:list-item text:start-value="1">
          <text:p text:style-name="P403">Ha Manőver, a KM ne mondja el rögtön, hogy sikerült-e a próba. <text:span text:style-name="T73">Csak a kör ??? végén.</text:span></text:p>
        </text:list-item>
        <text:list-item>
          <text:p text:style-name="P404">Mennyi időbe telik a mögékerülés????</text:p>
        </text:list-item>
        <text:list-item>
          <text:p text:style-name="P403">Csak Manőver-próbából áll</text:p>
        </text:list-item>
        <text:list-item>
          <text:p text:style-name="P445">Hogyan férhet hozzá egy karakter a társ által takart ellenfélhez?</text:p>
        </text:list-item>
        <text:list-item>
          <text:p text:style-name="P412">Nyílt terepen?</text:p>
        </text:list-item>
        <text:list-item>
          <text:p text:style-name="P412">És folyósón?</text:p>
        </text:list-item>
        <text:list-item>
          <text:p text:style-name="P445">Hogyan tud a hátába kerülni?</text:p>
        </text:list-item>
        <text:list-item>
          <text:p text:style-name="P413">Folyton forognak az ellenfelek nem könnyű mögé kerülni főleg ha vigyáz rá az ellen, hogy a hátába kerüljenek (bár szerintem alapból vigyáz rá mindenki)</text:p>
        </text:list-item>
      </text:list>
      <text:p text:style-name="P114">Mással harcoló ellenfél hátába kerülni nem is olyan könnyű, hiszen a harc csupa forgás, nem egy helyben folyik. Ki tudja, hogy pár pillanattal később is arra mutatja -e a hátát, mint most.</text:p>
      <text:p text:style-name="P114"><text:soft-page-break/>Ráadásul minden harcos igyekszik védeni a hátát, így amennyiben látja a további támadókat, nem fordít hátat nekik.</text:p>
      <text:p text:style-name="P114">A fenti okok miatt a Mögékerülésre nem adunk konkrét szabályt, döntsön a véletlen! Dobjunk k10-el minden körben!</text:p>
      <text:p text:style-name="P114">Ha az ellenfél tudja, hogy hol vagyunk, akkor a 9-es és 10-es dobás esetén kerül olyan pozícióba, hogy épp a hátát mutatja nekünk. Ekkor leadhatunk rá 1, azaz egy támadást a körben hátulról.</text:p>
      <text:p text:style-name="P114">Ha nem tud róla, akkor 6-10-es dobás esetén ismétlődnek meg a fentiek.</text:p>
      <text:p text:style-name="P117"><text:span text:style-name="_5b_RPG_5d__20_Kiemelt_20_kifejezés"><text:span text:style-name="T3"/></text:span></text:p>
      <text:h text:style-name="Heading_20_4" text:outline-level="4">Rávetődés hátulról</text:h>
      <text:p text:style-name="P87">PROB_HARC_#51.</text:p>
      <text:list text:style-name="L57">
        <text:list-item>
          <text:p text:style-name="P429">Követelmény: Meglepetés, vagy Észrevétlen támadás kell hozzá (Sikeres Lopakodás)</text:p>
        </text:list-item>
        <text:list-item>
          <text:p text:style-name="P443">Tehát olyan, mint egy sikeres Manőver Előkészítés, ami után lehet dobni a Végrehajtást, azaz:</text:p>
        </text:list-item>
        <text:list-item>
          <text:p text:style-name="P414">sima sikeres (VÉ csökkentő) támadás. De az már túl könnyű! Mert a meglepetés is pluszt ad, meg hogy a sima támadás is elég, az is (-20).</text:p>
        </text:list-item>
        <text:list-item>
          <text:p text:style-name="P434"><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57"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3"><text:span text:style-name="_5b_RPG_5d__20_OK"><text:span text:style-name="T4"/></text:span></text:p>
      <text:h text:style-name="Heading_20_4" text:outline-level="4">Harc lóhátról</text:h>
      <text:p text:style-name="P90"><text:span text:style-name="T18">Kikerült a megoldandók dokba: </text:span>TODO_HARC_#31.</text:p>
      <text:h text:style-name="Heading_20_4" text:outline-level="4">Lovas roham</text:h>
      <text:p text:style-name="P90">TODO_HARC_#31.</text:p>
      <text:p text:style-name="Text_20_body"/>
      <text:p text:style-name="P102"/>
      <text:h text:style-name="P57" text:outline-level="3">Harci alakzatok</text:h>
      <text:p text:style-name="P90">TODO_HARC_#62.</text:p>
      <text:p text:style-name="Text_20_body">Kráni harci ék, pajzsfal, falanx, stb.</text:p>
      <text:p text:style-name="Text_20_body">Kapcsolódik: "Alakzatharc" harci fortély.</text:p>
      <text:p text:style-name="Text_20_body"/>
      <text:h text:style-name="P57"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18"><text:s/></text:p>
      <text:p text:style-name="P34"><text:span text:style-name="T22">Manőver végrehajtása</text:span>: 3 fázisból állhat, de lehet kevesebb (az adott manővertől függ, mely lépések szükségesek a végrehajtásához)</text:p>
      <text:list text:style-name="L58">
        <text:list-item>
          <text:p text:style-name="P344">Megakasztás (ha van): ellenfél teszi</text:p>
        </text:list-item>
        <text:list-item>
          <text:p text:style-name="P344">Végrehajtás (Sebző támadás szükséges, TÉ+20-al, (aktuális, fegyveres TÉ számít))</text:p>
        </text:list-item>
        <text:list-item>
          <text:p text:style-name="P346">Ellenpróba: <text:s text:c="5"/><text:span text:style-name="T26">Manőver pont <text:s text:c="2"/>vs <text:s text:c="2"/>Célszám</text:span></text:p>
        </text:list-item>
      </text:list>
      <text:p text:style-name="P7"><text:s/></text:p>
      <text:section text:style-name="Sect9" text:name="Szakasz5">
        <text:p text:style-name="P5"><text:span text:style-name="_5b_RPG_5d_Kiemelt_20_kifejezés">Manőver pont</text:span></text:p>
        <table:table table:name="Táblázat24" table:style-name="Táblázat24">
          <table:table-column table:style-name="Táblázat24.A"/>
          <table:table-column table:style-name="Táblázat24.B"/>
          <table:table-header-rows>
            <table:table-row>
              <table:table-cell table:style-name="Táblázat24.A1" office:value-type="string">
                <text:p text:style-name="P259">Módosító</text:p>
              </table:table-cell>
              <table:table-cell table:style-name="Táblázat24.B1" office:value-type="string">
                <text:p text:style-name="P259">Érték</text:p>
              </table:table-cell>
            </table:table-row>
          </table:table-header-rows>
          <table:table-row>
            <table:table-cell table:style-name="Táblázat24.A2" office:value-type="float" office:value="0">
              <text:p text:style-name="P282">Harcmodor</text:p>
            </table:table-cell>
            <table:table-cell table:style-name="Táblázat24.B2" office:value-type="float" office:value="0">
              <text:p text:style-name="P282">Az aktuálisan használt harcmodor képzettség szintje</text:p>
            </table:table-cell>
          </table:table-row>
          <table:table-row>
            <table:table-cell table:style-name="Táblázat24.A2" office:value-type="float" office:value="0">
              <text:p text:style-name="P282">„Manőver ismeret – <text:line-break/>(az adott manőverre)” <text:s/></text:p>
              <text:p text:style-name="P282">(ha van)</text:p>
            </table:table-cell>
            <table:table-cell table:style-name="Táblázat24.B2" office:value-type="float" office:value="0">
              <text:p text:style-name="P282"><text:bookmark-start text:name="DDE_LINK"/>Fokonként:<text:bookmark-end text:name="DDE_LINK"/><text:span text:style-name="T20"> +2</text:span></text:p>
            </table:table-cell>
          </table:table-row>
          <table:table-row>
            <table:table-cell table:style-name="Táblázat24.A4" office:value-type="float" office:value="0">
              <text:p text:style-name="P282">Vállalás</text:p>
            </table:table-cell>
            <table:table-cell table:style-name="Táblázat24.B4" office:value-type="float" office:value="0">
              <text:p text:style-name="P282"><text:bookmark-start text:name="DDE_LINK2"/><text:span text:style-name="T20">+1 pont </text:span><text:span text:style-name="T81">→</text:span><text:span text:style-name="T20"> -15 VÉ</text:span><text:bookmark-end text:name="DDE_LINK2"/><text:line-break/><text:span text:style-name="T36">(</text:span><text:span text:style-name="T37">Maximum vállalás: </text:span><text:span text:style-name="T38">+ 3</text:span><text:span text:style-name="T37">)</text:span></text:p>
            </table:table-cell>
          </table:table-row>
          <table:table-row>
            <table:table-cell table:style-name="Táblázat24.A4" office:value-type="float" office:value="0">
              <text:p text:style-name="P282">k10</text:p>
            </table:table-cell>
            <table:table-cell table:style-name="Táblázat24.B4" office:value-type="float" office:value="0">
              <text:p text:style-name="P282">Dobás k10-el</text:p>
            </table:table-cell>
          </table:table-row>
        </table:table>
        <text:p text:style-name="P48"/>
        <text:p text:style-name="P52"><text:span text:style-name="_5b_RPG_5d_Kiemelt_20_kifejezés">Célszám</text:span></text:p>
        <table:table table:name="Táblázat41" table:style-name="Táblázat41">
          <table:table-column table:style-name="Táblázat41.A"/>
          <table:table-column table:style-name="Táblázat41.B"/>
          <table:table-header-rows>
            <table:table-row>
              <table:table-cell table:style-name="Táblázat41.A1" office:value-type="string">
                <text:p text:style-name="P259">Módosító</text:p>
              </table:table-cell>
              <table:table-cell table:style-name="Táblázat41.B1" office:value-type="string">
                <text:p text:style-name="P259">Érték</text:p>
              </table:table-cell>
            </table:table-row>
          </table:table-header-rows>
          <table:table-row>
            <table:table-cell table:style-name="Táblázat41.A2" office:value-type="float" office:value="0">
              <text:p text:style-name="P282">Manőver Nehézség</text:p>
            </table:table-cell>
            <table:table-cell table:style-name="Táblázat41.B2" office:value-type="float" office:value="0">
              <text:p text:style-name="P282">Az adott Manőver alapnehézsége</text:p>
            </table:table-cell>
          </table:table-row>
          <table:table-row>
            <table:table-cell table:style-name="Táblázat41.A3" office:value-type="float" office:value="0">
              <text:p text:style-name="P282">Harcmodor</text:p>
            </table:table-cell>
            <table:table-cell table:style-name="Táblázat41.B3" office:value-type="float" office:value="0">
              <text:p text:style-name="P282">Az ellenfél aktuálisan használt harcmodor képzettségének szintje</text:p>
            </table:table-cell>
          </table:table-row>
          <table:table-row>
            <table:table-cell table:style-name="Táblázat41.A3" office:value-type="float" office:value="0">
              <text:p text:style-name="P282">„Manőver ismeret – (az adott manőverre)” <text:line-break/>(ha van)</text:p>
            </table:table-cell>
            <table:table-cell table:style-name="Táblázat41.B3" office:value-type="float" office:value="0">
              <text:p text:style-name="P282">Fokonként: +2</text:p>
            </table:table-cell>
          </table:table-row>
          <table:table-row>
            <table:table-cell table:style-name="Táblázat41.A3" office:value-type="float" office:value="0">
              <text:p text:style-name="P282">Módosító körülmények</text:p>
            </table:table-cell>
            <table:table-cell table:style-name="Táblázat41.B3" office:value-type="float" office:value="0">
              <text:p text:style-name="P282">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6">végbevitel-követelményeket</text:span> teljesíti. Amennyiben nem teljesíti, akkor is nekifuthat, de az Ellenpróba dobásánál a célszám az ő számára <text:span text:style-name="T60">3-al</text:span> megemelkedik.</text:p>
      <text:p text:style-name="Text_20_body"/>
      <text:h text:style-name="Heading_20_4" text:outline-level="4"><text:soft-page-break/>Manőverek fejlesztése, manőver-ismeretek</text:h>
      <text:p text:style-name="Text_20_body">A manővereket „Fejleszthető” és „Nem fejleszthető” csoportokba soroljuk.(lásd lejjebb a két elkülönített táblázatot). Alkalmazásaik szabályai nem különböznek.</text:p>
      <text:p text:style-name="P99">Egy karakter összes nem-távolsági Harcmodor képzettségeinek minden 3. szintje után automatikusan kap egy-egy ún. „Manőverfejlesztő pontot” (MFP), amelyekből az említett „Fejleszthető” manőverekhez <text:span text:style-name="T26">Manőver-ismeret </text:span>fokokat lehet felvenni. <text:span text:style-name="T26">1 fok tanulása 1 MFP-be kerül</text:span>, továbbá a fokok tanulásának követelményeit is teljesíteni kell (lásd az adott manőverek leírásánál). </text:p>
      <text:p text:style-name="P99">Ha a karakter nem elégszik meg az MFP-k által felvehető manőver-ismeretek számával, akkor <text:span text:style-name="T73">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0">+2</text:span></text:span><text:span text:style-name="T20">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table-cell table:style-name="Táblázat6.A1" office:value-type="string">
            <text:p text:style-name="P178">Manőver-ismeret fokonként +2 módosítót ad az „Ellenpróba” dobásnál</text:p>
          </table:table-cell>
        </table:table-row>
      </table:table>
      <text:p text:style-name="Text_20_body"/>
      <text:p text:style-name="P3">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7">2</text:span><text:span text:style-name="T20">-vel </text:span>megemelkedik.</text:p>
      <text:p text:style-name="P116"><text:span text:style-name="_5b_RPG_5d_Kiemelt_20_kifejezés">2.fok:</text:span> Az 1.foknál kiválasztott 3 Manővert immár alaposabban ismered és azok ellen<text:span text:style-name="T20"> </text:span><text:span text:style-name="_5b_RPG_5d_Kiemelt_20_kifejezés"><text:span text:style-name="T20">+4</text:span></text:span><text:span text:style-name="T20"> járu</text:span>l az <text:span text:style-name="_5b_RPG_5d_Kiemelt_20_kifejezés">Ellenpróba</text:span> célszámához.</text:p>
      <text:p text:style-name="P116">A fortély többször is felvehető 3-as „manőver-csoportokra”. </text:p>
      <text:p text:style-name="P116"><text:span text:style-name="T22">Figyelem</text:span>: a fortély <text:span text:style-name="T22">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3">nem</text:span> adódnak össze!</text:p>
      <text:h text:style-name="P58" text:outline-level="4">Manőver lista</text:h>
      <text:p text:style-name="Text_20_body">Az alábbiakban bemutatjuk a km100 által ismert manővereket. <text:span text:style-name="T20">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258">Nem fejleszthető manőverek</text:p>
            </table:table-cell>
            <table:covered-table-cell/>
            <table:covered-table-cell/>
            <table:covered-table-cell/>
          </table:table-row>
          <table:table-row table:style-name="Táblázat13.1">
            <table:table-cell table:style-name="Táblázat13.A2" office:value-type="string">
              <text:p text:style-name="P243">Manőver</text:p>
            </table:table-cell>
            <table:table-cell table:style-name="Táblázat13.A2" office:value-type="string">
              <text:p text:style-name="P155">Nehézség</text:p>
            </table:table-cell>
            <table:table-cell table:style-name="Táblázat13.A2" office:value-type="string">
              <text:p text:style-name="P154">Fázisok</text:p>
            </table:table-cell>
            <table:table-cell table:style-name="Táblázat13.D2" office:value-type="string">
              <text:p text:style-name="P237">Leírás, Követelmények</text:p>
            </table:table-cell>
          </table:table-row>
          <table:table-row table:style-name="Táblázat13.3">
            <table:table-cell table:style-name="Táblázat13.A3" office:value-type="string">
              <text:p text:style-name="P245">Átdobás</text:p>
            </table:table-cell>
            <table:table-cell table:style-name="Táblázat13.A3" office:value-type="string">
              <text:p text:style-name="P136">7</text:p>
            </table:table-cell>
            <table:table-cell table:style-name="Táblázat13.A3" office:value-type="string">
              <text:p text:style-name="P254">E V</text:p>
            </table:table-cell>
            <table:table-cell table:style-name="Táblázat13.D3" office:value-type="string">
              <text:p text:style-name="P22">Végbevitel követelménye: <text:span text:style-name="T60">Közelharc – XX.szint</text:span><text:span text:style-name="T20"> ; </text:span><text:span text:style-name="T41">Belharci szituáció; </text:span><text:span text:style-name="T60">Belharc – x.fok</text:span></text:p>
              <text:p text:style-name="P23">Speciális:</text:p>
              <text:list text:style-name="L59">
                <text:list-item>
                  <text:p text:style-name="P464">Súlyos ellenfélnél: opcionális Erőpróba (KM dönt)</text:p>
                </text:list-item>
              </text:list>
              <text:p text:style-name="P22"><text:span text:style-name="T26">Hatás</text:span>: Belharc közben fogást találsz ellenfeleden és átdobod a vállad felett. Innentől kezdve a Harc földön fekve módosítói szerint kell számolni harcértékeit.</text:p>
            </table:table-cell>
          </table:table-row>
          <table:table-row table:style-name="Táblázat13.3">
            <table:table-cell table:style-name="Táblázat13.A4" office:value-type="string">
              <text:p text:style-name="P137">Felállás földről</text:p>
            </table:table-cell>
            <table:table-cell table:style-name="Táblázat13.A4" office:value-type="string">
              <text:p text:style-name="P136">7</text:p>
            </table:table-cell>
            <table:table-cell table:style-name="Táblázat13.A4" office:value-type="string">
              <text:p text:style-name="P254">M E</text:p>
            </table:table-cell>
            <table:table-cell table:style-name="Táblázat13.D4" office:value-type="string">
              <text:list text:style-name="L60">
                <text:list-header>
                  <text:p text:style-name="P475">??</text:p>
                </text:list-header>
                <text:list-item>
                  <text:p text:style-name="P467">Manőver-pontokhoz: Akrobatika 1/3-a hozzáadható (lefele kerekítve)</text:p>
                </text:list-item>
                <text:list-item>
                  <text:p text:style-name="P467"><text:span text:style-name="T22">Hatás</text:span>: Sikerült harc közben a földről feltápászkodnod, folytathatod a harcot, immár levonások nélkül.</text:p>
                </text:list-item>
              </text:list>
            </table:table-cell>
          </table:table-row>
          <table:table-row table:style-name="Táblázat13.3">
            <table:table-cell table:style-name="Táblázat13.A3" office:value-type="string">
              <text:p text:style-name="P137">Feszítés, Leszorítás / Feszítésből kijövetel</text:p>
            </table:table-cell>
            <table:table-cell table:style-name="Táblázat13.A3" office:value-type="string">
              <text:p text:style-name="P136">8</text:p>
              <text:p text:style-name="P136">+ </text:p>
              <text:p text:style-name="P143">Erő különbség</text:p>
            </table:table-cell>
            <table:table-cell table:style-name="Táblázat13.A3" office:value-type="string">
              <text:p text:style-name="P146">E V</text:p>
            </table:table-cell>
            <table:table-cell table:style-name="Táblázat13.D3" office:value-type="string">
              <text:p text:style-name="P24">Végbevitel követelménye: Belharci szituáció ; <text:span text:style-name="T60">Közelharc – XX.szint,</text:span> , <text:span text:style-name="T60">Belharc – x.fok</text:span></text:p>
              <text:list text:style-name="L61">
                <text:list-item>
                  <text:p text:style-name="P470">Belharcos fegyverrel együtt is lehet alkalmazni.</text:p>
                </text:list-item>
                <text:list-item>
                  <text:p text:style-name="P470">Kijövetelhez ezen kívül: sikeres Fájdalomtűrés próba 15-ös célszám ellen (körönként dobandó). Ha nincs meg, képtelen visszatámadni és mágiát, pszít használni</text:p>
                </text:list-item>
                <text:list-item>
                  <text:p text:style-name="P470">Amíg feszítve van, addig nem tud fegyverrel támadni és -25TÉ/VÉ (KÉ-t elveszíti automatikusan)</text:p>
                </text:list-item>
              </text:list>
              <text:p text:style-name="P24"><text:span text:style-name="T22">Hatás</text:span>: 1. Sikeresen lefeszítetted ellenfeledet, aki alig bír mozdulni <text:s/>2. Kiszabadultál a feszítésből</text:p>
            </table:table-cell>
          </table:table-row>
          <table:table-row table:style-name="Táblázat13.3">
            <table:table-cell table:style-name="Táblázat13.A3" office:value-type="string">
              <text:p text:style-name="P140">Kéztörés</text:p>
            </table:table-cell>
            <table:table-cell table:style-name="Táblázat13.A3" office:value-type="string">
              <text:p text:style-name="P243">8</text:p>
            </table:table-cell>
            <table:table-cell table:style-name="Táblázat13.A3" office:value-type="string">
              <text:p text:style-name="P254">E V</text:p>
            </table:table-cell>
            <table:table-cell table:style-name="Táblázat13.D3" office:value-type="string">
              <text:list text:style-name="L61">
                <text:list-item text:start-value="1">
                  <text:p text:style-name="P311"><text:span text:style-name="T35">Végbevitel követelménye</text:span>: <text:span text:style-name="T41">Belharci szituáció ;</text:span> <text:span text:style-name="T60">Közelharc – XX.szint; </text:span><text:span text:style-name="T20"><text:s text:c="2"/></text:span><text:span text:style-name="T60">Belharc – x.fok</text:span></text:p>
                </text:list-item>
              </text:list>
              <text:p text:style-name="P22"><text:span text:style-name="T22">Hatás</text:span>: <text:span text:style-name="T35">kitörted ellenfeled kezét, </text:span><text:span text:style-name="T39">5 ÉP</text:span><text:span text:style-name="T35"> sebzés</text:span></text:p>
            </table:table-cell>
          </table:table-row>
          <table:table-row table:style-name="Táblázat13.3">
            <table:table-cell table:style-name="Táblázat13.A7" office:value-type="string">
              <text:p text:style-name="P139">Kiegészítő támadás</text:p>
            </table:table-cell>
            <table:table-cell table:style-name="Táblázat13.A7" office:value-type="string">
              <text:p text:style-name="P115">7</text:p>
            </table:table-cell>
            <table:table-cell table:style-name="Táblázat13.A7" office:value-type="string">
              <text:p text:style-name="P254">E V</text:p>
            </table:table-cell>
            <table:table-cell table:style-name="Táblázat13.D7" office:value-type="string">
              <text:p text:style-name="P42"><text:span text:style-name="T35">Végbevitel követelménye</text:span>: <text:span text:style-name="T35">Közelharc – </text:span><text:span text:style-name="T42">4.szint,</text:span><text:span text:style-name="T35"> Forgatott fegyverre: Mesterfegyver – 1.fok</text:span></text:p>
              <text:p text:style-name="P42"><text:span text:style-name="T22">Hatás</text:span>: <text:span text:style-name="T60">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0">+1</text:span><text:span text:style-name="T60">.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3">
            <table:table-cell table:style-name="Táblázat13.A3" office:value-type="string">
              <text:p text:style-name="P140">Lábtörés</text:p>
            </table:table-cell>
            <table:table-cell table:style-name="Táblázat13.A3" office:value-type="string">
              <text:p text:style-name="P243">8</text:p>
            </table:table-cell>
            <table:table-cell table:style-name="Táblázat13.A3" office:value-type="string">
              <text:p text:style-name="P254">E V</text:p>
            </table:table-cell>
            <table:table-cell table:style-name="Táblázat13.D3" office:value-type="string">
              <text:p text:style-name="P22">Végbevitel követelménye: b<text:span text:style-name="T35">elharci szituáció, </text:span><text:span text:style-name="T60">Belharc – x.fok</text:span></text:p>
              <text:p text:style-name="P22"><text:span text:style-name="T22">Hatás</text:span>: <text:span text:style-name="T35">kitörted ellenfeled lábát, </text:span><text:span text:style-name="T39">6 ÉP </text:span><text:span text:style-name="T35">sebzés</text:span></text:p>
            </table:table-cell>
          </table:table-row>
          <table:table-row table:style-name="Táblázat13.3">
            <table:table-cell table:style-name="Táblázat13.A3" office:value-type="string">
              <text:p text:style-name="P137">Leforgatás/Irányítás</text:p>
            </table:table-cell>
            <table:table-cell table:style-name="Táblázat13.A3" office:value-type="string">
              <text:p text:style-name="P136">8/4</text:p>
            </table:table-cell>
            <table:table-cell table:style-name="Táblázat13.A3" office:value-type="string">
              <text:p text:style-name="P146">E V</text:p>
            </table:table-cell>
            <table:table-cell table:style-name="Táblázat13.D3" office:value-type="string">
              <text:list text:style-name="L61">
                <text:list-item text:start-value="1">
                  <text:p text:style-name="P312">Lefeszített ellenfél ellen a nehézség csak 4</text:p>
                </text:list-item>
                <text:list-item>
                  <text:p text:style-name="P314">TODO</text:p>
                </text:list-item>
              </text:list>
            </table:table-cell>
          </table:table-row>
          <table:table-row table:style-name="Táblázat13.3">
            <table:table-cell table:style-name="Táblázat13.A3" office:value-type="string">
              <text:p text:style-name="P138">Pontra támadás</text:p>
            </table:table-cell>
            <table:table-cell table:style-name="Táblázat13.A3" office:value-type="string">
              <text:p text:style-name="P243">~10</text:p>
            </table:table-cell>
            <table:table-cell table:style-name="Táblázat13.A3" office:value-type="string">
              <text:p text:style-name="P254">E V</text:p>
            </table:table-cell>
            <table:table-cell table:style-name="Táblázat13.D3" office:value-type="string">
              <text:p text:style-name="P150">Végbevitel követelménye: Harci anatómia - 2.fok</text:p>
              <text:p text:style-name="P151"><text:span text:style-name="T22">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0">sa/levágása, akkor siker esetén sebzésed Közepes és megszabadítottad ellenfeledet egy fent leírt testrésztől.</text:span></text:p>
              <text:p text:style-name="P150">Megjegyzés: A „Pontra támadás” nem használható együtt a Páncélszúrás manőverrel!</text:p>
            </table:table-cell>
          </table:table-row>
          <text:soft-page-break/>
          <table:table-row table:style-name="Táblázat13.3">
            <table:table-cell table:style-name="Táblázat13.A3" office:value-type="string">
              <text:p text:style-name="P138">Nyaktörés</text:p>
            </table:table-cell>
            <table:table-cell table:style-name="Táblázat13.A3" office:value-type="string">
              <text:p text:style-name="P243">9</text:p>
            </table:table-cell>
            <table:table-cell table:style-name="Táblázat13.A3" office:value-type="string">
              <text:p text:style-name="P254">E V</text:p>
            </table:table-cell>
            <table:table-cell table:style-name="Táblázat13.D3" office:value-type="string">
              <text:p text:style-name="P23">Végbevitel követelménye:</text:p>
              <text:list text:style-name="L62">
                <text:list-item>
                  <text:p text:style-name="P313">Belharci szituáció</text:p>
                </text:list-item>
                <text:list-item>
                  <text:p text:style-name="P471">Belharc – x.fok</text:p>
                </text:list-item>
              </text:list>
              <text:list text:style-name="L63">
                <text:list-item>
                  <text:p text:style-name="P477">Harci anatóma – 1.fok</text:p>
                </text:list-item>
              </text:list>
            </table:table-cell>
          </table:table-row>
          <table:table-row table:style-name="Táblázat13.3">
            <table:table-cell table:style-name="Táblázat13.A7" office:value-type="string">
              <text:p text:style-name="P281">Öklelés</text:p>
            </table:table-cell>
            <table:table-cell table:style-name="Táblázat13.A7" office:value-type="string">
              <text:p text:style-name="P230">?</text:p>
            </table:table-cell>
            <table:table-cell table:style-name="Táblázat13.A7" office:value-type="string">
              <text:p text:style-name="P254"><text:span text:style-name="T60">M</text:span> EV</text:p>
            </table:table-cell>
            <table:table-cell table:style-name="Táblázat13.D7" office:value-type="string">
              <text:p text:style-name="P229">???</text:p>
            </table:table-cell>
          </table:table-row>
          <table:table-row table:style-name="Táblázat13.3">
            <table:table-cell table:style-name="Táblázat13.A3" office:value-type="string">
              <text:p text:style-name="P137">Pajzzsal öklelés</text:p>
            </table:table-cell>
            <table:table-cell table:style-name="Táblázat13.A3" office:value-type="string">
              <text:p text:style-name="P136">7</text:p>
            </table:table-cell>
            <table:table-cell table:style-name="Táblázat13.A3" office:value-type="string">
              <text:p text:style-name="P254">E V</text:p>
            </table:table-cell>
            <table:table-cell table:style-name="Táblázat13.D3" office:value-type="string">
              <text:p text:style-name="P43">Végbevitel követelménye:</text:p>
              <text:list text:style-name="L64">
                <text:list-item>
                  <text:p text:style-name="P478">Pajzshasználat – 2.fok (<text:span text:style-name="T58">+2</text:span><text:span text:style-name="T57"> <text:s/>pontot ad az Ellenpróbánál (ellenfélnek is!</text:span>)</text:p>
                </text:list-item>
                <text:list-item>
                  <text:p text:style-name="P472">Nagy és Közepes pajzzsal lehet csak</text:p>
                </text:list-item>
                <text:list-item>
                  <text:p text:style-name="P480">Ellenfél méretétől függő Erő követelmény</text:p>
                </text:list-item>
              </text:list>
              <text:p text:style-name="P23"><text:span text:style-name="T22">Hatás</text:span>: <text:span text:style-name="T41">Pajzsoddal sikeresen feldöntötted ellenfeled, aki ettől kezdve (míg fel nem képes állni) a „Harc földön fekve” helyzet módosítóival harcol.</text:span></text:p>
            </table:table-cell>
          </table:table-row>
        </table:table>
        <text:p text:style-name="P80"><text:s/></text:p>
        <text:p text:style-name="P71"/>
        <text:p text:style-name="P71"/>
        <text:p text:style-name="P62"/>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258">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243">Manőver</text:p>
            </table:table-cell>
            <table:table-cell table:style-name="Táblázat18.A2" office:value-type="string">
              <text:p text:style-name="P155">Nehézség</text:p>
            </table:table-cell>
            <table:table-cell table:style-name="Táblázat18.A2" office:value-type="string">
              <text:p text:style-name="P154">Fázisok</text:p>
            </table:table-cell>
            <table:table-cell table:style-name="Táblázat18.A2" office:value-type="string">
              <text:p text:style-name="P155">Fejleszthető fok?</text:p>
              <text:p text:style-name="P156"><text:span text:style-name="T20">(+2 </text:span>pont fokonként)</text:p>
            </table:table-cell>
            <table:table-cell table:style-name="Táblázat18.E2" office:value-type="string">
              <text:p text:style-name="P237">Leírás, Követelmények</text:p>
            </table:table-cell>
          </table:table-row>
          <table:table-row table:style-name="Táblázat18.1">
            <table:table-cell table:style-name="Táblázat18.A3" office:value-type="string">
              <text:p text:style-name="P245">Belharcba kerülés</text:p>
            </table:table-cell>
            <table:table-cell table:style-name="Táblázat18.A3" office:value-type="string">
              <text:p text:style-name="P136">9</text:p>
            </table:table-cell>
            <table:table-cell table:style-name="Táblázat18.A3" office:value-type="string">
              <text:p text:style-name="P254">M E</text:p>
            </table:table-cell>
            <table:table-cell table:style-name="Táblázat18.A3" office:value-type="string">
              <text:p text:style-name="P243">2 fok</text:p>
            </table:table-cell>
            <table:table-cell table:style-name="Táblázat18.E3" office:value-type="string">
              <text:p text:style-name="P42"><text:span text:style-name="T26">Végbevitel követelmény</text:span>: Belharcos fegyver használata, Közelharc harcmodor</text:p>
              <text:p text:style-name="P42"><text:span text:style-name="T26">1. fok követelmény</text:span>: Belharc fortély - 1.fok (az épp forgatott fegyverre)</text:p>
              <text:p text:style-name="P42"><text:span text:style-name="T26">2. fok követelmény</text:span>: Belharc fortély - 1.fok (az épp forgatott fegyverre)</text:p>
              <text:p text:style-name="P23">Speciális:</text:p>
              <text:list text:style-name="L65">
                <text:list-item>
                  <text:p text:style-name="P481">4-el túldobott célszám esetén (Ellenpróbánál) sebző Megakasztás támadást elszenvedve is bekerülhet a karakter.</text:p>
                </text:list-item>
                <text:list-item>
                  <text:p text:style-name="P459">Ellenfél háttal áll: célszámra (- 4)</text:p>
                </text:list-item>
                <text:list-item>
                  <text:p text:style-name="P459"><text:span text:style-name="T111">A fegyver-méretek eltérése is kiemelten érvényesül!! </text:span><text:span text:style-name="T60">(TODO: mennyi legyen kategóriánként?)</text:span></text:p>
                </text:list-item>
              </text:list>
              <text:p text:style-name="P148"><text:span text:style-name="T40">Hatás</text:span><text:span text:style-name="T35">: Sikeresen bekerültél belharcba, megkapod a Belharci szituációnál leírt módosítókat.</text:span></text:p>
              <text:p text:style-name="P148"><text:span text:style-name="T40">Kijövetel</text:span><text:span text:style-name="T35">: Sikeres Kibontakozás/Átsiklás manőver. Lásd ott.</text:span></text:p>
              <text:p text:style-name="P148"><text:span text:style-name="T40">Megjegyezés</text:span><text:span text:style-name="T35">: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45">Belharcból kibontakozás</text:p>
            </table:table-cell>
            <table:table-cell table:style-name="Táblázat18.A3" office:value-type="string">
              <text:p text:style-name="P136">-</text:p>
            </table:table-cell>
            <table:table-cell table:style-name="Táblázat18.A3" office:value-type="string">
              <text:p text:style-name="P256">-</text:p>
            </table:table-cell>
            <table:table-cell table:style-name="Táblázat18.A3" office:value-type="string">
              <text:p text:style-name="P243">-</text:p>
            </table:table-cell>
            <table:table-cell table:style-name="Táblázat18.E3" office:value-type="string">
              <text:p text:style-name="P42">Lásd: Kibontakozás/Átsiklás</text:p>
            </table:table-cell>
          </table:table-row>
          <table:table-row table:style-name="Táblázat18.1">
            <table:table-cell table:style-name="Táblázat18.A3" office:value-type="string">
              <text:p text:style-name="P247">Első vágás</text:p>
              <text:p text:style-name="P247">(Legyen..?)</text:p>
            </table:table-cell>
            <table:table-cell table:style-name="Táblázat18.A3" office:value-type="string">
              <text:p text:style-name="P243">8</text:p>
            </table:table-cell>
            <table:table-cell table:style-name="Táblázat18.A3" office:value-type="string">
              <text:p text:style-name="P254">E V</text:p>
            </table:table-cell>
            <table:table-cell table:style-name="Táblázat18.A3" office:value-type="string">
              <text:p text:style-name="P246"><text:span text:style-name="T36">2 </text:span><text:span text:style-name="T36">fok</text:span></text:p>
            </table:table-cell>
            <table:table-cell table:style-name="Táblázat18.E3" office:value-type="string">
              <text:p text:style-name="P42"><text:span text:style-name="T26">1. fok </text:span>követelmény: használt fegyverre Mesterfegyver – 2.fok</text:p>
              <text:p text:style-name="P42"><text:span text:style-name="T26">2. fok</text:span> követelmény: <text:span text:style-name="T60">todo</text:span></text:p>
              <text:p text:style-name="P238">Leírás: Külön gyakorolhatsz, hogy a <text:span text:style-name="T22">harc kezdetén első</text:span> <text:s/>csapásod váratlan, szokatlan és teljességgel megdöbbentő legyen. Tehát <text:span text:style-name="T22">csak </text:span>harc elején alkalmazható, a legelső támadásodnál.</text:p>
              <text:p text:style-name="P23">Speciális:</text:p>
              <text:list text:style-name="L65">
                <text:list-item text:start-value="1">
                  <text:p text:style-name="P459">Fegyverméret különbség itt is számít!</text:p>
                </text:list-item>
                <text:list-item>
                  <text:p text:style-name="P460">Fegyverrántással együtt alkalmazható. Lásd a Fegyverrántás szituáció leírását.</text:p>
                </text:list-item>
                <text:list-item>
                  <text:p text:style-name="P459">KM dönt, hogy az adott szituációban használhatod-e és milyen módosítót kapsz </text:p>
                </text:list-item>
                <text:list-item>
                  <text:p text:style-name="P459">Csak humanoid ellenfelekkel szemben használható</text:p>
                </text:list-item>
              </text:list>
              <text:p text:style-name="P238"><text:span text:style-name="T22">Hatás</text:span>: Rendes sebzés</text:p>
            </table:table-cell>
          </table:table-row>
          <table:table-row table:style-name="Táblázat18.1">
            <table:table-cell table:style-name="Táblázat18.A3" office:value-type="string">
              <text:p text:style-name="P142">Gáncsolás / Lábsöprés</text:p>
              <text:p text:style-name="P149">(lábbal)</text:p>
            </table:table-cell>
            <table:table-cell table:style-name="Táblázat18.A3" office:value-type="string">
              <text:p text:style-name="P246">8/5*</text:p>
            </table:table-cell>
            <table:table-cell table:style-name="Táblázat18.A3" office:value-type="string">
              <text:p text:style-name="P255">E V</text:p>
            </table:table-cell>
            <table:table-cell table:style-name="Táblázat18.A3" office:value-type="string">
              <text:p text:style-name="P246">1 fok</text:p>
            </table:table-cell>
            <table:table-cell table:style-name="Táblázat18.E3" office:value-type="string">
              <text:p text:style-name="P43"><text:span text:style-name="T26">1. fok </text:span>követelmény: Közelharc - 5.szint, Aktuális harcmodor: - 5.szint</text:p>
              <text:p text:style-name="P43">Speciális:</text:p>
              <text:list text:style-name="L60">
                <text:list-item text:start-value="1">
                  <text:p text:style-name="P479">Belharci szituációban a nehézség csak 5</text:p>
                </text:list-item>
                <text:list-item>
                  <text:p text:style-name="P473">Súlyos ellenfélnél: opcionális Erőpróba (KM dönt). Gondoljunk a nagy, páncélos ellenfelekre!</text:p>
                </text:list-item>
                <text:list-item>
                  <text:p text:style-name="P473">Csak kétlábú ellenfelek ellen alkalmazható, több lábbal rendelkező ellenfélnél Ökleléssel kell próbálkoznod.</text:p>
                </text:list-item>
              </text:list>
              <text:p text:style-name="P23"><text:span text:style-name="T22">Hatás</text:span>: Sikeresen kikaszáltad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45">Kibontakozás/Átsiklás</text:p>
            </table:table-cell>
            <table:table-cell table:style-name="Táblázat18.A3" office:value-type="string">
              <text:p text:style-name="P243">5</text:p>
            </table:table-cell>
            <table:table-cell table:style-name="Táblázat18.A3" office:value-type="string">
              <text:p text:style-name="P254">E M</text:p>
            </table:table-cell>
            <table:table-cell table:style-name="Táblázat18.A3" office:value-type="string">
              <text:p text:style-name="P243">2 fok</text:p>
            </table:table-cell>
            <table:table-cell table:style-name="Táblázat18.E3" office:value-type="string">
              <text:p text:style-name="P240">Ez speciális manőver, mert itt először dobjuk az Ellenpróbát, <text:span text:style-name="T22">csak aztán</text:span> a Megakasztás(oka)t.</text:p>
              <text:p text:style-name="P238"><text:span text:style-name="T26">1.fok követelménye</text:span>: Ügyesség: 0</text:p>
              <text:p text:style-name="P238"><text:span text:style-name="T26">2.fok követelménye:</text:span> Ügyesség: +1</text:p>
              <text:p text:style-name="P238"><text:span text:style-name="T33">Végbevitel követelménye</text:span>: nincs</text:p>
              <text:p text:style-name="P25"><text:span text:style-name="T22">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25"><text:span text:style-name="T22">Fontos</text:span>: a Gyorsaság ellenpróbánál a résztvevők dobott eredményeiből levonódik az aktuális MGT értékük!! Páncélban, pajzzsal futkározni nehezebb, nem igaz...?</text:p>
              <text:p text:style-name="P238"><text:span text:style-name="T22">Speciális</text:span>:</text:p>
              <text:list text:style-name="L66">
                <text:list-item>
                  <text:p text:style-name="P482">A harcolók fegyver-méret különbsége számít! KM dönt, hogy mennyivel nő/csökken a célszám.</text:p>
                </text:list-item>
                <text:list-item>
                  <text:p text:style-name="P482">Ha Ellenpróbánál a dobás 2-vel meghaladja a célszámot, akkor egy ellenfél nem jogosult Megakasztásra. Ez további +2-enként további egy ellenfélre igaz. </text:p>
                </text:list-item>
                <text:list-item>
                  <text:p text:style-name="P482">Kibontakozásnál nem folytatható Védekező harc, de Védő taktika igen.</text:p>
                </text:list-item>
              </text:list>
              <text:p text:style-name="P42"><text:span text:style-name="T22">Több támadó</text:span>:</text:p>
              <text:list text:style-name="L61">
                <text:list-item text:start-value="1">
                  <text:p text:style-name="P461">A célszámba a legmagasabb ellenfél-harcmodor-szint számít be</text:p>
                </text:list-item>
                <text:list-item>
                  <text:p text:style-name="P461">Minden további ellenfél után +2 járul a célszámhoz.</text:p>
                </text:list-item>
                <text:list-item>
                  <text:p text:style-name="P461">A fegyverméret kategória különbségnél is a legnagyobb fegyverű ellenfél fegyveréhez kell viszonyítani.</text:p>
                </text:list-item>
                <text:list-item>
                  <text:p text:style-name="P461">Belharcból kibontakozáshoz is ezt kell használni</text:p>
                </text:list-item>
                <text:list-item>
                  <text:p text:style-name="P461">Képzett belharcos ellen nehezebb? +2..</text:p>
                </text:list-item>
              </text:list>
              <text:p text:style-name="P25"><text:span text:style-name="T22">Kibontakozás belharcból</text:span><text:span text:style-name="T31">: </text:span></text:p>
              <text:list text:style-name="L61">
                <text:list-item text:start-value="1">
                  <text:p text:style-name="P462">Ugyanúgy dobandó, mint ha harcból akarnánk kibontakozni.</text:p>
                </text:list-item>
                <text:list-item>
                  <text:p text:style-name="P462">Ha az ellenfélnek Belharc fortélya van, akkor fokonként +2-vel nő a nehézség Ellenpróbánál</text:p>
                </text:list-item>
                <text:list-item>
                  <text:p text:style-name="P462">Ha az alkalmazónak Belharc fortélya van, akkor dobására fokonként +2 pontot kap Ellenpróbánál</text:p>
                </text:list-item>
                <text:list-item>
                  <text:p text:style-name="P463">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463">Sérülést bevállalva mindenképpen kijönni hogy lehessen?</text:p>
                </text:list-item>
              </text:list>
            </table:table-cell>
          </table:table-row>
          <table:table-row table:style-name="Táblázat18.1">
            <table:table-cell table:style-name="Táblázat18.A3" office:value-type="string">
              <text:p text:style-name="P137">Lábkirántás <text:span text:style-name="T36">(szálfegyverrel)</text:span></text:p>
            </table:table-cell>
            <table:table-cell table:style-name="Táblázat18.A3" office:value-type="string">
              <text:p text:style-name="P243">6</text:p>
            </table:table-cell>
            <table:table-cell table:style-name="Táblázat18.A3" office:value-type="string">
              <text:p text:style-name="P254">E V</text:p>
            </table:table-cell>
            <table:table-cell table:style-name="Táblázat18.A3" office:value-type="string">
              <text:p text:style-name="P243">1 fok</text:p>
            </table:table-cell>
            <table:table-cell table:style-name="Táblázat18.E3" office:value-type="string">
              <text:p text:style-name="P23"><text:span text:style-name="T26">1.fok </text:span>követelménye: Lándzsavívás – 6.szint</text:p>
              <text:p text:style-name="P23"><text:span text:style-name="T26">Végbevitel követelménye</text:span>: szálfegyver használata</text:p>
              <text:p text:style-name="P23">Speciális:</text:p>
              <text:list text:style-name="L60">
                <text:list-item text:start-value="1">
                  <text:p text:style-name="P465">Kifejezetten lábkirántásra alkalmas fegyverre: +2 Manőver Pont</text:p>
                </text:list-item>
                <text:list-item>
                  <text:p text:style-name="P473">Súlyos ellenfélnél: opcionális Erőpróba (KM dönt). Gondoljunk a nagy, páncélos ellenfelekre! Ez a tényező kevésbé hangsúlyos, mint a sima Gáncsolásnál.</text:p>
                </text:list-item>
                <text:list-item>
                  <text:p text:style-name="P473">Csak kétlábú ellenfelek ellen alkalmazható, több lábbal rendelkező ellenfélnél Ökleléssel kell próbálkoznod.</text:p>
                </text:list-item>
              </text:list>
              <text:p text:style-name="P23"><text:span text:style-name="T22">Hatás</text:span>: Sikeresen kihúztad szálfegyvereddel ellenfeled lábát, aki a földre zuhan. Felállnia csak sikeres „Felállás földről” manőver alkalmazásával sikerülhet. A továbbiakban a Harc földön fekve módosítói vonatkoznak rá.</text:p>
            </table:table-cell>
          </table:table-row>
          <text:soft-page-break/>
          <table:table-row table:style-name="Táblázat18.1">
            <table:table-cell table:style-name="Táblázat18.A3" office:value-type="string">
              <text:p text:style-name="P244">Lánccsapda <text:line-break/>(láncos fegyverekre)</text:p>
            </table:table-cell>
            <table:table-cell table:style-name="Táblázat18.A3" office:value-type="string">
              <text:p text:style-name="P136">9</text:p>
            </table:table-cell>
            <table:table-cell table:style-name="Táblázat18.A3" office:value-type="string">
              <text:p text:style-name="P254">E V</text:p>
            </table:table-cell>
            <table:table-cell table:style-name="Táblázat18.A3" office:value-type="string">
              <text:p text:style-name="P243">2 fok</text:p>
            </table:table-cell>
            <table:table-cell table:style-name="Táblázat18.E3" office:value-type="string">
              <text:p text:style-name="P42"><text:span text:style-name="T26">Végbevitel követelménye</text:span>:</text:p>
              <text:list text:style-name="L67">
                <text:list-item>
                  <text:p text:style-name="P483">a balkezes fegyvernek láncnak, vagy lánccal felszereltnek kell lennie</text:p>
                </text:list-item>
                <text:list-item>
                  <text:p text:style-name="P483">az alkalmazó kétkezes harcot folytat</text:p>
                </text:list-item>
                <text:list-item>
                  <text:p text:style-name="P483">az ellenfél fegyvere csak egykezes lehet</text:p>
                </text:list-item>
              </text:list>
              <text:p text:style-name="P45"><text:s/></text:p>
              <text:p text:style-name="P42"><text:span text:style-name="T26">1.fok követelménye</text:span>: <text:span text:style-name="T20">Kétkezes harc – 2.fok, Láncos fegyverre: Mesterfegyver fortély – 1.fok</text:span></text:p>
              <text:p text:style-name="P42"><text:span text:style-name="T27">2.fok követelménye</text:span><text:span text:style-name="T20">: Kétkezes harc – 2.fok, Láncos fegyverre: Mesterfegyver fortély – 2.fok</text:span></text:p>
              <text:p text:style-name="P42"><text:span text:style-name="T33">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42">(0,5 pengénél kisebb fegyver tartása esetén kötelezően kézben marad).<text:line-break/>Ha kézben tartja, akkor az ellenfelet <text:span text:style-name="T26">Harc helyhez kötve</text:span> módosítói sújtják, elveszít minden bónuszt az adott fegyverre (Mf, stb), kétkezes harc esetén a továbbiakban a másik kezében tartott fegyver harcértékeivel küzd. Ha másik keze üres, akkor sújtják a <text:span text:style-name="T26">Harc puszta kézzel</text:span> fejezetben leírt levonások is, melyek minden pusztakezes harcosra vonatkoznak. </text:p>
              <text:p text:style-name="P42"><text:span text:style-name="T33">Hatás 2</text:span>: a foglyul ejtett fegyverre a Lefegyverezés manőver csak 5-ös nehézségű</text:p>
            </table:table-cell>
          </table:table-row>
          <table:table-row table:style-name="Táblázat18.1">
            <table:table-cell table:style-name="Táblázat18.A3" office:value-type="string">
              <text:p text:style-name="P244">Lefegyverzés / Fegyvertörés</text:p>
            </table:table-cell>
            <table:table-cell table:style-name="Táblázat18.A3" office:value-type="string">
              <text:p text:style-name="P136">10</text:p>
            </table:table-cell>
            <table:table-cell table:style-name="Táblázat18.A3" office:value-type="string">
              <text:p text:style-name="P254">E V</text:p>
            </table:table-cell>
            <table:table-cell table:style-name="Táblázat18.A3" office:value-type="string">
              <text:p text:style-name="P243">3 fok</text:p>
            </table:table-cell>
            <table:table-cell table:style-name="Táblázat18.E3" office:value-type="string">
              <text:p text:style-name="P239"><text:span text:style-name="T26">Leírás:</text:span><text:span text:style-name="T18"> Ha meg akarod fosztani ellenfeledet fegyverétől, vagy kiütve kezéből, vagy annak eltörésével, akkor lefegyverezés manővert kell alkalmaznod.</text:span></text:p>
              <text:p text:style-name="P239"><text:span text:style-name="T26">Hatás</text:span><text:span text:style-name="T18">: A lefegyverzés sikeres. Ellenfeled kezéből kihullik a fegyver, vagy eltörik.</text:span></text:p>
              <text:p text:style-name="P265"><text:s/></text:p>
              <text:p text:style-name="P239"><text:span text:style-name="T26">Fortélyban tanulható (3 fok)</text:span><text:span text:style-name="T18"> – </text:span><text:span text:style-name="T24">egy konkrét választott harcmodorra</text:span></text:p>
              <text:p text:style-name="P241"><text:span text:style-name="T26">1.fok</text:span>: Követelmény: Harcmodor képzettség – 5.szint</text:p>
              <text:p text:style-name="P241">Ha bármely más harcmodorban eléri az 5.szintet, akkor onnantól kezdve abban a harcmodorban is jár a bónusz, nem szükséges újra pontot költeni a manőverre.</text:p>
              <text:p text:style-name="P242"><text:span text:style-name="T26">2.fok</text:span>: Követelmény: 1.fok megléte, Harcmodor képzettség – 7.szint <text:s/>és <text:line-break/>Mesterfegyver fortély (választott fegyver) – 1.fok</text:p>
              <text:p text:style-name="P241">Amint egy újabb fegyverre felveszi a Mesterfegyver fortélyt legalább 1.fokon, akkor onnan kezdve arra is tudja használni a 2.fokú lefegyverzést.</text:p>
              <text:p text:style-name="P241"><text:span text:style-name="T26">3.fok</text:span>: Követelmény: 2.fok megléte, Harcmodor képzettség – 9.szint</text:p>
              <text:p text:style-name="P266"><text:s/></text:p>
              <text:p text:style-name="P238"><text:span text:style-name="T26">Plusz módosító</text:span>: </text:p>
              <text:list text:style-name="L68">
                <text:list-item>
                  <text:p text:style-name="P484">a használt fegyver mennyire alkalmas a másik fegyver elvételére. A KM dönt: [-2;+4] (Kétkezes harc sok esetben megkönnyíti a lefegyverzést)</text:p>
                </text:list-item>
              </text:list>
              <text:p text:style-name="P42"><text:span text:style-name="T26">Speciális</text:span>:</text:p>
              <text:list text:style-name="L68">
                <text:list-item text:start-value="1">
                  <text:p text:style-name="P484">Hogy fegyvercsellel, végtagsebzéssel, vagy fegyvertöréssel fosztja meg ellenfelét a karakter, arról a KM dönt és az esetleges módosítókat is ő határozza meg.</text:p>
                </text:list-item>
                <text:list-item>
                  <text:p text:style-name="P484">Karmok és szarvak ellen nem használható a Manőver, ott Csonkolás szükséges</text:p>
                </text:list-item>
              </text:list>
            </table:table-cell>
          </table:table-row>
          <table:table-row table:style-name="Táblázat18.1">
            <table:table-cell table:style-name="Táblázat18.A3" office:value-type="string">
              <text:p text:style-name="P137">Lefejelés<text:line-break/><text:span text:style-name="T60">(Belharcot előbb!)</text:span></text:p>
            </table:table-cell>
            <table:table-cell table:style-name="Táblázat18.A3" office:value-type="string">
              <text:p text:style-name="P136">8/5</text:p>
            </table:table-cell>
            <table:table-cell table:style-name="Táblázat18.A3" office:value-type="string">
              <text:p text:style-name="P146">E V</text:p>
            </table:table-cell>
            <table:table-cell table:style-name="Táblázat18.A3" office:value-type="string">
              <text:p text:style-name="P136">1 fok</text:p>
            </table:table-cell>
            <table:table-cell table:style-name="Táblázat18.E3" office:value-type="string">
              <text:list text:style-name="L61">
                <text:list-item text:start-value="1">
                  <text:p text:style-name="P311">Belharcban a nehézség csak 5</text:p>
                </text:list-item>
              </text:list>
              <text:list text:style-name="L69">
                <text:list-item>
                  <text:p text:style-name="P466">Nem szükséges Belharc fortély</text:p>
                </text:list-item>
                <text:list-item>
                  <text:p text:style-name="P476">Ellenfél képzett belharcos: lásd leírás</text:p>
                </text:list-item>
                <text:list-item>
                  <text:p text:style-name="P476">TODO: állatoknak általában <text:s/>van Belharcuk! <text:s/>(KM dönt)</text:p>
                </text:list-item>
              </text:list>
            </table:table-cell>
          </table:table-row>
          <table:table-row table:style-name="Táblázat18.1">
            <table:table-cell table:style-name="Táblázat18.A3" office:value-type="string">
              <text:p text:style-name="P142">Mesterjel</text:p>
            </table:table-cell>
            <table:table-cell table:style-name="Táblázat18.A3" office:value-type="string">
              <text:p text:style-name="P141">10-12*</text:p>
            </table:table-cell>
            <table:table-cell table:style-name="Táblázat18.A3" office:value-type="string">
              <text:p text:style-name="P147">E V</text:p>
            </table:table-cell>
            <table:table-cell table:style-name="Táblázat18.A3" office:value-type="string">
              <text:p text:style-name="P141">2 fok</text:p>
            </table:table-cell>
            <table:table-cell table:style-name="Táblázat18.E3" office:value-type="string">
              <text:p text:style-name="P23"><text:span text:style-name="T26">1.fok </text:span>követelmény: Mesterfegyver – 2.fok</text:p>
              <text:p text:style-name="P23"><text:span text:style-name="T26">2.fok </text:span>követelmény: Mesterfegyver – 3.fok</text:p>
              <text:p text:style-name="P23">Speciális követelmény: A használt fegyver csak valamilyen (legfeljebb 1 penge hosszú) hegyes szúrófegyver lehet</text:p>
              <text:p text:style-name="P23"><text:span text:style-name="T22">Hatás</text:span>: Sikeres manőver esetén képes vagy mesterjeledet belekarcolni ellenfeled ruhájába/bőrébe.</text:p>
              <text:p text:style-name="P23"><text:span text:style-name="T26">*</text:span> A nehézség a jel bonyolultságától függ</text:p>
            </table:table-cell>
          </table:table-row>
          <text:soft-page-break/>
          <table:table-row table:style-name="Táblázat18.1">
            <table:table-cell table:style-name="Táblázat18.A3" office:value-type="string">
              <text:p text:style-name="P142">Pajzstámadás</text:p>
            </table:table-cell>
            <table:table-cell table:style-name="Táblázat18.A3" office:value-type="string">
              <text:p text:style-name="P141">6</text:p>
            </table:table-cell>
            <table:table-cell table:style-name="Táblázat18.A3" office:value-type="string">
              <text:p text:style-name="P147">E V</text:p>
            </table:table-cell>
            <table:table-cell table:style-name="Táblázat18.A3" office:value-type="string">
              <text:p text:style-name="P145">1.fok</text:p>
            </table:table-cell>
            <table:table-cell table:style-name="Táblázat18.E3" office:value-type="string">
              <text:p text:style-name="P42"><text:span text:style-name="T26">Végbevitel követelmény</text:span><text:span text:style-name="T18">:</text:span><text:span text:style-name="T17"> Aktuális harcmodor - 4.szint</text:span></text:p>
              <text:p text:style-name="P42"><text:span text:style-name="T26">1. fok </text:span>követelmény: Aktuális harcmodor - 6.szint, Erő: +1</text:p>
              <text:p text:style-name="P44"/>
              <text:p text:style-name="P23"><text:span text:style-name="T26">Speciális</text:span>: Ez ellen a manőver ellen nem számít a pajzs adta Védő Érték!</text:p>
              <text:p text:style-name="P23"><text:span text:style-name="T26">Hatás</text:span>: Sebzést dobsz. Zúzó- és kétkezes fegyverek sebzése (SP) 1:1-ben csökkenti a pajzs Védő Értékét.</text:p>
            </table:table-cell>
          </table:table-row>
          <table:table-row table:style-name="Táblázat18.1">
            <table:table-cell table:style-name="Táblázat18.A3" office:value-type="string">
              <text:p text:style-name="P138">Páncélszúrás</text:p>
            </table:table-cell>
            <table:table-cell table:style-name="Táblázat18.A3" office:value-type="string">
              <text:p text:style-name="P243">Lásd a leírást.</text:p>
            </table:table-cell>
            <table:table-cell table:style-name="Táblázat18.A3" office:value-type="string">
              <text:p text:style-name="P254">E V</text:p>
            </table:table-cell>
            <table:table-cell table:style-name="Táblázat18.A3" office:value-type="string">
              <text:p text:style-name="P136">2 fok</text:p>
            </table:table-cell>
            <table:table-cell table:style-name="Táblázat18.E3" office:value-type="string">
              <text:p text:style-name="P25"><text:span text:style-name="T27">Nehézség</text:span><text:span text:style-name="T20">: vért </text:span><text:span text:style-name="T73">lefedésétől függ %-ban</text:span><text:span text:style-name="T20">: 1-10 <text:s text:c="2"/>(példa: Mellvért: 5, teljes vért: 10)</text:span></text:p>
              <text:p text:style-name="P25"><text:span text:style-name="T27">Speciális</text:span><text:span text:style-name="T20">:</text:span></text:p>
              <text:list text:style-name="L61">
                <text:list-item text:start-value="1">
                  <text:p text:style-name="P468"><text:span text:style-name="T20">Végrehajtás (támadás) során </text:span><text:span text:style-name="T27">nem kapja meg a +20 TÉ módosítót</text:span><text:span text:style-name="T20">! Nem elég a sima találat!</text:span></text:p>
                </text:list-item>
                <text:list-item>
                  <text:p text:style-name="P469">Meglepetés esetén is kell Ellenpróbát dobni</text:p>
                </text:list-item>
              </text:list>
              <text:p text:style-name="P23"><text:span text:style-name="T26">Végbevitel követelménye</text:span>:</text:p>
              <text:list text:style-name="L61">
                <text:list-item text:start-value="1">
                  <text:p text:style-name="P469">Erre alkalmas fegyver (KM dönt), melynek pengéje befér az ellenfél páncéljának illesztékei közé</text:p>
                </text:list-item>
                <text:list-item>
                  <text:p text:style-name="P469">Csak Közelharc vagy Kardvívás harcmodorban használható</text:p>
                </text:list-item>
              </text:list>
              <text:p text:style-name="P22"><text:span text:style-name="T27">1. fok </text:span><text:span text:style-name="T20">követelménye: Aktuális harcmodor - 6.szint</text:span></text:p>
              <text:p text:style-name="P22"><text:span text:style-name="T27">2. fok</text:span><text:span text:style-name="T20"> követelménye: Aktuális harcmodor - 9.szint</text:span></text:p>
              <text:p text:style-name="P22"/>
              <text:p text:style-name="P22"><text:span text:style-name="T22">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22">Sikeres Páncélszúrás esetén az áldozat nem jogosult Páncéldobásra.</text:p>
            </table:table-cell>
          </table:table-row>
          <table:table-row table:style-name="Táblázat18.1">
            <table:table-cell table:style-name="Táblázat18.A3" office:value-type="string">
              <text:p text:style-name="P139">Távoltartás</text:p>
            </table:table-cell>
            <table:table-cell table:style-name="Táblázat18.A3" office:value-type="string">
              <text:p text:style-name="P243">5</text:p>
            </table:table-cell>
            <table:table-cell table:style-name="Táblázat18.A3" office:value-type="string">
              <text:p text:style-name="P254">M E</text:p>
            </table:table-cell>
            <table:table-cell table:style-name="Táblázat18.A3" office:value-type="string">
              <text:p text:style-name="P27">TODO</text:p>
            </table:table-cell>
            <table:table-cell table:style-name="Táblázat18.E3" office:value-type="string">
              <text:p text:style-name="P26">Nem támadsz, hanem <text:span text:style-name="T60">TODO</text:span></text:p>
            </table:table-cell>
          </table:table-row>
          <table:table-row table:style-name="Táblázat18.1">
            <table:table-cell table:style-name="Táblázat18.A3" office:value-type="string">
              <text:p text:style-name="P158">Terelés</text:p>
            </table:table-cell>
            <table:table-cell table:style-name="Táblázat18.A3" office:value-type="string">
              <text:p text:style-name="P157">8*</text:p>
            </table:table-cell>
            <table:table-cell table:style-name="Táblázat18.A3" office:value-type="string">
              <text:p text:style-name="P293">E</text:p>
            </table:table-cell>
            <table:table-cell table:style-name="Táblázat18.A3" office:value-type="string">
              <text:p text:style-name="P294">1 fok</text:p>
            </table:table-cell>
            <table:table-cell table:style-name="Táblázat18.E3" office:value-type="string">
              <text:p text:style-name="P30"><text:span text:style-name="T26">Végbevitel követelménye:</text:span> Aktuális harcmodor - 6.szint</text:p>
              <text:p text:style-name="P29"><text:span text:style-name="T26">1.fok követelménye:</text:span> Aktuális harcmodor - <text:span text:style-name="T21">6.szint</text:span></text:p>
              <text:p text:style-name="P29"/>
              <text:p text:style-name="P29"><text:span text:style-name="T26">Speciális</text:span>:</text:p>
              <text:list text:style-name="L61">
                <text:list-item text:start-value="1">
                  <text:p text:style-name="P474">Alkalmazható egyszerre, csoportosan is.</text:p>
                </text:list-item>
                <text:list-item>
                  <text:p text:style-name="P474">Csoportot terelni nehezebb. Ilyenkor emelkedik a a nehézség (KM dönt).</text:p>
                </text:list-item>
              </text:list>
              <text:p text:style-name="P30"><text:span text:style-name="T26">Nehézség:</text:span><text:span text:style-name="T18"> Harci alakzatban használva jelentősen csökkenthetik a nehézséget. Az alakzatok jellemzőit ismerve a KM dönt [-4;+2]. Ez csökkenheti a végbevitel harcmodor követelményét is.</text:span></text:p>
              <text:p text:style-name="P29"><text:span text:style-name="T26">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text:style-name="L70">
        <text:list-item>
          <text:p text:style-name="P379"><text:span text:style-name="T20">Egy Manőver végrehajtása 1 támadást emészt fel, </text:span>nem szükséges hozzá nyert kezdeményezés</text:p>
        </text:list-item>
      </text:list>
      <text:list text:style-name="L70">
        <text:list-item text:start-value="1">
          <text:p text:style-name="P379">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379">Ha minden kötelező fázisa (MEV) sikeres, akkor az adott Manőver „Hatás” részénél leírtak következnek be</text:p>
        </text:list-item>
        <text:list-item>
          <text:p text:style-name="P379">Végrehajtás fázisa <text:span text:style-name="T22">aktuális</text:span> <text:s/>fegyveres TÉ-vel történik <text:span text:style-name="T44">(kivéve, ha más szerepel a Manőver leírásában.)</text:span></text:p>
        </text:list-item>
        <text:list-item>
          <text:p text:style-name="P379">Meglepett, készületlen ellenfél esetén kimarad a Megakasztás és az Ellenpróba fázis</text:p>
        </text:list-item>
        <text:list-item>
          <text:p text:style-name="P379">Manővereknek lehet:</text:p>
        </text:list-item>
      </text:list>
      <text:list text:style-name="L71">
        <text:list-item>
          <text:p text:style-name="P415">speciális könnyítő/n<text:span text:style-name="T53">ehezítő körülményei (+/- módosítók a nehézségre)</text:span></text:p>
        </text:list-item>
        <text:list-item>
          <text:p text:style-name="P421"><text:soft-page-break/>extra végbeviteli követelményei: Ezek nélkül a KM dönt, hogy végrehajtható -e és <text:s/>ha igen, mekkora plusz célszám büntetéssel</text:p>
        </text:list-item>
      </text:list>
      <text:list text:style-name="L70">
        <text:list-item text:start-value="1">
          <text:p text:style-name="P391">Manőver alkalmazásakor nem folytatható Védekező harc, de Támadó/Védő harci taktika igen</text:p>
        </text:list-item>
        <text:list-item>
          <text:p text:style-name="P438">Rohamnál csak az a manőver hajtható végre, amelyiknél ez külön meg van említve</text:p>
        </text:list-item>
      </text:list>
      <text:h text:style-name="Heading_20_4" text:outline-level="4">Manőverek nehézsége</text:h>
      <text:section text:style-name="Sect11" text:name="Szakasz3">
        <table:table table:name="Táblázat45" table:style-name="Táblázat45">
          <table:table-column table:style-name="Táblázat45.A"/>
          <table:table-column table:style-name="Táblázat45.B"/>
          <table:table-header-rows>
            <table:table-row>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table-cell table:style-name="Táblázat45.A2" office:value-type="string">
              <text:p text:style-name="_5b_RPG_5d__20_Táblázattartalom_20_-_20_saját_20_-_20_1">Mindennapos</text:p>
            </table:table-cell>
            <table:table-cell table:style-name="Táblázat45.B2" office:value-type="string">
              <text:p text:style-name="_5b_RPG_5d__20_Táblázattartalom_20_-_20_saját_20_-_20_1">2</text:p>
            </table:table-cell>
          </table:table-row>
          <table:table-row>
            <table:table-cell table:style-name="Táblázat45.A2" office:value-type="string">
              <text:p text:style-name="_5b_RPG_5d__20_Táblázattartalom_20_-_20_saját_20_-_20_1">Könnyű</text:p>
            </table:table-cell>
            <table:table-cell table:style-name="Táblázat45.B2" office:value-type="string">
              <text:p text:style-name="_5b_RPG_5d__20_Táblázattartalom_20_-_20_saját_20_-_20_1">4</text:p>
            </table:table-cell>
          </table:table-row>
          <table:table-row>
            <table:table-cell table:style-name="Táblázat45.A2" office:value-type="string">
              <text:p text:style-name="_5b_RPG_5d__20_Táblázattartalom_20_-_20_saját_20_-_20_1">Átlagos</text:p>
            </table:table-cell>
            <table:table-cell table:style-name="Táblázat45.B2" office:value-type="string">
              <text:p text:style-name="_5b_RPG_5d__20_Táblázattartalom_20_-_20_saját_20_-_20_1">6</text:p>
            </table:table-cell>
          </table:table-row>
          <table:table-row>
            <table:table-cell table:style-name="Táblázat45.A2" office:value-type="string">
              <text:p text:style-name="_5b_RPG_5d__20_Táblázattartalom_20_-_20_saját_20_-_20_1">Nehéz</text:p>
            </table:table-cell>
            <table:table-cell table:style-name="Táblázat45.B2" office:value-type="string">
              <text:p text:style-name="_5b_RPG_5d__20_Táblázattartalom_20_-_20_saját_20_-_20_1">8</text:p>
            </table:table-cell>
          </table:table-row>
          <table:table-row>
            <table:table-cell table:style-name="Táblázat45.A2" office:value-type="string">
              <text:p text:style-name="_5b_RPG_5d__20_Táblázattartalom_20_-_20_saját_20_-_20_1">Nagyon nehéz</text:p>
            </table:table-cell>
            <table:table-cell table:style-name="Táblázat45.B2" office:value-type="string">
              <text:p text:style-name="_5b_RPG_5d__20_Táblázattartalom_20_-_20_saját_20_-_20_1">10</text:p>
            </table:table-cell>
          </table:table-row>
        </table:table>
        <text:p text:style-name="P6"><text:s/></text:p>
        <text:p text:style-name="P51">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table-cell table:style-name="Táblázat22.A1" office:value-type="string">
            <text:p text:style-name="P299"><text:span text:style-name="T26">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Manőver végrehajtásának lépései</text:h>
      <text:p text:style-name="P285">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85">Egy Manőver alkalmazása – jellegétől függően – <text:span text:style-name="T22">legfeljebb</text:span> az alábbi három (de nem kötelezően az összes!) alapfázisból állhat. Mindegyik opcionális, hogy melyikre van szükség, azt az adott Manőver leírásánál, (lásd összefoglaló táblázat) találjuk. Végrehajtásuk sorrendjében:</text:p>
      <text:list text:style-name="L72">
        <text:list-item>
          <text:p text:style-name="P392"><text:span text:style-name="_5b_RPG_5d_Kiemelt_20_kifejezés">Megakasztás<text:tab/>(ellenfél teszi)</text:span></text:p>
        </text:list-item>
        <text:list-item>
          <text:p text:style-name="P392"><text:span text:style-name="_5b_RPG_5d_Kiemelt_20_kifejezés">Végrehajtás<text:tab/>(manővert végző teszi) </text:span><text:span text:style-name="_5b_RPG_5d_Kiemelt_20_kifejezés"><text:span text:style-name="T82">→</text:span></text:span><text:span text:style-name="_5b_RPG_5d_Kiemelt_20_kifejezés"><text:span text:style-name="T45"> mindig ezt dobjuk előbb, mert ez ad leggyorsabban eredményt</text:span></text:span></text:p>
        </text:list-item>
        <text:list-item>
          <text:p text:style-name="P389">Ellenpróba<text:tab/>(manővert végző teszi)</text:p>
        </text:list-item>
      </text:list>
      <text:p text:style-name="P285">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2">összesen egy</text:span><text:span text:style-name="T31"> </text:span>„sima” támadást „emésztenek fel”.</text:p>
      <text:p text:style-name="P285"/>
      <text:h text:style-name="Heading_20_5" text:outline-level="5" text:is-list-header="true"><text:span text:style-name="_5b_RPG_5d_Kiemelt_20_kifejezés"><text:span text:style-name="T26">Megakasztás (M)</text:span></text:span></text:h>
      <text:p text:style-name="Text_20_body">Megelőző támadási forma, melyre az <text:span text:style-name="T22">ellenfél</text:span> jogosult <text:span text:style-name="T22">teljes</text:span>, fegyveres TÉ-jével (soron kívüli extra támadás), ha az adott típusú manőver követelményei között ez szerepel (M). <text:span text:style-name="T67">(Lásd </text:span><text:span text:style-name="T64">táblázat)</text:span></text:p>
      <text:p text:style-name="P3"><text:soft-page-break/>A Megakasztás az első fázis a Manőver végrehajtása során. Ha az így érkező támadás sebző, akkor a Manőver nem sikerült. <text:span text:style-name="T44">(Tipikus példa, a harcból való </text:span><text:span text:style-name="T46">Kibontakozás</text:span><text:span text:style-name="T44">, vagy a </text:span><text:span text:style-name="_5b_RPG_5d_Kiemelt_20_kifejezés"><text:span text:style-name="T44">Belharcba kerülés</text:span></text:span><text:span text:style-name="T44">.)</text:span></text:p>
      <text:p text:style-name="Text_20_body"><text:span text:style-name="_5b_RPG_5d_Kiemelt_20_kifejezés"><text:span text:style-name="T26"/></text:span></text:p>
      <text:h text:style-name="P61" text:outline-level="5"><text:span text:style-name="_5b_RPG_5d_Kiemelt_20_kifejezés"><text:span text:style-name="T26">Végrehajtás (V)</text:span></text:span></text:h>
      <text:p text:style-name="Text_20_body">Nem más, mint egy támadás az <text:span text:style-name="T22">aktuális</text:span><text:span text:style-name="T31">, </text:span>fegyveres TÉ értékkel, melyhez +20 TÉ módosító járul. Ha ez a támadás sikeres, akkor a Végrehajtás is sikeres (sebzés nincs). <text:span text:style-name="T44">(TÉ-be beleszámít a több támadás levonása is!)</text:span></text:p>
      <text:p text:style-name="P116">Ha a <text:span text:style-name="_5b_RPG_5d_Kiemelt_20_kifejezés">Végrehajtás</text:span> sikertelen, akkor a helyzet megvolt, de nem sikerült kihasznál<text:span text:style-name="T20">ni. A </text:span><text:span text:style-name="_5b_RPG_5d_Kiemelt_20_kifejezés"><text:span text:style-name="T20">Végrehajtás</text:span></text:span><text:span text:style-name="_5b_RPG_5d_Kiemelt_20_kifejezés"><text:span text:style-name="T17"> dobása</text:span></text:span><text:span text:style-name="T20"> után – ha sikeres volt, ha nem – az ellenfél legközelebb már számít az ilyen jellegű támadásra, ezért amennyiben ismét ezt a Manővert kísérli meg a karakter, akkor az </text:span><text:span text:style-name="_5b_RPG_5d_Kiemelt_20_kifejezés"><text:span text:style-name="T20">Ellenpróba</text:span></text:span><text:span text:style-name="T20"> során a célszám már </text:span><text:span text:style-name="T13">+2-vel</text:span><text:span text:style-name="T14"> </text:span><text:span text:style-name="T20">nőni fog (lásd: Ellenpróba) (nem halmozódik). Ilyen lehet még az is, ha a játékos az ellenfelét már látta korábban küzdeni és egy konkrét manővert gyakran alkalmazni.</text:span></text:p>
      <text:h text:style-name="P297" text:outline-level="5">Ellenpróba (E)</text:h>
      <text:p text:style-name="P8"><text:span text:style-name="_5b_RPG_5d_Kiemelt_20_kifejezés"><text:span text:style-name="T52">Manőver pont + k10 <text:s text:c="3"/>vs. <text:s text:c="3"/>Manőver célszáma</text:span></text:span></text:p>
      <text:section text:style-name="Sect9" text:name="Manőver-próba">
        <text:p text:style-name="P5"><text:span text:style-name="_5b_RPG_5d_Kiemelt_20_kifejezés">Manőver pont</text:span></text:p>
        <table:table table:name="Táblázat16" table:style-name="Táblázat16">
          <table:table-column table:style-name="Táblázat16.A"/>
          <table:table-column table:style-name="Táblázat16.B"/>
          <table:table-header-rows>
            <table:table-row>
              <table:table-cell table:style-name="Táblázat16.A1" office:value-type="string">
                <text:p text:style-name="P259">Módosító</text:p>
              </table:table-cell>
              <table:table-cell table:style-name="Táblázat16.B1" office:value-type="string">
                <text:p text:style-name="P259">Érték</text:p>
              </table:table-cell>
            </table:table-row>
          </table:table-header-rows>
          <table:table-row>
            <table:table-cell table:style-name="Táblázat16.A2" office:value-type="float" office:value="0">
              <text:p text:style-name="P282">Harcmodor</text:p>
            </table:table-cell>
            <table:table-cell table:style-name="Táblázat16.B2" office:value-type="float" office:value="0">
              <text:p text:style-name="P282">Az aktuálisan használt harcmodor képzettség szintje</text:p>
            </table:table-cell>
          </table:table-row>
          <table:table-row>
            <table:table-cell table:style-name="Táblázat16.A2" office:value-type="float" office:value="0">
              <text:p text:style-name="P282">„Manőver ismeret– <text:line-break/>(az adott manőverre)” <text:s/></text:p>
              <text:p text:style-name="P282">(ha van)</text:p>
            </table:table-cell>
            <table:table-cell table:style-name="Táblázat16.B2" office:value-type="float" office:value="0">
              <text:p text:style-name="P282">Fokonként: +2</text:p>
            </table:table-cell>
          </table:table-row>
          <table:table-row>
            <table:table-cell table:style-name="Táblázat16.A4" office:value-type="float" office:value="0">
              <text:p text:style-name="P282">Vállalás</text:p>
            </table:table-cell>
            <table:table-cell table:style-name="Táblázat16.B4" office:value-type="float" office:value="0">
              <text:p text:style-name="P282">+1 pont <text:span text:style-name="T80">→</text:span> <text:span text:style-name="T20">-15 VÉ</text:span><text:line-break/><text:span text:style-name="T36">(</text:span><text:span text:style-name="T37">Maximum vállalás: </text:span><text:span text:style-name="T38">+ 2</text:span><text:span text:style-name="T37">)</text:span></text:p>
            </table:table-cell>
          </table:table-row>
          <table:table-row>
            <table:table-cell table:style-name="Táblázat16.A4" office:value-type="float" office:value="0">
              <text:p text:style-name="P282">+ k10</text:p>
            </table:table-cell>
            <table:table-cell table:style-name="Táblázat16.B4" office:value-type="float" office:value="0">
              <text:p text:style-name="P282">Dobás k10-el</text:p>
            </table:table-cell>
          </table:table-row>
        </table:table>
        <text:p text:style-name="P48"/>
        <text:p text:style-name="P52"><text:span text:style-name="_5b_RPG_5d_Kiemelt_20_kifejezés">Célszám</text:span></text:p>
        <table:table table:name="Táblázat17" table:style-name="Táblázat17">
          <table:table-column table:style-name="Táblázat17.A"/>
          <table:table-column table:style-name="Táblázat17.B"/>
          <table:table-header-rows>
            <table:table-row>
              <table:table-cell table:style-name="Táblázat17.A1" office:value-type="string">
                <text:p text:style-name="P259">Módosító</text:p>
              </table:table-cell>
              <table:table-cell table:style-name="Táblázat17.B1" office:value-type="string">
                <text:p text:style-name="P259">Érték</text:p>
              </table:table-cell>
            </table:table-row>
          </table:table-header-rows>
          <table:table-row>
            <table:table-cell table:style-name="Táblázat17.A2" office:value-type="float" office:value="0">
              <text:p text:style-name="P282">Manőver Nehézség</text:p>
            </table:table-cell>
            <table:table-cell table:style-name="Táblázat17.B2" office:value-type="float" office:value="0">
              <text:p text:style-name="P282">Az adott Manőver alapnehézsége</text:p>
            </table:table-cell>
          </table:table-row>
          <table:table-row>
            <table:table-cell table:style-name="Táblázat17.A3" office:value-type="float" office:value="0">
              <text:p text:style-name="P282">Harcmodor</text:p>
            </table:table-cell>
            <table:table-cell table:style-name="Táblázat17.B3" office:value-type="float" office:value="0">
              <text:p text:style-name="P282">Az ellenfél aktuálisan használt harcmodor képzettségének szintje</text:p>
            </table:table-cell>
          </table:table-row>
          <table:table-row>
            <table:table-cell table:style-name="Táblázat17.A3" office:value-type="float" office:value="0">
              <text:p text:style-name="P282">„Manőver ismeret – (az adott manőverre)”<text:line-break/><text:span text:style-name="T36">(ha van)</text:span></text:p>
            </table:table-cell>
            <table:table-cell table:style-name="Táblázat17.B3" office:value-type="float" office:value="0">
              <text:p text:style-name="P282">Fokonként: +2</text:p>
            </table:table-cell>
          </table:table-row>
          <table:table-row>
            <table:table-cell table:style-name="Táblázat17.A3" office:value-type="float" office:value="0">
              <text:p text:style-name="P282">Módosító körülmények</text:p>
            </table:table-cell>
            <table:table-cell table:style-name="Táblázat17.B3" office:value-type="float" office:value="0">
              <text:p text:style-name="P283">[-5;+5] <text:s/>Tetszőleges KM által megadott +/- érték. Körülmény függő nehezítés ill. könnyítés. (Pl. eltérő fegyverméretek, bódulat, stb.)</text:p>
            </table:table-cell>
          </table:table-row>
        </table:table>
        <text:p text:style-name="Standard"/>
      </text:section>
      <text:p text:style-name="P290"><text:span text:style-name="T20">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0">ap nehézségétől, attól, hogy a karakter mennyire „bevállalós”, <text:s/>valamint az általa és ellenfele által forgatott fegyverméretektől és egyéb módosító körülményektől.</text:span></text:p>
      <text:p text:style-name="P34">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34">Ha csak az <text:span text:style-name="_5b_RPG_5d_Kiemelt_20_kifejezés">Ellenpróba</text:span> az adott Manőver követelménye, akkor annak sikere esetén az egész <text:span text:style-name="_5b_RPG_5d_Kiemelt_20_kifejezés">Manőver</text:span> automatikusan sikeresnek tekinthető.</text:p>
      <text:list text:style-name="L73">
        <text:list-item>
          <text:p text:style-name="P347"><text:span text:style-name="T20">Ha a körben a manőver az ut</text:span>olsó „támadás”, akkor rontott Végrehajtás esetén Vállalásának VÉ levonása „átcsúszik” a következő körre</text:p>
        </text:list-item>
      </text:list>
      <text:list text:style-name="L74">
        <text:list-item>
          <text:p text:style-name="P345">A KM a körülményektől és szituációtól függően adhat pozitív/negatív célszám módosítót [+5;-5] értékhatáron belül. Sőt, a KM dönthet úgy, hogy a feltételei adottak, <text:span text:style-name="T18">nincs szükség Ellenpróbára</text:span><text:span text:style-name="T18">.</text:span></text:p>
        </text:list-item>
      </text:list>
      <text:h text:style-name="Heading_20_5" text:outline-level="5"><text:soft-page-break/><text:span text:style-name="_5b_RPG_5d_Kiemelt_20_kifejezés"><text:span text:style-name="T7">Vállalás</text:span></text:span></text:h>
      <text:p text:style-name="P285"><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text:style-name="L75">
        <text:list-item>
          <text:p text:style-name="P393"><text:span text:style-name="T18">A Vállalás legfeljebb </text:span><text:span text:style-name="_5b_RPG_5d_Kiemelt_20_kifejezés"><text:span text:style-name="T27">+2</text:span></text:span><text:span text:style-name="T18"> lehet. Minden pont </text:span><text:span text:style-name="T26">-15 VÉ</text:span><text:span text:style-name="T18">-t </text:span><text:span text:style-name="T32">ideiglenes </text:span><text:span text:style-name="T18">levonást okoz (1 visszatámadás)</text:span></text:p>
        </text:list-item>
      </text:list>
      <text:list text:style-name="L74">
        <text:list-item text:start-value="1">
          <text:p text:style-name="P342">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85">Rühes értékei:</text:p>
      <text:list text:style-name="L76">
        <text:list-item>
          <text:p text:style-name="P416">Kardvívás: 7.szint</text:p>
        </text:list-item>
        <text:list-item>
          <text:p text:style-name="P416">KÉ: 15</text:p>
        </text:list-item>
        <text:list-item>
          <text:p text:style-name="P416">TÉ: 55 / 45</text:p>
        </text:list-item>
        <text:list-item>
          <text:p text:style-name="P416">VÉ: 125</text:p>
        </text:list-item>
        <text:list-item>
          <text:p text:style-name="P416">Lefegyverzés/Fegyvertörés manőver - 1.fok</text:p>
        </text:list-item>
      </text:list>
      <text:p text:style-name="P286">Ellenfelének értékei:</text:p>
      <text:list text:style-name="L76">
        <text:list-item text:start-value="1">
          <text:p text:style-name="P416">Kardvívás: 6.szint</text:p>
        </text:list-item>
        <text:list-item>
          <text:p text:style-name="P416">VÉ: 115</text:p>
        </text:list-item>
      </text:list>
      <text:p text:style-name="P34"/>
      <text:list text:style-name="L77">
        <text:list-item>
          <text:p text:style-name="P380">A Lefegyverzés manőver nehézsége: 10</text:p>
        </text:list-item>
        <text:list-item>
          <text:p text:style-name="P380">A Lefegyverezés fázisai: sikeres Végrehajtás (V) és Ellenpró<text:span text:style-name="T85">ba (E) szükséges.</text:span></text:p>
        </text:list-item>
      </text:list>
      <text:p text:style-name="P101"/>
      <text:list text:style-name="L78">
        <text:list-item>
          <text:p text:style-name="P381">Végrehajtás: Rühes +20-al leadja támadását: 55+20+k100 = 132, ez nagyobb mint ellenfele VÉ-je<text:line-break/><text:span text:style-name="T83">→ Sikeres Végrehajtás</text:span></text:p>
        </text:list-item>
        <text:list-item>
          <text:p text:style-name="P383">Ellenpróba</text:p>
        </text:list-item>
      </text:list>
      <text:list text:style-name="L79">
        <text:list-item>
          <text:p text:style-name="P405">Tetves dobása: 7 (<text:span text:style-name="T44">kardvívás)</text:span> + 2 <text:span text:style-name="T44">(Lefegyverzés-1.fok)</text:span> + k10</text:p>
        </text:list-item>
        <text:list-item>
          <text:p text:style-name="P405">Célszám: 6 +10=16 (ellenfél kardvívása + Lefegyverzés nehézsége)</text:p>
        </text:list-item>
      </text:list>
      <table:table table:name="Táblázat35" table:style-name="Táblázat35">
        <table:table-column table:style-name="Táblázat35.A"/>
        <table:table-header-rows>
          <table:table-row>
            <table:table-cell table:style-name="Táblázat35.A1" office:value-type="string">
              <text:p text:style-name="P224">A próbadobás így: <text:line-break/><text:span text:style-name="T26">(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text:soft-page-break/>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26">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3">→</text:span><text:span text:style-name="T98"> -20VÉ</text:span></text:p>
      <text:p text:style-name="P285">Tetves értékei:</text:p>
      <text:list text:style-name="L76">
        <text:list-item text:start-value="1">
          <text:p text:style-name="P416">Közelharc: 7.szint</text:p>
        </text:list-item>
        <text:list-item>
          <text:p text:style-name="P416">KÉ: 15</text:p>
        </text:list-item>
        <text:list-item>
          <text:p text:style-name="P416">TÉ: 55</text:p>
        </text:list-item>
        <text:list-item>
          <text:p text:style-name="P416">VÉ: 125 ; A Vállalás miatt csak: 105</text:p>
        </text:list-item>
        <text:list-item>
          <text:p text:style-name="P416">Manőver ismeret – Gáncsolás – 1.fok</text:p>
        </text:list-item>
      </text:list>
      <text:p text:style-name="P286">Ellenfelének értékei:</text:p>
      <text:list text:style-name="L76">
        <text:list-item text:start-value="1">
          <text:p text:style-name="P416">Kardvívás: 6.szint</text:p>
        </text:list-item>
        <text:list-item>
          <text:p text:style-name="P416">VÉ: 140</text:p>
        </text:list-item>
        <text:list-item>
          <text:p text:style-name="P417"><text:span text:style-name="T22">Nincs</text:span> „Gáncsolás” Manőver ismerete</text:p>
        </text:list-item>
      </text:list>
      <text:p text:style-name="Text_20_body"/>
      <text:list text:style-name="L77">
        <text:list-item text:start-value="1">
          <text:p text:style-name="P380">A Gáncsolás manőver nehézsége: 8 <text:s/><text:span text:style-name="T44">(belharcban 5 lenne, de ez most nem áll fenn)</text:span></text:p>
        </text:list-item>
        <text:list-item>
          <text:p text:style-name="P380">Gáncsolás fázisai: sikeres Végrehajtás (V) és Ellenpró<text:span text:style-name="T85">ba (E) szükséges.</text:span></text:p>
        </text:list-item>
      </text:list>
      <text:p text:style-name="P101"/>
      <text:list text:style-name="L80">
        <text:list-item>
          <text:p text:style-name="P382">Végrehajtás: Tetves leadja támadását. 55+20+k100 = 142, ez nagyobb mint ellenfele VÉ-je <text:line-break/><text:span text:style-name="T83">→ Sikeres Végrehajtás</text:span></text:p>
        </text:list-item>
        <text:list-item>
          <text:p text:style-name="P384">Ellenpróba</text:p>
        </text:list-item>
      </text:list>
      <text:list text:style-name="L81">
        <text:list-item>
          <text:p text:style-name="P406">Tetves manőver pontjai: 7+2+2 = 11 <text:s/><text:line-break/><text:span text:style-name="T44">(közelharc + „Gáncsolás” manőver ismeret bónusza + vállalás)</text:span></text:p>
        </text:list-item>
        <text:list-item>
          <text:p text:style-name="P406">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table-cell table:style-name="Táblázat25.A1" office:value-type="string">
              <text:p text:style-name="P224">A próbadobás így: <text:line-break/>(<text:span text:style-name="T26">11 + k10 ) <text:s/>vs <text:s text:c="2"/>16</text:span></text:p>
            </table:table-cell>
          </table:table-row>
        </table:table-header-rows>
      </table:table>
      <text:p text:style-name="P3">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57" text:outline-level="3">Példaharc</text:h>
      <text:p text:style-name="P228">TODO: <text:s/>Ha a VÉ csökkentés végleges lesz, megint aktualizálni!</text:p>
      <text:p text:style-name="Text_20_body">Lássunk egy konkrét összecsapást, hiszen egy példa többet ér több oldal szabályleírásnál is!</text:p>
      <text:section text:style-name="Sect12"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4">(Erőbónuszzal együtt)</text:span></text:p>
        <text:p text:style-name="Text_20_body">ÉP: 18 </text:p>
        <text:p text:style-name="Text_20_body">Fájdalomtűrés (8) + Önuralom (1) =<text:span text:style-name="T107"> </text:span>9</text:p>
        <text:p text:style-name="Text_20_body">Vért: Láncing <text:span text:style-name="T44">(torzó, felkarok, lábak befedve: 80%)</text:span></text:p>
        <text:p text:style-name="Text_20_body">SFÉ: 10 / 7 / 3 <text:s text:c="4"/><text:span text:style-name="T67">MGT: </text:span><text:span text:style-name="T64">5 </text:span><text:span text:style-name="T44">(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18">Életerő Pontok</text:p>
              </table:table-cell>
              <table:covered-table-cell/>
              <table:covered-table-cell/>
              <table:covered-table-cell/>
            </table:table-row>
          </table:table-header-rows>
          <table:table-row>
            <table:table-cell table:style-name="Táblázat11.A2" office:value-type="string">
              <text:p text:style-name="P218">S1</text:p>
            </table:table-cell>
            <table:table-cell table:style-name="Táblázat11.A2" office:value-type="string">
              <text:p text:style-name="P218">S2</text:p>
            </table:table-cell>
            <table:table-cell table:style-name="Táblázat11.A2" office:value-type="string">
              <text:p text:style-name="P218">S3</text:p>
            </table:table-cell>
            <table:table-cell table:style-name="Táblázat11.D2" office:value-type="string">
              <text:p text:style-name="P218">S4</text:p>
            </table:table-cell>
          </table:table-row>
          <table:table-row>
            <table:table-cell table:style-name="Táblázat11.A3" office:value-type="string">
              <text:p text:style-name="P207">1</text:p>
            </table:table-cell>
            <table:table-cell table:style-name="Táblázat11.A3" office:value-type="string">
              <text:p text:style-name="P207">2</text:p>
            </table:table-cell>
            <table:table-cell table:style-name="Táblázat11.A3" office:value-type="string">
              <text:p text:style-name="P207">3</text:p>
            </table:table-cell>
            <table:table-cell table:style-name="Táblázat11.D3" office:value-type="string">
              <text:p text:style-name="P207">3</text:p>
            </table:table-cell>
          </table:table-row>
          <table:table-row>
            <table:table-cell table:style-name="Táblázat11.A3" office:value-type="string">
              <text:p text:style-name="P207">1</text:p>
            </table:table-cell>
            <table:table-cell table:style-name="Táblázat11.A3" office:value-type="string">
              <text:p text:style-name="P207">2</text:p>
            </table:table-cell>
            <table:table-cell table:style-name="Táblázat11.A3" office:value-type="string">
              <text:p text:style-name="P207">3</text:p>
            </table:table-cell>
            <table:table-cell table:style-name="Táblázat11.D3" office:value-type="string">
              <text:p text:style-name="P207"/>
            </table:table-cell>
          </table:table-row>
          <table:table-row>
            <table:table-cell table:style-name="Táblázat11.A3" office:value-type="string">
              <text:p text:style-name="P207">1</text:p>
            </table:table-cell>
            <table:table-cell table:style-name="Táblázat11.A3" office:value-type="string">
              <text:p text:style-name="P207">2</text:p>
            </table:table-cell>
            <table:table-cell table:style-name="Táblázat11.A3" office:value-type="string">
              <text:p text:style-name="P207">3</text:p>
            </table:table-cell>
            <table:table-cell table:style-name="Táblázat11.D3" office:value-type="string">
              <text:p text:style-name="P207"/>
            </table:table-cell>
          </table:table-row>
          <table:table-row>
            <table:table-cell table:style-name="Táblázat11.A3" office:value-type="string">
              <text:p text:style-name="P207">2</text:p>
            </table:table-cell>
            <table:table-cell table:style-name="Táblázat11.A3" office:value-type="string">
              <text:p text:style-name="P207">2</text:p>
            </table:table-cell>
            <table:table-cell table:style-name="Táblázat11.A3" office:value-type="string">
              <text:p text:style-name="P207">3</text:p>
            </table:table-cell>
            <table:table-cell table:style-name="Táblázat11.D6" office:value-type="string">
              <text:p text:style-name="P207"/>
            </table:table-cell>
          </table:table-row>
          <table:table-row>
            <table:table-cell table:style-name="Táblázat11.A3" office:value-type="string">
              <text:p text:style-name="P207">2</text:p>
            </table:table-cell>
            <table:table-cell table:style-name="Táblázat11.B7" office:value-type="string">
              <text:p text:style-name="P207">3</text:p>
            </table:table-cell>
            <table:table-cell table:style-name="Táblázat11.C7" office:value-type="string">
              <text:p text:style-name="P207"/>
            </table:table-cell>
            <table:table-cell table:style-name="Táblázat11.D7" office:value-type="string">
              <text:p text:style-name="P207"/>
            </table:table-cell>
          </table:table-row>
        </table:table>
        <text:p text:style-name="P49"><text:s/><text:span text:style-name="T105"><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18">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12.A2" office:value-type="string">
              <text:p text:style-name="P217">-</text:p>
            </table:table-cell>
            <table:table-cell table:style-name="Táblázat12.A2" office:value-type="string">
              <text:p text:style-name="P208">-1 TÉ</text:p>
            </table:table-cell>
            <table:table-cell table:style-name="Táblázat12.A2" office:value-type="string">
              <text:p text:style-name="P208">-11 TÉ</text:p>
            </table:table-cell>
            <table:table-cell table:style-name="Táblázat12.D2" office:value-type="string">
              <text:p text:style-name="P208">-21 TÉ</text:p>
            </table:table-cell>
          </table:table-row>
        </table:table>
        <text:p text:style-name="P20"/>
      </text:section>
      <text:p text:style-name="_5b_RPG_5d__20_Szövegtörzs_20_-_20_példaleírás"/>
      <text:section text:style-name="Sect12"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18">Életerő Pontok</text:p>
              </table:table-cell>
              <table:covered-table-cell/>
              <table:covered-table-cell/>
              <table:covered-table-cell/>
            </table:table-row>
          </table:table-header-rows>
          <table:table-row>
            <table:table-cell table:style-name="Táblázat26.A2" office:value-type="string">
              <text:p text:style-name="P218">S1</text:p>
            </table:table-cell>
            <table:table-cell table:style-name="Táblázat26.A2" office:value-type="string">
              <text:p text:style-name="P218">S2</text:p>
            </table:table-cell>
            <table:table-cell table:style-name="Táblázat26.A2" office:value-type="string">
              <text:p text:style-name="P218">S3</text:p>
            </table:table-cell>
            <table:table-cell table:style-name="Táblázat26.D2" office:value-type="string">
              <text:p text:style-name="P218">S4</text:p>
            </table:table-cell>
          </table:table-row>
          <table:table-row>
            <table:table-cell table:style-name="Táblázat26.A3" office:value-type="string">
              <text:p text:style-name="P207">1</text:p>
            </table:table-cell>
            <table:table-cell table:style-name="Táblázat26.A3" office:value-type="string">
              <text:p text:style-name="P207">1</text:p>
            </table:table-cell>
            <table:table-cell table:style-name="Táblázat26.A3" office:value-type="string">
              <text:p text:style-name="P207">1</text:p>
            </table:table-cell>
            <table:table-cell table:style-name="Táblázat26.D3" office:value-type="string">
              <text:p text:style-name="P207">1</text:p>
            </table:table-cell>
          </table:table-row>
          <table:table-row>
            <table:table-cell table:style-name="Táblázat26.A3" office:value-type="string">
              <text:p text:style-name="P207">1</text:p>
            </table:table-cell>
            <table:table-cell table:style-name="Táblázat26.A3" office:value-type="string">
              <text:p text:style-name="P207">1</text:p>
            </table:table-cell>
            <table:table-cell table:style-name="Táblázat26.A3" office:value-type="string">
              <text:p text:style-name="P207">1</text:p>
            </table:table-cell>
            <table:table-cell table:style-name="Táblázat26.D3" office:value-type="string">
              <text:p text:style-name="P207">1</text:p>
            </table:table-cell>
          </table:table-row>
          <table:table-row>
            <table:table-cell table:style-name="Táblázat26.A3" office:value-type="string">
              <text:p text:style-name="P207">1</text:p>
            </table:table-cell>
            <table:table-cell table:style-name="Táblázat26.A3" office:value-type="string">
              <text:p text:style-name="P207">1</text:p>
            </table:table-cell>
            <table:table-cell table:style-name="Táblázat26.A3" office:value-type="string">
              <text:p text:style-name="P207">1</text:p>
            </table:table-cell>
            <table:table-cell table:style-name="Táblázat26.D5" office:value-type="string">
              <text:p text:style-name="P207"/>
            </table:table-cell>
          </table:table-row>
          <table:table-row>
            <table:table-cell table:style-name="Táblázat26.A6" office:value-type="string">
              <text:p text:style-name="P209">1</text:p>
            </table:table-cell>
            <table:table-cell table:style-name="Táblázat26.A6" office:value-type="string">
              <text:p text:style-name="P209">1</text:p>
            </table:table-cell>
            <table:table-cell table:style-name="Táblázat26.C6" office:value-type="string">
              <text:p text:style-name="P210"/>
            </table:table-cell>
            <table:table-cell table:style-name="Táblázat26.D6" office:value-type="string">
              <text:p text:style-name="P210"/>
            </table:table-cell>
          </table:table-row>
          <table:table-row>
            <table:table-cell table:style-name="Táblázat26.C6" office:value-type="string">
              <text:p text:style-name="P210"/>
            </table:table-cell>
            <table:table-cell table:style-name="Táblázat26.C6" office:value-type="string">
              <text:p text:style-name="P210"/>
            </table:table-cell>
            <table:table-cell table:style-name="Táblázat26.C6" office:value-type="string">
              <text:p text:style-name="P210"/>
            </table:table-cell>
            <table:table-cell table:style-name="Táblázat26.D6" office:value-type="string">
              <text:p text:style-name="P210"/>
            </table:table-cell>
          </table:table-row>
        </table:table>
        <text:p text:style-name="P49"><text:s/><text:span text:style-name="T105"><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18">Harcérték levonások<text:span text:style-name="T34"> </text:span><text:span text:style-name="T48">*</text:span><text:span text:style-name="T34"><text:line-break/>(KÉ,TÉ,VÉ, támadás)</text:span></text:p>
              </table:table-cell>
              <table:covered-table-cell/>
              <table:covered-table-cell/>
              <table:covered-table-cell/>
            </table:table-row>
          </table:table-header-rows>
          <table:table-row>
            <table:table-cell table:style-name="Táblázat37.A2" office:value-type="string">
              <text:p text:style-name="P217">-</text:p>
            </table:table-cell>
            <table:table-cell table:style-name="Táblázat37.A2" office:value-type="string">
              <text:p text:style-name="P208">-4 TÉ</text:p>
            </table:table-cell>
            <table:table-cell table:style-name="Táblázat37.A2" office:value-type="string">
              <text:p text:style-name="P208">-14 TÉ</text:p>
            </table:table-cell>
            <table:table-cell table:style-name="Táblázat37.D2" office:value-type="string">
              <text:p text:style-name="P208">-24 TÉ</text:p>
            </table:table-cell>
          </table:table-row>
        </table:table>
        <text:p text:style-name="P20"/>
      </text:section>
      <text:p text:style-name="Text_20_body">Lord Gustav elmélázva sétál ki a könyvtárból, mikor Tetves, a bérgyilkos veti rá magát. Jó pénzt ígértek neki a lovag haláláért. Gustav szerencsére időben <text:span text:style-name="T47">észbe kap </text:span><text:span text:style-name="T16">(Lopakodás/rejtőzés vs. Észlelés próbát a lovag nyeri)</text:span> így Tetves csak a meglepetés +20 TÉ bónuszát kapja meg. </text:p>
      <text:p text:style-name="Text_20_body"><text:span text:style-name="T22">Megjegyzés</text:span>: mivel kettőjük fegyverének mérete közt nincs meg az 1 penge méretkülönbség, ezért mindketten Előnyös helyzetben vannak, tehát sikertelen (nem sebző) támadások esetén a támadó k100 <text:span text:style-name="T60">kisebbik</text:span> kockájával csökkentik egymás Védő Értékét.</text:p>
      <text:p text:style-name="P3"><text:soft-page-break/>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08">→</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300"><text:span text:style-name="T79">(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text:soft-page-break/>(páncéldobása sikeres (3) volt)! Tetves kardja lecsusszan az felé dobogó lovag vértjéről, aki visszatá<text:span text:style-name="T84">madva... 97-et dob. Tetves is elveszített már Védő Értékéből a harc során, alaphelyzetben aktuális VÉ-je 146, de most ugye neki is -30 büntetés van <text:s/>(támadó taktika 146-30=116)</text:span></text:p>
      <text:p text:style-name="P100">64+97=151! <text:s/>Ez is többszörös (+1x) túlütés (+3 SP). Sebzés: Gustav 11-et dob k20-on. <text:line-break/>Σ: 11+5+3=19 SP</text:p>
      <text:p text:style-name="P100">Tetvesnek nincs vértje, ezért a 19 SP 1:1-ben számít <text:span text:style-name="T109">→ </text:span>12 ÉP és (-25 VÉ). Tetvesnek 1 ÉP-je marad, majdnem kettészelték! <text:span text:style-name="T79">(Ájulás ellen fájdalomtűrés próba lesz?)</text:span></text:p>
      <text:p text:style-name="P116">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116">A lovag <text:span text:style-name="T47">kín keservesen</text:span> feltápászkodik, hite, bátorsága és a láncing megmentette az életét. A háttérben vasalt csizmák csattogása hallatszik, az őrjárat érkezik futva, de sok dolguk már nem akad...</text:p>
      <text:p text:style-name="P116"/>
      <text:h text:style-name="P60" text:outline-level="2">Fegyverek</text:h>
      <text:p text:style-name="P41"><text:span text:style-name="T30">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75">Kategóriánként</text:p>
          </table:table-cell>
          <table:covered-table-cell/>
          <table:covered-table-cell/>
          <table:table-cell table:style-name="Táblázat56.D1" office:value-type="string">
            <text:p text:style-name="P75">KÉ</text:p>
          </table:table-cell>
          <table:table-cell table:style-name="Táblázat56.D1" office:value-type="string">
            <text:p text:style-name="P75">TÉ</text:p>
          </table:table-cell>
          <table:table-cell table:style-name="Táblázat56.F1" office:value-type="string">
            <text:p text:style-name="P75">VÉ</text:p>
          </table:table-cell>
        </table:table-row>
        <table:table-row table:style-name="Táblázat56.2">
          <table:covered-table-cell/>
          <table:covered-table-cell/>
          <table:covered-table-cell/>
          <table:table-cell table:style-name="Táblázat56.D2" office:value-type="string">
            <text:p text:style-name="P75">2</text:p>
          </table:table-cell>
          <table:table-cell table:style-name="Táblázat56.D2" office:value-type="string">
            <text:p text:style-name="P75">4</text:p>
          </table:table-cell>
          <table:table-cell table:style-name="Táblázat56.F2" office:value-type="string">
            <text:p text:style-name="P75">4</text:p>
          </table:table-cell>
        </table:table-row>
        <table:table-row table:style-name="Táblázat56.2">
          <table:table-cell table:style-name="Táblázat56.F2" table:number-columns-spanned="6" office:value-type="string">
            <text:p text:style-name="P75"/>
          </table:table-cell>
          <table:covered-table-cell/>
          <table:covered-table-cell/>
          <table:covered-table-cell/>
          <table:covered-table-cell/>
          <table:covered-table-cell/>
        </table:table-row>
        <table:table-row table:style-name="Táblázat56.1">
          <table:table-cell table:style-name="Táblázat56.D2" office:value-type="string">
            <text:p text:style-name="P75">Fegyver példa</text:p>
          </table:table-cell>
          <table:table-cell table:style-name="Táblázat56.D2" office:value-type="string">
            <text:p text:style-name="P75">Kategória</text:p>
          </table:table-cell>
          <table:table-cell table:style-name="Táblázat56.D2" office:value-type="string">
            <text:p text:style-name="P81">Sorszám</text:p>
          </table:table-cell>
          <table:table-cell table:style-name="Táblázat56.D2" office:value-type="string">
            <text:p text:style-name="P75">KÉ</text:p>
          </table:table-cell>
          <table:table-cell table:style-name="Táblázat56.D2" office:value-type="string">
            <text:p text:style-name="P75">TÉ</text:p>
          </table:table-cell>
          <table:table-cell table:style-name="Táblázat56.F2" office:value-type="string">
            <text:p text:style-name="P75">VÉ</text:p>
          </table:table-cell>
        </table:table-row>
        <table:table-row table:style-name="Táblázat56.1">
          <table:table-cell table:style-name="Táblázat56.D2" office:value-type="string">
            <text:p text:style-name="P72"><text:s/>tőr</text:p>
          </table:table-cell>
          <table:table-cell table:style-name="Táblázat56.D2" office:value-type="string">
            <text:p text:style-name="P74">rövid</text:p>
          </table:table-cell>
          <table:table-cell table:style-name="Táblázat56.D2" office:value-type="string">
            <text:p text:style-name="P82">1</text:p>
          </table:table-cell>
          <table:table-cell table:style-name="Táblázat56.D2" office:value-type="string">
            <text:p text:style-name="P74">2</text:p>
          </table:table-cell>
          <table:table-cell table:style-name="Táblázat56.D2" office:value-type="string">
            <text:p text:style-name="P74">4</text:p>
          </table:table-cell>
          <table:table-cell table:style-name="Táblázat56.F2" office:value-type="string">
            <text:p text:style-name="P74">4</text:p>
          </table:table-cell>
        </table:table-row>
        <table:table-row table:style-name="Táblázat56.1">
          <table:table-cell table:style-name="Táblázat56.D2" office:value-type="string">
            <text:p text:style-name="P72"><text:s/>rövid kard</text:p>
          </table:table-cell>
          <table:table-cell table:style-name="Táblázat56.D2" office:value-type="string">
            <text:p text:style-name="P74">fél penge</text:p>
          </table:table-cell>
          <table:table-cell table:style-name="Táblázat56.D2" office:value-type="string">
            <text:p text:style-name="P82">2</text:p>
          </table:table-cell>
          <table:table-cell table:style-name="Táblázat56.D2" office:value-type="string">
            <text:p text:style-name="P74">4</text:p>
          </table:table-cell>
          <table:table-cell table:style-name="Táblázat56.D2" office:value-type="string">
            <text:p text:style-name="P74">8</text:p>
          </table:table-cell>
          <table:table-cell table:style-name="Táblázat56.F2" office:value-type="string">
            <text:p text:style-name="P74">8</text:p>
          </table:table-cell>
        </table:table-row>
        <table:table-row table:style-name="Táblázat56.1">
          <table:table-cell table:style-name="Táblázat56.D2" office:value-type="string">
            <text:p text:style-name="P72"><text:s/>hosszú kard</text:p>
          </table:table-cell>
          <table:table-cell table:style-name="Táblázat56.D2" office:value-type="string">
            <text:p text:style-name="P74">1 penge</text:p>
          </table:table-cell>
          <table:table-cell table:style-name="Táblázat56.D2" office:value-type="string">
            <text:p text:style-name="P82">3</text:p>
          </table:table-cell>
          <table:table-cell table:style-name="Táblázat56.D2" office:value-type="string">
            <text:p text:style-name="P74">6</text:p>
          </table:table-cell>
          <table:table-cell table:style-name="Táblázat56.D2" office:value-type="string">
            <text:p text:style-name="P74">12</text:p>
          </table:table-cell>
          <table:table-cell table:style-name="Táblázat56.F2" office:value-type="string">
            <text:p text:style-name="P74">12</text:p>
          </table:table-cell>
        </table:table-row>
        <table:table-row table:style-name="Táblázat56.1">
          <table:table-cell table:style-name="Táblázat56.D2" office:value-type="string">
            <text:p text:style-name="P72"><text:s/>másfélkezes kard</text:p>
          </table:table-cell>
          <table:table-cell table:style-name="Táblázat56.D2" office:value-type="string">
            <text:p text:style-name="P74">1,5 penge</text:p>
          </table:table-cell>
          <table:table-cell table:style-name="Táblázat56.D2" office:value-type="string">
            <text:p text:style-name="P82">4</text:p>
          </table:table-cell>
          <table:table-cell table:style-name="Táblázat56.D2" office:value-type="string">
            <text:p text:style-name="P74">8</text:p>
          </table:table-cell>
          <table:table-cell table:style-name="Táblázat56.D2" office:value-type="string">
            <text:p text:style-name="P74">16</text:p>
          </table:table-cell>
          <table:table-cell table:style-name="Táblázat56.F2" office:value-type="string">
            <text:p text:style-name="P74">16</text:p>
          </table:table-cell>
        </table:table-row>
        <table:table-row table:style-name="Táblázat56.1">
          <table:table-cell table:style-name="Táblázat56.D2" office:value-type="string">
            <text:p text:style-name="P72"><text:s/>kétkezes kard</text:p>
          </table:table-cell>
          <table:table-cell table:style-name="Táblázat56.D2" office:value-type="string">
            <text:p text:style-name="P74">2 penge</text:p>
          </table:table-cell>
          <table:table-cell table:style-name="Táblázat56.D2" office:value-type="string">
            <text:p text:style-name="P82">5</text:p>
          </table:table-cell>
          <table:table-cell table:style-name="Táblázat56.D2" office:value-type="string">
            <text:p text:style-name="P74">10</text:p>
          </table:table-cell>
          <table:table-cell table:style-name="Táblázat56.D2" office:value-type="string">
            <text:p text:style-name="P74">20</text:p>
          </table:table-cell>
          <table:table-cell table:style-name="Táblázat56.F2" office:value-type="string">
            <text:p text:style-name="P74">20</text:p>
          </table:table-cell>
        </table:table-row>
        <table:table-row table:style-name="Táblázat56.1">
          <table:table-cell table:style-name="Táblázat56.D2" office:value-type="string">
            <text:p text:style-name="P72"><text:s/>lándzsa</text:p>
          </table:table-cell>
          <table:table-cell table:style-name="Táblázat56.D2" office:value-type="string">
            <text:p text:style-name="P74">szálfegyver</text:p>
          </table:table-cell>
          <table:table-cell table:style-name="Táblázat56.D2" office:value-type="string">
            <text:p text:style-name="P82">6</text:p>
          </table:table-cell>
          <table:table-cell table:style-name="Táblázat56.D2" office:value-type="string">
            <text:p text:style-name="P74">12</text:p>
          </table:table-cell>
          <table:table-cell table:style-name="Táblázat56.D2" office:value-type="string">
            <text:p text:style-name="P74">24</text:p>
          </table:table-cell>
          <table:table-cell table:style-name="Táblázat56.F2" office:value-type="string">
            <text:p text:style-name="P74">24</text:p>
          </table:table-cell>
        </table:table-row>
      </table:table>
      <text:p text:style-name="Standard"/>
      <text:h text:style-name="Heading_20_3" text:outline-level="3">Elsődleges támadási típus</text:h>
      <text:p text:style-name="Text_20_body">Minden fegyver rendelkezik egy <text:span text:style-name="T26">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0">knál. Azok a fegyverek számítanak „Speciálisnak”, amelyek komment mezőjében szerepel a „KT” jelölés.</text:span></text:p>
      <text:h text:style-name="P57"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table-cell table:style-name="Tábla14.A1" office:value-type="string">
            <text:p text:style-name="P95">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table-cell table:style-name="Táblázat47.A1" office:value-type="string">
            <text:p text:style-name="P95">Puszta kéz: KÉ: -10, <text:span text:style-name="T18">TÉ: 0,</text:span> VÉ: -10</text:p>
          </table:table-cell>
        </table:table-row>
      </table:table>
      <text:p text:style-name="Text_20_body"/>
      <text:h text:style-name="Heading_20_3" text:outline-level="3">Hárítófegyverek</text:h>
      <text:p text:style-name="P90">TODO_HARC_#27.</text:p>
      <text:p text:style-name="Text_20_body">Kapcsolódó fortély: „<text:span text:style-name="T26">Hárítófegyver-használat</text:span>”</text:p>
      <text:list text:style-name="L82">
        <text:list-item>
          <text:p text:style-name="P395">Alkarvédő </text:p>
        </text:list-item>
        <text:list-item>
          <text:p text:style-name="P418">közelharci fegyverek ellen +10 VÉ, egykezes, pengefegyverek ellen +5 VÉ. Ennél nagyobb fegyverek ellen nem véd. (Ha mindkét karon van, akkor is csak a fenti harcértékek az irányadóak, további bónusz nem jár)</text:p>
        </text:list-item>
        <text:list-item>
          <text:p text:style-name="P439">Köpeny</text:p>
        </text:list-item>
        <text:list-item>
          <text:p text:style-name="P419">TODO</text:p>
        </text:list-item>
        <text:list-item>
          <text:p text:style-name="P439">Csatakesztyű</text:p>
        </text:list-item>
        <text:list-item>
          <text:p text:style-name="P419">TODO</text:p>
        </text:list-item>
        <text:list-item>
          <text:p text:style-name="P440">Tonfa: értékeit lásd a „Közelharci fegyverek harcértékei” fejezetben</text:p>
        </text:list-item>
        <text:list-item>
          <text:p text:style-name="P420">spec: <text:span text:style-name="T60">TODO</text:span></text:p>
        </text:list-item>
        <text:list-item>
          <text:p text:style-name="P440">Fejvadászkard: értékeit lásd a „Közelharci fegyverek harcértékei” fejezetben</text:p>
        </text:list-item>
        <text:list-item>
          <text:p text:style-name="P420">spec: <text:span text:style-name="T60">TODO</text:span></text:p>
        </text:list-item>
      </text:list>
      <text:p text:style-name="Text_20_body"/>
      <text:p text:style-name="Text_20_body"/>
      <text:h text:style-name="P57" text:outline-level="3">Közelharci fegyverek </text:h>
      <text:p text:style-name="Text_20_body">(<text:span text:style-name="T26">IV</text:span>) Általános szabály íves fegyverekre:</text:p>
      <text:list text:style-name="L83">
        <text:list-item>
          <text:p text:style-name="P385">Páncélozatlan ellenfél ellen +2 SP sebzésbónusz</text:p>
        </text:list-item>
      </text:list>
      <text:section text:style-name="Sect13"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70">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79">Fegyver</text:p>
            </table:table-cell>
            <table:table-cell table:style-name="Táblázat31.B2" office:value-type="string">
              <text:p text:style-name="P185">Forgatás módja</text:p>
            </table:table-cell>
            <table:table-cell table:style-name="Táblázat31.A2" office:value-type="string">
              <text:p text:style-name="P185">SP</text:p>
            </table:table-cell>
            <table:table-cell table:style-name="Táblázat31.A2" office:value-type="string">
              <text:p text:style-name="P185">Sebzés módja</text:p>
            </table:table-cell>
            <table:table-cell table:style-name="Táblázat31.A2" office:value-type="string">
              <text:p text:style-name="P179">Átütés</text:p>
            </table:table-cell>
            <table:table-cell table:style-name="Táblázat31.A2" office:value-type="string">
              <text:p text:style-name="P179">Pengehossz</text:p>
            </table:table-cell>
            <table:table-cell table:style-name="Táblázat31.A2" office:value-type="string">
              <text:p text:style-name="P179">KÉ</text:p>
            </table:table-cell>
            <table:table-cell table:style-name="Táblázat31.A2" office:value-type="string">
              <text:p text:style-name="P179">TÉ</text:p>
            </table:table-cell>
            <table:table-cell table:style-name="Táblázat31.A2" office:value-type="string">
              <text:p text:style-name="P179">VÉ</text:p>
            </table:table-cell>
            <table:table-cell table:style-name="Táblázat31.A2" office:value-type="string">
              <text:p text:style-name="P184">Sebesség</text:p>
            </table:table-cell>
            <table:table-cell table:style-name="Táblázat31.K2" office:value-type="string">
              <text:p text:style-name="P179">Speciális</text:p>
            </table:table-cell>
          </table:table-row>
          <table:table-row table:style-name="Táblázat31.1">
            <table:table-cell table:style-name="Táblázat31.A3" office:value-type="string">
              <text:p text:style-name="P71">Puszta kéz</text:p>
            </table:table-cell>
            <table:table-cell table:style-name="Táblázat31.B2" office:value-type="string">
              <text:p text:style-name="P73">egykezes</text:p>
            </table:table-cell>
            <table:table-cell table:style-name="Táblázat31.A3" office:value-type="string">
              <text:p text:style-name="P73">-5</text:p>
            </table:table-cell>
            <table:table-cell table:style-name="Táblázat31.A3" office:value-type="string">
              <text:p text:style-name="P73">Z</text:p>
            </table:table-cell>
            <table:table-cell table:style-name="Táblázat31.E3" office:value-type="string">
              <text:p text:style-name="P73">0</text:p>
            </table:table-cell>
            <table:table-cell table:style-name="Táblázat31.E3" office:value-type="string">
              <text:p text:style-name="P73">0</text:p>
            </table:table-cell>
            <table:table-cell table:style-name="Táblázat31.A3" office:value-type="string">
              <text:p text:style-name="P73">-10</text:p>
            </table:table-cell>
            <table:table-cell table:style-name="Táblázat31.A3" office:value-type="string">
              <text:p text:style-name="P73">-10</text:p>
            </table:table-cell>
            <table:table-cell table:style-name="Táblázat31.A3" office:value-type="string">
              <text:p text:style-name="P73">-10</text:p>
            </table:table-cell>
            <table:table-cell table:style-name="Táblázat31.E3" office:value-type="string">
              <text:p text:style-name="P73">5</text:p>
            </table:table-cell>
            <table:table-cell table:style-name="Táblázat31.K3" office:value-type="string">
              <text:p text:style-name="P66">KT sebesülést okoz. </text:p>
              <text:p text:style-name="P66">Minden 5-ik KT 1 ÉP elvesztését okozza. </text:p>
              <text:p text:style-name="P66">Kivéve: harcművészek „Sárkány ököl” fortélya</text:p>
              <text:p text:style-name="P66">Erőbónusz: Az Erő 1:1-ben beszámít</text:p>
            </table:table-cell>
          </table:table-row>
          <table:table-row table:style-name="Táblázat31.1">
            <table:table-cell table:style-name="Táblázat31.A3" office:value-type="string">
              <text:p text:style-name="P71">Tőr</text:p>
            </table:table-cell>
            <table:table-cell table:style-name="Táblázat31.B2" office:value-type="string">
              <text:p text:style-name="P73">egykezes</text:p>
            </table:table-cell>
            <table:table-cell table:style-name="Táblázat31.A3" office:value-type="string">
              <text:p text:style-name="P73">+1</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4</text:p>
            </table:table-cell>
            <table:table-cell table:style-name="Táblázat31.A3" office:value-type="string">
              <text:p text:style-name="P73">4</text:p>
            </table:table-cell>
            <table:table-cell table:style-name="Táblázat31.E3" office:value-type="string">
              <text:p text:style-name="P73">5</text:p>
            </table:table-cell>
            <table:table-cell table:style-name="Táblázat31.K3" office:value-type="string">
              <text:p text:style-name="P66">-</text:p>
            </table:table-cell>
          </table:table-row>
          <table:table-row table:style-name="Táblázat31.1">
            <table:table-cell table:style-name="Táblázat31.A3" office:value-type="string">
              <text:p text:style-name="P71">Béltépő</text:p>
            </table:table-cell>
            <table:table-cell table:style-name="Táblázat31.B2" office:value-type="string">
              <text:p text:style-name="P73">egykezes</text:p>
            </table:table-cell>
            <table:table-cell table:style-name="Táblázat31.E3" office:value-type="string">
              <text:p text:style-name="P73">+1</text:p>
            </table:table-cell>
            <table:table-cell table:style-name="Táblázat31.E3" office:value-type="string">
              <text:p text:style-name="P73">S</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E3" office:value-type="string">
              <text:p text:style-name="P73">2</text:p>
            </table:table-cell>
            <table:table-cell table:style-name="Táblázat31.E3" office:value-type="string">
              <text:p text:style-name="P73">4</text:p>
            </table:table-cell>
            <table:table-cell table:style-name="Táblázat31.E3" office:value-type="string">
              <text:p text:style-name="P73">4</text:p>
            </table:table-cell>
            <table:table-cell table:style-name="Táblázat31.E3" office:value-type="string">
              <text:p text:style-name="P73">5</text:p>
            </table:table-cell>
            <table:table-cell table:style-name="Táblázat31.K3" office:value-type="string">
              <text:list text:style-name="L84">
                <text:list-item>
                  <text:p text:style-name="P315">Ha minimum 11 SP lett a sebződobás, akkor +5 SP jár.</text:p>
                </text:list-item>
                <text:list-item>
                  <text:p text:style-name="P315">Páncélos ellenfélnél minden esetben elakad, <text:s/>ha átment rajta a sebzés.</text:p>
                </text:list-item>
                <text:list-item>
                  <text:p text:style-name="P315">Páncéltalan esetén: K6 dobás:<text:line-break/>1-2 a fegyver elakad a testben, <text:s/>ha átment rajta a sebzés.</text:p>
                </text:list-item>
              </text:list>
            </table:table-cell>
          </table:table-row>
          <table:table-row table:style-name="Táblázat31.1">
            <table:table-cell table:style-name="Táblázat31.A3" office:value-type="string">
              <text:p text:style-name="P71">Dzsambia</text:p>
            </table:table-cell>
            <table:table-cell table:style-name="Táblázat31.B2" office:value-type="string">
              <text:p text:style-name="P73">egykezes</text:p>
            </table:table-cell>
            <table:table-cell table:style-name="Táblázat31.E3" office:value-type="string">
              <text:p text:style-name="P73">+0</text:p>
            </table:table-cell>
            <table:table-cell table:style-name="Táblázat31.E3" office:value-type="string">
              <text:p text:style-name="P73">V/S</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E3" office:value-type="string">
              <text:p text:style-name="P73">2</text:p>
            </table:table-cell>
            <table:table-cell table:style-name="Táblázat31.E3" office:value-type="string">
              <text:p text:style-name="P73">4</text:p>
            </table:table-cell>
            <table:table-cell table:style-name="Táblázat31.E3" office:value-type="string">
              <text:p text:style-name="P73">4</text:p>
            </table:table-cell>
            <table:table-cell table:style-name="Táblázat31.E3" office:value-type="string">
              <text:p text:style-name="P73">5</text:p>
            </table:table-cell>
            <table:table-cell table:style-name="Táblázat31.K3" office:value-type="string">
              <text:p text:style-name="P66">Páncélozott ellenfélnél: SP:0</text:p>
              <text:p text:style-name="P66">Páncél nélküli ellenfélnél: SP:+2</text:p>
            </table:table-cell>
          </table:table-row>
          <table:table-row table:style-name="Táblázat31.1">
            <table:table-cell table:style-name="Táblázat31.A3" office:value-type="string">
              <text:p text:style-name="P71">Garott</text:p>
            </table:table-cell>
            <table:table-cell table:style-name="Táblázat31.B2" office:value-type="string">
              <text:p text:style-name="P73">egykezes</text:p>
            </table:table-cell>
            <table:table-cell table:style-name="Táblázat31.E3" office:value-type="string">
              <text:p text:style-name="P67">+8 / +4</text:p>
            </table:table-cell>
            <table:table-cell table:style-name="Táblázat31.E3" office:value-type="string">
              <text:p text:style-name="P73">V</text:p>
            </table:table-cell>
            <table:table-cell table:style-name="Táblázat31.E3" office:value-type="string">
              <text:p text:style-name="P73">0</text:p>
            </table:table-cell>
            <table:table-cell table:style-name="Táblázat31.E3" office:value-type="string">
              <text:p text:style-name="P73">0</text:p>
            </table:table-cell>
            <table:table-cell table:style-name="Táblázat31.A3" office:value-type="string">
              <text:p text:style-name="P73">0*</text:p>
            </table:table-cell>
            <table:table-cell table:style-name="Táblázat31.A3" office:value-type="string">
              <text:p text:style-name="P73">0*</text:p>
            </table:table-cell>
            <table:table-cell table:style-name="Táblázat31.A3" office:value-type="string">
              <text:p text:style-name="P73">0*</text:p>
            </table:table-cell>
            <table:table-cell table:style-name="Táblázat31.E3" office:value-type="string">
              <text:p text:style-name="P73">-</text:p>
            </table:table-cell>
            <table:table-cell table:style-name="Táblázat31.K3" office:value-type="string">
              <text:p text:style-name="P66"/>
              <text:p text:style-name="P66">Csak orvtámadás harci taktikában használható.</text:p>
              <text:p text:style-name="P66">Erőbónusz: Az Erő 1:1-ben beszámít</text:p>
            </table:table-cell>
          </table:table-row>
          <table:table-row table:style-name="Táblázat31.1">
            <table:table-cell table:style-name="Táblázat31.A3" office:value-type="string">
              <text:p text:style-name="P71">Kés</text:p>
            </table:table-cell>
            <table:table-cell table:style-name="Táblázat31.B2" office:value-type="string">
              <text:p text:style-name="P73">egykezes</text:p>
            </table:table-cell>
            <table:table-cell table:style-name="Táblázat31.A3" office:value-type="string">
              <text:p text:style-name="P73">+0<text:bookmark-start text:name="DDE_LINK3"/><text:bookmark-end text:name="DDE_LINK3"/></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3</text:p>
            </table:table-cell>
            <table:table-cell table:style-name="Táblázat31.A3" office:value-type="string">
              <text:p text:style-name="P73">1</text:p>
            </table:table-cell>
            <table:table-cell table:style-name="Táblázat31.E3" office:value-type="string">
              <text:p text:style-name="P73">5</text:p>
            </table:table-cell>
            <table:table-cell table:style-name="Táblázat31.K3" office:value-type="string">
              <text:p text:style-name="P66">-</text:p>
            </table:table-cell>
          </table:table-row>
          <table:table-row table:style-name="Táblázat31.1">
            <table:table-cell table:style-name="Táblázat31.A3" office:value-type="string">
              <text:p text:style-name="P71">Kriszkés</text:p>
            </table:table-cell>
            <table:table-cell table:style-name="Táblázat31.B2" office:value-type="string">
              <text:p text:style-name="P73">egykezes</text:p>
            </table:table-cell>
            <table:table-cell table:style-name="Táblázat31.A3" office:value-type="string">
              <text:p text:style-name="P73">+3/0</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4</text:p>
            </table:table-cell>
            <table:table-cell table:style-name="Táblázat31.A3" office:value-type="string">
              <text:p text:style-name="P73">5</text:p>
            </table:table-cell>
            <table:table-cell table:style-name="Táblázat31.A3" office:value-type="string">
              <text:p text:style-name="P73">2</text:p>
            </table:table-cell>
            <table:table-cell table:style-name="Táblázat31.E3" office:value-type="string">
              <text:p text:style-name="P73">5</text:p>
            </table:table-cell>
            <table:table-cell table:style-name="Táblázat31.K3" office:value-type="string">
              <text:p text:style-name="P66">Páncél nélküli ellenfélnél, szúrás esetén sebzése: +3 SP</text:p>
              <text:p text:style-name="P66">Fegyverrántás szituációban +5 KÉ</text:p>
              <text:p text:style-name="P66">Páncélszúrásra nem használható.</text:p>
            </table:table-cell>
          </table:table-row>
          <table:table-row table:style-name="Táblázat31.1">
            <table:table-cell table:style-name="Táblázat31.A3" office:value-type="string">
              <text:p text:style-name="P71">Levéltőr</text:p>
            </table:table-cell>
            <table:table-cell table:style-name="Táblázat31.B2" office:value-type="string">
              <text:p text:style-name="P73">egykezes</text:p>
            </table:table-cell>
            <table:table-cell table:style-name="Táblázat31.A3" office:value-type="string">
              <text:p text:style-name="P73">+1</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4</text:p>
            </table:table-cell>
            <table:table-cell table:style-name="Táblázat31.A3" office:value-type="string">
              <text:p text:style-name="P73">5</text:p>
            </table:table-cell>
            <table:table-cell table:style-name="Táblázat31.E3" office:value-type="string">
              <text:p text:style-name="P73">5</text:p>
            </table:table-cell>
            <table:table-cell table:style-name="Táblázat31.K3" office:value-type="string">
              <text:p text:style-name="P66">-</text:p>
            </table:table-cell>
          </table:table-row>
          <table:table-row table:style-name="Táblázat31.1">
            <table:table-cell table:style-name="Táblázat31.A3" office:value-type="string">
              <text:p text:style-name="P71">Markolatgomb</text:p>
            </table:table-cell>
            <table:table-cell table:style-name="Táblázat31.B2" office:value-type="string">
              <text:p text:style-name="P73">egykezes</text:p>
            </table:table-cell>
            <table:table-cell table:style-name="Táblázat31.A3" office:value-type="string">
              <text:p text:style-name="P73">+0</text:p>
            </table:table-cell>
            <table:table-cell table:style-name="Táblázat31.A3" office:value-type="string">
              <text:p text:style-name="P73">Z</text:p>
            </table:table-cell>
            <table:table-cell table:style-name="Táblázat31.E3" office:value-type="string">
              <text:p text:style-name="P73">0</text:p>
            </table:table-cell>
            <table:table-cell table:style-name="Táblázat31.E3" office:value-type="string">
              <text:p text:style-name="P73">0</text:p>
            </table:table-cell>
            <table:table-cell table:style-name="Táblázat31.A3" office:value-type="string">
              <text:p text:style-name="P73">-7</text:p>
            </table:table-cell>
            <table:table-cell table:style-name="Táblázat31.A3" office:value-type="string">
              <text:p text:style-name="P73">-7</text:p>
            </table:table-cell>
            <table:table-cell table:style-name="Táblázat31.A3" office:value-type="string">
              <text:p text:style-name="P73">-7</text:p>
            </table:table-cell>
            <table:table-cell table:style-name="Táblázat31.E3" office:value-type="string">
              <text:p text:style-name="P73">5</text:p>
            </table:table-cell>
            <table:table-cell table:style-name="Táblázat31.K3" office:value-type="string">
              <text:p text:style-name="P66">Ugyanazok az értékei, mint a Vasökölnek.</text:p>
            </table:table-cell>
          </table:table-row>
          <table:table-row table:style-name="Táblázat31.1">
            <table:table-cell table:style-name="Táblázat31.A3" office:value-type="string">
              <text:p text:style-name="P71">Méregfog</text:p>
            </table:table-cell>
            <table:table-cell table:style-name="Táblázat31.B2" office:value-type="string">
              <text:p text:style-name="P73">egykezes</text:p>
            </table:table-cell>
            <table:table-cell table:style-name="Táblázat31.A3" office:value-type="string">
              <text:p text:style-name="P73">+0</text:p>
            </table:table-cell>
            <table:table-cell table:style-name="Táblázat31.A3" office:value-type="string">
              <text:p text:style-name="P73">S</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1</text:p>
            </table:table-cell>
            <table:table-cell table:style-name="Táblázat31.A3" office:value-type="string">
              <text:p text:style-name="P73">3</text:p>
            </table:table-cell>
            <table:table-cell table:style-name="Táblázat31.A3" office:value-type="string">
              <text:p text:style-name="P73">3</text:p>
            </table:table-cell>
            <table:table-cell table:style-name="Táblázat31.E3" office:value-type="string">
              <text:p text:style-name="P73"/>
            </table:table-cell>
            <table:table-cell table:style-name="Táblázat31.K3" office:value-type="string">
              <text:p text:style-name="P66">Ha sebzést okoz, befecskendezi a benne tárolt mérget.</text:p>
            </table:table-cell>
          </table:table-row>
          <table:table-row table:style-name="Táblázat31.1">
            <table:table-cell table:style-name="Táblázat31.A3" office:value-type="string">
              <text:p text:style-name="P71">Pugoss</text:p>
            </table:table-cell>
            <table:table-cell table:style-name="Táblázat31.B2" office:value-type="string">
              <text:p text:style-name="P73">egykezes</text:p>
            </table:table-cell>
            <table:table-cell table:style-name="Táblázat31.A3" office:value-type="string">
              <text:p text:style-name="P73">+1</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5</text:p>
            </table:table-cell>
            <table:table-cell table:style-name="Táblázat31.A3" office:value-type="string">
              <text:p text:style-name="P73">4</text:p>
            </table:table-cell>
            <table:table-cell table:style-name="Táblázat31.E3" office:value-type="string">
              <text:p text:style-name="P73">5</text:p>
            </table:table-cell>
            <table:table-cell table:style-name="Táblázat31.K3" office:value-type="string">
              <text:p text:style-name="P66">Különleges fegyver használata szabály: gorviki klánnal, vagy mesterrel.</text:p>
              <text:p text:style-name="P66">Ha a karakter nem ismeri a fegyver különleges fogásait akkor harcértékei sima tőré lesznek.</text:p>
            </table:table-cell>
          </table:table-row>
          <table:table-row table:style-name="Táblázat31.1">
            <table:table-cell table:style-name="Táblázat31.A3" office:value-type="string">
              <text:p text:style-name="P71">Ramiera</text:p>
            </table:table-cell>
            <table:table-cell table:style-name="Táblázat31.B2" office:value-type="string">
              <text:p text:style-name="P73">egykezes</text:p>
            </table:table-cell>
            <table:table-cell table:style-name="Táblázat31.A3" office:value-type="string">
              <text:p text:style-name="P73">+2</text:p>
            </table:table-cell>
            <table:table-cell table:style-name="Táblázat31.A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3</text:p>
            </table:table-cell>
            <table:table-cell table:style-name="Táblázat31.A3" office:value-type="string">
              <text:p text:style-name="P73">5</text:p>
            </table:table-cell>
            <table:table-cell table:style-name="Táblázat31.A3" office:value-type="string">
              <text:p text:style-name="P73">5</text:p>
            </table:table-cell>
            <table:table-cell table:style-name="Táblázat31.E3" office:value-type="string">
              <text:p text:style-name="P73">5</text:p>
            </table:table-cell>
            <table:table-cell table:style-name="Táblázat31.K3" office:value-type="string">
              <text:p text:style-name="P66">KF - Amennyiben ez nincs meg, akkor csak a Rövidkard értékeivel forgatható.</text:p>
              <text:p text:style-name="P66">Tőrnél nehezebb elrejteni.</text:p>
            </table:table-cell>
          </table:table-row>
          <table:table-row table:style-name="Táblázat31.1">
            <table:table-cell table:style-name="Táblázat31.A3" office:value-type="string">
              <text:p text:style-name="P71">Tőr, hárító</text:p>
            </table:table-cell>
            <table:table-cell table:style-name="Táblázat31.B2" office:value-type="string">
              <text:p text:style-name="P73">egykezes</text:p>
            </table:table-cell>
            <table:table-cell table:style-name="Táblázat31.E3" office:value-type="string">
              <text:p text:style-name="P73">+0</text:p>
            </table:table-cell>
            <table:table-cell table:style-name="Táblázat31.E3" office:value-type="string">
              <text:p text:style-name="P73">S</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4</text:p>
            </table:table-cell>
            <table:table-cell table:style-name="Táblázat31.A3" office:value-type="string">
              <text:p text:style-name="P73">10</text:p>
            </table:table-cell>
            <table:table-cell table:style-name="Táblázat31.E3" office:value-type="string">
              <text:p text:style-name="P73">5</text:p>
            </table:table-cell>
            <table:table-cell table:style-name="Táblázat31.K3" office:value-type="string">
              <text:p text:style-name="P66"><text:span text:style-name="T22">Nagyon</text:span> drága!</text:p>
            </table:table-cell>
          </table:table-row>
          <table:table-row table:style-name="Táblázat31.1">
            <table:table-cell table:style-name="Táblázat31.A3" office:value-type="string">
              <text:p text:style-name="P71">Tőr, kígyó</text:p>
            </table:table-cell>
            <table:table-cell table:style-name="Táblázat31.B2" office:value-type="string">
              <text:p text:style-name="P73">egykezes</text:p>
            </table:table-cell>
            <table:table-cell table:style-name="Táblázat31.E3" office:value-type="string">
              <text:p text:style-name="P73">+2</text:p>
            </table:table-cell>
            <table:table-cell table:style-name="Táblázat31.E3" office:value-type="string">
              <text:p text:style-name="P73">S/V</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2</text:p>
            </table:table-cell>
            <table:table-cell table:style-name="Táblázat31.A3" office:value-type="string">
              <text:p text:style-name="P73">4</text:p>
            </table:table-cell>
            <table:table-cell table:style-name="Táblázat31.A3" office:value-type="string">
              <text:p text:style-name="P73">4</text:p>
            </table:table-cell>
            <table:table-cell table:style-name="Táblázat31.E3" office:value-type="string">
              <text:p text:style-name="P73">5</text:p>
            </table:table-cell>
            <table:table-cell table:style-name="Táblázat31.K3" office:value-type="string">
              <text:p text:style-name="P66">Áldozótőr</text:p>
              <text:p text:style-name="P66">Vágásnál: +0 SP</text:p>
            </table:table-cell>
          </table:table-row>
          <table:table-row table:style-name="Táblázat31.1">
            <table:table-cell table:style-name="Táblázat31.A3" office:value-type="string">
              <text:p text:style-name="P71">Tőr, ököl</text:p>
            </table:table-cell>
            <table:table-cell table:style-name="Táblázat31.B2" office:value-type="string">
              <text:p text:style-name="P73">egykezes</text:p>
            </table:table-cell>
            <table:table-cell table:style-name="Táblázat31.E3" office:value-type="string">
              <text:p text:style-name="P73">+0</text:p>
            </table:table-cell>
            <table:table-cell table:style-name="Táblázat31.E3" office:value-type="string">
              <text:p text:style-name="P73">S</text:p>
            </table:table-cell>
            <table:table-cell table:style-name="Táblázat31.E3" office:value-type="string">
              <text:p text:style-name="P73">0</text:p>
            </table:table-cell>
            <table:table-cell table:style-name="Táblázat31.E3" office:value-type="string">
              <text:p text:style-name="P73">rövid</text:p>
            </table:table-cell>
            <table:table-cell table:style-name="Táblázat31.A3" office:value-type="string">
              <text:p text:style-name="P73">-5</text:p>
            </table:table-cell>
            <table:table-cell table:style-name="Táblázat31.A3" office:value-type="string">
              <text:p text:style-name="P73">0</text:p>
            </table:table-cell>
            <table:table-cell table:style-name="Táblázat31.A3" office:value-type="string">
              <text:p text:style-name="P73">-5</text:p>
            </table:table-cell>
            <table:table-cell table:style-name="Táblázat31.E3" office:value-type="string">
              <text:p text:style-name="P73">5</text:p>
            </table:table-cell>
            <table:table-cell table:style-name="Táblázat31.K3" office:value-type="string">
              <text:p text:style-name="P66"/>
            </table:table-cell>
          </table:table-row>
          <text:soft-page-break/>
          <table:table-row table:style-name="Táblázat31.1">
            <table:table-cell table:style-name="Táblázat31.A18" office:value-type="string">
              <text:p text:style-name="P71">Tőr, páncélszúró</text:p>
            </table:table-cell>
            <table:table-cell table:style-name="Táblázat31.B2" office:value-type="string">
              <text:p text:style-name="P73">egykezes</text:p>
            </table:table-cell>
            <table:table-cell table:style-name="Táblázat31.A18" office:value-type="string">
              <text:p text:style-name="P73">+1</text:p>
            </table:table-cell>
            <table:table-cell table:style-name="Táblázat31.A18" office:value-type="string">
              <text:p text:style-name="P73">S</text:p>
            </table:table-cell>
            <table:table-cell table:style-name="Táblázat31.A18" office:value-type="string">
              <text:p text:style-name="P73">8</text:p>
            </table:table-cell>
            <table:table-cell table:style-name="Táblázat31.A18" office:value-type="string">
              <text:p text:style-name="P73">1 penge</text:p>
            </table:table-cell>
            <table:table-cell table:style-name="Táblázat31.A18" office:value-type="string">
              <text:p text:style-name="P73">4</text:p>
            </table:table-cell>
            <table:table-cell table:style-name="Táblázat31.A18" office:value-type="string">
              <text:p text:style-name="P73">8</text:p>
            </table:table-cell>
            <table:table-cell table:style-name="Táblázat31.A18" office:value-type="string">
              <text:p text:style-name="P73">4</text:p>
            </table:table-cell>
            <table:table-cell table:style-name="Táblázat31.A18" office:value-type="string">
              <text:p text:style-name="P73"/>
            </table:table-cell>
            <table:table-cell table:style-name="Táblázat31.K18" office:value-type="string">
              <text:p text:style-name="P66">-</text:p>
            </table:table-cell>
          </table:table-row>
          <table:table-row table:style-name="Táblázat31.1">
            <table:table-cell table:style-name="Táblázat31.A3" office:value-type="string">
              <text:p text:style-name="P71">Tőr, Slan</text:p>
            </table:table-cell>
            <table:table-cell table:style-name="Táblázat31.B2" office:value-type="string">
              <text:p text:style-name="P73">egykezes</text:p>
            </table:table-cell>
            <table:table-cell table:style-name="Táblázat31.E3" office:value-type="string">
              <text:p text:style-name="P77">+2</text:p>
            </table:table-cell>
            <table:table-cell table:style-name="Táblázat31.E3" office:value-type="string">
              <text:p text:style-name="P77">S/V</text:p>
            </table:table-cell>
            <table:table-cell table:style-name="Táblázat31.E3" office:value-type="string">
              <text:p text:style-name="P77">0</text:p>
            </table:table-cell>
            <table:table-cell table:style-name="Táblázat31.E3" office:value-type="string">
              <text:p text:style-name="P77">rövid</text:p>
            </table:table-cell>
            <table:table-cell table:style-name="Táblázat31.A3" office:value-type="string">
              <text:p text:style-name="P77">0</text:p>
            </table:table-cell>
            <table:table-cell table:style-name="Táblázat31.A3" office:value-type="string">
              <text:p text:style-name="P77">6</text:p>
            </table:table-cell>
            <table:table-cell table:style-name="Táblázat31.A3" office:value-type="string">
              <text:p text:style-name="P77">2</text:p>
            </table:table-cell>
            <table:table-cell table:style-name="Táblázat31.E3" office:value-type="string">
              <text:p text:style-name="P77">5</text:p>
            </table:table-cell>
            <table:table-cell table:style-name="Táblázat31.K3" office:value-type="string">
              <text:p text:style-name="P68"/>
            </table:table-cell>
          </table:table-row>
          <table:table-row table:style-name="Táblázat31.1">
            <table:table-cell table:style-name="Táblázat31.A3" office:value-type="string">
              <text:p text:style-name="P71">Vasököl / páncélkesztyű</text:p>
            </table:table-cell>
            <table:table-cell table:style-name="Táblázat31.B2" office:value-type="string">
              <text:p text:style-name="P73">egykezes</text:p>
            </table:table-cell>
            <table:table-cell table:style-name="Táblázat31.E3" office:value-type="string">
              <text:p text:style-name="P73">+0</text:p>
            </table:table-cell>
            <table:table-cell table:style-name="Táblázat31.E3" office:value-type="string">
              <text:p text:style-name="P73">Z</text:p>
            </table:table-cell>
            <table:table-cell table:style-name="Táblázat31.E3" office:value-type="string">
              <text:p text:style-name="P73">0</text:p>
            </table:table-cell>
            <table:table-cell table:style-name="Táblázat31.E3" office:value-type="string">
              <text:p text:style-name="P73">0</text:p>
            </table:table-cell>
            <table:table-cell table:style-name="Táblázat31.E3" office:value-type="string">
              <text:p text:style-name="P73">-7</text:p>
            </table:table-cell>
            <table:table-cell table:style-name="Táblázat31.E3" office:value-type="string">
              <text:p text:style-name="P73">-7</text:p>
            </table:table-cell>
            <table:table-cell table:style-name="Táblázat31.E3" office:value-type="string">
              <text:p text:style-name="P73">-7</text:p>
            </table:table-cell>
            <table:table-cell table:style-name="Táblázat31.E3" office:value-type="string">
              <text:p text:style-name="P73">5</text:p>
            </table:table-cell>
            <table:table-cell table:style-name="Táblázat31.K3" office:value-type="string">
              <text:p text:style-name="P66">Erőbónusz: 0 feletti rész 1:1-ben számít be.</text:p>
            </table:table-cell>
          </table:table-row>
        </table:table>
        <text:p text:style-name="P65"><text:s/></text:p>
        <text:h text:style-name="Heading_20_3" text:outline-level="3">Kardvívó fegyverek harcértékei</text:h>
      </text:section>
      <text:p text:style-name="Text_20_body">(<text:span text:style-name="T26">MK</text:span>) Általános szabály Másfélkezes fegyverekre, ha egy kézzel forgatják őket: </text:p>
      <text:list text:style-name="L83">
        <text:list-item text:start-value="1">
          <text:p text:style-name="P385">-3 KÉ, -5 TÉ, -5 VÉ</text:p>
        </text:list-item>
        <text:list-item>
          <text:p text:style-name="P385">Átütés megszűnik (ha volt)</text:p>
        </text:list-item>
        <text:list-item>
          <text:p text:style-name="P385">Erőbónusz csak +2 Erő felett jár (tehát Erőbónusz = +2 feletti rész fele, lefele kerekítve)</text:p>
        </text:list-item>
        <text:list-item>
          <text:p text:style-name="P385">Sebesség, Sebzés marad</text:p>
        </text:list-item>
      </text:list>
      <text:p text:style-name="Text_20_body"/>
      <text:p text:style-name="Text_20_body">(<text:span text:style-name="T26">IV</text:span>) Általános szabály íves fegyverekre:</text:p>
      <text:list text:style-name="L83">
        <text:list-item text:start-value="1">
          <text:p text:style-name="P385">Páncélozatlan ellenfél ellen +2 SP sebzésbónusz</text:p>
        </text:list-item>
      </text:list>
      <text:p text:style-name="Text_20_body"/>
      <text:section text:style-name="Sect13"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187">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186">Fegyver</text:p>
            </table:table-cell>
            <table:table-cell table:style-name="Táblázat58.B2" office:value-type="string">
              <text:p text:style-name="P185">Forgatás módja</text:p>
            </table:table-cell>
            <table:table-cell table:style-name="Táblázat58.A2" office:value-type="string">
              <text:p text:style-name="P185">SP</text:p>
            </table:table-cell>
            <table:table-cell table:style-name="Táblázat58.A2" office:value-type="string">
              <text:p text:style-name="P185">Sebzés módja</text:p>
            </table:table-cell>
            <table:table-cell table:style-name="Táblázat58.A2" office:value-type="string">
              <text:p text:style-name="P185">Átütés</text:p>
            </table:table-cell>
            <table:table-cell table:style-name="Táblázat58.A2" office:value-type="string">
              <text:p text:style-name="P185">Pengehossz</text:p>
            </table:table-cell>
            <table:table-cell table:style-name="Táblázat58.A2" office:value-type="string">
              <text:p text:style-name="P185">KÉ</text:p>
            </table:table-cell>
            <table:table-cell table:style-name="Táblázat58.A2" office:value-type="string">
              <text:p text:style-name="P185">TÉ</text:p>
            </table:table-cell>
            <table:table-cell table:style-name="Táblázat58.A2" office:value-type="string">
              <text:p text:style-name="P185">VÉ</text:p>
            </table:table-cell>
            <table:table-cell table:style-name="Táblázat58.A2" office:value-type="string">
              <text:p text:style-name="P188">Sebesség</text:p>
            </table:table-cell>
            <table:table-cell table:style-name="Táblázat58.K2" office:value-type="string">
              <text:p text:style-name="P185">Speciális</text:p>
            </table:table-cell>
          </table:table-row>
          <table:table-row table:style-name="Táblázat58.1">
            <table:table-cell table:style-name="Táblázat58.A3" office:value-type="string">
              <text:p text:style-name="P71">Kard, dzsenn szablya</text:p>
            </table:table-cell>
            <table:table-cell table:style-name="Táblázat58.B2" office:value-type="string">
              <text:p text:style-name="P73">egykezes</text:p>
            </table:table-cell>
            <table:table-cell table:style-name="Táblázat58.C3" office:value-type="string">
              <text:p text:style-name="P73">+4</text:p>
            </table:table-cell>
            <table:table-cell table:style-name="Táblázat58.C3" office:value-type="string">
              <text:p text:style-name="P73">V/S</text:p>
            </table:table-cell>
            <table:table-cell table:style-name="Táblázat58.C3" office:value-type="string">
              <text:p text:style-name="P73">0</text:p>
            </table:table-cell>
            <table:table-cell table:style-name="Táblázat58.C3" office:value-type="string">
              <text:p text:style-name="P73">1 penge</text:p>
            </table:table-cell>
            <table:table-cell table:style-name="Táblázat58.C3" office:value-type="string">
              <text:p text:style-name="P73">8</text:p>
            </table:table-cell>
            <table:table-cell table:style-name="Táblázat58.C3" office:value-type="string">
              <text:p text:style-name="P73">15</text:p>
            </table:table-cell>
            <table:table-cell table:style-name="Táblázat58.C3" office:value-type="string">
              <text:p text:style-name="P73">15</text:p>
            </table:table-cell>
            <table:table-cell table:style-name="Táblázat58.C3" office:value-type="string">
              <text:p text:style-name="P73">5</text:p>
            </table:table-cell>
            <table:table-cell table:style-name="Táblázat58.K3" office:value-type="string">
              <text:p text:style-name="P70">(IV)<text:span text:style-name="T18"> fegyver</text:span></text:p>
            </table:table-cell>
          </table:table-row>
          <table:table-row table:style-name="Táblázat58.1">
            <table:table-cell table:style-name="Táblázat58.A3" office:value-type="string">
              <text:p text:style-name="P71">Kard, emrelin</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1 penge</text:p>
            </table:table-cell>
            <table:table-cell table:style-name="Táblázat58.A3" office:value-type="string">
              <text:p text:style-name="P73">7</text:p>
            </table:table-cell>
            <table:table-cell table:style-name="Táblázat58.A3" office:value-type="string">
              <text:p text:style-name="P73">13</text:p>
            </table:table-cell>
            <table:table-cell table:style-name="Táblázat58.A3" office:value-type="string">
              <text:p text:style-name="P73">13</text:p>
            </table:table-cell>
            <table:table-cell table:style-name="Táblázat58.C3" office:value-type="string">
              <text:p text:style-name="P73">6</text:p>
            </table:table-cell>
            <table:table-cell table:style-name="Táblázat58.K3" office:value-type="string">
              <text:p text:style-name="P66"/>
            </table:table-cell>
          </table:table-row>
          <table:table-row table:style-name="Táblázat58.1">
            <table:table-cell table:style-name="Táblázat58.A3" office:value-type="string">
              <text:p text:style-name="P71">Kard, fejvadász</text:p>
            </table:table-cell>
            <table:table-cell table:style-name="Táblázat58.B2" office:value-type="string">
              <text:p text:style-name="P73">egykezes</text:p>
            </table:table-cell>
            <table:table-cell table:style-name="Táblázat58.A3" office:value-type="string">
              <text:p text:style-name="P73">+3</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0,5 penge</text:p>
            </table:table-cell>
            <table:table-cell table:style-name="Táblázat58.A3" office:value-type="string">
              <text:p text:style-name="P73">5</text:p>
            </table:table-cell>
            <table:table-cell table:style-name="Táblázat58.A3" office:value-type="string">
              <text:p text:style-name="P73">9</text:p>
            </table:table-cell>
            <table:table-cell table:style-name="Táblázat58.A3" office:value-type="string">
              <text:p text:style-name="P73">11</text:p>
            </table:table-cell>
            <table:table-cell table:style-name="Táblázat58.A3" office:value-type="string">
              <text:p text:style-name="P73">5</text:p>
            </table:table-cell>
            <table:table-cell table:style-name="Táblázat58.K3" office:value-type="string">
              <text:p text:style-name="P66">KF: gorviki klánnal, vagy mesterrel.</text:p>
              <text:p text:style-name="P66">Ha a karakter nem ismeri a fegyver különleges fogásait akkor harcértékei sima rövidkardé lesznek.</text:p>
              <text:p text:style-name="P66">Hárítófegyverként is használható.</text:p>
            </table:table-cell>
          </table:table-row>
          <table:table-row table:style-name="Táblázat58.1">
            <table:table-cell table:style-name="Táblázat58.A3" office:value-type="string">
              <text:p text:style-name="P71">Kard, handzsár</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V</text:p>
            </table:table-cell>
            <table:table-cell table:style-name="Táblázat58.A3" office:value-type="string">
              <text:p text:style-name="P73">0</text:p>
            </table:table-cell>
            <table:table-cell table:style-name="Táblázat58.A3" office:value-type="string">
              <text:p text:style-name="P73">1 penge</text:p>
            </table:table-cell>
            <table:table-cell table:style-name="Táblázat58.A3" office:value-type="string">
              <text:p text:style-name="P73">4</text:p>
            </table:table-cell>
            <table:table-cell table:style-name="Táblázat58.A3" office:value-type="string">
              <text:p text:style-name="P73">13</text:p>
            </table:table-cell>
            <table:table-cell table:style-name="Táblázat58.A3" office:value-type="string">
              <text:p text:style-name="P73">10</text:p>
            </table:table-cell>
            <table:table-cell table:style-name="Táblázat58.C3" office:value-type="string">
              <text:p text:style-name="P73">6</text:p>
            </table:table-cell>
            <table:table-cell table:style-name="Táblázat58.K3" office:value-type="string">
              <text:p text:style-name="P70">(IV)<text:span text:style-name="T18"> fegyver</text:span></text:p>
              <text:p text:style-name="P66">Erő követelmény: +2</text:p>
            </table:table-cell>
          </table:table-row>
          <table:table-row table:style-name="Táblázat58.1">
            <table:table-cell table:style-name="Táblázat58.A3" office:value-type="string">
              <text:p text:style-name="P71">Kard, hiequar</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S/V</text:p>
            </table:table-cell>
            <table:table-cell table:style-name="Táblázat58.A3" office:value-type="string">
              <text:p text:style-name="P73">2</text:p>
            </table:table-cell>
            <table:table-cell table:style-name="Táblázat58.A3" office:value-type="string">
              <text:p text:style-name="P73">1 penge</text:p>
            </table:table-cell>
            <table:table-cell table:style-name="Táblázat58.A3" office:value-type="string">
              <text:p text:style-name="P73">4</text:p>
            </table:table-cell>
            <table:table-cell table:style-name="Táblázat58.A3" office:value-type="string">
              <text:p text:style-name="P73">12</text:p>
            </table:table-cell>
            <table:table-cell table:style-name="Táblázat58.A3" office:value-type="string">
              <text:p text:style-name="P73">8</text:p>
            </table:table-cell>
            <table:table-cell table:style-name="Táblázat58.C3" office:value-type="string">
              <text:p text:style-name="P73">6</text:p>
            </table:table-cell>
            <table:table-cell table:style-name="Táblázat58.K3" office:value-type="string">
              <text:p text:style-name="P66">Elfek használják. Előtörténet!</text:p>
            </table:table-cell>
          </table:table-row>
          <table:table-row table:style-name="Táblázat58.1">
            <table:table-cell table:style-name="Táblázat58.A3" office:value-type="string">
              <text:p text:style-name="P71">Kard, hosszú</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text:s/>V/S</text:p>
            </table:table-cell>
            <table:table-cell table:style-name="Táblázat58.A3" office:value-type="string">
              <text:p text:style-name="P73">0</text:p>
            </table:table-cell>
            <table:table-cell table:style-name="Táblázat58.A3" office:value-type="string">
              <text:p text:style-name="P73">1 penge</text:p>
            </table:table-cell>
            <table:table-cell table:style-name="Táblázat58.A3" office:value-type="string">
              <text:p text:style-name="P73">6</text:p>
            </table:table-cell>
            <table:table-cell table:style-name="Táblázat58.A3" office:value-type="string">
              <text:p text:style-name="P73">12</text:p>
            </table:table-cell>
            <table:table-cell table:style-name="Táblázat58.A3" office:value-type="string">
              <text:p text:style-name="P73">12</text:p>
            </table:table-cell>
            <table:table-cell table:style-name="Táblázat58.C3" office:value-type="string">
              <text:p text:style-name="P73">6</text:p>
            </table:table-cell>
            <table:table-cell table:style-name="Táblázat58.K3" office:value-type="string">
              <text:p text:style-name="P66">Nem éri meg, mert a másfélkezes sokkal jobb mindenben és nincs hátránya</text:p>
            </table:table-cell>
          </table:table-row>
          <table:table-row table:style-name="Táblázat58.1">
            <table:table-cell table:style-name="Táblázat58.A3" office:value-type="string">
              <text:p text:style-name="P71">Kard, jatagán</text:p>
            </table:table-cell>
            <table:table-cell table:style-name="Táblázat58.B2" office:value-type="string">
              <text:p text:style-name="P73">egykezes</text:p>
            </table:table-cell>
            <table:table-cell table:style-name="Táblázat58.A3" office:value-type="string">
              <text:p text:style-name="P73">+1</text:p>
            </table:table-cell>
            <table:table-cell table:style-name="Táblázat58.A3" office:value-type="string">
              <text:p text:style-name="P73"><text:s/>V/S</text:p>
            </table:table-cell>
            <table:table-cell table:style-name="Táblázat58.A3" office:value-type="string">
              <text:p text:style-name="P73">0</text:p>
            </table:table-cell>
            <table:table-cell table:style-name="Táblázat58.A3" office:value-type="string">
              <text:p text:style-name="P79">1 penge</text:p>
              <text:p text:style-name="P79">vagy 0,5 penge?</text:p>
              <text:p text:style-name="P79">(Márk)</text:p>
            </table:table-cell>
            <table:table-cell table:style-name="Táblázat58.A3" office:value-type="string">
              <text:p text:style-name="P231">4</text:p>
            </table:table-cell>
            <table:table-cell table:style-name="Táblázat58.A3" office:value-type="string">
              <text:p text:style-name="P231">8</text:p>
            </table:table-cell>
            <table:table-cell table:style-name="Táblázat58.A3" office:value-type="string">
              <text:p text:style-name="P231">8</text:p>
            </table:table-cell>
            <table:table-cell table:style-name="Táblázat58.C3" office:value-type="string">
              <text:p text:style-name="P231">6</text:p>
            </table:table-cell>
            <table:table-cell table:style-name="Táblázat58.K3" office:value-type="string">
              <text:p text:style-name="P70">(IV)<text:span text:style-name="T18"> fegyver</text:span></text:p>
            </table:table-cell>
          </table:table-row>
          <table:table-row table:style-name="Táblázat58.1">
            <table:table-cell table:style-name="Táblázat58.A3" office:value-type="string">
              <text:p text:style-name="P71">Kard, kétkezes</text:p>
            </table:table-cell>
            <table:table-cell table:style-name="Táblázat58.B2" office:value-type="string">
              <text:p text:style-name="P73">kétkezes</text:p>
            </table:table-cell>
            <table:table-cell table:style-name="Táblázat58.A3" office:value-type="string">
              <text:p text:style-name="P73">+8</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2 penge</text:p>
            </table:table-cell>
            <table:table-cell table:style-name="Táblázat58.A3" office:value-type="string">
              <text:p text:style-name="P73">10</text:p>
            </table:table-cell>
            <table:table-cell table:style-name="Táblázat58.A3" office:value-type="string">
              <text:p text:style-name="P73">20</text:p>
            </table:table-cell>
            <table:table-cell table:style-name="Táblázat58.A3" office:value-type="string">
              <text:p text:style-name="P73">15</text:p>
            </table:table-cell>
            <table:table-cell table:style-name="Táblázat58.C3" office:value-type="string">
              <text:p text:style-name="P73">8</text:p>
            </table:table-cell>
            <table:table-cell table:style-name="Táblázat58.K3" office:value-type="string">
              <text:p text:style-name="P66">Ha közrefogják a forgatót, fegyverének VÉ-je 0-ra zuhan.</text:p>
              <text:p text:style-name="P66">Erő követelmény: +2</text:p>
              <text:p text:style-name="P66">Edzettség követelmény: +1</text:p>
            </table:table-cell>
          </table:table-row>
          <table:table-row table:style-name="Táblázat58.1">
            <table:table-cell table:style-name="Táblázat58.A3" office:value-type="string">
              <text:p text:style-name="P71">Kard, khossas</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1 penge</text:p>
            </table:table-cell>
            <table:table-cell table:style-name="Táblázat58.A3" office:value-type="string">
              <text:p text:style-name="P73">4</text:p>
            </table:table-cell>
            <table:table-cell table:style-name="Táblázat58.A3" office:value-type="string">
              <text:p text:style-name="P73">11</text:p>
            </table:table-cell>
            <table:table-cell table:style-name="Táblázat58.A3" office:value-type="string">
              <text:p text:style-name="P73">10</text:p>
            </table:table-cell>
            <table:table-cell table:style-name="Táblázat58.C3" office:value-type="string">
              <text:p text:style-name="P73">6</text:p>
            </table:table-cell>
            <table:table-cell table:style-name="Táblázat58.K3" office:value-type="string">
              <text:p text:style-name="P66">Elfek használják. Előtörténet!</text:p>
            </table:table-cell>
          </table:table-row>
          <table:table-row table:style-name="Táblázat58.1">
            <table:table-cell table:style-name="Táblázat58.A3" office:value-type="string">
              <text:p text:style-name="P71">Kard, kígyó</text:p>
            </table:table-cell>
            <table:table-cell table:style-name="Táblázat58.B2" office:value-type="string">
              <text:p text:style-name="P73">egykezes</text:p>
            </table:table-cell>
            <table:table-cell table:style-name="Táblázat58.C3" office:value-type="string">
              <text:p text:style-name="P73">+3</text:p>
            </table:table-cell>
            <table:table-cell table:style-name="Táblázat58.C3" office:value-type="string">
              <text:p text:style-name="P73"><text:s/>V/S</text:p>
            </table:table-cell>
            <table:table-cell table:style-name="Táblázat58.C3" office:value-type="string">
              <text:p text:style-name="P73">0</text:p>
            </table:table-cell>
            <table:table-cell table:style-name="Táblázat58.C3" office:value-type="string">
              <text:p text:style-name="P73">1 penge</text:p>
            </table:table-cell>
            <table:table-cell table:style-name="Táblázat58.C3" office:value-type="string">
              <text:p text:style-name="P73">5</text:p>
            </table:table-cell>
            <table:table-cell table:style-name="Táblázat58.C3" office:value-type="string">
              <text:p text:style-name="P73">11</text:p>
            </table:table-cell>
            <table:table-cell table:style-name="Táblázat58.C3" office:value-type="string">
              <text:p text:style-name="P73">11</text:p>
            </table:table-cell>
            <table:table-cell table:style-name="Táblázat58.C3" office:value-type="string">
              <text:p text:style-name="P73">6</text:p>
            </table:table-cell>
            <table:table-cell table:style-name="Táblázat58.K3" office:value-type="string">
              <text:p text:style-name="P66">Szúró sebzés: +5 SP</text:p>
            </table:table-cell>
          </table:table-row>
          <table:table-row table:style-name="Táblázat58.1">
            <table:table-cell table:style-name="Táblázat58.A3" office:value-type="string">
              <text:p text:style-name="P71">Kard, Lagoss</text:p>
            </table:table-cell>
            <table:table-cell table:style-name="Táblázat58.B2" office:value-type="string">
              <text:p text:style-name="P73">egykezes</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0</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3" office:value-type="string">
              <text:p text:style-name="P66">KF: Amennyiben ez nincs meg, akkor csak a Hosszúkard értékeivel forgatható.</text:p>
            </table:table-cell>
          </table:table-row>
          <table:table-row table:style-name="Táblázat58.1">
            <table:table-cell table:style-name="Táblázat58.A3" office:value-type="string">
              <text:p text:style-name="P71">Kard, lovag</text:p>
            </table:table-cell>
            <table:table-cell table:style-name="Táblázat58.B2" office:value-type="string">
              <text:p text:style-name="P73">egykezes</text:p>
            </table:table-cell>
            <table:table-cell table:style-name="Táblázat58.C3" office:value-type="string">
              <text:p text:style-name="P73">+6</text:p>
            </table:table-cell>
            <table:table-cell table:style-name="Táblázat58.C3" office:value-type="string">
              <text:p text:style-name="P73">V/S</text:p>
            </table:table-cell>
            <table:table-cell table:style-name="Táblázat58.C3" office:value-type="string">
              <text:p text:style-name="P73">1</text:p>
            </table:table-cell>
            <table:table-cell table:style-name="Táblázat58.C3" office:value-type="string">
              <text:p text:style-name="P73">1 penge</text:p>
            </table:table-cell>
            <table:table-cell table:style-name="Táblázat58.C3" office:value-type="string">
              <text:p text:style-name="P73">7</text:p>
            </table:table-cell>
            <table:table-cell table:style-name="Táblázat58.C3" office:value-type="string">
              <text:p text:style-name="P73">15</text:p>
            </table:table-cell>
            <table:table-cell table:style-name="Táblázat58.C3" office:value-type="string">
              <text:p text:style-name="P73">12</text:p>
            </table:table-cell>
            <table:table-cell table:style-name="Táblázat58.C3" office:value-type="string">
              <text:p text:style-name="P73">7</text:p>
            </table:table-cell>
            <table:table-cell table:style-name="Táblázat58.K3" office:value-type="string">
              <text:p text:style-name="P66">Erő követelmény: +2</text:p>
            </table:table-cell>
          </table:table-row>
          <table:table-row table:style-name="Táblázat58.1">
            <table:table-cell table:style-name="Táblázat58.A3" office:value-type="string">
              <text:p text:style-name="P71">Kard, másfélkezes</text:p>
            </table:table-cell>
            <table:table-cell table:style-name="Táblázat58.B2" office:value-type="string">
              <text:p text:style-name="P73">kétkezes</text:p>
            </table:table-cell>
            <table:table-cell table:style-name="Táblázat58.A3" office:value-type="string">
              <text:p text:style-name="P73">+5</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1,5 penge</text:p>
            </table:table-cell>
            <table:table-cell table:style-name="Táblázat58.A3" office:value-type="string">
              <text:p text:style-name="P73">8</text:p>
            </table:table-cell>
            <table:table-cell table:style-name="Táblázat58.A3" office:value-type="string">
              <text:p text:style-name="P73">16</text:p>
            </table:table-cell>
            <table:table-cell table:style-name="Táblázat58.A3" office:value-type="string">
              <text:p text:style-name="P73">16</text:p>
            </table:table-cell>
            <table:table-cell table:style-name="Táblázat58.C3" office:value-type="string">
              <text:p text:style-name="P73">7</text:p>
            </table:table-cell>
            <table:table-cell table:style-name="Táblázat58.K3" office:value-type="string">
              <text:p text:style-name="P66">(MK), továbbá:</text:p>
              <text:list text:style-name="L85">
                <text:list-item>
                  <text:p text:style-name="P316">2 kézre fogva az Erő +1 feletti része </text:p>
                </text:list-item>
                <text:list-item>
                  <text:p text:style-name="P316">+1-es Erő alatt forgatva:</text:p>
                </text:list-item>
                <text:list-item>
                  <text:p text:style-name="P316">1 pontonként -20 minden harcértékre</text:p>
                </text:list-item>
                <text:list-item>
                  <text:p text:style-name="P316">1:1 levonás SP-ből</text:p>
                </text:list-item>
              </text:list>
            </table:table-cell>
          </table:table-row>
          <table:table-row table:style-name="Táblázat58.1">
            <table:table-cell table:style-name="Táblázat58.A3" office:value-type="string">
              <text:p text:style-name="P71">Kard, mesterkard</text:p>
            </table:table-cell>
            <table:table-cell table:style-name="Táblázat58.B2" office:value-type="string">
              <text:p text:style-name="P73">kétkezes</text:p>
            </table:table-cell>
            <table:table-cell table:style-name="Táblázat58.C3" office:value-type="string">
              <text:p text:style-name="P73">+5</text:p>
            </table:table-cell>
            <table:table-cell table:style-name="Táblázat58.C3" office:value-type="string">
              <text:p text:style-name="P73">V/S</text:p>
            </table:table-cell>
            <table:table-cell table:style-name="Táblázat58.C3" office:value-type="string">
              <text:p text:style-name="P73">0</text:p>
            </table:table-cell>
            <table:table-cell table:style-name="Táblázat58.C3" office:value-type="string">
              <text:p text:style-name="P73">1,5 penge</text:p>
            </table:table-cell>
            <table:table-cell table:style-name="Táblázat58.C3" office:value-type="string">
              <text:p text:style-name="P73">9</text:p>
            </table:table-cell>
            <table:table-cell table:style-name="Táblázat58.C3" office:value-type="string">
              <text:p text:style-name="P73">18</text:p>
            </table:table-cell>
            <table:table-cell table:style-name="Táblázat58.C3" office:value-type="string">
              <text:p text:style-name="P73">13</text:p>
            </table:table-cell>
            <table:table-cell table:style-name="Táblázat58.C3" office:value-type="string">
              <text:p text:style-name="P73">7</text:p>
            </table:table-cell>
            <table:table-cell table:style-name="Táblázat58.K3" office:value-type="string">
              <text:p text:style-name="P66">(MK), továbbá:</text:p>
              <text:p text:style-name="P69">TODO</text:p>
            </table:table-cell>
          </table:table-row>
          <table:table-row table:style-name="Táblázat58.1">
            <table:table-cell table:style-name="Táblázat58.A3" office:value-type="string">
              <text:p text:style-name="P71">Kard, Pugoss</text:p>
            </table:table-cell>
            <table:table-cell table:style-name="Táblázat58.B2" office:value-type="string">
              <text:p text:style-name="P73">egykezes</text:p>
            </table:table-cell>
            <table:table-cell table:style-name="Táblázat58.C13" office:value-type="string">
              <text:p text:style-name="P73"/>
            </table:table-cell>
            <table:table-cell table:style-name="Táblázat58.C13" office:value-type="string">
              <text:p text:style-name="P73"/>
            </table:table-cell>
            <table:table-cell table:style-name="Táblázat58.C3" office:value-type="string">
              <text:p text:style-name="P73">0</text:p>
            </table:table-cell>
            <table:table-cell table:style-name="Táblázat58.C3" office:value-type="string">
              <text:p text:style-name="P73">0,5 penge</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17" office:value-type="string">
              <text:p text:style-name="P66">(KF)</text:p>
            </table:table-cell>
          </table:table-row>
          <table:table-row table:style-name="Táblázat58.1">
            <table:table-cell table:style-name="Táblázat58.A3" office:value-type="string">
              <text:p text:style-name="P71">Kard, rövid</text:p>
            </table:table-cell>
            <table:table-cell table:style-name="Táblázat58.B2" office:value-type="string">
              <text:p text:style-name="P73">egykezes</text:p>
            </table:table-cell>
            <table:table-cell table:style-name="Táblázat58.A3" office:value-type="string">
              <text:p text:style-name="P73">+2</text:p>
            </table:table-cell>
            <table:table-cell table:style-name="Táblázat58.A3" office:value-type="string">
              <text:p text:style-name="P73">S/V</text:p>
            </table:table-cell>
            <table:table-cell table:style-name="Táblázat58.A3" office:value-type="string">
              <text:p text:style-name="P73">0</text:p>
            </table:table-cell>
            <table:table-cell table:style-name="Táblázat58.A3" office:value-type="string">
              <text:p text:style-name="P73">0,5 penge</text:p>
            </table:table-cell>
            <table:table-cell table:style-name="Táblázat58.A3" office:value-type="string">
              <text:p text:style-name="P73">4</text:p>
            </table:table-cell>
            <table:table-cell table:style-name="Táblázat58.A3" office:value-type="string">
              <text:p text:style-name="P73">8</text:p>
            </table:table-cell>
            <table:table-cell table:style-name="Táblázat58.A3" office:value-type="string">
              <text:p text:style-name="P73">8</text:p>
            </table:table-cell>
            <table:table-cell table:style-name="Táblázat58.C3" office:value-type="string">
              <text:p text:style-name="P73">6</text:p>
            </table:table-cell>
            <table:table-cell table:style-name="Táblázat58.K3" office:value-type="string">
              <text:p text:style-name="P66">-</text:p>
            </table:table-cell>
          </table:table-row>
          <table:table-row table:style-name="Táblázat58.1">
            <table:table-cell table:style-name="Táblázat58.A3" office:value-type="string">
              <text:p text:style-name="P71">Kard, Slan</text:p>
            </table:table-cell>
            <table:table-cell table:style-name="Táblázat58.B2" office:value-type="string">
              <text:p text:style-name="P73">kétkezes</text:p>
            </table:table-cell>
            <table:table-cell table:style-name="Táblázat58.A3" office:value-type="string">
              <text:p text:style-name="P73">+6</text:p>
            </table:table-cell>
            <table:table-cell table:style-name="Táblázat58.A3" office:value-type="string">
              <text:p text:style-name="P73">V/S</text:p>
            </table:table-cell>
            <table:table-cell table:style-name="Táblázat58.A3" office:value-type="string">
              <text:p text:style-name="P73">2</text:p>
            </table:table-cell>
            <table:table-cell table:style-name="Táblázat58.A3" office:value-type="string">
              <text:p text:style-name="P73">1,5 penge</text:p>
            </table:table-cell>
            <table:table-cell table:style-name="Táblázat58.A3" office:value-type="string">
              <text:p text:style-name="P73">9</text:p>
            </table:table-cell>
            <table:table-cell table:style-name="Táblázat58.A3" office:value-type="string">
              <text:p text:style-name="P73">19</text:p>
            </table:table-cell>
            <table:table-cell table:style-name="Táblázat58.A3" office:value-type="string">
              <text:p text:style-name="P73">13</text:p>
            </table:table-cell>
            <table:table-cell table:style-name="Táblázat58.C3" office:value-type="string">
              <text:p text:style-name="P73">7</text:p>
            </table:table-cell>
            <table:table-cell table:style-name="Táblázat58.K3" office:value-type="string">
              <text:p text:style-name="P66">(MK), továbbá: <text:s/>(spec)</text:p>
              <text:p text:style-name="P66">Nagyon ritka, rendkívül nehéz hozzájutni, legtöbbször személyre szabott.</text:p>
              <text:p text:style-name="P66">Fegyverrántásban képzett karakter fegyverrántó szituációban +5 KÉ-t kap.</text:p>
            </table:table-cell>
          </table:table-row>
          <table:table-row table:style-name="Táblázat58.1">
            <table:table-cell table:style-name="Táblázat58.A3" office:value-type="string">
              <text:p text:style-name="P71">Kard, Slan rövid</text:p>
            </table:table-cell>
            <table:table-cell table:style-name="Táblázat58.B2" office:value-type="string">
              <text:p text:style-name="P73">egykezes</text:p>
            </table:table-cell>
            <table:table-cell table:style-name="Táblázat58.A3" office:value-type="string">
              <text:p text:style-name="P73">+4</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0,5 penge</text:p>
            </table:table-cell>
            <table:table-cell table:style-name="Táblázat58.A3" office:value-type="string">
              <text:p text:style-name="P73">5</text:p>
            </table:table-cell>
            <table:table-cell table:style-name="Táblázat58.A3" office:value-type="string">
              <text:p text:style-name="P73">11</text:p>
            </table:table-cell>
            <table:table-cell table:style-name="Táblázat58.A3" office:value-type="string">
              <text:p text:style-name="P73">5</text:p>
            </table:table-cell>
            <table:table-cell table:style-name="Táblázat58.C3" office:value-type="string">
              <text:p text:style-name="P73">5</text:p>
            </table:table-cell>
            <table:table-cell table:style-name="Táblázat58.K3" office:value-type="string">
              <text:p text:style-name="P66">Lásd Slan kard (de nem (MK))</text:p>
            </table:table-cell>
          </table:table-row>
          <table:table-row table:style-name="Táblázat58.1">
            <table:table-cell table:style-name="Táblázat58.A3" office:value-type="string">
              <text:p text:style-name="P71">Kard, Slan csatakard</text:p>
            </table:table-cell>
            <table:table-cell table:style-name="Táblázat58.B2" office:value-type="string">
              <text:p text:style-name="P73">kétkezes</text:p>
            </table:table-cell>
            <table:table-cell table:style-name="Táblázat58.C3" office:value-type="string">
              <text:p text:style-name="P73">+9</text:p>
            </table:table-cell>
            <table:table-cell table:style-name="Táblázat58.C3" office:value-type="string">
              <text:p text:style-name="P73">V/S</text:p>
            </table:table-cell>
            <table:table-cell table:style-name="Táblázat58.C3" office:value-type="string">
              <text:p text:style-name="P73">2</text:p>
            </table:table-cell>
            <table:table-cell table:style-name="Táblázat58.C3" office:value-type="string">
              <text:p text:style-name="P73">2 penge</text:p>
            </table:table-cell>
            <table:table-cell table:style-name="Táblázat58.C3" office:value-type="string">
              <text:p text:style-name="P73">9</text:p>
            </table:table-cell>
            <table:table-cell table:style-name="Táblázat58.C3" office:value-type="string">
              <text:p text:style-name="P73">23</text:p>
            </table:table-cell>
            <table:table-cell table:style-name="Táblázat58.C3" office:value-type="string">
              <text:p text:style-name="P73">17</text:p>
            </table:table-cell>
            <table:table-cell table:style-name="Táblázat58.C3" office:value-type="string">
              <text:p text:style-name="P73">8</text:p>
            </table:table-cell>
            <table:table-cell table:style-name="Táblázat58.K3" office:value-type="string">
              <text:p text:style-name="P66">Hihetetlen drága és ritka.</text:p>
              <text:p text:style-name="P66">Csak két kézzel forgatható.<text:line-break/> (spec)</text:p>
            </table:table-cell>
          </table:table-row>
          <text:soft-page-break/>
          <table:table-row table:style-name="Táblázat58.1">
            <table:table-cell table:style-name="Táblázat58.A3" office:value-type="string">
              <text:p text:style-name="P71">Kard, szablya</text:p>
            </table:table-cell>
            <table:table-cell table:style-name="Táblázat58.B2" office:value-type="string">
              <text:p text:style-name="P73">egykezes</text:p>
            </table:table-cell>
            <table:table-cell table:style-name="Táblázat58.A3" office:value-type="string">
              <text:p text:style-name="P73">+3</text:p>
            </table:table-cell>
            <table:table-cell table:style-name="Táblázat58.A3" office:value-type="string">
              <text:p text:style-name="P73">V/S</text:p>
            </table:table-cell>
            <table:table-cell table:style-name="Táblázat58.A3" office:value-type="string">
              <text:p text:style-name="P73">0</text:p>
            </table:table-cell>
            <table:table-cell table:style-name="Táblázat58.A3" office:value-type="string">
              <text:p text:style-name="P73">1 penge</text:p>
            </table:table-cell>
            <table:table-cell table:style-name="Táblázat58.A3" office:value-type="string">
              <text:p text:style-name="P73">6</text:p>
            </table:table-cell>
            <table:table-cell table:style-name="Táblázat58.A3" office:value-type="string">
              <text:p text:style-name="P73">12</text:p>
            </table:table-cell>
            <table:table-cell table:style-name="Táblázat58.C3" office:value-type="string">
              <text:p text:style-name="P73">12</text:p>
            </table:table-cell>
            <table:table-cell table:style-name="Táblázat58.C3" office:value-type="string">
              <text:p text:style-name="P73">6</text:p>
            </table:table-cell>
            <table:table-cell table:style-name="Táblázat58.K3" office:value-type="string">
              <text:p text:style-name="P70">(IV)<text:span text:style-name="T18"> fegyver</text:span></text:p>
            </table:table-cell>
          </table:table-row>
          <table:table-row table:style-name="Táblázat58.1">
            <table:table-cell table:style-name="Táblázat58.A3" office:value-type="string">
              <text:p text:style-name="P71">Mara-sequor</text:p>
            </table:table-cell>
            <table:table-cell table:style-name="Táblázat58.B2" office:value-type="string">
              <text:p text:style-name="P73">kétkezes</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17" office:value-type="string">
              <text:p text:style-name="P66">(MK), (KF) továbbá:</text:p>
            </table:table-cell>
          </table:table-row>
          <table:table-row table:style-name="Táblázat58.1">
            <table:table-cell table:style-name="Táblázat58.A3" office:value-type="string">
              <text:p text:style-name="P71">Meneth</text:p>
            </table:table-cell>
            <table:table-cell table:style-name="Táblázat58.B2" office:value-type="string">
              <text:p text:style-name="P73">egykezes</text:p>
            </table:table-cell>
            <table:table-cell table:style-name="Táblázat58.C13" office:value-type="string">
              <text:p text:style-name="P73"/>
            </table:table-cell>
            <table:table-cell table:style-name="Táblázat58.C13" office:value-type="string">
              <text:p text:style-name="P73"/>
            </table:table-cell>
            <table:table-cell table:style-name="Táblázat58.C3" office:value-type="string">
              <text:p text:style-name="P73">0</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17" office:value-type="string">
              <text:p text:style-name="P66"/>
            </table:table-cell>
          </table:table-row>
          <table:table-row table:style-name="Táblázat58.1">
            <table:table-cell table:style-name="Táblázat58.A3" office:value-type="string">
              <text:p text:style-name="P71">Predoci egyeneskard</text:p>
            </table:table-cell>
            <table:table-cell table:style-name="Táblázat58.B2" office:value-type="string">
              <text:p text:style-name="P73">egykezes</text:p>
            </table:table-cell>
            <table:table-cell table:style-name="Táblázat58.C13" office:value-type="string">
              <text:p text:style-name="P73"/>
            </table:table-cell>
            <table:table-cell table:style-name="Táblázat58.C13" office:value-type="string">
              <text:p text:style-name="P73"/>
            </table:table-cell>
            <table:table-cell table:style-name="Táblázat58.C3" office:value-type="string">
              <text:p text:style-name="P73">0</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17" office:value-type="string">
              <text:p text:style-name="P66"/>
            </table:table-cell>
          </table:table-row>
          <table:table-row table:style-name="Táblázat58.1">
            <table:table-cell table:style-name="Táblázat58.A3" office:value-type="string">
              <text:p text:style-name="P71">Sequor</text:p>
            </table:table-cell>
            <table:table-cell table:style-name="Táblázat58.B2" office:value-type="string">
              <text:p text:style-name="P73">egykezes</text:p>
            </table:table-cell>
            <table:table-cell table:style-name="Táblázat58.C13" office:value-type="string">
              <text:p text:style-name="P73"/>
            </table:table-cell>
            <table:table-cell table:style-name="Táblázat58.C13" office:value-type="string">
              <text:p text:style-name="P73"/>
            </table:table-cell>
            <table:table-cell table:style-name="Táblázat58.C3" office:value-type="string">
              <text:p text:style-name="P73">0</text:p>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C13" office:value-type="string">
              <text:p text:style-name="P73"/>
            </table:table-cell>
            <table:table-cell table:style-name="Táblázat58.K17" office:value-type="string">
              <text:p text:style-name="P71">(KF):</text:p>
            </table:table-cell>
          </table:table-row>
          <table:table-row table:style-name="Táblázat58.1">
            <table:table-cell table:style-name="Táblázat58.A3" office:value-type="string">
              <text:p text:style-name="P71">Tőrkard</text:p>
            </table:table-cell>
            <table:table-cell table:style-name="Táblázat58.B2" office:value-type="string">
              <text:p text:style-name="P73">egykezes</text:p>
            </table:table-cell>
            <table:table-cell table:style-name="Táblázat58.C3" office:value-type="string">
              <text:p text:style-name="P73">+2</text:p>
            </table:table-cell>
            <table:table-cell table:style-name="Táblázat58.C3" office:value-type="string">
              <text:p text:style-name="P73">S</text:p>
            </table:table-cell>
            <table:table-cell table:style-name="Táblázat58.C3" office:value-type="string">
              <text:p text:style-name="P73">0</text:p>
            </table:table-cell>
            <table:table-cell table:style-name="Táblázat58.C3" office:value-type="string">
              <text:p text:style-name="P73">1 penge</text:p>
            </table:table-cell>
            <table:table-cell table:style-name="Táblázat58.C3" office:value-type="string">
              <text:p text:style-name="P73">6</text:p>
            </table:table-cell>
            <table:table-cell table:style-name="Táblázat58.C3" office:value-type="string">
              <text:p text:style-name="P73">12</text:p>
            </table:table-cell>
            <table:table-cell table:style-name="Táblázat58.C3" office:value-type="string">
              <text:p text:style-name="P73">12</text:p>
            </table:table-cell>
            <table:table-cell table:style-name="Táblázat58.C3" office:value-type="string">
              <text:p text:style-name="P73">5</text:p>
            </table:table-cell>
            <table:table-cell table:style-name="Táblázat58.K3" office:value-type="string">
              <text:list text:style-name="L86">
                <text:list-item>
                  <text:p text:style-name="P317">Az áldozat páncéldobás során -1 büntetést szenved el</text:p>
                </text:list-item>
                <text:list-item>
                  <text:p text:style-name="P317">Pontra támadás manővernél: a manőver nehézsége 1-el csökken</text:p>
                </text:list-item>
                <text:list-item>
                  <text:p text:style-name="P317">Ha az ellenfél is tőrkarddal harcol, mindketten kapnak +10 VÉ bónuszt.</text:p>
                </text:list-item>
              </text:list>
            </table:table-cell>
          </table:table-row>
        </table:table>
        <text:p text:style-name="Text_20_body"/>
      </text:section>
      <text:p text:style-name="P99"/>
      <text:p text:style-name="Text_20_body"/>
      <text:h text:style-name="P64" text:outline-level="3">Pusztító fegyverek harcértékei</text:h>
      <text:section text:style-name="Sect13"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70">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79">Fegyver</text:p>
            </table:table-cell>
            <table:table-cell table:style-name="Táblázat15.B2" office:value-type="string">
              <text:p text:style-name="P185">Forgatás módja</text:p>
            </table:table-cell>
            <table:table-cell table:style-name="Táblázat15.A2" office:value-type="string">
              <text:p text:style-name="P179">SP</text:p>
            </table:table-cell>
            <table:table-cell table:style-name="Táblázat15.A2" office:value-type="string">
              <text:p text:style-name="P185">Sebzés módja</text:p>
            </table:table-cell>
            <table:table-cell table:style-name="Táblázat15.A2" office:value-type="string">
              <text:p text:style-name="P179">Átütés</text:p>
            </table:table-cell>
            <table:table-cell table:style-name="Táblázat15.A2" office:value-type="string">
              <text:p text:style-name="P179">Pengehossz</text:p>
            </table:table-cell>
            <table:table-cell table:style-name="Táblázat15.A2" office:value-type="string">
              <text:p text:style-name="P179">KÉ</text:p>
            </table:table-cell>
            <table:table-cell table:style-name="Táblázat15.A2" office:value-type="string">
              <text:p text:style-name="P179">TÉ</text:p>
            </table:table-cell>
            <table:table-cell table:style-name="Táblázat15.A2" office:value-type="string">
              <text:p text:style-name="P179">VÉ</text:p>
            </table:table-cell>
            <table:table-cell table:style-name="Táblázat15.A2" office:value-type="string">
              <text:p text:style-name="P184">Sebesség</text:p>
            </table:table-cell>
            <table:table-cell table:style-name="Táblázat15.K2" office:value-type="string">
              <text:p text:style-name="P179">Speciális</text:p>
            </table:table-cell>
          </table:table-row>
          <table:table-row table:style-name="Táblázat15.1">
            <table:table-cell table:style-name="Táblázat15.A3" office:value-type="string">
              <text:p text:style-name="P71">Balta</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ot, rövid</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ot, furkós</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uzogány, egykezes</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uzogány, kétkezes</text:p>
            </table:table-cell>
            <table:table-cell table:style-name="Táblázat15.B2" office:value-type="string">
              <text:p text:style-name="P73">két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uzogány, láncos</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Pajzs VÉ a fele! (?)</text:p>
            </table:table-cell>
          </table:table-row>
          <table:table-row table:style-name="Táblázat15.1">
            <table:table-cell table:style-name="Táblázat15.A3" office:value-type="string">
              <text:p text:style-name="P71">Buzogány, shadleki</text:p>
            </table:table-cell>
            <table:table-cell table:style-name="Táblázat15.B2" office:value-type="string">
              <text:p text:style-name="P79">??</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uzogány, tollas</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Buzogány, tüskés<text:line-break/>_csatacsillag_?</text:p>
            </table:table-cell>
            <table:table-cell table:style-name="Táblázat15.B2" office:value-type="string">
              <text:p text:style-name="P73">egy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Csatabárd, egykezes</text:p>
            </table:table-cell>
            <table:table-cell table:style-name="Táblázat15.B2" office:value-type="string">
              <text:p text:style-name="P73">egykezes</text:p>
            </table:table-cell>
            <table:table-cell table:style-name="Táblázat15.A3" office:value-type="string">
              <text:p text:style-name="P73">+4</text:p>
            </table:table-cell>
            <table:table-cell table:style-name="Táblázat15.A3" office:value-type="string">
              <text:p text:style-name="P73">V<text:line-break/><text:span text:style-name="T34">(néha szúrás)</text:span></text:p>
            </table:table-cell>
            <table:table-cell table:style-name="Táblázat15.A3" office:value-type="string">
              <text:p text:style-name="P73">??</text:p>
            </table:table-cell>
            <table:table-cell table:style-name="Táblázat15.A3" office:value-type="string">
              <text:p text:style-name="P73">0,5 penge</text:p>
            </table:table-cell>
            <table:table-cell table:style-name="Táblázat15.A3" office:value-type="string">
              <text:p text:style-name="P73">4</text:p>
            </table:table-cell>
            <table:table-cell table:style-name="Táblázat15.A3" office:value-type="string">
              <text:p text:style-name="P73">8</text:p>
            </table:table-cell>
            <table:table-cell table:style-name="Táblázat15.A3" office:value-type="string">
              <text:p text:style-name="P73">8</text:p>
            </table:table-cell>
            <table:table-cell table:style-name="Táblázat15.A3" office:value-type="string">
              <text:p text:style-name="P73"/>
            </table:table-cell>
            <table:table-cell table:style-name="Táblázat15.K3" office:value-type="string">
              <text:p text:style-name="P66"/>
            </table:table-cell>
          </table:table-row>
          <table:table-row table:style-name="Táblázat15.1">
            <table:table-cell table:style-name="Táblázat15.A3" office:value-type="string">
              <text:p text:style-name="P71">Csatabárd, kétkezes</text:p>
            </table:table-cell>
            <table:table-cell table:style-name="Táblázat15.B2" office:value-type="string">
              <text:p text:style-name="P73">kétkezes</text:p>
            </table:table-cell>
            <table:table-cell table:style-name="Táblázat15.A3" office:value-type="string">
              <text:p text:style-name="P73">+8</text:p>
            </table:table-cell>
            <table:table-cell table:style-name="Táblázat15.A3" office:value-type="string">
              <text:p text:style-name="P73">??</text:p>
            </table:table-cell>
            <table:table-cell table:style-name="Táblázat15.A3" office:value-type="string">
              <text:p text:style-name="P73">??</text:p>
            </table:table-cell>
            <table:table-cell table:style-name="Táblázat15.A3" office:value-type="string">
              <text:p text:style-name="P73">1,5 penge</text:p>
            </table:table-cell>
            <table:table-cell table:style-name="Táblázat15.A3" office:value-type="string">
              <text:p text:style-name="P73">8</text:p>
            </table:table-cell>
            <table:table-cell table:style-name="Táblázat15.A3" office:value-type="string">
              <text:p text:style-name="P73">16</text:p>
            </table:table-cell>
            <table:table-cell table:style-name="Táblázat15.A3" office:value-type="string">
              <text:p text:style-name="P73">16</text:p>
            </table:table-cell>
            <table:table-cell table:style-name="Táblázat15.A3" office:value-type="string">
              <text:p text:style-name="P73"/>
            </table:table-cell>
            <table:table-cell table:style-name="Táblázat15.K13" office:value-type="string">
              <text:p text:style-name="P66"/>
            </table:table-cell>
          </table:table-row>
          <table:table-row table:style-name="Táblázat15.1">
            <table:table-cell table:style-name="Táblázat15.A3" office:value-type="string">
              <text:p text:style-name="P71">Csatacsákány</text:p>
            </table:table-cell>
            <table:table-cell table:style-name="Táblázat15.B2" office:value-type="string">
              <text:p text:style-name="P73">egykezes</text:p>
            </table:table-cell>
            <table:table-cell table:style-name="Táblázat15.A3" office:value-type="string">
              <text:p text:style-name="P73">+3</text:p>
            </table:table-cell>
            <table:table-cell table:style-name="Táblázat15.A3" office:value-type="string">
              <text:p text:style-name="P73">S?</text:p>
            </table:table-cell>
            <table:table-cell table:style-name="Táblázat15.A3" office:value-type="string">
              <text:p text:style-name="P73">10 !</text:p>
            </table:table-cell>
            <table:table-cell table:style-name="Táblázat15.A3" office:value-type="string">
              <text:p text:style-name="P73">1 penge</text:p>
            </table:table-cell>
            <table:table-cell table:style-name="Táblázat15.A3" office:value-type="string">
              <text:p text:style-name="P73">4</text:p>
            </table:table-cell>
            <table:table-cell table:style-name="Táblázat15.A3" office:value-type="string">
              <text:p text:style-name="P73">8</text:p>
            </table:table-cell>
            <table:table-cell table:style-name="Táblázat15.A3" office:value-type="string">
              <text:p text:style-name="P73">8</text:p>
            </table:table-cell>
            <table:table-cell table:style-name="Táblázat15.A3" office:value-type="string">
              <text:p text:style-name="P73"/>
            </table:table-cell>
            <table:table-cell table:style-name="Táblázat15.K13" office:value-type="string">
              <text:p text:style-name="P66">Nagyon vérzik</text:p>
              <text:p text:style-name="P66">50% az esély, hogy beragad és nem lehet kihúzni harc közben</text:p>
            </table:table-cell>
          </table:table-row>
          <table:table-row table:style-name="Táblázat15.1">
            <table:table-cell table:style-name="Táblázat15.A3" office:value-type="string">
              <text:p text:style-name="P71">Cséphadaró</text:p>
            </table:table-cell>
            <table:table-cell table:style-name="Táblázat15.B2" office:value-type="string">
              <text:p text:style-name="P73">kétkezes</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0</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EZ NEM SZÁLFEGYVER?</text:p>
            </table:table-cell>
          </table:table-row>
          <table:table-row table:style-name="Táblázat15.1">
            <table:table-cell table:style-name="Táblázat15.A3" office:value-type="string">
              <text:p text:style-name="P71">Harci kalapács</text:p>
            </table:table-cell>
            <table:table-cell table:style-name="Táblázat15.B2" office:value-type="string">
              <text:p text:style-name="P79">??</text:p>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C3" office:value-type="string">
              <text:p text:style-name="P73"/>
            </table:table-cell>
            <table:table-cell table:style-name="Táblázat15.K3" office:value-type="string">
              <text:p text:style-name="P66"/>
            </table:table-cell>
          </table:table-row>
        </table:table>
        <text:p text:style-name="P116"><text:s/></text:p>
      </text:section>
      <text:p text:style-name="P116"/>
      <text:h text:style-name="P57"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table-cell table:style-name="Táblázat30.A1" office:value-type="string">
            <text:p text:style-name="P189">Hegy</text:p>
          </table:table-cell>
          <table:table-cell table:style-name="Táblázat30.A1" office:value-type="string">
            <text:p text:style-name="P189">SP</text:p>
          </table:table-cell>
          <table:table-cell table:style-name="Táblázat30.A1" office:value-type="string">
            <text:p text:style-name="P189">Sebzés módja</text:p>
          </table:table-cell>
          <table:table-cell table:style-name="Táblázat30.A1" office:value-type="string">
            <text:p text:style-name="P189">Átütés</text:p>
          </table:table-cell>
          <table:table-cell table:style-name="Táblázat30.E1" office:value-type="string">
            <text:p text:style-name="P189">Speciális</text:p>
          </table:table-cell>
        </table:table-row>
        <table:table-row>
          <table:table-cell table:style-name="Táblázat30.A2" office:value-type="string">
            <text:p text:style-name="P190">Keskeny hegyű</text:p>
          </table:table-cell>
          <table:table-cell table:style-name="Táblázat30.B2" office:value-type="string">
            <text:p text:style-name="P190">+2</text:p>
          </table:table-cell>
          <table:table-cell table:style-name="Táblázat30.B2" office:value-type="string">
            <text:p text:style-name="P190">S</text:p>
          </table:table-cell>
          <table:table-cell table:style-name="Táblázat30.B2" office:value-type="string">
            <text:p text:style-name="P190">4</text:p>
          </table:table-cell>
          <table:table-cell table:style-name="Táblázat30.E2" office:value-type="string">
            <text:p text:style-name="P191">Kis területet roncsol, de páncélokat jól üti át</text:p>
          </table:table-cell>
        </table:table-row>
        <table:table-row>
          <table:table-cell table:style-name="Táblázat30.A2" office:value-type="string">
            <text:p text:style-name="P190">Széles hegyű</text:p>
          </table:table-cell>
          <table:table-cell table:style-name="Táblázat30.B2" office:value-type="string">
            <text:p text:style-name="P190">+4</text:p>
          </table:table-cell>
          <table:table-cell table:style-name="Táblázat30.B2" office:value-type="string">
            <text:p text:style-name="P190">S</text:p>
          </table:table-cell>
          <table:table-cell table:style-name="Táblázat30.B2" office:value-type="string">
            <text:p text:style-name="P190">0</text:p>
          </table:table-cell>
          <table:table-cell table:style-name="Táblázat30.E2" office:value-type="string">
            <text:p text:style-name="P191">Nagy területet roncsol, de nehezebben megy át a páncélokon</text:p>
          </table:table-cell>
        </table:table-row>
        <table:table-row>
          <table:table-cell table:style-name="Táblázat30.A2" office:value-type="string">
            <text:p text:style-name="P190">Szigony</text:p>
          </table:table-cell>
          <table:table-cell table:style-name="Táblázat30.B2" office:value-type="string">
            <text:p text:style-name="P190">+4</text:p>
          </table:table-cell>
          <table:table-cell table:style-name="Táblázat30.B2" office:value-type="string">
            <text:p text:style-name="P190">S</text:p>
          </table:table-cell>
          <table:table-cell table:style-name="Táblázat30.B2" office:value-type="string">
            <text:p text:style-name="P190">0</text:p>
          </table:table-cell>
          <table:table-cell table:style-name="Táblázat30.E2" office:value-type="string">
            <text:list text:style-name="L84">
              <text:list-item text:start-value="1">
                <text:p text:style-name="P318">Ha minimum 11 SP lett a sebződobás (SFÉ lejön!), akkor +5 SP jár.</text:p>
              </text:list-item>
              <text:list-item>
                <text:p text:style-name="P318">Páncélos ellenfélnél: K6 dobás: <text:line-break/>1-3 értéknél a fegyver elakad a testben, ha átment rajta a sebzés.</text:p>
              </text:list-item>
              <text:list-item>
                <text:p text:style-name="P318">Páncéltalan esetén: K6 dobás: <text:line-break/>1-es értéknél a fegyver elakad a testben, ha átment rajta a sebzés.</text:p>
              </text:list-item>
            </text:list>
          </table:table-cell>
        </table:table-row>
        <table:table-row>
          <table:table-cell table:style-name="Táblázat30.A2" office:value-type="string">
            <text:p text:style-name="P190">Alabárd fej</text:p>
          </table:table-cell>
          <table:table-cell table:style-name="Táblázat30.B5" office:value-type="string">
            <text:p text:style-name="P190"/>
          </table:table-cell>
          <table:table-cell table:style-name="Táblázat30.B5" office:value-type="string">
            <text:p text:style-name="P190"/>
          </table:table-cell>
          <table:table-cell table:style-name="Táblázat30.B5" office:value-type="string">
            <text:p text:style-name="P190"/>
          </table:table-cell>
          <table:table-cell table:style-name="Táblázat30.E5" office:value-type="string">
            <text:p text:style-name="P192"/>
          </table:table-cell>
        </table:table-row>
      </table:table>
      <text:p text:style-name="Text_20_body"/>
      <text:p text:style-name="P109">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70">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79">Fegyver</text:p>
          </table:table-cell>
          <table:table-cell table:style-name="Táblázat69.B2" office:value-type="string">
            <text:p text:style-name="P185">Forgatás módja</text:p>
          </table:table-cell>
          <table:table-cell table:style-name="Táblázat69.A2" office:value-type="string">
            <text:p text:style-name="P179">SP</text:p>
          </table:table-cell>
          <table:table-cell table:style-name="Táblázat69.A2" office:value-type="string">
            <text:p text:style-name="P185">Sebzés módja</text:p>
          </table:table-cell>
          <table:table-cell table:style-name="Táblázat69.A2" office:value-type="string">
            <text:p text:style-name="P179">Átütés</text:p>
          </table:table-cell>
          <table:table-cell table:style-name="Táblázat69.A2" office:value-type="string">
            <text:p text:style-name="P179">Pengehossz</text:p>
          </table:table-cell>
          <table:table-cell table:style-name="Táblázat69.A2" office:value-type="string">
            <text:p text:style-name="P179">KÉ</text:p>
          </table:table-cell>
          <table:table-cell table:style-name="Táblázat69.A2" office:value-type="string">
            <text:p text:style-name="P179">TÉ</text:p>
          </table:table-cell>
          <table:table-cell table:style-name="Táblázat69.A2" office:value-type="string">
            <text:p text:style-name="P179">VÉ</text:p>
          </table:table-cell>
          <table:table-cell table:style-name="Táblázat69.A2" office:value-type="string">
            <text:p text:style-name="P184">Sebesség</text:p>
          </table:table-cell>
          <table:table-cell table:style-name="Táblázat69.K2" office:value-type="string">
            <text:p text:style-name="P179">Speciális</text:p>
          </table:table-cell>
        </table:table-row>
        <table:table-row table:style-name="Táblázat69.1">
          <table:table-cell table:style-name="Táblázat69.A3" office:value-type="string">
            <text:p text:style-name="P71">Alabárd</text:p>
          </table:table-cell>
          <table:table-cell table:style-name="Táblázat69.B2" office:value-type="string">
            <text:p text:style-name="P73">kétkezes</text:p>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K3" office:value-type="string">
            <text:p text:style-name="P71">Talán a legjobb a páncélok ellen</text:p>
          </table:table-cell>
        </table:table-row>
        <table:table-row table:style-name="Táblázat69.1">
          <table:table-cell table:style-name="Táblázat69.A3" office:value-type="string">
            <text:p text:style-name="P71">Bot, hosszú</text:p>
          </table:table-cell>
          <table:table-cell table:style-name="Táblázat69.B2" office:value-type="string">
            <text:p text:style-name="P73">kétkezes</text:p>
          </table:table-cell>
          <table:table-cell table:style-name="Táblázat69.C3" office:value-type="string">
            <text:p text:style-name="P73"/>
          </table:table-cell>
          <table:table-cell table:style-name="Táblázat69.D4" office:value-type="string">
            <text:p text:style-name="P73">Z</text:p>
          </table:table-cell>
          <table:table-cell table:style-name="Táblázat69.D4" office:value-type="string">
            <text:p text:style-name="P73">0</text:p>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K3" office:value-type="string">
            <text:p text:style-name="P71"/>
          </table:table-cell>
        </table:table-row>
        <table:table-row table:style-name="Táblázat69.1">
          <table:table-cell table:style-name="Táblázat69.A3" office:value-type="string">
            <text:p text:style-name="P71">Lándzsa</text:p>
          </table:table-cell>
          <table:table-cell table:style-name="Táblázat69.B2" office:value-type="string">
            <text:p text:style-name="P73">kétkezes</text:p>
          </table:table-cell>
          <table:table-cell table:style-name="Táblázat69.D4" office:value-type="string">
            <text:p text:style-name="P73"/>
          </table:table-cell>
          <table:table-cell table:style-name="Táblázat69.D4" office:value-type="string">
            <text:p text:style-name="P73">S</text:p>
          </table:table-cell>
          <table:table-cell table:style-name="Táblázat69.C3" office:value-type="string">
            <text:p text:style-name="P73"/>
          </table:table-cell>
          <table:table-cell table:style-name="Táblázat69.D4" office:value-type="string">
            <text:p text:style-name="P73">3 penge</text:p>
          </table:table-cell>
          <table:table-cell table:style-name="Táblázat69.D4" office:value-type="string">
            <text:p text:style-name="P73">12</text:p>
          </table:table-cell>
          <table:table-cell table:style-name="Táblázat69.D4" office:value-type="string">
            <text:p text:style-name="P73">24</text:p>
          </table:table-cell>
          <table:table-cell table:style-name="Táblázat69.D4" office:value-type="string">
            <text:p text:style-name="P73">24</text:p>
          </table:table-cell>
          <table:table-cell table:style-name="Táblázat69.D4" office:value-type="string">
            <text:p text:style-name="P73"/>
          </table:table-cell>
          <table:table-cell table:style-name="Táblázat69.K5" office:value-type="string">
            <text:p text:style-name="P71"/>
          </table:table-cell>
        </table:table-row>
        <table:table-row table:style-name="Táblázat69.1">
          <table:table-cell table:style-name="Táblázat69.A3" office:value-type="string">
            <text:p text:style-name="P71">Pika</text:p>
          </table:table-cell>
          <table:table-cell table:style-name="Táblázat69.B2" office:value-type="string">
            <text:p text:style-name="P73">kétkezes</text:p>
          </table:table-cell>
          <table:table-cell table:style-name="Táblázat69.C3" office:value-type="string">
            <text:p text:style-name="P73"/>
          </table:table-cell>
          <table:table-cell table:style-name="Táblázat69.C3" office:value-type="string">
            <text:p text:style-name="P73">S</text:p>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K3" office:value-type="string">
            <text:p text:style-name="P71"/>
          </table:table-cell>
        </table:table-row>
        <table:table-row table:style-name="Táblázat69.1">
          <table:table-cell table:style-name="Táblázat69.A3" office:value-type="string">
            <text:p text:style-name="P71">Szigony, egykezes</text:p>
          </table:table-cell>
          <table:table-cell table:style-name="Táblázat69.B2" office:value-type="string">
            <text:p text:style-name="P73">egykezes</text:p>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K3" office:value-type="string">
            <text:p text:style-name="P71"/>
          </table:table-cell>
        </table:table-row>
        <table:table-row table:style-name="Táblázat69.1">
          <table:table-cell table:style-name="Táblázat69.A3" office:value-type="string">
            <text:p text:style-name="P71">Szigony, kétkezes</text:p>
          </table:table-cell>
          <table:table-cell table:style-name="Táblázat69.B2" office:value-type="string">
            <text:p text:style-name="P73">kétkezes</text:p>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C3" office:value-type="string">
            <text:p text:style-name="P73"/>
          </table:table-cell>
          <table:table-cell table:style-name="Táblázat69.K3" office:value-type="string">
            <text:p text:style-name="P71"/>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70">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79">Fegyver</text:p>
          </table:table-cell>
          <table:table-cell table:style-name="Táblázat59.B2" office:value-type="string">
            <text:p text:style-name="P185">Forgatás módja</text:p>
          </table:table-cell>
          <table:table-cell table:style-name="Táblázat59.A2" office:value-type="string">
            <text:p text:style-name="P179">SP</text:p>
          </table:table-cell>
          <table:table-cell table:style-name="Táblázat59.A2" office:value-type="string">
            <text:p text:style-name="P185">Sebzés módja</text:p>
          </table:table-cell>
          <table:table-cell table:style-name="Táblázat59.A2" office:value-type="string">
            <text:p text:style-name="P179">Átütés</text:p>
          </table:table-cell>
          <table:table-cell table:style-name="Táblázat59.A2" office:value-type="string">
            <text:p text:style-name="P179">Pengehossz</text:p>
          </table:table-cell>
          <table:table-cell table:style-name="Táblázat59.A2" office:value-type="string">
            <text:p text:style-name="P179">KÉ</text:p>
          </table:table-cell>
          <table:table-cell table:style-name="Táblázat59.A2" office:value-type="string">
            <text:p text:style-name="P179">TÉ</text:p>
          </table:table-cell>
          <table:table-cell table:style-name="Táblázat59.A2" office:value-type="string">
            <text:p text:style-name="P179">VÉ</text:p>
          </table:table-cell>
          <table:table-cell table:style-name="Táblázat59.A2" office:value-type="string">
            <text:p text:style-name="P184">Sebesség</text:p>
          </table:table-cell>
          <table:table-cell table:style-name="Táblázat59.K2" office:value-type="string">
            <text:p text:style-name="P179">Speciális</text:p>
          </table:table-cell>
        </table:table-row>
        <table:table-row table:style-name="Táblázat59.1">
          <table:table-cell table:style-name="Táblázat59.A3" office:value-type="string">
            <text:p text:style-name="P71">??? Kopja, könnyű</text:p>
          </table:table-cell>
          <table:table-cell table:style-name="Táblázat59.B2"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K3" office:value-type="string">
            <text:p text:style-name="P85"/>
          </table:table-cell>
        </table:table-row>
        <table:table-row table:style-name="Táblázat59.1">
          <table:table-cell table:style-name="Táblázat59.A3" office:value-type="string">
            <text:p text:style-name="P71">??? Kopja, lovas</text:p>
          </table:table-cell>
          <table:table-cell table:style-name="Táblázat59.B2"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K3" office:value-type="string">
            <text:p text:style-name="P85"/>
          </table:table-cell>
        </table:table-row>
        <table:table-row table:style-name="Táblázat59.1">
          <table:table-cell table:style-name="Táblázat59.A3" office:value-type="string">
            <text:p text:style-name="P71">??? Kopja,, nehézlovas</text:p>
          </table:table-cell>
          <table:table-cell table:style-name="Táblázat59.B2"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C3" office:value-type="string">
            <text:p text:style-name="P85"/>
          </table:table-cell>
          <table:table-cell table:style-name="Táblázat59.K3" office:value-type="string">
            <text:p text:style-name="P85"/>
          </table:table-cell>
        </table:table-row>
      </table:table>
      <text:p text:style-name="Standard"/>
      <text:section text:style-name="Sect13" text:name="lándzsavívó_fegyverek">
        <text:p text:style-name="Standard"/>
        <text:p text:style-name="Standard"/>
      </text:section>
      <text:h text:style-name="P57" text:outline-level="3">Hajítófegyverek harcértékei</text:h>
      <text:list text:style-name="L87">
        <text:list-item>
          <text:p text:style-name="P386">A Hajítófegyverek sebzése általánosságban <text:span text:style-name="T59">Szúró</text:span><text:span text:style-name="T30"> </text:span>jellegű. Ahol ez másként van, ott az adott fegyver leírásánál a „Speciális/Megjegyzés” oszlopban ezt külön feltüntetjük.</text:p>
        </text:list-item>
      </text:list>
      <text:section text:style-name="Sect13"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3.A2" office:value-type="string">
              <text:p text:style-name="P232">Fegyver</text:p>
            </table:table-cell>
            <table:table-cell table:style-name="Táblázat63.B2" office:value-type="string">
              <text:p text:style-name="P185">Forgatás módja</text:p>
            </table:table-cell>
            <table:table-cell table:style-name="Táblázat63.A2" office:value-type="string">
              <text:p text:style-name="P232">SP</text:p>
            </table:table-cell>
            <table:table-cell table:style-name="Táblázat63.A2" office:value-type="string">
              <text:p text:style-name="P185">Sebzés módja</text:p>
            </table:table-cell>
            <table:table-cell table:style-name="Táblázat63.A2" office:value-type="string">
              <text:p text:style-name="P232">Átütés</text:p>
            </table:table-cell>
            <table:table-cell table:style-name="Táblázat63.A2" office:value-type="string">
              <text:p text:style-name="P232">KÉ</text:p>
            </table:table-cell>
            <table:table-cell table:style-name="Táblázat63.A2" office:value-type="string">
              <text:p text:style-name="P232">CÉ </text:p>
            </table:table-cell>
            <table:table-cell table:style-name="Táblázat63.A2" office:value-type="string">
              <text:p text:style-name="P232">Osztó</text:p>
            </table:table-cell>
            <table:table-cell table:style-name="Táblázat63.A2" office:value-type="string">
              <text:p text:style-name="P232">Hatótáv</text:p>
            </table:table-cell>
            <table:table-cell table:style-name="Táblázat63.A2" office:value-type="string">
              <text:p text:style-name="P236">Sebesség</text:p>
            </table:table-cell>
            <table:table-cell table:style-name="Táblázat63.K2" office:value-type="string">
              <text:p text:style-name="P232">Speciális / Megjegyzés</text:p>
            </table:table-cell>
          </table:table-row>
          <table:table-row>
            <table:table-cell table:style-name="Táblázat63.A3" office:value-type="string">
              <text:p text:style-name="P213">Könnyű kopja</text:p>
            </table:table-cell>
            <table:table-cell table:style-name="Táblázat63.B2"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4"/>
            </table:table-cell>
            <table:table-cell table:style-name="Táblázat63.H3" office:value-type="string">
              <text:p text:style-name="P213">1</text:p>
            </table:table-cell>
            <table:table-cell table:style-name="Táblázat63.I3" office:value-type="string">
              <text:p text:style-name="P213">60m</text:p>
            </table:table-cell>
            <table:table-cell table:style-name="Táblázat63.J3" office:value-type="string">
              <text:p text:style-name="P205"/>
            </table:table-cell>
            <table:table-cell table:style-name="Táblázat63.K3" office:value-type="string">
              <text:p text:style-name="P205">Követelmény: Erő +3</text:p>
            </table:table-cell>
          </table:table-row>
          <table:table-row>
            <table:table-cell table:style-name="Táblázat63.A3" office:value-type="string">
              <text:p text:style-name="P213">Lándzsa _?_</text:p>
            </table:table-cell>
            <table:table-cell table:style-name="Táblázat63.B2"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4"/>
            </table:table-cell>
            <table:table-cell table:style-name="Táblázat63.H3" office:value-type="string">
              <text:p text:style-name="P213">1</text:p>
            </table:table-cell>
            <table:table-cell table:style-name="Táblázat63.I3" office:value-type="string">
              <text:p text:style-name="P213">60m</text:p>
            </table:table-cell>
            <table:table-cell table:style-name="Táblázat63.J3" office:value-type="string">
              <text:p text:style-name="P205"/>
            </table:table-cell>
            <table:table-cell table:style-name="Táblázat63.K3" office:value-type="string">
              <text:p text:style-name="P205">Követelmény: Erő +2</text:p>
            </table:table-cell>
          </table:table-row>
          <table:table-row>
            <table:table-cell table:style-name="Táblázat63.A3" office:value-type="string">
              <text:p text:style-name="P213">Dárda, hajító</text:p>
            </table:table-cell>
            <table:table-cell table:style-name="Táblázat63.B2"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3"/>
            </table:table-cell>
            <table:table-cell table:style-name="Táblázat63.C3" office:value-type="string">
              <text:p text:style-name="P214"/>
            </table:table-cell>
            <table:table-cell table:style-name="Táblázat63.H3" office:value-type="string">
              <text:p text:style-name="P213">2</text:p>
            </table:table-cell>
            <table:table-cell table:style-name="Táblázat63.I3" office:value-type="string">
              <text:p text:style-name="P213">60m</text:p>
            </table:table-cell>
            <table:table-cell table:style-name="Táblázat63.J3" office:value-type="string">
              <text:p text:style-name="P205"/>
            </table:table-cell>
            <table:table-cell table:style-name="Táblázat63.K3" office:value-type="string">
              <text:p text:style-name="P205">Követelmény: Erő +0</text:p>
              <text:p text:style-name="P205">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72.A2" office:value-type="string">
              <text:p text:style-name="P232">Fegyver</text:p>
            </table:table-cell>
            <table:table-cell table:style-name="Táblázat72.B2" office:value-type="string">
              <text:p text:style-name="P185">Forgatás módja</text:p>
            </table:table-cell>
            <table:table-cell table:style-name="Táblázat72.A2" office:value-type="string">
              <text:p text:style-name="P232">SP</text:p>
            </table:table-cell>
            <table:table-cell table:style-name="Táblázat72.A2" office:value-type="string">
              <text:p text:style-name="P185">Sebzés módja</text:p>
            </table:table-cell>
            <table:table-cell table:style-name="Táblázat72.A2" office:value-type="string">
              <text:p text:style-name="P232">Átütés</text:p>
            </table:table-cell>
            <table:table-cell table:style-name="Táblázat72.A2" office:value-type="string">
              <text:p text:style-name="P232">KÉ</text:p>
            </table:table-cell>
            <table:table-cell table:style-name="Táblázat72.A2" office:value-type="string">
              <text:p text:style-name="P232">CÉ </text:p>
            </table:table-cell>
            <table:table-cell table:style-name="Táblázat72.A2" office:value-type="string">
              <text:p text:style-name="P232">Osztó</text:p>
            </table:table-cell>
            <table:table-cell table:style-name="Táblázat72.A2" office:value-type="string">
              <text:p text:style-name="P232">Hatótáv</text:p>
            </table:table-cell>
            <table:table-cell table:style-name="Táblázat72.A2" office:value-type="string">
              <text:p text:style-name="P236">Sebesség</text:p>
            </table:table-cell>
            <table:table-cell table:style-name="Táblázat72.K2" office:value-type="string">
              <text:p text:style-name="P232">Speciális / Megjegyzés</text:p>
            </table:table-cell>
          </table:table-row>
          <table:table-row>
            <table:table-cell table:style-name="Táblázat72.A3" office:value-type="string">
              <text:p text:style-name="P222">Bola</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2</text:p>
            </table:table-cell>
            <table:table-cell table:style-name="Táblázat72.H3" office:value-type="string">
              <text:p text:style-name="P213">1</text:p>
            </table:table-cell>
            <table:table-cell table:style-name="Táblázat72.I3" office:value-type="string">
              <text:p text:style-name="P213">20m</text:p>
            </table:table-cell>
            <table:table-cell table:style-name="Táblázat72.J3" office:value-type="string">
              <text:p text:style-name="P205"/>
            </table:table-cell>
            <table:table-cell table:style-name="Táblázat72.K3" office:value-type="string">
              <text:p text:style-name="P205"/>
            </table:table-cell>
          </table:table-row>
          <table:table-row>
            <table:table-cell table:style-name="Táblázat72.A3" office:value-type="string">
              <text:p text:style-name="P213">Hajítóbárd</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4</text:p>
            </table:table-cell>
            <table:table-cell table:style-name="Táblázat72.H3" office:value-type="string">
              <text:p text:style-name="P213">1</text:p>
            </table:table-cell>
            <table:table-cell table:style-name="Táblázat72.I3" office:value-type="string">
              <text:p text:style-name="P215">20m*</text:p>
            </table:table-cell>
            <table:table-cell table:style-name="Táblázat72.J3" office:value-type="string">
              <text:p text:style-name="P205"/>
            </table:table-cell>
            <table:table-cell table:style-name="Táblázat72.K3" office:value-type="string">
              <text:p text:style-name="P205">Maximális hatótávolsága: <text:line-break/>20+(Erő x 4) méterben</text:p>
              <text:p text:style-name="P205">Pajzsba dobva csökkenti annak Védő Értékét a dobott SP értékkel</text:p>
            </table:table-cell>
          </table:table-row>
          <table:table-row>
            <table:table-cell table:style-name="Táblázat72.A3" office:value-type="string">
              <text:p text:style-name="P213">Hajítótőr</text:p>
            </table:table-cell>
            <table:table-cell table:style-name="Táblázat72.B2" office:value-type="string">
              <text:p text:style-name="P213">egykezes</text:p>
            </table:table-cell>
            <table:table-cell table:style-name="Táblázat72.H3" office:value-type="string">
              <text:p text:style-name="P213">+0</text:p>
            </table:table-cell>
            <table:table-cell table:style-name="Táblázat72.H3" office:value-type="string">
              <text:p text:style-name="P213">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4</text:p>
            </table:table-cell>
            <table:table-cell table:style-name="Táblázat72.H3" office:value-type="string">
              <text:p text:style-name="P213">2</text:p>
            </table:table-cell>
            <table:table-cell table:style-name="Táblázat72.I3" office:value-type="string">
              <text:p text:style-name="P213">15m</text:p>
            </table:table-cell>
            <table:table-cell table:style-name="Táblázat72.J3" office:value-type="string">
              <text:p text:style-name="P205"/>
            </table:table-cell>
            <table:table-cell table:style-name="Táblázat72.K3" office:value-type="string">
              <text:p text:style-name="P205">Automatikusan jár rá a Közeli lövés fortélynál leírt +10CÉ bónusz ha a célpont Cellaszáma 1.</text:p>
              <text:p text:style-name="P205">Erőbónusz: Erő 1:1-ben beszámít</text:p>
              <text:p text:style-name="P11"><text:s/>SFÉ bónusz még ellene esetleg.. (dupla SFÉ?)</text:p>
            </table:table-cell>
          </table:table-row>
          <table:table-row>
            <table:table-cell table:style-name="Táblázat72.A3" office:value-type="string">
              <text:p text:style-name="P213">kő, alma</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0</text:p>
            </table:table-cell>
            <table:table-cell table:style-name="Táblázat72.H3" office:value-type="string">
              <text:p text:style-name="P213">1</text:p>
            </table:table-cell>
            <table:table-cell table:style-name="Táblázat72.I3" office:value-type="string">
              <text:p text:style-name="P213">20m*</text:p>
            </table:table-cell>
            <table:table-cell table:style-name="Táblázat72.J3" office:value-type="string">
              <text:p text:style-name="P205"/>
            </table:table-cell>
            <table:table-cell table:style-name="Táblázat72.K3" office:value-type="string">
              <text:p text:style-name="P205">Maximális hatótávolsága: <text:line-break/>20+(Erő x 5) méterben</text:p>
            </table:table-cell>
          </table:table-row>
          <table:table-row>
            <table:table-cell table:style-name="Táblázat72.A3" office:value-type="string">
              <text:p text:style-name="P213">Parittya</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4</text:p>
            </table:table-cell>
            <table:table-cell table:style-name="Táblázat72.H3" office:value-type="string">
              <text:p text:style-name="P213">2</text:p>
            </table:table-cell>
            <table:table-cell table:style-name="Táblázat72.I3" office:value-type="string">
              <text:p text:style-name="P213">70m</text:p>
            </table:table-cell>
            <table:table-cell table:style-name="Táblázat72.J3" office:value-type="string">
              <text:p text:style-name="P205"/>
            </table:table-cell>
            <table:table-cell table:style-name="Táblázat72.K3" office:value-type="string">
              <text:p text:style-name="P103">Lehet nagy sebzése, de az SFÉ duplán számítson ellene (vagy SFÉ bónusz)</text:p>
            </table:table-cell>
          </table:table-row>
          <table:table-row>
            <table:table-cell table:style-name="Táblázat72.A3" office:value-type="string">
              <text:p text:style-name="P222">Ramiera _?_</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1</text:p>
            </table:table-cell>
            <table:table-cell table:style-name="Táblázat72.H3" office:value-type="string">
              <text:p text:style-name="P213">1</text:p>
            </table:table-cell>
            <table:table-cell table:style-name="Táblázat72.I3" office:value-type="string">
              <text:p text:style-name="P213">10m</text:p>
            </table:table-cell>
            <table:table-cell table:style-name="Táblázat72.J3" office:value-type="string">
              <text:p text:style-name="P205"/>
            </table:table-cell>
            <table:table-cell table:style-name="Táblázat72.K3" office:value-type="string">
              <text:p text:style-name="P205"/>
            </table:table-cell>
          </table:table-row>
          <table:table-row>
            <table:table-cell table:style-name="Táblázat72.A3" office:value-type="string">
              <text:p text:style-name="P213"><text:span text:style-name="T47">Slan</text:span> csillag</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3</text:p>
            </table:table-cell>
            <table:table-cell table:style-name="Táblázat72.H3" office:value-type="string">
              <text:p text:style-name="P213">1</text:p>
            </table:table-cell>
            <table:table-cell table:style-name="Táblázat72.I3" office:value-type="string">
              <text:p text:style-name="P213">15m</text:p>
            </table:table-cell>
            <table:table-cell table:style-name="Táblázat72.J3" office:value-type="string">
              <text:p text:style-name="P205"/>
            </table:table-cell>
            <table:table-cell table:style-name="Táblázat72.K3" office:value-type="string">
              <text:p text:style-name="P205"/>
            </table:table-cell>
          </table:table-row>
          <table:table-row>
            <table:table-cell table:style-name="Táblázat72.A3" office:value-type="string">
              <text:p text:style-name="P213">Tőr</text:p>
            </table:table-cell>
            <table:table-cell table:style-name="Táblázat72.B2" office:value-type="string">
              <text:p text:style-name="P213">egykezes</text:p>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3"/>
            </table:table-cell>
            <table:table-cell table:style-name="Táblázat72.C3" office:value-type="string">
              <text:p text:style-name="P214">+2</text:p>
            </table:table-cell>
            <table:table-cell table:style-name="Táblázat72.H3" office:value-type="string">
              <text:p text:style-name="P213">2</text:p>
            </table:table-cell>
            <table:table-cell table:style-name="Táblázat72.I3" office:value-type="string">
              <text:p text:style-name="P213">10m</text:p>
            </table:table-cell>
            <table:table-cell table:style-name="Táblázat72.J3" office:value-type="string">
              <text:p text:style-name="P205"/>
            </table:table-cell>
            <table:table-cell table:style-name="Táblázat72.K3" office:value-type="string">
              <text:p text:style-name="P205"/>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0.A2" office:value-type="string">
              <text:p text:style-name="P232">Fegyver</text:p>
            </table:table-cell>
            <table:table-cell table:style-name="Táblázat60.B2" office:value-type="string">
              <text:p text:style-name="P185">Forgatás módja</text:p>
            </table:table-cell>
            <table:table-cell table:style-name="Táblázat60.A2" office:value-type="string">
              <text:p text:style-name="P232">SP</text:p>
            </table:table-cell>
            <table:table-cell table:style-name="Táblázat60.A2" office:value-type="string">
              <text:p text:style-name="P185">Sebzés módja</text:p>
            </table:table-cell>
            <table:table-cell table:style-name="Táblázat60.A2" office:value-type="string">
              <text:p text:style-name="P232">Átütés</text:p>
            </table:table-cell>
            <table:table-cell table:style-name="Táblázat60.A2" office:value-type="string">
              <text:p text:style-name="P232">KÉ</text:p>
            </table:table-cell>
            <table:table-cell table:style-name="Táblázat60.A2" office:value-type="string">
              <text:p text:style-name="P232">CÉ </text:p>
            </table:table-cell>
            <table:table-cell table:style-name="Táblázat60.A2" office:value-type="string">
              <text:p text:style-name="P232">Osztó</text:p>
            </table:table-cell>
            <table:table-cell table:style-name="Táblázat60.A2" office:value-type="string">
              <text:p text:style-name="P232">Hatótáv</text:p>
            </table:table-cell>
            <table:table-cell table:style-name="Táblázat60.A2" office:value-type="string">
              <text:p text:style-name="P236">Sebesség</text:p>
            </table:table-cell>
            <table:table-cell table:style-name="Táblázat60.K2" office:value-type="string">
              <text:p text:style-name="P232">Speciális / Megjegyzés</text:p>
            </table:table-cell>
          </table:table-row>
          <table:table-row>
            <table:table-cell table:style-name="Táblázat60.A3" office:value-type="string">
              <text:p text:style-name="P213">Dobóháló</text:p>
            </table:table-cell>
            <table:table-cell table:style-name="Táblázat60.B2"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4">+0</text:p>
            </table:table-cell>
            <table:table-cell table:style-name="Táblázat60.H3" office:value-type="string">
              <text:p text:style-name="P213">1</text:p>
            </table:table-cell>
            <table:table-cell table:style-name="Táblázat60.I3" office:value-type="string">
              <text:p text:style-name="P213">4m*</text:p>
            </table:table-cell>
            <table:table-cell table:style-name="Táblázat60.J3" office:value-type="string">
              <text:p text:style-name="P205"/>
            </table:table-cell>
            <table:table-cell table:style-name="Táblázat60.K3" office:value-type="string">
              <text:p text:style-name="P205">Maximális hatótávolsága: 4+Erő méterben</text:p>
            </table:table-cell>
          </table:table-row>
          <table:table-row>
            <table:table-cell table:style-name="Táblázat60.A3" office:value-type="string">
              <text:p text:style-name="P213">Köpeny</text:p>
            </table:table-cell>
            <table:table-cell table:style-name="Táblázat60.B2" office:value-type="string">
              <text:p text:style-name="P213">egykezes</text:p>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4">+0</text:p>
            </table:table-cell>
            <table:table-cell table:style-name="Táblázat60.H3" office:value-type="string">
              <text:p text:style-name="P213">1</text:p>
            </table:table-cell>
            <table:table-cell table:style-name="Táblázat60.I3" office:value-type="string">
              <text:p text:style-name="P213">4m</text:p>
            </table:table-cell>
            <table:table-cell table:style-name="Táblázat60.J3" office:value-type="string">
              <text:p text:style-name="P205"/>
            </table:table-cell>
            <table:table-cell table:style-name="Táblázat60.K3" office:value-type="string">
              <text:p text:style-name="P205"/>
            </table:table-cell>
          </table:table-row>
          <table:table-row>
            <table:table-cell table:style-name="Táblázat60.A3" office:value-type="string">
              <text:p text:style-name="P213">Lasszó</text:p>
            </table:table-cell>
            <table:table-cell table:style-name="Táblázat60.B2" office:value-type="string">
              <text:p text:style-name="P213">egykezes</text:p>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3"/>
            </table:table-cell>
            <table:table-cell table:style-name="Táblázat60.C3" office:value-type="string">
              <text:p text:style-name="P214">+0</text:p>
            </table:table-cell>
            <table:table-cell table:style-name="Táblázat60.H3" office:value-type="string">
              <text:p text:style-name="P213">1</text:p>
            </table:table-cell>
            <table:table-cell table:style-name="Táblázat60.I3" office:value-type="string">
              <text:p text:style-name="P213">10m</text:p>
            </table:table-cell>
            <table:table-cell table:style-name="Táblázat60.J3" office:value-type="string">
              <text:p text:style-name="P205"/>
            </table:table-cell>
            <table:table-cell table:style-name="Táblázat60.K3" office:value-type="string">
              <text:p text:style-name="P205"/>
            </table:table-cell>
          </table:table-row>
        </table:table>
        <text:p text:style-name="Standard"><text:soft-page-break/></text:p>
      </text:section>
      <text:p text:style-name="Standard"/>
      <text:h text:style-name="P57" text:outline-level="3">Lőfegyverek harcértékei</text:h>
      <text:p text:style-name="P90">TODO_HARC_#36.</text:p>
      <text:list text:style-name="L87">
        <text:list-item text:start-value="1">
          <text:p text:style-name="P386">A Lőfegyverek sebzése általánosságban <text:span text:style-name="T58">Szúró</text:span><text:span text:style-name="T26"> </text:span>jellegű. Ahol ez másként van, ott az adott fegyver leírásánál a „Speciális/Megjegyzés” oszlopban ezt külön feltüntetjük.</text:p>
        </text:list-item>
        <text:list-item>
          <text:p text:style-name="P386"><text:span text:style-name="T32">A </text:span>Sebzést és Átütést a nyílhegy is meghatározza! <text:span text:style-name="T60">TODO</text:span></text:p>
        </text:list-item>
        <text:list-item>
          <text:p text:style-name="P378">1 helyen rögzített „lengő” anyagok könnyen megfoghatják a lövedékeket (pl. száradó ruha).</text:p>
        </text:list-item>
      </text:list>
      <text:p text:style-name="P133"/>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4.A2" office:value-type="string">
            <text:p text:style-name="P232">Fegyver</text:p>
          </table:table-cell>
          <table:table-cell table:style-name="Táblázat64.B2" office:value-type="string">
            <text:p text:style-name="P185">Forgatás módja</text:p>
          </table:table-cell>
          <table:table-cell table:style-name="Táblázat64.A2" office:value-type="string">
            <text:p text:style-name="P232">SP</text:p>
          </table:table-cell>
          <table:table-cell table:style-name="Táblázat64.A2" office:value-type="string">
            <text:p text:style-name="P185">Sebzés módja</text:p>
          </table:table-cell>
          <table:table-cell table:style-name="Táblázat64.A2" office:value-type="string">
            <text:p text:style-name="P232">Átütés</text:p>
          </table:table-cell>
          <table:table-cell table:style-name="Táblázat64.A2" office:value-type="string">
            <text:p text:style-name="P232">KÉ</text:p>
          </table:table-cell>
          <table:table-cell table:style-name="Táblázat64.A2" office:value-type="string">
            <text:p text:style-name="P232">CÉ </text:p>
          </table:table-cell>
          <table:table-cell table:style-name="Táblázat64.A2" office:value-type="string">
            <text:p text:style-name="P232">Osztó</text:p>
          </table:table-cell>
          <table:table-cell table:style-name="Táblázat64.A2" office:value-type="string">
            <text:p text:style-name="P232">Hatótáv</text:p>
          </table:table-cell>
          <table:table-cell table:style-name="Táblázat64.A2" office:value-type="string">
            <text:p text:style-name="P236">Sebesség</text:p>
          </table:table-cell>
          <table:table-cell table:style-name="Táblázat64.K2" office:value-type="string">
            <text:p text:style-name="P232">Speciális / Megjegyzés</text:p>
          </table:table-cell>
        </table:table-row>
        <table:table-row>
          <table:table-cell table:style-name="Táblázat64.A3" office:value-type="string">
            <text:p text:style-name="P213">Rövid íj</text:p>
          </table:table-cell>
          <table:table-cell table:style-name="Táblázat64.B2" office:value-type="string">
            <text:p text:style-name="P213">két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10</text:p>
          </table:table-cell>
          <table:table-cell table:style-name="Táblázat64.H3" office:value-type="string">
            <text:p text:style-name="P213">2</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Az Erőbónusz csak akkor számít ha az íj erre az Erő értékre lett tervezve!</text:p>
          </table:table-cell>
        </table:table-row>
        <table:table-row>
          <table:table-cell table:style-name="Táblázat64.A3" office:value-type="string">
            <text:p text:style-name="P213">Hosszú íj</text:p>
          </table:table-cell>
          <table:table-cell table:style-name="Táblázat64.B2" office:value-type="string">
            <text:p text:style-name="P213">két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12</text:p>
          </table:table-cell>
          <table:table-cell table:style-name="Táblázat64.H3" office:value-type="string">
            <text:p text:style-name="P213">3</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Az Erőbónusz csak akkor számít ha az íj erre az Erő értékre lett tervezve!</text:p>
          </table:table-cell>
        </table:table-row>
        <table:table-row>
          <table:table-cell table:style-name="Táblázat64.A3" office:value-type="string">
            <text:p text:style-name="P213">Visszacsapó íj</text:p>
          </table:table-cell>
          <table:table-cell table:style-name="Táblázat64.B2" office:value-type="string">
            <text:p text:style-name="P213">két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10</text:p>
          </table:table-cell>
          <table:table-cell table:style-name="Táblázat64.H3" office:value-type="string">
            <text:p text:style-name="P213">3</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Az Erőbónusz csak akkor számít ha az íj erre az Erő értékre lett tervezve!</text:p>
          </table:table-cell>
        </table:table-row>
        <table:table-row>
          <table:table-cell table:style-name="Táblázat64.A3" office:value-type="string">
            <text:p text:style-name="P213"><text:span text:style-name="T47">Elf</text:span> íj</text:p>
          </table:table-cell>
          <table:table-cell table:style-name="Táblázat64.B2" office:value-type="string">
            <text:p text:style-name="P213">két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13</text:p>
          </table:table-cell>
          <table:table-cell table:style-name="Táblázat64.H3" office:value-type="string">
            <text:p text:style-name="P213">3(4*)</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Csak a készítője (és egyben birtokosa) kezében, egyébként hagyományos íjként működik. Osztója: 3.</text:p>
          </table:table-cell>
        </table:table-row>
        <table:table-row>
          <table:table-cell table:style-name="Táblázat64.A3" office:value-type="string">
            <text:p text:style-name="P213">Fúvócső, kicsi</text:p>
          </table:table-cell>
          <table:table-cell table:style-name="Táblázat64.B2" office:value-type="string">
            <text:p text:style-name="P213">egy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8</text:p>
          </table:table-cell>
          <table:table-cell table:style-name="Táblázat64.H3" office:value-type="string">
            <text:p text:style-name="P213">1</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k20 dobásnál: 20-as dobás: 1 ÉP, különben 0 ÉP</text:p>
          </table:table-cell>
        </table:table-row>
        <table:table-row>
          <table:table-cell table:style-name="Táblázat64.A3" office:value-type="string">
            <text:p text:style-name="P213">Fúvócső, vadász</text:p>
          </table:table-cell>
          <table:table-cell table:style-name="Táblázat64.B2" office:value-type="string">
            <text:p text:style-name="P213">kétkezes</text:p>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
          </table:table-cell>
          <table:table-cell table:style-name="Táblázat64.C3" office:value-type="string">
            <text:p text:style-name="P213">+10</text:p>
          </table:table-cell>
          <table:table-cell table:style-name="Táblázat64.H3" office:value-type="string">
            <text:p text:style-name="P213">1</text:p>
          </table:table-cell>
          <table:table-cell table:style-name="Táblázat64.I3" office:value-type="string">
            <text:p text:style-name="P213"/>
          </table:table-cell>
          <table:table-cell table:style-name="Táblázat64.J3" office:value-type="string">
            <text:p text:style-name="P205"/>
          </table:table-cell>
          <table:table-cell table:style-name="Táblázat64.K3" office:value-type="string">
            <text:p text:style-name="P205"/>
          </table:table-cell>
        </table:table-row>
      </table:table>
      <text:p text:style-name="Standard"/>
      <text:section text:style-name="Sect13" text:name="íjász_lőfegyverek">
        <text:p text:style-name="Text_20_body"><text:s/></text:p>
        <text:p text:style-name="P3"/>
      </text:section>
      <text:h text:style-name="P58"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áblázat65.A2" office:value-type="string">
            <text:p text:style-name="P232">Fegyver</text:p>
          </table:table-cell>
          <table:table-cell table:style-name="Táblázat65.B2" office:value-type="string">
            <text:p text:style-name="P185">Forgatás módja</text:p>
          </table:table-cell>
          <table:table-cell table:style-name="Táblázat65.A2" office:value-type="string">
            <text:p text:style-name="P232">SP</text:p>
          </table:table-cell>
          <table:table-cell table:style-name="Táblázat65.A2" office:value-type="string">
            <text:p text:style-name="P185">Sebzés módja</text:p>
          </table:table-cell>
          <table:table-cell table:style-name="Táblázat65.A2" office:value-type="string">
            <text:p text:style-name="P232">Átütés</text:p>
          </table:table-cell>
          <table:table-cell table:style-name="Táblázat65.A2" office:value-type="string">
            <text:p text:style-name="P232">KÉ</text:p>
          </table:table-cell>
          <table:table-cell table:style-name="Táblázat65.A2" office:value-type="string">
            <text:p text:style-name="P232">CÉ </text:p>
          </table:table-cell>
          <table:table-cell table:style-name="Táblázat65.A2" office:value-type="string">
            <text:p text:style-name="P232">Osztó</text:p>
          </table:table-cell>
          <table:table-cell table:style-name="Táblázat65.A2" office:value-type="string">
            <text:p text:style-name="P232">Hatótáv</text:p>
          </table:table-cell>
          <table:table-cell table:style-name="Táblázat65.A2" office:value-type="string">
            <text:p text:style-name="P236">Sebesség</text:p>
          </table:table-cell>
          <table:table-cell table:style-name="Táblázat65.K2" office:value-type="string">
            <text:p text:style-name="P232">Speciális / Megjegyzés</text:p>
          </table:table-cell>
        </table:table-row>
        <table:table-row>
          <table:table-cell table:style-name="Táblázat65.A3" office:value-type="string">
            <text:p text:style-name="P213">Kézi nyílpuska</text:p>
          </table:table-cell>
          <table:table-cell table:style-name="Táblázat65.B2" office:value-type="string">
            <text:p text:style-name="P213">egykezes</text:p>
          </table:table-cell>
          <table:table-cell table:style-name="Táblázat65.C3" office:value-type="string">
            <text:p text:style-name="P213"/>
          </table:table-cell>
          <table:table-cell table:style-name="Táblázat65.C3" office:value-type="string">
            <text:p text:style-name="P213">S</text:p>
          </table:table-cell>
          <table:table-cell table:style-name="Táblázat65.C3" office:value-type="string">
            <text:p text:style-name="P213"/>
          </table:table-cell>
          <table:table-cell table:style-name="Táblázat65.C3" office:value-type="string">
            <text:p text:style-name="P213"/>
          </table:table-cell>
          <table:table-cell table:style-name="Táblázat65.C3" office:value-type="string">
            <text:p text:style-name="P213">+10*</text:p>
          </table:table-cell>
          <table:table-cell table:style-name="Táblázat65.C3" office:value-type="string">
            <text:p text:style-name="P213">3</text:p>
          </table:table-cell>
          <table:table-cell table:style-name="Táblázat65.I3" office:value-type="string">
            <text:p text:style-name="P213">20m</text:p>
          </table:table-cell>
          <table:table-cell table:style-name="Táblázat65.J3" office:value-type="string">
            <text:p text:style-name="P205"/>
          </table:table-cell>
          <table:table-cell table:style-name="Táblázat65.K3" office:value-type="string">
            <text:p text:style-name="P205">* A kézi nyílpuska kevésbé pontos fegyver kis mérete miatt.</text:p>
          </table:table-cell>
        </table:table-row>
        <table:table-row>
          <table:table-cell table:style-name="Táblázat65.A3" office:value-type="string">
            <text:p text:style-name="P213">Nyílpuska</text:p>
          </table:table-cell>
          <table:table-cell table:style-name="Táblázat65.B2" office:value-type="string">
            <text:p text:style-name="P213">kétkezes</text:p>
          </table:table-cell>
          <table:table-cell table:style-name="Táblázat65.C3" office:value-type="string">
            <text:p text:style-name="P213">+6</text:p>
          </table:table-cell>
          <table:table-cell table:style-name="Táblázat65.C3" office:value-type="string">
            <text:p text:style-name="P213">S</text:p>
          </table:table-cell>
          <table:table-cell table:style-name="Táblázat65.E4" office:value-type="string">
            <text:p text:style-name="P213">10</text:p>
          </table:table-cell>
          <table:table-cell table:style-name="Táblázat65.C3" office:value-type="string">
            <text:p text:style-name="P213"/>
          </table:table-cell>
          <table:table-cell table:style-name="Táblázat65.C3" office:value-type="string">
            <text:p text:style-name="P213">+16</text:p>
          </table:table-cell>
          <table:table-cell table:style-name="Táblázat65.C3" office:value-type="string">
            <text:p text:style-name="P213">4</text:p>
          </table:table-cell>
          <table:table-cell table:style-name="Táblázat65.I3" office:value-type="string">
            <text:p text:style-name="P213">50m</text:p>
          </table:table-cell>
          <table:table-cell table:style-name="Táblázat65.J3" office:value-type="string">
            <text:p text:style-name="P205"/>
          </table:table-cell>
          <table:table-cell table:style-name="Táblázat65.K3" office:value-type="string">
            <text:p text:style-name="P206">Nem páncéltörő ?? A nehézvértet átviszi, vagy nem?</text:p>
            <text:p text:style-name="P206">Távolság-függő Átütés.</text:p>
          </table:table-cell>
        </table:table-row>
        <table:table-row>
          <table:table-cell table:style-name="Táblázat65.A3" office:value-type="string">
            <text:p text:style-name="P213">Nehéz nyílpuska</text:p>
          </table:table-cell>
          <table:table-cell table:style-name="Táblázat65.B2" office:value-type="string">
            <text:p text:style-name="P213">kétkezes</text:p>
          </table:table-cell>
          <table:table-cell table:style-name="Táblázat65.C3" office:value-type="string">
            <text:p text:style-name="P213">+14</text:p>
          </table:table-cell>
          <table:table-cell table:style-name="Táblázat65.C3" office:value-type="string">
            <text:p text:style-name="P213">S</text:p>
          </table:table-cell>
          <table:table-cell table:style-name="Táblázat65.E4" office:value-type="string">
            <text:p text:style-name="P213">10</text:p>
          </table:table-cell>
          <table:table-cell table:style-name="Táblázat65.C3" office:value-type="string">
            <text:p text:style-name="P213"/>
          </table:table-cell>
          <table:table-cell table:style-name="Táblázat65.C3" office:value-type="string">
            <text:p text:style-name="P213">+16</text:p>
          </table:table-cell>
          <table:table-cell table:style-name="Táblázat65.C3" office:value-type="string">
            <text:p text:style-name="P213">4</text:p>
          </table:table-cell>
          <table:table-cell table:style-name="Táblázat65.I3" office:value-type="string">
            <text:p text:style-name="P213">80m</text:p>
          </table:table-cell>
          <table:table-cell table:style-name="Táblázat65.J3" office:value-type="string">
            <text:p text:style-name="P205"/>
          </table:table-cell>
          <table:table-cell table:style-name="Táblázat65.K3" office:value-type="string">
            <text:p text:style-name="P205">Páncéltörő <text:s/>Ez átviszi a nehézvértet is!</text:p>
          </table:table-cell>
        </table:table-row>
        <table:table-row>
          <table:table-cell table:style-name="Táblázat65.A3" office:value-type="string">
            <text:p text:style-name="P213"><text:span text:style-name="T47">Shad.</text:span> páncéltörő</text:p>
          </table:table-cell>
          <table:table-cell table:style-name="Táblázat65.B2" office:value-type="string">
            <text:p text:style-name="P213">kétkezes</text:p>
          </table:table-cell>
          <table:table-cell table:style-name="Táblázat65.C3" office:value-type="string">
            <text:p text:style-name="P213"/>
          </table:table-cell>
          <table:table-cell table:style-name="Táblázat65.C3" office:value-type="string">
            <text:p text:style-name="P213">Z</text:p>
          </table:table-cell>
          <table:table-cell table:style-name="Táblázat65.C3" office:value-type="string">
            <text:p text:style-name="P213">??</text:p>
          </table:table-cell>
          <table:table-cell table:style-name="Táblázat65.C3" office:value-type="string">
            <text:p text:style-name="P213"/>
          </table:table-cell>
          <table:table-cell table:style-name="Táblázat65.C3" office:value-type="string">
            <text:p text:style-name="P213">+4</text:p>
          </table:table-cell>
          <table:table-cell table:style-name="Táblázat65.C3" office:value-type="string">
            <text:p text:style-name="P213">4</text:p>
          </table:table-cell>
          <table:table-cell table:style-name="Táblázat65.I3" office:value-type="string">
            <text:p text:style-name="P216">120m</text:p>
          </table:table-cell>
          <table:table-cell table:style-name="Táblázat65.J3" office:value-type="string">
            <text:p text:style-name="P205"/>
          </table:table-cell>
          <table:table-cell table:style-name="Táblázat65.K3" office:value-type="string">
            <text:p text:style-name="P205">* Újratöltés: 1 emberrel: 3 kör, 2 emberrel: 1 kör</text:p>
            <text:p text:style-name="P205">** Páncéltörő</text:p>
          </table:table-cell>
        </table:table-row>
        <table:table-row>
          <table:table-cell table:style-name="Táblázat65.A3" office:value-type="string">
            <text:p text:style-name="P213">Khar. nyílpuska</text:p>
          </table:table-cell>
          <table:table-cell table:style-name="Táblázat65.B2" office:value-type="string">
            <text:p text:style-name="P213">kétkezes</text:p>
          </table:table-cell>
          <table:table-cell table:style-name="Táblázat65.C3" office:value-type="string">
            <text:p text:style-name="P213"/>
          </table:table-cell>
          <table:table-cell table:style-name="Táblázat65.C3" office:value-type="string">
            <text:p text:style-name="P213">S</text:p>
          </table:table-cell>
          <table:table-cell table:style-name="Táblázat65.C3" office:value-type="string">
            <text:p text:style-name="P213"/>
          </table:table-cell>
          <table:table-cell table:style-name="Táblázat65.C3" office:value-type="string">
            <text:p text:style-name="P213"/>
          </table:table-cell>
          <table:table-cell table:style-name="Táblázat65.C3" office:value-type="string">
            <text:p text:style-name="P213">+14</text:p>
          </table:table-cell>
          <table:table-cell table:style-name="Táblázat65.C3" office:value-type="string">
            <text:p text:style-name="P213">4</text:p>
          </table:table-cell>
          <table:table-cell table:style-name="Táblázat65.I3" office:value-type="string">
            <text:p text:style-name="P213">50m</text:p>
          </table:table-cell>
          <table:table-cell table:style-name="Táblázat65.J3" office:value-type="string">
            <text:p text:style-name="P205"/>
          </table:table-cell>
          <table:table-cell table:style-name="Táblázat65.K3" office:value-type="string">
            <text:p text:style-name="P205">* Míg ki nem fogy a tár. Újratöltés: 1 kör</text:p>
          </table:table-cell>
        </table:table-row>
      </table:table>
      <text:p text:style-name="Standard"/>
      <text:section text:style-name="Sect13" text:name="lövész_lőfegyverek">
        <text:p text:style-name="Text_20_body"/>
        <text:h text:style-name="P60" text:outline-level="2">Pajzsok, hárítófegyverek</text:h>
        <text:p text:style-name="Text_20_body">Lásd: <text:span text:style-name="T29">Pajzsok, Alkarvédők <text:s/>– TODO_HARC_#15.</text:span></text:p>
        <text:p text:style-name="P91"/>
      </text:section>
      <text:h text:style-name="Heading_20_2" text:outline-level="2">Vértek, Páncélok</text:h>
      <text:p text:style-name="P226">TODO: bevezető</text:p>
      <text:p text:style-name="P3">Lásd: <text:span text:style-name="T29">Vértek, páncélok <text:s/>– TODO_HARC_#29.</text:span></text:p>
      <text:h text:style-name="Heading_20_3" text:outline-level="3">Sebzésfelfogó Érték (SFÉ)</text:h>
      <text:p text:style-name="Text_20_body">Minden páncél rendelkezik egy úgynevezett Sebzés Felfogó Értékkel (<text:span text:style-name="T26">SFÉ</text:span>), amely a páncél nyújtotta védelmet hivatott szimulálni. Az SFÉ értéke sebzéskor levonódik a támadás SP értékéből, így jó eséllyel csökkenti a sebzés kategóriáját.</text:p>
      <text:p text:style-name="Text_20_body">Megkülönböztetünk páncél struktúrát (anyagi, szerkezeti felépítésétől függően), illetve páncél típust, ami a páncél formáját, védett helyeit határozza meg. Alapesetben a páncél struktúráknál leírt MGT értékek az egyszerű mellvértre vonatkoznak, amely csak a torzót védi (50%). A plusz védelem további MGT növekedést okoz.</text:p>
      <text:p text:style-name="Text_20_body">Kapcsolódó harci fortély: <text:span text:style-name="T26">Vértviselet</text:span></text:p>
      <text:h text:style-name="Heading_20_3" text:outline-level="3">Páncéldobás </text:h>
      <text:p text:style-name="Text_20_body">Opcionális. Az áldozat dobja k10-el ellenfele sebzésdobása után (közben). Tulajdonképpen egy egyszerűsített százalékdobás, hogy a csapás páncéllal fedett területet talált-e el. Minden páncél X %-ban védi a testet. </text:p>
      <text:p text:style-name="Text_20_body">Például: torzót védő páncél a test 50%-át védi. Így k10-en az 1-5-os dobás esetén véd a páncél, 7-10-es esetén nem, mert a csapás fedetlen részt talált.</text:p>
      <text:p text:style-name="Text_20_body"/>
      <text:h text:style-name="P57" text:outline-level="3"><text:s/>Páncél struktúrák</text:h>
      <text:p text:style-name="Text_20_body">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 „18, Szúró”), amiből kiderül, hogy milyen jellegű a támadás és az áldozat annak megfelelő SFÉ értéket von le belőle.</text:p>
      <text:section text:style-name="Sect14" text:name="Szakasz8">
        <table:table table:name="Táblázat67" table:style-name="Táblázat67">
          <table:table-column table:style-name="Táblázat67.A"/>
          <table:table-column table:style-name="Táblázat67.B"/>
          <table:table-column table:style-name="Táblázat67.C"/>
          <table:table-column table:style-name="Táblázat67.B"/>
          <table:table-column table:style-name="Táblázat67.E"/>
          <table:table-column table:style-name="Táblázat67.F"/>
          <table:table-column table:style-name="Táblázat67.G"/>
          <table:table-row>
            <table:table-cell table:style-name="Táblázat67.A1" office:value-type="string">
              <text:p text:style-name="P170">Páncél anyag</text:p>
            </table:table-cell>
            <table:table-cell table:style-name="Táblázat67.A1" office:value-type="string">
              <text:p text:style-name="P161">Szúró SFÉ</text:p>
            </table:table-cell>
            <table:table-cell table:style-name="Táblázat67.A1" office:value-type="string">
              <text:p text:style-name="P161">Vágó SFÉ</text:p>
            </table:table-cell>
            <table:table-cell table:style-name="Táblázat67.A1" office:value-type="string">
              <text:p text:style-name="P161">Zúzó SFÉ</text:p>
            </table:table-cell>
            <table:table-cell table:style-name="Táblázat67.A1" office:value-type="string">
              <text:p text:style-name="P170">MGT</text:p>
            </table:table-cell>
            <table:table-cell table:style-name="Táblázat67.A1" office:value-type="string">
              <text:p text:style-name="P170">Ár</text:p>
            </table:table-cell>
            <table:table-cell table:style-name="Táblázat67.G1" office:value-type="string">
              <text:p text:style-name="P170">Megjegyzés</text:p>
            </table:table-cell>
          </table:table-row>
          <table:table-row>
            <table:table-cell table:style-name="Táblázat67.A2" office:value-type="string">
              <text:p text:style-name="P78">Posztó/Bunda</text:p>
            </table:table-cell>
            <table:table-cell table:style-name="Táblázat67.A2" office:value-type="string">
              <text:p text:style-name="P175">0</text:p>
            </table:table-cell>
            <table:table-cell table:style-name="Táblázat67.A2" office:value-type="string">
              <text:p text:style-name="P175">2</text:p>
            </table:table-cell>
            <table:table-cell table:style-name="Táblázat67.A2" office:value-type="string">
              <text:p text:style-name="P175">2</text:p>
            </table:table-cell>
            <table:table-cell table:style-name="Táblázat67.E2" office:value-type="string">
              <text:p text:style-name="P175"/>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Bőr</text:p>
            </table:table-cell>
            <table:table-cell table:style-name="Táblázat67.E2" office:value-type="string">
              <text:p text:style-name="P175">2</text:p>
            </table:table-cell>
            <table:table-cell table:style-name="Táblázat67.E2" office:value-type="string">
              <text:p text:style-name="P175">4</text:p>
            </table:table-cell>
            <table:table-cell table:style-name="Táblázat67.E2" office:value-type="string">
              <text:p text:style-name="P175">2</text:p>
            </table:table-cell>
            <table:table-cell table:style-name="Táblázat67.E2" office:value-type="string">
              <text:p text:style-name="P175"/>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Keményített bőr</text:p>
            </table:table-cell>
            <table:table-cell table:style-name="Táblázat67.A2" office:value-type="string">
              <text:p text:style-name="P175">3</text:p>
            </table:table-cell>
            <table:table-cell table:style-name="Táblázat67.A2" office:value-type="string">
              <text:p text:style-name="P175">5</text:p>
            </table:table-cell>
            <table:table-cell table:style-name="Táblázat67.A2" office:value-type="string">
              <text:p text:style-name="P175">3</text:p>
            </table:table-cell>
            <table:table-cell table:style-name="Táblázat67.E2" office:value-type="string">
              <text:p text:style-name="P175"/>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Brigantin</text:p>
            </table:table-cell>
            <table:table-cell table:style-name="Táblázat67.E2" office:value-type="string">
              <text:p text:style-name="P175"/>
            </table:table-cell>
            <table:table-cell table:style-name="Táblázat67.E2" office:value-type="string">
              <text:p text:style-name="P175"/>
            </table:table-cell>
            <table:table-cell table:style-name="Táblázat67.E2" office:value-type="string">
              <text:p text:style-name="P175"/>
            </table:table-cell>
            <table:table-cell table:style-name="Táblázat67.E2" office:value-type="string">
              <text:p text:style-name="P175"/>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Lánc</text:p>
            </table:table-cell>
            <table:table-cell table:style-name="Táblázat67.A2" office:value-type="string">
              <text:p text:style-name="P175">10</text:p>
            </table:table-cell>
            <table:table-cell table:style-name="Táblázat67.A2" office:value-type="string">
              <text:p text:style-name="P175">7</text:p>
            </table:table-cell>
            <table:table-cell table:style-name="Táblázat67.A2" office:value-type="string">
              <text:p text:style-name="P175">3</text:p>
            </table:table-cell>
            <table:table-cell table:style-name="Táblázat67.E2" office:value-type="string">
              <text:p text:style-name="P175">2??</text:p>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Sodrony</text:p>
            </table:table-cell>
            <table:table-cell table:style-name="Táblázat67.A2" office:value-type="string">
              <text:p text:style-name="P175">12</text:p>
            </table:table-cell>
            <table:table-cell table:style-name="Táblázat67.A2" office:value-type="string">
              <text:p text:style-name="P175">9</text:p>
            </table:table-cell>
            <table:table-cell table:style-name="Táblázat67.A2" office:value-type="string">
              <text:p text:style-name="P175">4</text:p>
            </table:table-cell>
            <table:table-cell table:style-name="Táblázat67.E2" office:value-type="string">
              <text:p text:style-name="P175">3??</text:p>
            </table:table-cell>
            <table:table-cell table:style-name="Táblázat67.A2" office:value-type="string">
              <text:p text:style-name="P165">100%</text:p>
            </table:table-cell>
            <table:table-cell table:style-name="Táblázat67.G2" office:value-type="string">
              <text:p text:style-name="P164"/>
            </table:table-cell>
          </table:table-row>
          <table:table-row>
            <table:table-cell table:style-name="Táblázat67.A2" office:value-type="string">
              <text:p text:style-name="P78">Pikkelypáncél</text:p>
            </table:table-cell>
            <table:table-cell table:style-name="Táblázat67.A2" office:value-type="string">
              <text:p text:style-name="P175">12</text:p>
            </table:table-cell>
            <table:table-cell table:style-name="Táblázat67.A2" office:value-type="string">
              <text:p text:style-name="P175">13</text:p>
            </table:table-cell>
            <table:table-cell table:style-name="Táblázat67.A2" office:value-type="string">
              <text:p text:style-name="P175">6</text:p>
            </table:table-cell>
            <table:table-cell table:style-name="Táblázat67.E2" office:value-type="string">
              <text:p text:style-name="P175"/>
            </table:table-cell>
            <table:table-cell table:style-name="Táblázat67.A2" office:value-type="string">
              <text:p text:style-name="P175"/>
            </table:table-cell>
            <table:table-cell table:style-name="Táblázat67.G2" office:value-type="string">
              <text:p text:style-name="P164"/>
            </table:table-cell>
          </table:table-row>
          <table:table-row>
            <table:table-cell table:style-name="Táblázat67.A2" office:value-type="string">
              <text:p text:style-name="P174">Lemezpáncél</text:p>
              <text:p text:style-name="P176">I<text:span text:style-name="T44">de inkább tól-ig értékeket megadni</text:span></text:p>
            </table:table-cell>
            <table:table-cell table:style-name="Táblázat67.A2" office:value-type="string">
              <text:p text:style-name="P175">14</text:p>
            </table:table-cell>
            <table:table-cell table:style-name="Táblázat67.A2" office:value-type="string">
              <text:p text:style-name="P175">16</text:p>
            </table:table-cell>
            <table:table-cell table:style-name="Táblázat67.A2" office:value-type="string">
              <text:p text:style-name="P175">11</text:p>
            </table:table-cell>
            <table:table-cell table:style-name="Táblázat67.E2" office:value-type="string">
              <text:p text:style-name="P175"/>
            </table:table-cell>
            <table:table-cell table:style-name="Táblázat67.A2" office:value-type="string">
              <text:p text:style-name="P165">90%</text:p>
            </table:table-cell>
            <table:table-cell table:style-name="Táblázat67.G2" office:value-type="string">
              <text:p text:style-name="P164"/>
            </table:table-cell>
          </table:table-row>
        </table:table>
        <text:p text:style-name="Standard"/>
        <text:h text:style-name="P57" text:outline-level="3">Páncél típusok</text:h>
        <text:p text:style-name="P105">Gond: mindegyik páncél (anyag) fajta ugyanannyi MGT-t növel pl. láb befedésénél. Bár ezt már elhanyagolhatjuk szerintem.</text:p>
        <table:table table:name="Táblázat68" table:style-name="Táblázat68">
          <table:table-column table:style-name="Táblázat68.A"/>
          <table:table-column table:style-name="Táblázat68.B"/>
          <table:table-column table:style-name="Táblázat68.C"/>
          <table:table-column table:style-name="Táblázat68.D"/>
          <table:table-column table:style-name="Táblázat68.E"/>
          <table:table-row>
            <table:table-cell table:style-name="Táblázat68.A1" table:number-columns-spanned="2" office:value-type="string">
              <text:p text:style-name="P170">Páncél típus</text:p>
            </table:table-cell>
            <table:covered-table-cell/>
            <table:table-cell table:style-name="Táblázat68.A1" office:value-type="string">
              <text:p text:style-name="P161">+MGT</text:p>
            </table:table-cell>
            <table:table-cell table:style-name="Táblázat68.A1" office:value-type="string">
              <text:p text:style-name="P161">Véd</text:p>
            </table:table-cell>
            <table:table-cell table:style-name="Táblázat68.E1" office:value-type="string">
              <text:p text:style-name="P161">Tulajdonságok, védett helyek</text:p>
            </table:table-cell>
          </table:table-row>
          <table:table-row>
            <table:table-cell table:style-name="Táblázat68.A2" table:number-columns-spanned="2" office:value-type="string">
              <text:p text:style-name="P72">Mellvért</text:p>
            </table:table-cell>
            <table:covered-table-cell/>
            <table:table-cell table:style-name="Táblázat68.A2" office:value-type="string">
              <text:p text:style-name="P168">0</text:p>
            </table:table-cell>
            <table:table-cell table:style-name="Táblázat68.A2" office:value-type="string">
              <text:p text:style-name="P168">50%</text:p>
            </table:table-cell>
            <table:table-cell table:style-name="Táblázat68.E2" office:value-type="string">
              <text:p text:style-name="P169">Csak a torzót védi elöl, hátul, oldalt.</text:p>
            </table:table-cell>
          </table:table-row>
          <table:table-row>
            <table:table-cell table:style-name="Táblázat68.A2" table:number-columns-spanned="2" office:value-type="string">
              <text:p text:style-name="P72"><text:s text:c="2"/>+ Sisak</text:p>
            </table:table-cell>
            <table:covered-table-cell/>
            <table:table-cell table:style-name="Táblázat68.A2" office:value-type="string">
              <text:p text:style-name="P168">0</text:p>
            </table:table-cell>
            <table:table-cell table:style-name="Táblázat68.A2" office:value-type="string">
              <text:p text:style-name="P168">+10%</text:p>
            </table:table-cell>
            <table:table-cell table:style-name="Táblázat68.E2" office:value-type="string">
              <text:p text:style-name="P169">A fejet védi</text:p>
            </table:table-cell>
          </table:table-row>
          <table:table-row>
            <table:table-cell table:style-name="Táblázat68.A2" table:number-columns-spanned="2" office:value-type="string">
              <text:p text:style-name="P72">Kezek</text:p>
            </table:table-cell>
            <table:covered-table-cell/>
            <table:table-cell table:style-name="Táblázat68.A2" office:value-type="string">
              <text:p text:style-name="P168"/>
            </table:table-cell>
            <table:table-cell table:style-name="Táblázat68.A2" office:value-type="string">
              <text:p text:style-name="P168"/>
            </table:table-cell>
            <table:table-cell table:style-name="Táblázat68.E2" office:value-type="string">
              <text:p text:style-name="P169"/>
            </table:table-cell>
          </table:table-row>
          <table:table-row>
            <table:table-cell table:style-name="Táblázat68.A2" table:number-rows-spanned="2" office:value-type="string">
              <text:p text:style-name="P167"/>
            </table:table-cell>
            <table:table-cell table:style-name="Táblázat68.A2" office:value-type="string">
              <text:p text:style-name="P166">+Felkarok befedve</text:p>
            </table:table-cell>
            <table:table-cell table:style-name="Táblázat68.A2" office:value-type="string">
              <text:p text:style-name="P168">+1</text:p>
            </table:table-cell>
            <table:table-cell table:style-name="Táblázat68.A2" office:value-type="string">
              <text:p text:style-name="P168">+10%</text:p>
            </table:table-cell>
            <table:table-cell table:style-name="Táblázat68.E2" office:value-type="string">
              <text:p text:style-name="P169">Mindkét felkar befedve. </text:p>
            </table:table-cell>
          </table:table-row>
          <table:table-row>
            <table:covered-table-cell/>
            <table:table-cell table:style-name="Táblázat68.A2" office:value-type="string">
              <text:p text:style-name="P166">+ Karok befedve</text:p>
            </table:table-cell>
            <table:table-cell table:style-name="Táblázat68.A2" office:value-type="string">
              <text:p text:style-name="P168">+2</text:p>
            </table:table-cell>
            <table:table-cell table:style-name="Táblázat68.A2" office:value-type="string">
              <text:p text:style-name="P168">+20%</text:p>
            </table:table-cell>
            <table:table-cell table:style-name="Táblázat68.E2" office:value-type="string">
              <text:p text:style-name="P169">Mindét kéz teljesen befedve. A kesztyű opcionális, de nem növel MGT-t.</text:p>
            </table:table-cell>
          </table:table-row>
          <table:table-row>
            <table:table-cell table:style-name="Táblázat68.A2" table:number-columns-spanned="2" office:value-type="string">
              <text:p text:style-name="P167">Lábak</text:p>
            </table:table-cell>
            <table:covered-table-cell/>
            <table:table-cell table:style-name="Táblázat68.A2" office:value-type="string">
              <text:p text:style-name="P168"/>
            </table:table-cell>
            <table:table-cell table:style-name="Táblázat68.A2" office:value-type="string">
              <text:p text:style-name="P168"/>
            </table:table-cell>
            <table:table-cell table:style-name="Táblázat68.E2" office:value-type="string">
              <text:p text:style-name="P169"/>
            </table:table-cell>
          </table:table-row>
          <table:table-row>
            <table:table-cell table:style-name="Táblázat68.A2" office:value-type="string">
              <text:p text:style-name="P167"/>
            </table:table-cell>
            <table:table-cell table:style-name="Táblázat68.A2" office:value-type="string">
              <text:p text:style-name="P166">+ Comb befedve</text:p>
            </table:table-cell>
            <table:table-cell table:style-name="Táblázat68.A2" office:value-type="string">
              <text:p text:style-name="P168">+1</text:p>
            </table:table-cell>
            <table:table-cell table:style-name="Táblázat68.A2" office:value-type="string">
              <text:p text:style-name="P168">+10%</text:p>
            </table:table-cell>
            <table:table-cell table:style-name="Táblázat68.E2" office:value-type="string">
              <text:p text:style-name="P169">Pl. csataszoknya</text:p>
            </table:table-cell>
          </table:table-row>
          <table:table-row>
            <table:table-cell table:style-name="Táblázat68.A2" office:value-type="string">
              <text:p text:style-name="P167"/>
            </table:table-cell>
            <table:table-cell table:style-name="Táblázat68.A2" office:value-type="string">
              <text:p text:style-name="P166">+ Láb befedve</text:p>
            </table:table-cell>
            <table:table-cell table:style-name="Táblázat68.A2" office:value-type="string">
              <text:p text:style-name="P168">+2</text:p>
            </table:table-cell>
            <table:table-cell table:style-name="Táblázat68.A2" office:value-type="string">
              <text:p text:style-name="P168">+20%</text:p>
            </table:table-cell>
            <table:table-cell table:style-name="Táblázat68.E2" office:value-type="string">
              <text:p text:style-name="P169">Mindkét láb teljesen befedve</text:p>
            </table:table-cell>
          </table:table-row>
          <table:table-row>
            <table:table-cell table:style-name="Táblázat68.A2" table:number-columns-spanned="2" office:value-type="string">
              <text:p text:style-name="P167"><text:s text:c="2"/>+ egy érzékeny pont<text:line-break/> <text:s text:c="4"/>jobb védelme</text:p>
            </table:table-cell>
            <table:covered-table-cell/>
            <table:table-cell table:style-name="Táblázat68.A2" office:value-type="string">
              <text:p text:style-name="P168">+1</text:p>
            </table:table-cell>
            <table:table-cell table:style-name="Táblázat68.A2" office:value-type="string">
              <text:p text:style-name="P168">-</text:p>
            </table:table-cell>
            <table:table-cell table:style-name="Táblázat68.E2" office:value-type="string">
              <text:p text:style-name="P169">Egy tenyérnyi pontra erősített extra védelem. Anyagfüggő +SFÉ.</text:p>
            </table:table-cell>
          </table:table-row>
        </table:table>
        <text:p text:style-name="Standard"/>
        <text:p text:style-name="Text_20_body">Ha teljes vértezetet visel valaki, akkor az összesített +4 járulékos MGT helyett, csak +3-at kap, mivel a komplett páncél elemei egy összefüggő vértezet darabjai, melyek össze vannak próbálva.</text:p>
        <table:table table:name="Táblázat28" table:style-name="Táblázat28">
          <table:table-column table:style-name="Táblázat28.A"/>
          <table:table-column table:style-name="Táblázat28.B"/>
          <table:table-column table:style-name="Táblázat28.C"/>
          <table:table-column table:style-name="Táblázat28.D"/>
          <table:table-row>
            <table:table-cell table:style-name="Táblázat28.A1" office:value-type="string">
              <text:p text:style-name="P167">Teljes vértezet</text:p>
            </table:table-cell>
            <table:table-cell table:style-name="Táblázat28.A1" office:value-type="string">
              <text:p text:style-name="P168">+3</text:p>
            </table:table-cell>
            <table:table-cell table:style-name="Táblázat28.A1" office:value-type="string">
              <text:p text:style-name="P168">100%</text:p>
            </table:table-cell>
            <table:table-cell table:style-name="Táblázat28.D1" office:value-type="string">
              <text:p text:style-name="P169">Ez a teljes érték. Benne van a végtagok védelme.</text:p>
              <text:p text:style-name="P169">Védetlen pontok: hónalj, szem. De ez vért függő.</text:p>
            </table:table-cell>
          </table:table-row>
        </table:table>
        <text:p text:style-name="Standard"/>
      </text:section>
      <text:p text:style-name="P76">Problémák:</text:p>
      <text:p text:style-name="P12">TODO_HARC_#29.</text:p>
      <text:p text:style-name="Text_20_body"/>
      <text:h text:style-name="P60" text:outline-level="2">Távolsági harc</text:h>
      <text:p text:style-name="Text_20_body">Kitéve külön doksiba. Ha kész, visszatenni.</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Text_20_body"/>
      <text:p text:style-name="P10"/>
      <text:p text:style-name="P39">--</text:p>
      <text:p text:style-name="P40">Creative Commons License</text:p>
      <text:p text:style-name="P37"><text:span text:style-name="T104">Ezen dokumentum maga, továbbá részletei, vagy másolatai kizárólag a Creative Commons <text:s/>„Nevezd meg!-Ne add el!-Így add tovább! 2.5 Magyarország” </text:span><text:span text:style-name="_5b_RPG_5d__20_Áthúzott"><text:span text:style-name="T103">Licenc feltételeinek megfelelően használható fel</text:span></text:span><text:span text:style-name="_5b_RPG_5d__20_Áthúzott"><text:span text:style-name="T99">. </text:span></text:span></text:p>
      <text:p text:style-name="P37"><text:span text:style-name="_5b_RPG_5d__20_Áthúzott"><text:span text:style-name="T100">Ailtas, 2008 </text:span></text:span></text:p>
      <text:p text:style-name="P37"><text:span text:style-name="_5b_RPG_5d__20_Áthúzott"><text:span text:style-name="T101">(</text:span></text:span><text:span text:style-name="_5b_RPG_5d__20_Áthúzott"><text:span text:style-name="T102">CC</text:span></text:span><text:span text:style-name="_5b_RPG_5d__20_Áthúzott"><text:span text:style-name="T101">(BY-NC-SA))</text:span></text:span><text:span text:style-name="_5b_RPG_5d__20_Áthúzott"><text:span text:style-name="T100"> Fekete Bálint, 2008</text:span></text:span></text:p>
      <text:p text:style-name="P37"><text:span text:style-name="_5b_RPG_5d__20_Áthúzott"><text:span text:style-name="T100">--</text:span></text:span></text:p>
      <text:p text:style-name="P33"><text:span text:style-name="_5b_RPG_5d__20_Áthúzott"><text:span text:style-name="T55"/></text:spa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OpenSymbol" svg:font-family="OpenSymbol" style:font-adornments="Dőlt" style:font-pitch="variable" style:font-charset="x-symbol"/>
    <style:font-face style:name="OpenSymbol1" svg:font-family="OpenSymbol" style:font-adornments="Normál" style:font-pitch="variable" style:font-charset="x-symbol"/>
    <style:font-face style:name="Nimbus Roman No9 L1" svg:font-family="'Nimbus Roman No9 L'"/>
    <style:font-face style:name="StarSymbol1" svg:font-family="Star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 svg:font-family="Berylium" style:font-adornments="Dőlt" style:font-pitch="variable"/>
    <style:font-face style:name="Berylium2" svg:font-family="Berylium" style:font-adornments="Félkövér" style:font-pitch="variable"/>
    <style:font-face style:name="Berylium1" svg:font-family="Berylium" style:font-adornments="Félkövér dőlt" style:font-pitch="variable"/>
    <style:font-face style:name="FreeSerif4" svg:font-family="FreeSerif" style:font-pitch="variable"/>
    <style:font-face style:name="FreeSerif2" svg:font-family="FreeSerif" style:font-adornments="Dőlt" style:font-pitch="variable"/>
    <style:font-face style:name="FreeSerif5" svg:font-family="FreeSerif" style:font-adornments="Félkövér" style:font-pitch="variable"/>
    <style:font-face style:name="FreeSerif1" svg:font-family="FreeSerif" style:font-adornments="Félkövér dőlt" style:font-pitch="variable"/>
    <style:font-face style:name="FreeSerif3"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Dőlt"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01cm" fo:text-align="justify" style:justify-single-word="false" fo:widows="2" fo:text-indent="0.199cm" style:auto-text-indent="false" style:shadow="non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master-page-name="">
      <style:paragraph-properties fo:margin-top="0.423cm" fo:margin-bottom="0.212cm" style:page-number="auto" style:shadow="#808080 -0.12cm 0.12cm" fo:keep-with-next="always"/>
      <style:text-properties style:font-name="Berylium" fo:font-size="14pt" fo:font-style="italic" fo:font-weight="bold"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page" fo:background-color="transparent" style:shadow="#808080 0.18cm 0.18cm">
        <style:tab-stops/>
        <style:background-image/>
      </style:paragraph-properties>
      <style:text-properties style:font-name="Berylium1"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2"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6cm 0.06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2" fo:font-size="90%" fo:font-style="italic" fo:font-weight="normal" style:font-size-asian="85%" style:font-weight-asian="bold" style:font-size-complex="85%" style:font-weight-complex="bold" fo:hyphenate="true" fo:hyphenation-remain-char-count="2" fo:hyphenation-push-char-count="2"/>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3"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3"/>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3"/>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3"/>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3"/>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3" fo:font-size="9pt" fo:font-weight="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2"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3"/>
    </style:style>
    <style:style style:name="_5b_RPG_5d__20_képesség" style:display-name="[RPG] képesség" style:family="paragraph" style:parent-style-name="egy">
      <style:paragraph-properties fo:margin-left="2.499cm" fo:margin-right="0cm" fo:text-indent="0cm" style:auto-text-indent="false"/>
      <style:text-properties style:font-name="FreeSerif4"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5"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3"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_5b_RPG_5d__20_Szürkített_20_szöveg" style:display-name="[RPG] Szürkített szöveg" style:family="paragraph" style:parent-style-name="Text_20_body" style:master-page-name="">
      <style:paragraph-properties style:page-number="auto" fo:background-color="transparent">
        <style:background-image/>
      </style:paragraph-properties>
      <style:text-properties fo:color="#b3b3b3"/>
    </style:style>
    <style:style style:name="_5b_RPG_5d__20_Megoldott" style:display-name="[RPG] Megoldott" style:family="paragraph" style:parent-style-name="Text_20_body" style:class="text" style:master-page-name="">
      <style:paragraph-properties style:page-number="auto" fo:background-color="transparent" style:shadow="none">
        <style:background-image/>
      </style:paragraph-properties>
      <style:text-properties fo:color="#cccccc"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style:paragraph-properties fo:text-align="start" style:justify-single-word="false" style:page-number="auto" fo:background-color="transparent" style:shadow="none">
        <style:background-image/>
      </style:paragraph-properties>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0.999cm" fo:page-height="29.699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504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100</text:p>
      </style:header>
      <style:footer>
        <text:p text:style-name="P2"><text:page-number text:select-page="current">90</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XC</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m100 harcrendszer</dc:title>
    <dc:subject>M* világához</dc:subject>
    <meta:editing-cycles>1</meta:editing-cycles>
    <meta:editing-duration>PT0S</meta:editing-duration>
    <meta:user-defined meta:name="Info 1"/>
    <meta:user-defined meta:name="Info 2"/>
    <meta:user-defined meta:name="Info 3"/>
    <meta:user-defined meta:name="Info 4"/>
    <meta:document-statistic meta:table-count="65" meta:image-count="1" meta:object-count="0" meta:page-count="90" meta:paragraph-count="2840" meta:word-count="18398" meta:character-count="122620"/>
  </office:meta>
</office:document-meta>
</file>